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sert_by_user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po de hasheo</text:p>
          </table:table-cell>
          <table:table-cell office:value-type="string" calcext:value-type="string">
            <text:p><text:s/>Número de inserciones</text:p>
          </table:table-cell>
          <table:table-cell office:value-type="string" calcext:value-type="string">
            <text:p><text:s/>Tiempo(s)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793" calcext:value-type="float">
            <text:p>0,000128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51" calcext:value-type="float">
            <text:p>0,0001053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311" calcext:value-type="float">
            <text:p>0,000113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4586" calcext:value-type="float">
            <text:p>0,0001945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922" calcext:value-type="float">
            <text:p>0,000123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062" calcext:value-type="float">
            <text:p>0,000134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391" calcext:value-type="float">
            <text:p>0,0001103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95" calcext:value-type="float">
            <text:p>0,0001078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755" calcext:value-type="float">
            <text:p>0,0001387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695" calcext:value-type="float">
            <text:p>0,000108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273" calcext:value-type="float">
            <text:p>0,000117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583" calcext:value-type="float">
            <text:p>0,0001045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622" calcext:value-type="float">
            <text:p>0,000111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095" calcext:value-type="float">
            <text:p>0,0001460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194" calcext:value-type="float">
            <text:p>0,0001211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965" calcext:value-type="float">
            <text:p>0,0001409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3998" calcext:value-type="float">
            <text:p>0,000333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3815" calcext:value-type="float">
            <text:p>0,000203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993" calcext:value-type="float">
            <text:p>0,000159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943" calcext:value-type="float">
            <text:p>0,000184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988" calcext:value-type="float">
            <text:p>0,0001809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9797" calcext:value-type="float">
            <text:p>0,0001697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646" calcext:value-type="float">
            <text:p>0,000160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04" calcext:value-type="float">
            <text:p>0,000133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364" calcext:value-type="float">
            <text:p>0,0001543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539" calcext:value-type="float">
            <text:p>0,000178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8" calcext:value-type="float">
            <text:p>0,0001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405" calcext:value-type="float">
            <text:p>0,000168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1378" calcext:value-type="float">
            <text:p>0,0001313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166" calcext:value-type="float">
            <text:p>0,000164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673" calcext:value-type="float">
            <text:p>0,0001736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285" calcext:value-type="float">
            <text:p>0,0001602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6747" calcext:value-type="float">
            <text:p>0,0001667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5496" calcext:value-type="float">
            <text:p>0,0001454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475" calcext:value-type="float">
            <text:p>0,000155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877" calcext:value-type="float">
            <text:p>0,000179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991" calcext:value-type="float">
            <text:p>0,000161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847" calcext:value-type="float">
            <text:p>0,0001628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74" calcext:value-type="float">
            <text:p>0,000134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5283" calcext:value-type="float">
            <text:p>0,0001752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3787" calcext:value-type="float">
            <text:p>0,000173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3474" calcext:value-type="float">
            <text:p>0,0001634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573" calcext:value-type="float">
            <text:p>0,000165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504" calcext:value-type="float">
            <text:p>0,0001355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068" calcext:value-type="float">
            <text:p>0,00016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889" calcext:value-type="float">
            <text:p>0,0001898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42" calcext:value-type="float">
            <text:p>0,000164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5684" calcext:value-type="float">
            <text:p>0,0001656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531" calcext:value-type="float">
            <text:p>0,0001335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8772" calcext:value-type="float">
            <text:p>0,000168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5919" calcext:value-type="float">
            <text:p>0,000185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1463" calcext:value-type="float">
            <text:p>0,0001714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551" calcext:value-type="float">
            <text:p>0,000187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6067" calcext:value-type="float">
            <text:p>0,000156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905" calcext:value-type="float">
            <text:p>0,0001829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2148" calcext:value-type="float">
            <text:p>0,000212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4954" calcext:value-type="float">
            <text:p>0,0001849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17938" calcext:value-type="float">
            <text:p>0,000317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4313" calcext:value-type="float">
            <text:p>0,0001643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269" calcext:value-type="float">
            <text:p>0,0001812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3832" calcext:value-type="float">
            <text:p>0,000213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9588" calcext:value-type="float">
            <text:p>0,000179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645" calcext:value-type="float">
            <text:p>0,0001896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7269" calcext:value-type="float">
            <text:p>0,0001472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3672" calcext:value-type="float">
            <text:p>0,0001836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799" calcext:value-type="float">
            <text:p>0,00020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747" calcext:value-type="float">
            <text:p>0,0001887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2967" calcext:value-type="float">
            <text:p>0,000172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64" calcext:value-type="float">
            <text:p>0,000133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4414" calcext:value-type="float">
            <text:p>0,000154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953" calcext:value-type="float">
            <text:p>0,0001819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649" calcext:value-type="float">
            <text:p>0,000182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466" calcext:value-type="float">
            <text:p>0,0001224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36" calcext:value-type="float">
            <text:p>0,00013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124" calcext:value-type="float">
            <text:p>0,0001141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839" calcext:value-type="float">
            <text:p>0,000127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855" calcext:value-type="float">
            <text:p>0,000111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795" calcext:value-type="float">
            <text:p>0,0001117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775" calcext:value-type="float">
            <text:p>0,0001297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3" calcext:value-type="float">
            <text:p>0,00011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258" calcext:value-type="float">
            <text:p>0,000116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541" calcext:value-type="float">
            <text:p>0,000110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458" calcext:value-type="float">
            <text:p>0,000109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558" calcext:value-type="float">
            <text:p>0,0001255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296" calcext:value-type="float">
            <text:p>0,000106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752" calcext:value-type="float">
            <text:p>0,000121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409" calcext:value-type="float">
            <text:p>0,000110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566" calcext:value-type="float">
            <text:p>0,000113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709" calcext:value-type="float">
            <text:p>0,0001247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218" calcext:value-type="float">
            <text:p>0,0001062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312" calcext:value-type="float">
            <text:p>0,000123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108" calcext:value-type="float">
            <text:p>0,000110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035" calcext:value-type="float">
            <text:p>0,0001090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923" calcext:value-type="float">
            <text:p>0,0001229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152" calcext:value-type="float">
            <text:p>0,000115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453" calcext:value-type="float">
            <text:p>0,000123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651" calcext:value-type="float">
            <text:p>0,0001156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722" calcext:value-type="float">
            <text:p>0,000116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486" calcext:value-type="float">
            <text:p>0,0001234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821" calcext:value-type="float">
            <text:p>0,000104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376" calcext:value-type="float">
            <text:p>0,0001223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215" calcext:value-type="float">
            <text:p>0,0001172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926" calcext:value-type="float">
            <text:p>0,000108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454" calcext:value-type="float">
            <text:p>0,0001264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952" calcext:value-type="float">
            <text:p>0,0001079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451" calcext:value-type="float">
            <text:p>0,000123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909" calcext:value-type="float">
            <text:p>0,0001119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226" calcext:value-type="float">
            <text:p>0,000111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265" calcext:value-type="float">
            <text:p>0,000123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975" calcext:value-type="float">
            <text:p>0,000105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027" calcext:value-type="float">
            <text:p>0,000123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381" calcext:value-type="float">
            <text:p>0,000110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862" calcext:value-type="float">
            <text:p>0,000112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462" calcext:value-type="float">
            <text:p>0,0001224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241" calcext:value-type="float">
            <text:p>0,000105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839" calcext:value-type="float">
            <text:p>0,000121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259" calcext:value-type="float">
            <text:p>0,000110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063" calcext:value-type="float">
            <text:p>0,0001110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486" calcext:value-type="float">
            <text:p>0,0001234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972" calcext:value-type="float">
            <text:p>0,0001169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901" calcext:value-type="float">
            <text:p>0,0001229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958" calcext:value-type="float">
            <text:p>0,0001109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164" calcext:value-type="float">
            <text:p>0,000112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325" calcext:value-type="float">
            <text:p>0,0001243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451" calcext:value-type="float">
            <text:p>0,000106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078" calcext:value-type="float">
            <text:p>0,000123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503" calcext:value-type="float">
            <text:p>0,000110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505" calcext:value-type="float">
            <text:p>0,000110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42" calcext:value-type="float">
            <text:p>0,000127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987" calcext:value-type="float">
            <text:p>0,000104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783" calcext:value-type="float">
            <text:p>0,000122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755" calcext:value-type="float">
            <text:p>0,000108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162" calcext:value-type="float">
            <text:p>0,000109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956" calcext:value-type="float">
            <text:p>0,0001169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233" calcext:value-type="float">
            <text:p>0,000111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021" calcext:value-type="float">
            <text:p>0,0001090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898" calcext:value-type="float">
            <text:p>0,000104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372" calcext:value-type="float">
            <text:p>0,0001063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207" calcext:value-type="float">
            <text:p>0,0001182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416" calcext:value-type="float">
            <text:p>0,000103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921" calcext:value-type="float">
            <text:p>0,0001149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702" calcext:value-type="float">
            <text:p>0,0001047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146" calcext:value-type="float">
            <text:p>0,000104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1" calcext:value-type="float">
            <text:p>0,00011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479" calcext:value-type="float">
            <text:p>0,0001014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471" calcext:value-type="float">
            <text:p>0,000115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49" calcext:value-type="float">
            <text:p>0,0001078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984" calcext:value-type="float">
            <text:p>0,0001039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476" calcext:value-type="float">
            <text:p>0,0001164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622" calcext:value-type="float">
            <text:p>0,000108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913" calcext:value-type="float">
            <text:p>0,0001099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296" calcext:value-type="float">
            <text:p>0,000106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565" calcext:value-type="float">
            <text:p>0,000102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684" calcext:value-type="float">
            <text:p>0,0001156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294" calcext:value-type="float">
            <text:p>0,0000992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196" calcext:value-type="float">
            <text:p>0,000119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998" calcext:value-type="float">
            <text:p>0,000103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78" calcext:value-type="float">
            <text:p>0,000103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914" calcext:value-type="float">
            <text:p>0,0001159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172" calcext:value-type="float">
            <text:p>0,0001061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02" calcext:value-type="float">
            <text:p>0,00011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165" calcext:value-type="float">
            <text:p>0,0001041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926" calcext:value-type="float">
            <text:p>0,000103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558" calcext:value-type="float">
            <text:p>0,0001155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785" calcext:value-type="float">
            <text:p>0,0001027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914" calcext:value-type="float">
            <text:p>0,000116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313" calcext:value-type="float">
            <text:p>0,0001033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33" calcext:value-type="float">
            <text:p>0,00010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008" calcext:value-type="float">
            <text:p>0,0001160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077" calcext:value-type="float">
            <text:p>0,000106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313" calcext:value-type="float">
            <text:p>0,0001123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887" calcext:value-type="float">
            <text:p>0,000104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717" calcext:value-type="float">
            <text:p>0,000106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1484" calcext:value-type="float">
            <text:p>0,000131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311" calcext:value-type="float">
            <text:p>0,000111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93" calcext:value-type="float">
            <text:p>0,00012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533" calcext:value-type="float">
            <text:p>0,0001135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829" calcext:value-type="float">
            <text:p>0,000114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455" calcext:value-type="float">
            <text:p>0,0001304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519" calcext:value-type="float">
            <text:p>0,0001175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379" calcext:value-type="float">
            <text:p>0,0001393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882" calcext:value-type="float">
            <text:p>0,000134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582" calcext:value-type="float">
            <text:p>0,0001255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124" calcext:value-type="float">
            <text:p>0,0001871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8547" calcext:value-type="float">
            <text:p>0,000338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149" calcext:value-type="float">
            <text:p>0,000233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7265" calcext:value-type="float">
            <text:p>0,000267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7809" calcext:value-type="float">
            <text:p>0,000247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60569" calcext:value-type="float">
            <text:p>0,0002605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319" calcext:value-type="float">
            <text:p>0,000162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625" calcext:value-type="float">
            <text:p>0,0001486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2599" calcext:value-type="float">
            <text:p>0,0001425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774" calcext:value-type="float">
            <text:p>0,000143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425" calcext:value-type="float">
            <text:p>0,000157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1305" calcext:value-type="float">
            <text:p>0,000161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8239" calcext:value-type="float">
            <text:p>0,000188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0876" calcext:value-type="float">
            <text:p>0,000170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671" calcext:value-type="float">
            <text:p>0,0001576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8683" calcext:value-type="float">
            <text:p>0,0001786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565" calcext:value-type="float">
            <text:p>0,0001825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86006" calcext:value-type="float">
            <text:p>0,000286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1649" calcext:value-type="float">
            <text:p>0,000271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70216" calcext:value-type="float">
            <text:p>0,000270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02797" calcext:value-type="float">
            <text:p>0,0003027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3259" calcext:value-type="float">
            <text:p>0,000243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1032" calcext:value-type="float">
            <text:p>0,000221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10815" calcext:value-type="float">
            <text:p>0,0002108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7933" calcext:value-type="float">
            <text:p>0,0001879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849" calcext:value-type="float">
            <text:p>0,000198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1777" calcext:value-type="float">
            <text:p>0,000181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0924" calcext:value-type="float">
            <text:p>0,0001809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597" calcext:value-type="float">
            <text:p>0,000116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64" calcext:value-type="float">
            <text:p>0,00010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647" calcext:value-type="float">
            <text:p>0,0001166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488" calcext:value-type="float">
            <text:p>0,000099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923" calcext:value-type="float">
            <text:p>0,000116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267" calcext:value-type="float">
            <text:p>0,000104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48" calcext:value-type="float">
            <text:p>0,000107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69" calcext:value-type="float">
            <text:p>0,000135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51" calcext:value-type="float">
            <text:p>0,00010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295" calcext:value-type="float">
            <text:p>0,0001122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963" calcext:value-type="float">
            <text:p>0,000103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542" calcext:value-type="float">
            <text:p>0,0001055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758" calcext:value-type="float">
            <text:p>0,0001157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292" calcext:value-type="float">
            <text:p>0,000101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524" calcext:value-type="float">
            <text:p>0,000115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972" calcext:value-type="float">
            <text:p>0,000116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487" calcext:value-type="float">
            <text:p>0,000114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11" calcext:value-type="float">
            <text:p>0,000116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171" calcext:value-type="float">
            <text:p>0,000101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034" calcext:value-type="float">
            <text:p>0,0001150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673" calcext:value-type="float">
            <text:p>0,000101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589" calcext:value-type="float">
            <text:p>0,000101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126" calcext:value-type="float">
            <text:p>0,0001161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554" calcext:value-type="float">
            <text:p>0,000100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404" calcext:value-type="float">
            <text:p>0,0001354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634" calcext:value-type="float">
            <text:p>0,000102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812" calcext:value-type="float">
            <text:p>0,000104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152" calcext:value-type="float">
            <text:p>0,0001181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553" calcext:value-type="float">
            <text:p>0,000101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912" calcext:value-type="float">
            <text:p>0,0001159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539" calcext:value-type="float">
            <text:p>0,0001045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618" calcext:value-type="float">
            <text:p>0,000106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237" calcext:value-type="float">
            <text:p>0,0001232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31" calcext:value-type="float">
            <text:p>0,000132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121" calcext:value-type="float">
            <text:p>0,0001171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62" calcext:value-type="float">
            <text:p>0,00010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621" calcext:value-type="float">
            <text:p>0,000107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324" calcext:value-type="float">
            <text:p>0,0001203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06" calcext:value-type="float">
            <text:p>0,00010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749" calcext:value-type="float">
            <text:p>0,000118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724" calcext:value-type="float">
            <text:p>0,0001067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677" calcext:value-type="float">
            <text:p>0,000115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413" calcext:value-type="float">
            <text:p>0,000135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745" calcext:value-type="float">
            <text:p>0,000109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571" calcext:value-type="float">
            <text:p>0,0001155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409" calcext:value-type="float">
            <text:p>0,0001074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401" calcext:value-type="float">
            <text:p>0,000107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795" calcext:value-type="float">
            <text:p>0,0001197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352" calcext:value-type="float">
            <text:p>0,0001023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649" calcext:value-type="float">
            <text:p>0,0001236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4785" calcext:value-type="float">
            <text:p>0,000124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196" calcext:value-type="float">
            <text:p>0,000106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97" calcext:value-type="float">
            <text:p>0,000117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05" calcext:value-type="float">
            <text:p>0,000111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891" calcext:value-type="float">
            <text:p>0,000114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17" calcext:value-type="float">
            <text:p>0,00010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706" calcext:value-type="float">
            <text:p>0,0001077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184" calcext:value-type="float">
            <text:p>0,0001211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456" calcext:value-type="float">
            <text:p>0,000115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502" calcext:value-type="float">
            <text:p>0,000127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476" calcext:value-type="float">
            <text:p>0,000106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789" calcext:value-type="float">
            <text:p>0,000106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31" calcext:value-type="float">
            <text:p>0,000121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94" calcext:value-type="float">
            <text:p>0,00010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305" calcext:value-type="float">
            <text:p>0,000120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279" calcext:value-type="float">
            <text:p>0,000107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161" calcext:value-type="float">
            <text:p>0,000107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224" calcext:value-type="float">
            <text:p>0,0001402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306" calcext:value-type="float">
            <text:p>0,000118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909" calcext:value-type="float">
            <text:p>0,000109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536" calcext:value-type="float">
            <text:p>0,0001045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47" calcext:value-type="float">
            <text:p>0,000105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431" calcext:value-type="float">
            <text:p>0,0001164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158" calcext:value-type="float">
            <text:p>0,0000981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44" calcext:value-type="float">
            <text:p>0,00011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103" calcext:value-type="float">
            <text:p>0,000107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35" calcext:value-type="float">
            <text:p>0,00011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436" calcext:value-type="float">
            <text:p>0,000117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981" calcext:value-type="float">
            <text:p>0,0000999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989" calcext:value-type="float">
            <text:p>0,0001159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766" calcext:value-type="float">
            <text:p>0,000102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033" calcext:value-type="float">
            <text:p>0,000116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374" calcext:value-type="float">
            <text:p>0,0001263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875" calcext:value-type="float">
            <text:p>0,0001268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895" calcext:value-type="float">
            <text:p>0,000127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015" calcext:value-type="float">
            <text:p>0,000122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039" calcext:value-type="float">
            <text:p>0,00012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332602" calcext:value-type="float">
            <text:p>0,0003326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2242" calcext:value-type="float">
            <text:p>0,000202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3392" calcext:value-type="float">
            <text:p>0,000233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6334" calcext:value-type="float">
            <text:p>0,0002363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1048" calcext:value-type="float">
            <text:p>0,0002410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944" calcext:value-type="float">
            <text:p>0,000249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05271" calcext:value-type="float">
            <text:p>0,000205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26027" calcext:value-type="float">
            <text:p>0,000226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0284" calcext:value-type="float">
            <text:p>0,0001902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77273" calcext:value-type="float">
            <text:p>0,0001772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2927" calcext:value-type="float">
            <text:p>0,0001829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974" calcext:value-type="float">
            <text:p>0,0001169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365" calcext:value-type="float">
            <text:p>0,0001253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459" calcext:value-type="float">
            <text:p>0,000115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737" calcext:value-type="float">
            <text:p>0,000123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513" calcext:value-type="float">
            <text:p>0,0001295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786" calcext:value-type="float">
            <text:p>0,000118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796" calcext:value-type="float">
            <text:p>0,000126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671" calcext:value-type="float">
            <text:p>0,0001286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309" calcext:value-type="float">
            <text:p>0,000140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8938" calcext:value-type="float">
            <text:p>0,0001589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3276" calcext:value-type="float">
            <text:p>0,0001332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87" calcext:value-type="float">
            <text:p>0,000132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8922" calcext:value-type="float">
            <text:p>0,00018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8804" calcext:value-type="float">
            <text:p>0,0001988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58063" calcext:value-type="float">
            <text:p>0,0002580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93035" calcext:value-type="float">
            <text:p>0,000193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383" calcext:value-type="float">
            <text:p>0,0001103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609" calcext:value-type="float">
            <text:p>0,000097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898" calcext:value-type="float">
            <text:p>0,000098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981" calcext:value-type="float">
            <text:p>0,0001129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738" calcext:value-type="float">
            <text:p>0,0001017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535" calcext:value-type="float">
            <text:p>0,0001105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664" calcext:value-type="float">
            <text:p>0,000115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46" calcext:value-type="float">
            <text:p>0,00011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028" calcext:value-type="float">
            <text:p>0,000127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224" calcext:value-type="float">
            <text:p>0,0000982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71" calcext:value-type="float">
            <text:p>0,00011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805" calcext:value-type="float">
            <text:p>0,000097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217" calcext:value-type="float">
            <text:p>0,0000992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662" calcext:value-type="float">
            <text:p>0,0001136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459" calcext:value-type="float">
            <text:p>0,000100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772" calcext:value-type="float">
            <text:p>0,000129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877" calcext:value-type="float">
            <text:p>0,0001118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836" calcext:value-type="float">
            <text:p>0,0001058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601" calcext:value-type="float">
            <text:p>0,0001146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763" calcext:value-type="float">
            <text:p>0,000102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836" calcext:value-type="float">
            <text:p>0,000105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152" calcext:value-type="float">
            <text:p>0,0000991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544" calcext:value-type="float">
            <text:p>0,0000995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366" calcext:value-type="float">
            <text:p>0,0001183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265" calcext:value-type="float">
            <text:p>0,000117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222" calcext:value-type="float">
            <text:p>0,000127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838" calcext:value-type="float">
            <text:p>0,000107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668" calcext:value-type="float">
            <text:p>0,0000996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248" calcext:value-type="float">
            <text:p>0,000114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211" calcext:value-type="float">
            <text:p>0,0001032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21" calcext:value-type="float">
            <text:p>0,0001053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875" calcext:value-type="float">
            <text:p>0,0000988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2116" calcext:value-type="float">
            <text:p>0,0001021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18" calcext:value-type="float">
            <text:p>0,00012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834" calcext:value-type="float">
            <text:p>0,0001088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442" calcext:value-type="float">
            <text:p>0,0001154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306" calcext:value-type="float">
            <text:p>0,000098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472" calcext:value-type="float">
            <text:p>0,0000984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996" calcext:value-type="float">
            <text:p>0,0001119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088" calcext:value-type="float">
            <text:p>0,000095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966" calcext:value-type="float">
            <text:p>0,000108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765" calcext:value-type="float">
            <text:p>0,0001017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284" calcext:value-type="float">
            <text:p>0,0001132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257" calcext:value-type="float">
            <text:p>0,0001262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611" calcext:value-type="float">
            <text:p>0,000113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177" calcext:value-type="float">
            <text:p>0,0001051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242" calcext:value-type="float">
            <text:p>0,000098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813" calcext:value-type="float">
            <text:p>0,0000998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348" calcext:value-type="float">
            <text:p>0,0001083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629" calcext:value-type="float">
            <text:p>0,000094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757" calcext:value-type="float">
            <text:p>0,000116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736" calcext:value-type="float">
            <text:p>0,0001117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829" calcext:value-type="float">
            <text:p>0,000112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9557" calcext:value-type="float">
            <text:p>0,0001195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899" calcext:value-type="float">
            <text:p>0,000095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298" calcext:value-type="float">
            <text:p>0,000110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582" calcext:value-type="float">
            <text:p>0,000097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24" calcext:value-type="float">
            <text:p>0,000099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835" calcext:value-type="float">
            <text:p>0,0001118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578" calcext:value-type="float">
            <text:p>0,000108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5768" calcext:value-type="float">
            <text:p>0,0001157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7" calcext:value-type="float">
            <text:p>0,0001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329" calcext:value-type="float">
            <text:p>0,0001053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706" calcext:value-type="float">
            <text:p>0,0001147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888" calcext:value-type="float">
            <text:p>0,000094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502" calcext:value-type="float">
            <text:p>0,0001095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537" calcext:value-type="float">
            <text:p>0,000099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99" calcext:value-type="float">
            <text:p>0,00009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209" calcext:value-type="float">
            <text:p>0,000116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3137" calcext:value-type="float">
            <text:p>0,0001031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8044" calcext:value-type="float">
            <text:p>0,0001080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455" calcext:value-type="float">
            <text:p>0,000099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028" calcext:value-type="float">
            <text:p>0,000101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434" calcext:value-type="float">
            <text:p>0,0001134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705" calcext:value-type="float">
            <text:p>0,000094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147" calcext:value-type="float">
            <text:p>0,0001101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079" calcext:value-type="float">
            <text:p>0,000099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78" calcext:value-type="float">
            <text:p>0,00009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665" calcext:value-type="float">
            <text:p>0,0001226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933" calcext:value-type="float">
            <text:p>0,0001109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98" calcext:value-type="float">
            <text:p>0,000126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817" calcext:value-type="float">
            <text:p>0,000098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985" calcext:value-type="float">
            <text:p>0,0000999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957" calcext:value-type="float">
            <text:p>0,0001099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4373" calcext:value-type="float">
            <text:p>0,000094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524" calcext:value-type="float">
            <text:p>0,0001115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813" calcext:value-type="float">
            <text:p>0,000098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97" calcext:value-type="float">
            <text:p>0,000105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348" calcext:value-type="float">
            <text:p>0,0001233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677" calcext:value-type="float">
            <text:p>0,000111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36" calcext:value-type="float">
            <text:p>0,000106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9226" calcext:value-type="float">
            <text:p>0,000099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676" calcext:value-type="float">
            <text:p>0,000098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336" calcext:value-type="float">
            <text:p>0,0001123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5127" calcext:value-type="float">
            <text:p>0,000095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296" calcext:value-type="float">
            <text:p>0,000111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938" calcext:value-type="float">
            <text:p>0,000106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665" calcext:value-type="float">
            <text:p>0,000112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636" calcext:value-type="float">
            <text:p>0,0001266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641" calcext:value-type="float">
            <text:p>0,000104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6792" calcext:value-type="float">
            <text:p>0,000106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8695" calcext:value-type="float">
            <text:p>0,0000986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0564" calcext:value-type="float">
            <text:p>0,000100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738" calcext:value-type="float">
            <text:p>0,0001117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6084" calcext:value-type="float">
            <text:p>0,0000960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995" calcext:value-type="float">
            <text:p>0,0001179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0168" calcext:value-type="float">
            <text:p>0,0001101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822" calcext:value-type="float">
            <text:p>0,0001098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291" calcext:value-type="float">
            <text:p>0,0001122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179" calcext:value-type="float">
            <text:p>0,000101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4875" calcext:value-type="float">
            <text:p>0,000104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97872" calcext:value-type="float">
            <text:p>0,000097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5951" calcext:value-type="float">
            <text:p>0,000105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564" calcext:value-type="float">
            <text:p>0,0001325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2502" calcext:value-type="float">
            <text:p>0,000122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838" calcext:value-type="float">
            <text:p>0,0001328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35326" calcext:value-type="float">
            <text:p>0,000235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2894" calcext:value-type="float">
            <text:p>0,000112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728" calcext:value-type="float">
            <text:p>0,000126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9463" calcext:value-type="float">
            <text:p>0,000109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746" calcext:value-type="float">
            <text:p>0,000127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461" calcext:value-type="float">
            <text:p>0,000117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694" calcext:value-type="float">
            <text:p>0,000114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233" calcext:value-type="float">
            <text:p>0,0001272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7073" calcext:value-type="float">
            <text:p>0,0001170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027" calcext:value-type="float">
            <text:p>0,000121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1884" calcext:value-type="float">
            <text:p>0,000111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51" calcext:value-type="float">
            <text:p>0,00011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1338" calcext:value-type="float">
            <text:p>0,0001313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4054" calcext:value-type="float">
            <text:p>0,000114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933" calcext:value-type="float">
            <text:p>0,0001259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8167" calcext:value-type="float">
            <text:p>0,000118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859" calcext:value-type="float">
            <text:p>0,000127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448" calcext:value-type="float">
            <text:p>0,000135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646" calcext:value-type="float">
            <text:p>0,000123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786" calcext:value-type="float">
            <text:p>0,000125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3105" calcext:value-type="float">
            <text:p>0,0001131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1" calcext:value-type="float">
            <text:p>0,0001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638" calcext:value-type="float">
            <text:p>0,0001556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6482" calcext:value-type="float">
            <text:p>0,000126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8072" calcext:value-type="float">
            <text:p>0,000138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809" calcext:value-type="float">
            <text:p>0,000135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394" calcext:value-type="float">
            <text:p>0,000135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5751" calcext:value-type="float">
            <text:p>0,0001557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9096" calcext:value-type="float">
            <text:p>0,0001390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0763" calcext:value-type="float">
            <text:p>0,000130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16852" calcext:value-type="float">
            <text:p>0,000116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5685" calcext:value-type="float">
            <text:p>0,000125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945" calcext:value-type="float">
            <text:p>0,000129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07402" calcext:value-type="float">
            <text:p>0,000107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244267" calcext:value-type="float">
            <text:p>0,000244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7093" calcext:value-type="float">
            <text:p>0,0001270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911" calcext:value-type="float">
            <text:p>0,000129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431" calcext:value-type="float">
            <text:p>0,0001484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77" calcext:value-type="float">
            <text:p>0,00013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918" calcext:value-type="float">
            <text:p>0,000148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573" calcext:value-type="float">
            <text:p>0,0001415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0437" calcext:value-type="float">
            <text:p>0,000140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62931" calcext:value-type="float">
            <text:p>0,0001629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4845" calcext:value-type="float">
            <text:p>0,000134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881" calcext:value-type="float">
            <text:p>0,00014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719" calcext:value-type="float">
            <text:p>0,0001297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2406" calcext:value-type="float">
            <text:p>0,0001324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4885" calcext:value-type="float">
            <text:p>0,0001448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146" calcext:value-type="float">
            <text:p>0,000131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6922" calcext:value-type="float">
            <text:p>0,000146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9506" calcext:value-type="float">
            <text:p>0,000129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8127" calcext:value-type="float">
            <text:p>0,000128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672" calcext:value-type="float">
            <text:p>0,0001436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1405" calcext:value-type="float">
            <text:p>0,0001414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5794" calcext:value-type="float">
            <text:p>0,000157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709" calcext:value-type="float">
            <text:p>0,000143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3581" calcext:value-type="float">
            <text:p>0,00013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43745" calcext:value-type="float">
            <text:p>0,0001437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23817" calcext:value-type="float">
            <text:p>0,0001238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356" calcext:value-type="float">
            <text:p>0,000323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28" calcext:value-type="float">
            <text:p>0,00031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9835" calcext:value-type="float">
            <text:p>0,000299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28" calcext:value-type="float">
            <text:p>0,000259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88" calcext:value-type="float">
            <text:p>0,00033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8909" calcext:value-type="float">
            <text:p>0,000348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8476" calcext:value-type="float">
            <text:p>0,000298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497" calcext:value-type="float">
            <text:p>0,0002954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4162" calcext:value-type="float">
            <text:p>0,0003241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134" calcext:value-type="float">
            <text:p>0,000391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811" calcext:value-type="float">
            <text:p>0,000292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7874" calcext:value-type="float">
            <text:p>0,000297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589" calcext:value-type="float">
            <text:p>0,000296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33" calcext:value-type="float">
            <text:p>0,000259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2882" calcext:value-type="float">
            <text:p>0,0003828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4035" calcext:value-type="float">
            <text:p>0,0002940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847" calcext:value-type="float">
            <text:p>0,000298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9812" calcext:value-type="float">
            <text:p>0,000299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8296" calcext:value-type="float">
            <text:p>0,000258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0074" calcext:value-type="float">
            <text:p>0,0003800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108" calcext:value-type="float">
            <text:p>0,000304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8813" calcext:value-type="float">
            <text:p>0,0002988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011" calcext:value-type="float">
            <text:p>0,000305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051" calcext:value-type="float">
            <text:p>0,000280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8855" calcext:value-type="float">
            <text:p>0,000398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735" calcext:value-type="float">
            <text:p>0,0003057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0799" calcext:value-type="float">
            <text:p>0,0003307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9465" calcext:value-type="float">
            <text:p>0,000349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02" calcext:value-type="float">
            <text:p>0,000313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4314" calcext:value-type="float">
            <text:p>0,0004743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28574" calcext:value-type="float">
            <text:p>0,0006285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50449" calcext:value-type="float">
            <text:p>0,000550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4419" calcext:value-type="float">
            <text:p>0,000464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9797" calcext:value-type="float">
            <text:p>0,0003697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9414" calcext:value-type="float">
            <text:p>0,000529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7719" calcext:value-type="float">
            <text:p>0,0004577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2818" calcext:value-type="float">
            <text:p>0,000452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9208" calcext:value-type="float">
            <text:p>0,0004392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8877" calcext:value-type="float">
            <text:p>0,0002488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83126" calcext:value-type="float">
            <text:p>0,000583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9603" calcext:value-type="float">
            <text:p>0,0005296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4685" calcext:value-type="float">
            <text:p>0,0003846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8222" calcext:value-type="float">
            <text:p>0,000358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1206" calcext:value-type="float">
            <text:p>0,0002212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1851" calcext:value-type="float">
            <text:p>0,0002918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237" calcext:value-type="float">
            <text:p>0,000304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6706" calcext:value-type="float">
            <text:p>0,0002467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469" calcext:value-type="float">
            <text:p>0,0002424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092" calcext:value-type="float">
            <text:p>0,000190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5637" calcext:value-type="float">
            <text:p>0,0003256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267" calcext:value-type="float">
            <text:p>0,0002562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9965" calcext:value-type="float">
            <text:p>0,0002399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674" calcext:value-type="float">
            <text:p>0,000242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5358" calcext:value-type="float">
            <text:p>0,0001953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607" calcext:value-type="float">
            <text:p>0,000326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4547" calcext:value-type="float">
            <text:p>0,0002445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04" calcext:value-type="float">
            <text:p>0,00024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397" calcext:value-type="float">
            <text:p>0,000256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4375" calcext:value-type="float">
            <text:p>0,0001943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7824" calcext:value-type="float">
            <text:p>0,0003078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227" calcext:value-type="float">
            <text:p>0,000245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4378" calcext:value-type="float">
            <text:p>0,000264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031" calcext:value-type="float">
            <text:p>0,0002400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8951" calcext:value-type="float">
            <text:p>0,0001889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245" calcext:value-type="float">
            <text:p>0,000311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0092" calcext:value-type="float">
            <text:p>0,0002800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709" calcext:value-type="float">
            <text:p>0,00024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8679" calcext:value-type="float">
            <text:p>0,000248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5306" calcext:value-type="float">
            <text:p>0,0001853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668" calcext:value-type="float">
            <text:p>0,0003016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643" calcext:value-type="float">
            <text:p>0,0002766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987" calcext:value-type="float">
            <text:p>0,0002419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3523" calcext:value-type="float">
            <text:p>0,0002435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2163" calcext:value-type="float">
            <text:p>0,0002221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4743" calcext:value-type="float">
            <text:p>0,0003647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038" calcext:value-type="float">
            <text:p>0,0002860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2326" calcext:value-type="float">
            <text:p>0,0003223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3901" calcext:value-type="float">
            <text:p>0,0003339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4914" calcext:value-type="float">
            <text:p>0,0002449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7779" calcext:value-type="float">
            <text:p>0,0003877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5013" calcext:value-type="float">
            <text:p>0,000415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7355" calcext:value-type="float">
            <text:p>0,000307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943" calcext:value-type="float">
            <text:p>0,0003139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859" calcext:value-type="float">
            <text:p>0,0002458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733" calcext:value-type="float">
            <text:p>0,000387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41069" calcext:value-type="float">
            <text:p>0,0005410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3242" calcext:value-type="float">
            <text:p>0,000523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1308" calcext:value-type="float">
            <text:p>0,000531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0532" calcext:value-type="float">
            <text:p>0,0003705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3286" calcext:value-type="float">
            <text:p>0,0004032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9987" calcext:value-type="float">
            <text:p>0,0002799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9" calcext:value-type="float">
            <text:p>0,00027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5274" calcext:value-type="float">
            <text:p>0,000285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954" calcext:value-type="float">
            <text:p>0,0002289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1731" calcext:value-type="float">
            <text:p>0,000361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5825" calcext:value-type="float">
            <text:p>0,000285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449" calcext:value-type="float">
            <text:p>0,0003114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039" calcext:value-type="float">
            <text:p>0,000277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119" calcext:value-type="float">
            <text:p>0,0002131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0532" calcext:value-type="float">
            <text:p>0,0003905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276" calcext:value-type="float">
            <text:p>0,000282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894" calcext:value-type="float">
            <text:p>0,00029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5568" calcext:value-type="float">
            <text:p>0,0003155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5768" calcext:value-type="float">
            <text:p>0,0002257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786" calcext:value-type="float">
            <text:p>0,000307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72" calcext:value-type="float">
            <text:p>0,000312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67" calcext:value-type="float">
            <text:p>0,000278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583" calcext:value-type="float">
            <text:p>0,0002695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8864" calcext:value-type="float">
            <text:p>0,0002088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6041" calcext:value-type="float">
            <text:p>0,000356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793" calcext:value-type="float">
            <text:p>0,0003017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688" calcext:value-type="float">
            <text:p>0,0002956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8745" calcext:value-type="float">
            <text:p>0,0002987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1928" calcext:value-type="float">
            <text:p>0,0002319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6197" calcext:value-type="float">
            <text:p>0,0004161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9506" calcext:value-type="float">
            <text:p>0,000329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6473" calcext:value-type="float">
            <text:p>0,000416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9174" calcext:value-type="float">
            <text:p>0,000329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3827" calcext:value-type="float">
            <text:p>0,0004338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0777" calcext:value-type="float">
            <text:p>0,000470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7237" calcext:value-type="float">
            <text:p>0,000407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2611" calcext:value-type="float">
            <text:p>0,000342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9413" calcext:value-type="float">
            <text:p>0,000409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296" calcext:value-type="float">
            <text:p>0,00027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9937" calcext:value-type="float">
            <text:p>0,0004099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9411" calcext:value-type="float">
            <text:p>0,0003594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6238" calcext:value-type="float">
            <text:p>0,000366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555" calcext:value-type="float">
            <text:p>0,00033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849" calcext:value-type="float">
            <text:p>0,000254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553" calcext:value-type="float">
            <text:p>0,000395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4294" calcext:value-type="float">
            <text:p>0,0003642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4296" calcext:value-type="float">
            <text:p>0,000324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9825" calcext:value-type="float">
            <text:p>0,000349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5705" calcext:value-type="float">
            <text:p>0,0002857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109" calcext:value-type="float">
            <text:p>0,000461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6546" calcext:value-type="float">
            <text:p>0,000346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3631" calcext:value-type="float">
            <text:p>0,000353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2975" calcext:value-type="float">
            <text:p>0,000452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6376" calcext:value-type="float">
            <text:p>0,0003963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51661" calcext:value-type="float">
            <text:p>0,0006516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9829" calcext:value-type="float">
            <text:p>0,000479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5005" calcext:value-type="float">
            <text:p>0,000345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6122" calcext:value-type="float">
            <text:p>0,000356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3979" calcext:value-type="float">
            <text:p>0,0002839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7296" calcext:value-type="float">
            <text:p>0,0004172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4681" calcext:value-type="float">
            <text:p>0,0003346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1462" calcext:value-type="float">
            <text:p>0,0003214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8762" calcext:value-type="float">
            <text:p>0,000358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0818" calcext:value-type="float">
            <text:p>0,0002508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8292" calcext:value-type="float">
            <text:p>0,000368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8585" calcext:value-type="float">
            <text:p>0,0003685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6377" calcext:value-type="float">
            <text:p>0,000306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9517" calcext:value-type="float">
            <text:p>0,000309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18" calcext:value-type="float">
            <text:p>0,00026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9973" calcext:value-type="float">
            <text:p>0,0003899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543" calcext:value-type="float">
            <text:p>0,0003015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1836" calcext:value-type="float">
            <text:p>0,000341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2902" calcext:value-type="float">
            <text:p>0,000352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848" calcext:value-type="float">
            <text:p>0,000248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9142" calcext:value-type="float">
            <text:p>0,000409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9915" calcext:value-type="float">
            <text:p>0,000429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441" calcext:value-type="float">
            <text:p>0,000314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4274" calcext:value-type="float">
            <text:p>0,000344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6503" calcext:value-type="float">
            <text:p>0,0002365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1376" calcext:value-type="float">
            <text:p>0,0003313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139" calcext:value-type="float">
            <text:p>0,00036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864" calcext:value-type="float">
            <text:p>0,000286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289" calcext:value-type="float">
            <text:p>0,000295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739" calcext:value-type="float">
            <text:p>0,0002707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9711" calcext:value-type="float">
            <text:p>0,0003597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078" calcext:value-type="float">
            <text:p>0,00028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8419" calcext:value-type="float">
            <text:p>0,0002884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682" calcext:value-type="float">
            <text:p>0,000289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7306" calcext:value-type="float">
            <text:p>0,0002173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4493" calcext:value-type="float">
            <text:p>0,000384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8715" calcext:value-type="float">
            <text:p>0,0004487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5993" calcext:value-type="float">
            <text:p>0,0003159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0875" calcext:value-type="float">
            <text:p>0,000350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754" calcext:value-type="float">
            <text:p>0,0002577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4628" calcext:value-type="float">
            <text:p>0,0003946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9758" calcext:value-type="float">
            <text:p>0,000329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5749" calcext:value-type="float">
            <text:p>0,0003157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481" calcext:value-type="float">
            <text:p>0,000281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219" calcext:value-type="float">
            <text:p>0,0002122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7173" calcext:value-type="float">
            <text:p>0,000347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6288" calcext:value-type="float">
            <text:p>0,000306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125" calcext:value-type="float">
            <text:p>0,0002701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734" calcext:value-type="float">
            <text:p>0,0003167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01" calcext:value-type="float">
            <text:p>0,000238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3001" calcext:value-type="float">
            <text:p>0,0003730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015" calcext:value-type="float">
            <text:p>0,0003040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346" calcext:value-type="float">
            <text:p>0,000281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831" calcext:value-type="float">
            <text:p>0,0002768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6474" calcext:value-type="float">
            <text:p>0,0002164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899" calcext:value-type="float">
            <text:p>0,00038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467" calcext:value-type="float">
            <text:p>0,0002764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206" calcext:value-type="float">
            <text:p>0,00027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1978" calcext:value-type="float">
            <text:p>0,000321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6457" calcext:value-type="float">
            <text:p>0,0002264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6814" calcext:value-type="float">
            <text:p>0,0004068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5891" calcext:value-type="float">
            <text:p>0,000335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299" calcext:value-type="float">
            <text:p>0,0002862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676" calcext:value-type="float">
            <text:p>0,000301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914" calcext:value-type="float">
            <text:p>0,0002619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2733" calcext:value-type="float">
            <text:p>0,0003827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5774" calcext:value-type="float">
            <text:p>0,0004557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9242" calcext:value-type="float">
            <text:p>0,0004692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4527" calcext:value-type="float">
            <text:p>0,0004445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3456" calcext:value-type="float">
            <text:p>0,0003534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0667" calcext:value-type="float">
            <text:p>0,0004806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149" calcext:value-type="float">
            <text:p>0,000521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5388" calcext:value-type="float">
            <text:p>0,0004353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2866" calcext:value-type="float">
            <text:p>0,0004628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234" calcext:value-type="float">
            <text:p>0,0003012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1547" calcext:value-type="float">
            <text:p>0,000371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4377" calcext:value-type="float">
            <text:p>0,000334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1006" calcext:value-type="float">
            <text:p>0,0003310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7335" calcext:value-type="float">
            <text:p>0,000437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0537" calcext:value-type="float">
            <text:p>0,0003405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84459" calcext:value-type="float">
            <text:p>0,000484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685" calcext:value-type="float">
            <text:p>0,000269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841" calcext:value-type="float">
            <text:p>0,0002788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478" calcext:value-type="float">
            <text:p>0,0002684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0533" calcext:value-type="float">
            <text:p>0,000210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9045" calcext:value-type="float">
            <text:p>0,0003590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2579" calcext:value-type="float">
            <text:p>0,000272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265" calcext:value-type="float">
            <text:p>0,0002702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291" calcext:value-type="float">
            <text:p>0,0002842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8534" calcext:value-type="float">
            <text:p>0,0002285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9979" calcext:value-type="float">
            <text:p>0,0003499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01832" calcext:value-type="float">
            <text:p>0,0004018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0502" calcext:value-type="float">
            <text:p>0,0005205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68756" calcext:value-type="float">
            <text:p>0,0005687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0157" calcext:value-type="float">
            <text:p>0,0004101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4347" calcext:value-type="float">
            <text:p>0,000464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7891" calcext:value-type="float">
            <text:p>0,0002878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6746" calcext:value-type="float">
            <text:p>0,000266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172" calcext:value-type="float">
            <text:p>0,000269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786" calcext:value-type="float">
            <text:p>0,000237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7881" calcext:value-type="float">
            <text:p>0,000357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6458" calcext:value-type="float">
            <text:p>0,000266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2982" calcext:value-type="float">
            <text:p>0,0002729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535" calcext:value-type="float">
            <text:p>0,000292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595" calcext:value-type="float">
            <text:p>0,0002545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1092" calcext:value-type="float">
            <text:p>0,000391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906" calcext:value-type="float">
            <text:p>0,0003119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354" calcext:value-type="float">
            <text:p>0,000268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192" calcext:value-type="float">
            <text:p>0,0002671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8047" calcext:value-type="float">
            <text:p>0,0002180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8341" calcext:value-type="float">
            <text:p>0,0003083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2094" calcext:value-type="float">
            <text:p>0,0003020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132" calcext:value-type="float">
            <text:p>0,0002701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301" calcext:value-type="float">
            <text:p>0,0002783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703" calcext:value-type="float">
            <text:p>0,0002057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8687" calcext:value-type="float">
            <text:p>0,000338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696" calcext:value-type="float">
            <text:p>0,000278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542" calcext:value-type="float">
            <text:p>0,000278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689" calcext:value-type="float">
            <text:p>0,0002696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0934" calcext:value-type="float">
            <text:p>0,000210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9696" calcext:value-type="float">
            <text:p>0,000379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3919" calcext:value-type="float">
            <text:p>0,0002639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287" calcext:value-type="float">
            <text:p>0,000268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1509" calcext:value-type="float">
            <text:p>0,0002715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3876" calcext:value-type="float">
            <text:p>0,0003338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4454" calcext:value-type="float">
            <text:p>0,0003644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2863" calcext:value-type="float">
            <text:p>0,0003028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6903" calcext:value-type="float">
            <text:p>0,000296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5303" calcext:value-type="float">
            <text:p>0,000285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3861" calcext:value-type="float">
            <text:p>0,0002238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0642" calcext:value-type="float">
            <text:p>0,000390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9607" calcext:value-type="float">
            <text:p>0,0002796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5833" calcext:value-type="float">
            <text:p>0,000285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7239" calcext:value-type="float">
            <text:p>0,000337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6639" calcext:value-type="float">
            <text:p>0,0002166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5257" calcext:value-type="float">
            <text:p>0,000325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9961" calcext:value-type="float">
            <text:p>0,000299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555" calcext:value-type="float">
            <text:p>0,000284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101" calcext:value-type="float">
            <text:p>0,00027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9942" calcext:value-type="float">
            <text:p>0,0002099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2301" calcext:value-type="float">
            <text:p>0,0003223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8009" calcext:value-type="float">
            <text:p>0,0003080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634" calcext:value-type="float">
            <text:p>0,000270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5444" calcext:value-type="float">
            <text:p>0,0002954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3038" calcext:value-type="float">
            <text:p>0,000213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8659" calcext:value-type="float">
            <text:p>0,0003486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4301" calcext:value-type="float">
            <text:p>0,000274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834" calcext:value-type="float">
            <text:p>0,000277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649" calcext:value-type="float">
            <text:p>0,00025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093" calcext:value-type="float">
            <text:p>0,0001980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8996" calcext:value-type="float">
            <text:p>0,0003289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667" calcext:value-type="float">
            <text:p>0,0002926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433" calcext:value-type="float">
            <text:p>0,000255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917" calcext:value-type="float">
            <text:p>0,000254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071" calcext:value-type="float">
            <text:p>0,0002030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4839" calcext:value-type="float">
            <text:p>0,000334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2804" calcext:value-type="float">
            <text:p>0,000262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56" calcext:value-type="float">
            <text:p>0,000259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907" calcext:value-type="float">
            <text:p>0,000278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2814" calcext:value-type="float">
            <text:p>0,0002028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4046" calcext:value-type="float">
            <text:p>0,0003140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963" calcext:value-type="float">
            <text:p>0,000286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6712" calcext:value-type="float">
            <text:p>0,000306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8564" calcext:value-type="float">
            <text:p>0,0002985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68" calcext:value-type="float">
            <text:p>0,00021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4227" calcext:value-type="float">
            <text:p>0,0003542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3628" calcext:value-type="float">
            <text:p>0,000343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858" calcext:value-type="float">
            <text:p>0,000269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2741" calcext:value-type="float">
            <text:p>0,0003027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776" calcext:value-type="float">
            <text:p>0,0002687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26462" calcext:value-type="float">
            <text:p>0,0004264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1166" calcext:value-type="float">
            <text:p>0,0003511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8985" calcext:value-type="float">
            <text:p>0,0004489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7573" calcext:value-type="float">
            <text:p>0,000475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41966" calcext:value-type="float">
            <text:p>0,0004419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648561" calcext:value-type="float">
            <text:p>0,000648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811" calcext:value-type="float">
            <text:p>0,000313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712" calcext:value-type="float">
            <text:p>0,000307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58464" calcext:value-type="float">
            <text:p>0,0004584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9428" calcext:value-type="float">
            <text:p>0,0003594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6382" calcext:value-type="float">
            <text:p>0,000416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6537" calcext:value-type="float">
            <text:p>0,000316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1015" calcext:value-type="float">
            <text:p>0,0002910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7101" calcext:value-type="float">
            <text:p>0,0003171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8044" calcext:value-type="float">
            <text:p>0,0003580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67234" calcext:value-type="float">
            <text:p>0,0004672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0364" calcext:value-type="float">
            <text:p>0,000300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11" calcext:value-type="float">
            <text:p>0,00028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236" calcext:value-type="float">
            <text:p>0,000302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999" calcext:value-type="float">
            <text:p>0,0002389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1106" calcext:value-type="float">
            <text:p>0,0003411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2119" calcext:value-type="float">
            <text:p>0,0002821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6938" calcext:value-type="float">
            <text:p>0,0002669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3766" calcext:value-type="float">
            <text:p>0,0002737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5655" calcext:value-type="float">
            <text:p>0,0002256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3864" calcext:value-type="float">
            <text:p>0,000393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0143" calcext:value-type="float">
            <text:p>0,0003101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3541" calcext:value-type="float">
            <text:p>0,00053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523517" calcext:value-type="float">
            <text:p>0,000523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804" calcext:value-type="float">
            <text:p>0,000301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0823" calcext:value-type="float">
            <text:p>0,000310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3852" calcext:value-type="float">
            <text:p>0,000343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4574" calcext:value-type="float">
            <text:p>0,000274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265" calcext:value-type="float">
            <text:p>0,0002702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5485" calcext:value-type="float">
            <text:p>0,0002254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1746" calcext:value-type="float">
            <text:p>0,0003517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84" calcext:value-type="float">
            <text:p>0,00026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755" calcext:value-type="float">
            <text:p>0,0002687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533" calcext:value-type="float">
            <text:p>0,0002785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405" calcext:value-type="float">
            <text:p>0,0002054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5629" calcext:value-type="float">
            <text:p>0,000325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8095" calcext:value-type="float">
            <text:p>0,0002680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2455" calcext:value-type="float">
            <text:p>0,000252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628" calcext:value-type="float">
            <text:p>0,000255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889" calcext:value-type="float">
            <text:p>0,0002018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525" calcext:value-type="float">
            <text:p>0,0003135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025" calcext:value-type="float">
            <text:p>0,0002920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0074" calcext:value-type="float">
            <text:p>0,000260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578" calcext:value-type="float">
            <text:p>0,0002545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2427" calcext:value-type="float">
            <text:p>0,000202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2552" calcext:value-type="float">
            <text:p>0,0002925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9877" calcext:value-type="float">
            <text:p>0,000299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4055" calcext:value-type="float">
            <text:p>0,0002640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0419" calcext:value-type="float">
            <text:p>0,000260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6448" calcext:value-type="float">
            <text:p>0,000196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4351" calcext:value-type="float">
            <text:p>0,000324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2138" calcext:value-type="float">
            <text:p>0,0002721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027" calcext:value-type="float">
            <text:p>0,000254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426" calcext:value-type="float">
            <text:p>0,0002544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1865" calcext:value-type="float">
            <text:p>0,0002018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2957" calcext:value-type="float">
            <text:p>0,0003329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93592" calcext:value-type="float">
            <text:p>0,000393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617" calcext:value-type="float">
            <text:p>0,000254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5043" calcext:value-type="float">
            <text:p>0,000265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6351" calcext:value-type="float">
            <text:p>0,0002163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2143" calcext:value-type="float">
            <text:p>0,0003421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5098" calcext:value-type="float">
            <text:p>0,000275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372" calcext:value-type="float">
            <text:p>0,00027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2094" calcext:value-type="float">
            <text:p>0,0003020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7443" calcext:value-type="float">
            <text:p>0,0002474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9147" calcext:value-type="float">
            <text:p>0,0004191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4053" calcext:value-type="float">
            <text:p>0,0002840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3515" calcext:value-type="float">
            <text:p>0,000273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0332" calcext:value-type="float">
            <text:p>0,000280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2584" calcext:value-type="float">
            <text:p>0,0002225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729" calcext:value-type="float">
            <text:p>0,0003057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4425" calcext:value-type="float">
            <text:p>0,000314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7683" calcext:value-type="float">
            <text:p>0,0002776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5481" calcext:value-type="float">
            <text:p>0,000275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508" calcext:value-type="float">
            <text:p>0,000205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7" calcext:value-type="float">
            <text:p>0,000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3969" calcext:value-type="float">
            <text:p>0,000293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892" calcext:value-type="float">
            <text:p>0,0002708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1719" calcext:value-type="float">
            <text:p>0,0002817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8924" calcext:value-type="float">
            <text:p>0,0002189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225" calcext:value-type="float">
            <text:p>0,000362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212" calcext:value-type="float">
            <text:p>0,000270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341" calcext:value-type="float">
            <text:p>0,00025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64" calcext:value-type="float">
            <text:p>0,00026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935" calcext:value-type="float">
            <text:p>0,0001989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028" calcext:value-type="float">
            <text:p>0,000330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5012" calcext:value-type="float">
            <text:p>0,0002750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818" calcext:value-type="float">
            <text:p>0,0002578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887" calcext:value-type="float">
            <text:p>0,0002578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4142" calcext:value-type="float">
            <text:p>0,0001941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0325" calcext:value-type="float">
            <text:p>0,000330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9558" calcext:value-type="float">
            <text:p>0,0002595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7476" calcext:value-type="float">
            <text:p>0,000257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839" calcext:value-type="float">
            <text:p>0,000255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3945" calcext:value-type="float">
            <text:p>0,0002039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9016" calcext:value-type="float">
            <text:p>0,000329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128" calcext:value-type="float">
            <text:p>0,0002551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8059" calcext:value-type="float">
            <text:p>0,0002580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3281" calcext:value-type="float">
            <text:p>0,000273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209" calcext:value-type="float">
            <text:p>0,000197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94" calcext:value-type="float">
            <text:p>0,00028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455" calcext:value-type="float">
            <text:p>0,000305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1408" calcext:value-type="float">
            <text:p>0,0002714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589" calcext:value-type="float">
            <text:p>0,000265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507" calcext:value-type="float">
            <text:p>0,000215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7415" calcext:value-type="float">
            <text:p>0,0003474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314" calcext:value-type="float">
            <text:p>0,000276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107" calcext:value-type="float">
            <text:p>0,0002671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417" calcext:value-type="float">
            <text:p>0,000278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20065" calcext:value-type="float">
            <text:p>0,0002200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2577" calcext:value-type="float">
            <text:p>0,000352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9784" calcext:value-type="float">
            <text:p>0,0002697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5629" calcext:value-type="float">
            <text:p>0,000275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1214" calcext:value-type="float">
            <text:p>0,0003112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768" calcext:value-type="float">
            <text:p>0,000237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1908" calcext:value-type="float">
            <text:p>0,000381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907" calcext:value-type="float">
            <text:p>0,00030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826" calcext:value-type="float">
            <text:p>0,00027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13631" calcext:value-type="float">
            <text:p>0,0004136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1304" calcext:value-type="float">
            <text:p>0,0002613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5382" calcext:value-type="float">
            <text:p>0,000385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0081" calcext:value-type="float">
            <text:p>0,0003100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9279" calcext:value-type="float">
            <text:p>0,0003092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514" calcext:value-type="float">
            <text:p>0,000315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0749" calcext:value-type="float">
            <text:p>0,0002407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2613" calcext:value-type="float">
            <text:p>0,000352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52567" calcext:value-type="float">
            <text:p>0,000352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451" calcext:value-type="float">
            <text:p>0,000304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8739" calcext:value-type="float">
            <text:p>0,000308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3421" calcext:value-type="float">
            <text:p>0,0002534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88002" calcext:value-type="float">
            <text:p>0,0003880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1799" calcext:value-type="float">
            <text:p>0,000301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7777" calcext:value-type="float">
            <text:p>0,0003077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216" calcext:value-type="float">
            <text:p>0,000312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2291" calcext:value-type="float">
            <text:p>0,0002322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72572" calcext:value-type="float">
            <text:p>0,000372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2968" calcext:value-type="float">
            <text:p>0,0002829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563" calcext:value-type="float">
            <text:p>0,0002865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0926" calcext:value-type="float">
            <text:p>0,0002809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12127" calcext:value-type="float">
            <text:p>0,0002121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3165" calcext:value-type="float">
            <text:p>0,0003431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745" calcext:value-type="float">
            <text:p>0,000276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1" calcext:value-type="float">
            <text:p>0,000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4418" calcext:value-type="float">
            <text:p>0,000274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6628" calcext:value-type="float">
            <text:p>0,0002066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4456" calcext:value-type="float">
            <text:p>0,000314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1343" calcext:value-type="float">
            <text:p>0,000313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5758" calcext:value-type="float">
            <text:p>0,0002657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3917" calcext:value-type="float">
            <text:p>0,000263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7551" calcext:value-type="float">
            <text:p>0,0001975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8073" calcext:value-type="float">
            <text:p>0,0003280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2046" calcext:value-type="float">
            <text:p>0,000262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145" calcext:value-type="float">
            <text:p>0,0002671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268" calcext:value-type="float">
            <text:p>0,000255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98774" calcext:value-type="float">
            <text:p>0,0001987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4325" calcext:value-type="float">
            <text:p>0,00034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0173" calcext:value-type="float">
            <text:p>0,0002701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121" calcext:value-type="float">
            <text:p>0,000238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5856" calcext:value-type="float">
            <text:p>0,0002358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7984" calcext:value-type="float">
            <text:p>0,000179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0827" calcext:value-type="float">
            <text:p>0,0003008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0046" calcext:value-type="float">
            <text:p>0,000280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5621" calcext:value-type="float">
            <text:p>0,0002356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1155" calcext:value-type="float">
            <text:p>0,0002411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00172" calcext:value-type="float">
            <text:p>0,0002001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492" calcext:value-type="float">
            <text:p>0,00030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2349" calcext:value-type="float">
            <text:p>0,000242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38023" calcext:value-type="float">
            <text:p>0,0002380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6556" calcext:value-type="float">
            <text:p>0,0002665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182674" calcext:value-type="float">
            <text:p>0,0001826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05242" calcext:value-type="float">
            <text:p>0,000305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45591" calcext:value-type="float">
            <text:p>0,0002455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4183" calcext:value-type="float">
            <text:p>0,0002541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687" calcext:value-type="float">
            <text:p>0,000276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55162" calcext:value-type="float">
            <text:p>0,0002551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3517" calcext:value-type="float">
            <text:p>0,000335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67167" calcext:value-type="float">
            <text:p>0,0002671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57" calcext:value-type="float">
            <text:p>0,0002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86783" calcext:value-type="float">
            <text:p>0,0002867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76356" calcext:value-type="float">
            <text:p>0,0002763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7512" calcext:value-type="float">
            <text:p>0,0003675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4301" calcext:value-type="float">
            <text:p>0,000364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22417" calcext:value-type="float">
            <text:p>0,000322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36428" calcext:value-type="float">
            <text:p>0,00036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2500" calcext:value-type="float">
            <text:p>2500</text:p>
          </table:table-cell>
          <table:table-cell office:value-type="float" office:value="0.000291221" calcext:value-type="float">
            <text:p>0,0002912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2500" calcext:value-type="float">
            <text:p>2500</text:p>
          </table:table-cell>
          <table:table-cell office:value-type="float" office:value="0.000430597" calcext:value-type="float">
            <text:p>0,0004305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1897" calcext:value-type="float">
            <text:p>0,000631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555" calcext:value-type="float">
            <text:p>0,000767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211" calcext:value-type="float">
            <text:p>0,000902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9701" calcext:value-type="float">
            <text:p>0,0007097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4657" calcext:value-type="float">
            <text:p>0,000674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469" calcext:value-type="float">
            <text:p>0,00104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5887" calcext:value-type="float">
            <text:p>0,000635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7633" calcext:value-type="float">
            <text:p>0,000647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4827" calcext:value-type="float">
            <text:p>0,0004948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806" calcext:value-type="float">
            <text:p>0,000767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1464" calcext:value-type="float">
            <text:p>0,000681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0293" calcext:value-type="float">
            <text:p>0,0006202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1107" calcext:value-type="float">
            <text:p>0,0006111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6133" calcext:value-type="float">
            <text:p>0,0004061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37617" calcext:value-type="float">
            <text:p>0,0007376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3255" calcext:value-type="float">
            <text:p>0,0005732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2027" calcext:value-type="float">
            <text:p>0,0005420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0505" calcext:value-type="float">
            <text:p>0,000550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5968" calcext:value-type="float">
            <text:p>0,0003659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8642" calcext:value-type="float">
            <text:p>0,0005986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3808" calcext:value-type="float">
            <text:p>0,000613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899" calcext:value-type="float">
            <text:p>0,00063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5679" calcext:value-type="float">
            <text:p>0,0006956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3101" calcext:value-type="float">
            <text:p>0,000483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679" calcext:value-type="float">
            <text:p>0,000776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8179" calcext:value-type="float">
            <text:p>0,0006981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1861" calcext:value-type="float">
            <text:p>0,000671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0157" calcext:value-type="float">
            <text:p>0,000650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5524" calcext:value-type="float">
            <text:p>0,0005055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954" calcext:value-type="float">
            <text:p>0,00099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2659" calcext:value-type="float">
            <text:p>0,001126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9657" calcext:value-type="float">
            <text:p>0,0006796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5486" calcext:value-type="float">
            <text:p>0,0005354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9216" calcext:value-type="float">
            <text:p>0,0004092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3623" calcext:value-type="float">
            <text:p>0,0005636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5841" calcext:value-type="float">
            <text:p>0,000645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1296" calcext:value-type="float">
            <text:p>0,0005712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6229" calcext:value-type="float">
            <text:p>0,0005862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2026" calcext:value-type="float">
            <text:p>0,0003620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4444" calcext:value-type="float">
            <text:p>0,0006644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8103" calcext:value-type="float">
            <text:p>0,0005881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2173" calcext:value-type="float">
            <text:p>0,0005421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147" calcext:value-type="float">
            <text:p>0,000590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5675" calcext:value-type="float">
            <text:p>0,0004256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7334" calcext:value-type="float">
            <text:p>0,000757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5759" calcext:value-type="float">
            <text:p>0,0006657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1046" calcext:value-type="float">
            <text:p>0,0007610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7522" calcext:value-type="float">
            <text:p>0,0006275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8053" calcext:value-type="float">
            <text:p>0,000448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5682" calcext:value-type="float">
            <text:p>0,0008656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6085" calcext:value-type="float">
            <text:p>0,0008160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9623" calcext:value-type="float">
            <text:p>0,000759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3779" calcext:value-type="float">
            <text:p>0,000773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0778" calcext:value-type="float">
            <text:p>0,0005007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413" calcext:value-type="float">
            <text:p>0,001044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7212" calcext:value-type="float">
            <text:p>0,000837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9479" calcext:value-type="float">
            <text:p>0,000639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4386" calcext:value-type="float">
            <text:p>0,0005743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42616" calcext:value-type="float">
            <text:p>0,0004426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842" calcext:value-type="float">
            <text:p>0,00064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0413" calcext:value-type="float">
            <text:p>0,0005604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1857" calcext:value-type="float">
            <text:p>0,000581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5122" calcext:value-type="float">
            <text:p>0,0005351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64638" calcext:value-type="float">
            <text:p>0,0004646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962" calcext:value-type="float">
            <text:p>0,001099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2892" calcext:value-type="float">
            <text:p>0,00102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15856" calcext:value-type="float">
            <text:p>0,000815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2016" calcext:value-type="float">
            <text:p>0,0006420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9803" calcext:value-type="float">
            <text:p>0,0006298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2107" calcext:value-type="float">
            <text:p>0,0009621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3228" calcext:value-type="float">
            <text:p>0,000503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0809" calcext:value-type="float">
            <text:p>0,0005108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554" calcext:value-type="float">
            <text:p>0,000505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4975" calcext:value-type="float">
            <text:p>0,0003749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0663" calcext:value-type="float">
            <text:p>0,000600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2032" calcext:value-type="float">
            <text:p>0,0005420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7271" calcext:value-type="float">
            <text:p>0,0005072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7405" calcext:value-type="float">
            <text:p>0,000517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9621" calcext:value-type="float">
            <text:p>0,000349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2971" calcext:value-type="float">
            <text:p>0,0005829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3162" calcext:value-type="float">
            <text:p>0,0007231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8873" calcext:value-type="float">
            <text:p>0,00108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618" calcext:value-type="float">
            <text:p>0,00110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461" calcext:value-type="float">
            <text:p>0,000424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9373" calcext:value-type="float">
            <text:p>0,0006693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8414" calcext:value-type="float">
            <text:p>0,000858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34746" calcext:value-type="float">
            <text:p>0,0009347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2816" calcext:value-type="float">
            <text:p>0,000952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8751" calcext:value-type="float">
            <text:p>0,0005787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3696" calcext:value-type="float">
            <text:p>0,0007436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165" calcext:value-type="float">
            <text:p>0,00051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4831" calcext:value-type="float">
            <text:p>0,000504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1835" calcext:value-type="float">
            <text:p>0,0005018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24412" calcext:value-type="float">
            <text:p>0,0003244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2764" calcext:value-type="float">
            <text:p>0,000532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5208" calcext:value-type="float">
            <text:p>0,0006452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7557" calcext:value-type="float">
            <text:p>0,000707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779" calcext:value-type="float">
            <text:p>0,00062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0067" calcext:value-type="float">
            <text:p>0,0003700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3763" calcext:value-type="float">
            <text:p>0,0006337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0434" calcext:value-type="float">
            <text:p>0,0006304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0174" calcext:value-type="float">
            <text:p>0,000790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0979" calcext:value-type="float">
            <text:p>0,000590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5054" calcext:value-type="float">
            <text:p>0,000335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7886" calcext:value-type="float">
            <text:p>0,0005778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778" calcext:value-type="float">
            <text:p>0,000577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8858" calcext:value-type="float">
            <text:p>0,000608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9785" calcext:value-type="float">
            <text:p>0,0009597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0455" calcext:value-type="float">
            <text:p>0,0007604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8346" calcext:value-type="float">
            <text:p>0,0006883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1799" calcext:value-type="float">
            <text:p>0,000601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4423" calcext:value-type="float">
            <text:p>0,000484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7487" calcext:value-type="float">
            <text:p>0,0005074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555" calcext:value-type="float">
            <text:p>0,000335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4123" calcext:value-type="float">
            <text:p>0,000584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1697" calcext:value-type="float">
            <text:p>0,0005016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0355" calcext:value-type="float">
            <text:p>0,0005103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088" calcext:value-type="float">
            <text:p>0,000500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3233" calcext:value-type="float">
            <text:p>0,0003432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8711" calcext:value-type="float">
            <text:p>0,0005787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5183" calcext:value-type="float">
            <text:p>0,0005151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78768" calcext:value-type="float">
            <text:p>0,0004787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9184" calcext:value-type="float">
            <text:p>0,0005291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14987" calcext:value-type="float">
            <text:p>0,0004149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8168" calcext:value-type="float">
            <text:p>0,0007181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126" calcext:value-type="float">
            <text:p>0,000671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4941" calcext:value-type="float">
            <text:p>0,0005549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2737" calcext:value-type="float">
            <text:p>0,000492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8037" calcext:value-type="float">
            <text:p>0,0004280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3578" calcext:value-type="float">
            <text:p>0,0006035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7688" calcext:value-type="float">
            <text:p>0,0006676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4998" calcext:value-type="float">
            <text:p>0,000624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3646" calcext:value-type="float">
            <text:p>0,0005736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2386" calcext:value-type="float">
            <text:p>0,0008623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31384" calcext:value-type="float">
            <text:p>0,001313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69501" calcext:value-type="float">
            <text:p>0,0009695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87386" calcext:value-type="float">
            <text:p>0,0009873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96054" calcext:value-type="float">
            <text:p>0,0009960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59897" calcext:value-type="float">
            <text:p>0,0004598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2631" calcext:value-type="float">
            <text:p>0,0007626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0807" calcext:value-type="float">
            <text:p>0,000650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4022" calcext:value-type="float">
            <text:p>0,0006740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9128" calcext:value-type="float">
            <text:p>0,000689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7704" calcext:value-type="float">
            <text:p>0,000437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44842" calcext:value-type="float">
            <text:p>0,0007448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556" calcext:value-type="float">
            <text:p>0,000675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2142" calcext:value-type="float">
            <text:p>0,000652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8262" calcext:value-type="float">
            <text:p>0,000708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346" calcext:value-type="float">
            <text:p>0,0005223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06731" calcext:value-type="float">
            <text:p>0,000906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0983" calcext:value-type="float">
            <text:p>0,00110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1174" calcext:value-type="float">
            <text:p>0,00101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4818" calcext:value-type="float">
            <text:p>0,00104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6452" calcext:value-type="float">
            <text:p>0,0005864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616" calcext:value-type="float">
            <text:p>0,000676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3082" calcext:value-type="float">
            <text:p>0,001030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5689" calcext:value-type="float">
            <text:p>0,00095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6411" calcext:value-type="float">
            <text:p>0,0005064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6468" calcext:value-type="float">
            <text:p>0,0003364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3777" calcext:value-type="float">
            <text:p>0,000623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4264" calcext:value-type="float">
            <text:p>0,000514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6703" calcext:value-type="float">
            <text:p>0,000526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2352" calcext:value-type="float">
            <text:p>0,000512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5231" calcext:value-type="float">
            <text:p>0,0003452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6089" calcext:value-type="float">
            <text:p>0,000656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407" calcext:value-type="float">
            <text:p>0,000544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041" calcext:value-type="float">
            <text:p>0,000522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8389" calcext:value-type="float">
            <text:p>0,0005383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6721" calcext:value-type="float">
            <text:p>0,0003567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4017" calcext:value-type="float">
            <text:p>0,000624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9043" calcext:value-type="float">
            <text:p>0,0005290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1661" calcext:value-type="float">
            <text:p>0,0005416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5602" calcext:value-type="float">
            <text:p>0,000725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4654" calcext:value-type="float">
            <text:p>0,0003746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8923" calcext:value-type="float">
            <text:p>0,000588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4755" calcext:value-type="float">
            <text:p>0,000634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8852" calcext:value-type="float">
            <text:p>0,0005588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0534" calcext:value-type="float">
            <text:p>0,0005705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1648" calcext:value-type="float">
            <text:p>0,0003916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2258" calcext:value-type="float">
            <text:p>0,0006522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5699" calcext:value-type="float">
            <text:p>0,0005856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0682" calcext:value-type="float">
            <text:p>0,0005506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068" calcext:value-type="float">
            <text:p>0,000540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1674" calcext:value-type="float">
            <text:p>0,0003916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0439" calcext:value-type="float">
            <text:p>0,0006604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9775" calcext:value-type="float">
            <text:p>0,000579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7079" calcext:value-type="float">
            <text:p>0,000547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2974" calcext:value-type="float">
            <text:p>0,0005529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6055" calcext:value-type="float">
            <text:p>0,0003660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1051" calcext:value-type="float">
            <text:p>0,0005910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7389" calcext:value-type="float">
            <text:p>0,000627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4431" calcext:value-type="float">
            <text:p>0,000554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5294" calcext:value-type="float">
            <text:p>0,000535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3616" calcext:value-type="float">
            <text:p>0,0003636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3448" calcext:value-type="float">
            <text:p>0,0006234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6469" calcext:value-type="float">
            <text:p>0,000516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0972" calcext:value-type="float">
            <text:p>0,000500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3936" calcext:value-type="float">
            <text:p>0,0005039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073" calcext:value-type="float">
            <text:p>0,000350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0284" calcext:value-type="float">
            <text:p>0,0005802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1507" calcext:value-type="float">
            <text:p>0,000511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1249" calcext:value-type="float">
            <text:p>0,000621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8918" calcext:value-type="float">
            <text:p>0,0005189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1901" calcext:value-type="float">
            <text:p>0,0003619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7139" calcext:value-type="float">
            <text:p>0,000637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427" calcext:value-type="float">
            <text:p>0,000534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3464" calcext:value-type="float">
            <text:p>0,000543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4366" calcext:value-type="float">
            <text:p>0,000514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3301" calcext:value-type="float">
            <text:p>0,0003633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2113" calcext:value-type="float">
            <text:p>0,000642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736" calcext:value-type="float">
            <text:p>0,000577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8058" calcext:value-type="float">
            <text:p>0,000608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5893" calcext:value-type="float">
            <text:p>0,0005858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3778" calcext:value-type="float">
            <text:p>0,0003637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7805" calcext:value-type="float">
            <text:p>0,000657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2279" calcext:value-type="float">
            <text:p>0,0005322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4903" calcext:value-type="float">
            <text:p>0,0005149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5078" calcext:value-type="float">
            <text:p>0,0005250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0018" calcext:value-type="float">
            <text:p>0,00035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8138" calcext:value-type="float">
            <text:p>0,000668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2471" calcext:value-type="float">
            <text:p>0,000542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1666" calcext:value-type="float">
            <text:p>0,0005116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7759" calcext:value-type="float">
            <text:p>0,0005077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4354" calcext:value-type="float">
            <text:p>0,000354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5563" calcext:value-type="float">
            <text:p>0,000635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027" calcext:value-type="float">
            <text:p>0,0005220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1159" calcext:value-type="float">
            <text:p>0,0005011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0702" calcext:value-type="float">
            <text:p>0,000520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3041" calcext:value-type="float">
            <text:p>0,000383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4281" calcext:value-type="float">
            <text:p>0,0005942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3507" calcext:value-type="float">
            <text:p>0,0006435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5042" calcext:value-type="float">
            <text:p>0,0005350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2908" calcext:value-type="float">
            <text:p>0,000522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3161" calcext:value-type="float">
            <text:p>0,0003531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1005" calcext:value-type="float">
            <text:p>0,000651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0867" calcext:value-type="float">
            <text:p>0,0005308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5396" calcext:value-type="float">
            <text:p>0,000525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7196" calcext:value-type="float">
            <text:p>0,0005271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6618" calcext:value-type="float">
            <text:p>0,000366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2142" calcext:value-type="float">
            <text:p>0,000642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3159" calcext:value-type="float">
            <text:p>0,0005431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6439" calcext:value-type="float">
            <text:p>0,000526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8799" calcext:value-type="float">
            <text:p>0,000568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9982" calcext:value-type="float">
            <text:p>0,0004099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04527" calcext:value-type="float">
            <text:p>0,000804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09358" calcext:value-type="float">
            <text:p>0,0007093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50951" calcext:value-type="float">
            <text:p>0,000850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40287" calcext:value-type="float">
            <text:p>0,0009402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1265" calcext:value-type="float">
            <text:p>0,000651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9171" calcext:value-type="float">
            <text:p>0,0006791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74573" calcext:value-type="float">
            <text:p>0,000774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85078" calcext:value-type="float">
            <text:p>0,0008850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7907" calcext:value-type="float">
            <text:p>0,000557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6469" calcext:value-type="float">
            <text:p>0,0003764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401" calcext:value-type="float">
            <text:p>0,00063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4977" calcext:value-type="float">
            <text:p>0,0005449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5983" calcext:value-type="float">
            <text:p>0,000505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6442" calcext:value-type="float">
            <text:p>0,0005164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0154" calcext:value-type="float">
            <text:p>0,0003501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2266" calcext:value-type="float">
            <text:p>0,0006322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6314" calcext:value-type="float">
            <text:p>0,000496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2074" calcext:value-type="float">
            <text:p>0,0004820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4511" calcext:value-type="float">
            <text:p>0,000484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4296" calcext:value-type="float">
            <text:p>0,000344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1609" calcext:value-type="float">
            <text:p>0,000501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5087" calcext:value-type="float">
            <text:p>0,000575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1766" calcext:value-type="float">
            <text:p>0,0004817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5397" calcext:value-type="float">
            <text:p>0,0004953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8296" calcext:value-type="float">
            <text:p>0,000348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7277" calcext:value-type="float">
            <text:p>0,000617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4088" calcext:value-type="float">
            <text:p>0,000514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9207" calcext:value-type="float">
            <text:p>0,00054920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2149" calcext:value-type="float">
            <text:p>0,0005621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8538" calcext:value-type="float">
            <text:p>0,0003585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10042" calcext:value-type="float">
            <text:p>0,0009100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2963" calcext:value-type="float">
            <text:p>0,0008429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0868" calcext:value-type="float">
            <text:p>0,001008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1056" calcext:value-type="float">
            <text:p>0,000831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6481" calcext:value-type="float">
            <text:p>0,0003764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6923" calcext:value-type="float">
            <text:p>0,0005769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9567" calcext:value-type="float">
            <text:p>0,0006195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7701" calcext:value-type="float">
            <text:p>0,000537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6743" calcext:value-type="float">
            <text:p>0,000546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2682" calcext:value-type="float">
            <text:p>0,0003626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3702" calcext:value-type="float">
            <text:p>0,0006437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7898" calcext:value-type="float">
            <text:p>0,000557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3576" calcext:value-type="float">
            <text:p>0,0005435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7563" calcext:value-type="float">
            <text:p>0,000557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9902" calcext:value-type="float">
            <text:p>0,0003699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7265" calcext:value-type="float">
            <text:p>0,0006772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4907" calcext:value-type="float">
            <text:p>0,000564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9098" calcext:value-type="float">
            <text:p>0,0005490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0043" calcext:value-type="float">
            <text:p>0,0005600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2003" calcext:value-type="float">
            <text:p>0,0003520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6056" calcext:value-type="float">
            <text:p>0,0006260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132" calcext:value-type="float">
            <text:p>0,000541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5455" calcext:value-type="float">
            <text:p>0,0005354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3764" calcext:value-type="float">
            <text:p>0,0005137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5826" calcext:value-type="float">
            <text:p>0,0003658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6585" calcext:value-type="float">
            <text:p>0,0006465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3469" calcext:value-type="float">
            <text:p>0,000583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2913" calcext:value-type="float">
            <text:p>0,0006529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2331" calcext:value-type="float">
            <text:p>0,0005323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1125" calcext:value-type="float">
            <text:p>0,0003611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4584" calcext:value-type="float">
            <text:p>0,0005645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5676" calcext:value-type="float">
            <text:p>0,0006156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8649" calcext:value-type="float">
            <text:p>0,000548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7721" calcext:value-type="float">
            <text:p>0,000537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00834" calcext:value-type="float">
            <text:p>0,0004008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90475" calcext:value-type="float">
            <text:p>0,0006904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0997" calcext:value-type="float">
            <text:p>0,0005509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9267" calcext:value-type="float">
            <text:p>0,0005492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8501" calcext:value-type="float">
            <text:p>0,000538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0337" calcext:value-type="float">
            <text:p>0,0003703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5777" calcext:value-type="float">
            <text:p>0,0006457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5599" calcext:value-type="float">
            <text:p>0,0005455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2802" calcext:value-type="float">
            <text:p>0,0005328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9584" calcext:value-type="float">
            <text:p>0,0005295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4955" calcext:value-type="float">
            <text:p>0,0003649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7323" calcext:value-type="float">
            <text:p>0,000587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7203" calcext:value-type="float">
            <text:p>0,0006172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412" calcext:value-type="float">
            <text:p>0,000504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8489" calcext:value-type="float">
            <text:p>0,0005184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7808" calcext:value-type="float">
            <text:p>0,0004978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3915" calcext:value-type="float">
            <text:p>0,000673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5685" calcext:value-type="float">
            <text:p>0,0005556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09" calcext:value-type="float">
            <text:p>0,0005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9396" calcext:value-type="float">
            <text:p>0,000529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7139" calcext:value-type="float">
            <text:p>0,0003971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0148" calcext:value-type="float">
            <text:p>0,0006501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9472" calcext:value-type="float">
            <text:p>0,000539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1437" calcext:value-type="float">
            <text:p>0,000531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6996" calcext:value-type="float">
            <text:p>0,0005269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0857" calcext:value-type="float">
            <text:p>0,0003708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502" calcext:value-type="float">
            <text:p>0,000575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6537" calcext:value-type="float">
            <text:p>0,0006465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3163" calcext:value-type="float">
            <text:p>0,0005231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901" calcext:value-type="float">
            <text:p>0,000529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3446" calcext:value-type="float">
            <text:p>0,000363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2409" calcext:value-type="float">
            <text:p>0,000662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6318" calcext:value-type="float">
            <text:p>0,000536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2364" calcext:value-type="float">
            <text:p>0,000572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9952" calcext:value-type="float">
            <text:p>0,000629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6391" calcext:value-type="float">
            <text:p>0,0003963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7638" calcext:value-type="float">
            <text:p>0,0007676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94222" calcext:value-type="float">
            <text:p>0,000894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1567" calcext:value-type="float">
            <text:p>0,0008715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971187" calcext:value-type="float">
            <text:p>0,000971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6356" calcext:value-type="float">
            <text:p>0,0004963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7644" calcext:value-type="float">
            <text:p>0,0008476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75844" calcext:value-type="float">
            <text:p>0,000875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4433" calcext:value-type="float">
            <text:p>0,0005544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7346" calcext:value-type="float">
            <text:p>0,0005473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3436" calcext:value-type="float">
            <text:p>0,0003734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6219" calcext:value-type="float">
            <text:p>0,000586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3289" calcext:value-type="float">
            <text:p>0,000603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8864" calcext:value-type="float">
            <text:p>0,000518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4251" calcext:value-type="float">
            <text:p>0,0005342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1148" calcext:value-type="float">
            <text:p>0,000371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6414" calcext:value-type="float">
            <text:p>0,0005964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3587" calcext:value-type="float">
            <text:p>0,000513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6004" calcext:value-type="float">
            <text:p>0,000536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9458" calcext:value-type="float">
            <text:p>0,000559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0062" calcext:value-type="float">
            <text:p>0,000390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09687" calcext:value-type="float">
            <text:p>0,00109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31733" calcext:value-type="float">
            <text:p>0,0008317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8708" calcext:value-type="float">
            <text:p>0,0004987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7133" calcext:value-type="float">
            <text:p>0,0005171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6046" calcext:value-type="float">
            <text:p>0,0003960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42482" calcext:value-type="float">
            <text:p>0,000842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1645" calcext:value-type="float">
            <text:p>0,000641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9518" calcext:value-type="float">
            <text:p>0,000559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437" calcext:value-type="float">
            <text:p>0,00054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0648" calcext:value-type="float">
            <text:p>0,0003706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9656" calcext:value-type="float">
            <text:p>0,000659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4983" calcext:value-type="float">
            <text:p>0,0005649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8633" calcext:value-type="float">
            <text:p>0,000548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3516" calcext:value-type="float">
            <text:p>0,000543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6338" calcext:value-type="float">
            <text:p>0,0003763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8511" calcext:value-type="float">
            <text:p>0,000678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8648" calcext:value-type="float">
            <text:p>0,000538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7595" calcext:value-type="float">
            <text:p>0,0005275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0141" calcext:value-type="float">
            <text:p>0,000540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8998" calcext:value-type="float">
            <text:p>0,0003489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925" calcext:value-type="float">
            <text:p>0,0006169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5315" calcext:value-type="float">
            <text:p>0,0005353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4963" calcext:value-type="float">
            <text:p>0,000544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9814" calcext:value-type="float">
            <text:p>0,000519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0462" calcext:value-type="float">
            <text:p>0,0003604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3055" calcext:value-type="float">
            <text:p>0,000583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0874" calcext:value-type="float">
            <text:p>0,000670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2983" calcext:value-type="float">
            <text:p>0,00050298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1299" calcext:value-type="float">
            <text:p>0,0005012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36101" calcext:value-type="float">
            <text:p>0,0003361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8142" calcext:value-type="float">
            <text:p>0,000528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1414" calcext:value-type="float">
            <text:p>0,0006114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0992" calcext:value-type="float">
            <text:p>0,000490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046" calcext:value-type="float">
            <text:p>0,000500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8244" calcext:value-type="float">
            <text:p>0,0003482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1722" calcext:value-type="float">
            <text:p>0,0006017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6393" calcext:value-type="float">
            <text:p>0,000566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7675" calcext:value-type="float">
            <text:p>0,000587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1725" calcext:value-type="float">
            <text:p>0,000621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56577" calcext:value-type="float">
            <text:p>0,0007565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115132" calcext:value-type="float">
            <text:p>0,001151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6163" calcext:value-type="float">
            <text:p>0,0006161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8269" calcext:value-type="float">
            <text:p>0,000682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93609" calcext:value-type="float">
            <text:p>0,0007936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7506" calcext:value-type="float">
            <text:p>0,0003875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0554" calcext:value-type="float">
            <text:p>0,000570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8954" calcext:value-type="float">
            <text:p>0,0005189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0499" calcext:value-type="float">
            <text:p>0,0005004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83109" calcext:value-type="float">
            <text:p>0,000483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46591" calcext:value-type="float">
            <text:p>0,0003465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5311" calcext:value-type="float">
            <text:p>0,0006053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3062" calcext:value-type="float">
            <text:p>0,0005130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7305" calcext:value-type="float">
            <text:p>0,000507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089" calcext:value-type="float">
            <text:p>0,00050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7286" calcext:value-type="float">
            <text:p>0,0003572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4782" calcext:value-type="float">
            <text:p>0,0006147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7344" calcext:value-type="float">
            <text:p>0,000557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9359" calcext:value-type="float">
            <text:p>0,000599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864077" calcext:value-type="float">
            <text:p>0,0008640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96178" calcext:value-type="float">
            <text:p>0,0005961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6627" calcext:value-type="float">
            <text:p>0,0005466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7564" calcext:value-type="float">
            <text:p>0,000587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7873" calcext:value-type="float">
            <text:p>0,000517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03839" calcext:value-type="float">
            <text:p>0,0005038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425" calcext:value-type="float">
            <text:p>0,00035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8523" calcext:value-type="float">
            <text:p>0,0006085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6795" calcext:value-type="float">
            <text:p>0,0005367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99155" calcext:value-type="float">
            <text:p>0,000499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9109" calcext:value-type="float">
            <text:p>0,0005291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58851" calcext:value-type="float">
            <text:p>0,0003588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6821" calcext:value-type="float">
            <text:p>0,000656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2897" calcext:value-type="float">
            <text:p>0,0005328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151" calcext:value-type="float">
            <text:p>0,000531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6755" calcext:value-type="float">
            <text:p>0,000516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6422" calcext:value-type="float">
            <text:p>0,0003964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11077" calcext:value-type="float">
            <text:p>0,000711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8985" calcext:value-type="float">
            <text:p>0,0006589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7398" calcext:value-type="float">
            <text:p>0,0005573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8011" calcext:value-type="float">
            <text:p>0,0005380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0475" calcext:value-type="float">
            <text:p>0,0003804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5771" calcext:value-type="float">
            <text:p>0,000665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6593" calcext:value-type="float">
            <text:p>0,0005865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9417" calcext:value-type="float">
            <text:p>0,000539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4694" calcext:value-type="float">
            <text:p>0,000554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4882" calcext:value-type="float">
            <text:p>0,0003748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68035" calcext:value-type="float">
            <text:p>0,0006680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3767" calcext:value-type="float">
            <text:p>0,0005837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4044" calcext:value-type="float">
            <text:p>0,0005440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0563" calcext:value-type="float">
            <text:p>0,0005705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401" calcext:value-type="float">
            <text:p>0,00037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7177" calcext:value-type="float">
            <text:p>0,0006771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61263" calcext:value-type="float">
            <text:p>0,000561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5482" calcext:value-type="float">
            <text:p>0,000545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0126" calcext:value-type="float">
            <text:p>0,0005401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86273" calcext:value-type="float">
            <text:p>0,0003862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1012" calcext:value-type="float">
            <text:p>0,000651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7447" calcext:value-type="float">
            <text:p>0,0005274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8842" calcext:value-type="float">
            <text:p>0,0005188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6755" calcext:value-type="float">
            <text:p>0,000516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71306" calcext:value-type="float">
            <text:p>0,0003713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2771" calcext:value-type="float">
            <text:p>0,000672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5328" calcext:value-type="float">
            <text:p>0,0005853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6077" calcext:value-type="float">
            <text:p>0,000546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21546" calcext:value-type="float">
            <text:p>0,0006215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5104" calcext:value-type="float">
            <text:p>0,0004351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2542" calcext:value-type="float">
            <text:p>0,00072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917" calcext:value-type="float">
            <text:p>0,00064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47631" calcext:value-type="float">
            <text:p>0,0006476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1972" calcext:value-type="float">
            <text:p>0,0005819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8249" calcext:value-type="float">
            <text:p>0,0003982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39456" calcext:value-type="float">
            <text:p>0,0006394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0478" calcext:value-type="float">
            <text:p>0,0005804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9906" calcext:value-type="float">
            <text:p>0,000559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89205" calcext:value-type="float">
            <text:p>0,000589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6583" calcext:value-type="float">
            <text:p>0,0003665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79647" calcext:value-type="float">
            <text:p>0,0006796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31341" calcext:value-type="float">
            <text:p>0,000531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5343" calcext:value-type="float">
            <text:p>0,000545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19786" calcext:value-type="float">
            <text:p>0,0005197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90148" calcext:value-type="float">
            <text:p>0,000390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72" calcext:value-type="float">
            <text:p>0,0006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8875" calcext:value-type="float">
            <text:p>0,000558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0354" calcext:value-type="float">
            <text:p>0,0005503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4516" calcext:value-type="float">
            <text:p>0,000574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32749" calcext:value-type="float">
            <text:p>0,0004327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07656" calcext:value-type="float">
            <text:p>0,000607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8575" calcext:value-type="float">
            <text:p>0,000658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28166" calcext:value-type="float">
            <text:p>0,000528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55308" calcext:value-type="float">
            <text:p>0,0005553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366296" calcext:value-type="float">
            <text:p>0,000366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59226" calcext:value-type="float">
            <text:p>0,0006592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75903" calcext:value-type="float">
            <text:p>0,000575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545257" calcext:value-type="float">
            <text:p>0,000545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611401" calcext:value-type="float">
            <text:p>0,0006114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5000" calcext:value-type="float">
            <text:p>5000</text:p>
          </table:table-cell>
          <table:table-cell office:value-type="float" office:value="0.000420285" calcext:value-type="float">
            <text:p>0,0004202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5000" calcext:value-type="float">
            <text:p>5000</text:p>
          </table:table-cell>
          <table:table-cell office:value-type="float" office:value="0.00076967" calcext:value-type="float">
            <text:p>0,00076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942" calcext:value-type="float">
            <text:p>0,0019994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6926" calcext:value-type="float">
            <text:p>0,001969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673" calcext:value-type="float">
            <text:p>0,00176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862" calcext:value-type="float">
            <text:p>0,001108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018" calcext:value-type="float">
            <text:p>0,001840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72" calcext:value-type="float">
            <text:p>0,0011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319" calcext:value-type="float">
            <text:p>0,001173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768" calcext:value-type="float">
            <text:p>0,001127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65317" calcext:value-type="float">
            <text:p>0,0008653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8791" calcext:value-type="float">
            <text:p>0,00148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72" calcext:value-type="float">
            <text:p>0,0013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6" calcext:value-type="float">
            <text:p>0,0013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753" calcext:value-type="float">
            <text:p>0,001147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79843" calcext:value-type="float">
            <text:p>0,0008798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9411" calcext:value-type="float">
            <text:p>0,002094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73" calcext:value-type="float">
            <text:p>0,00115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872" calcext:value-type="float">
            <text:p>0,00149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257" calcext:value-type="float">
            <text:p>0,001552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0416" calcext:value-type="float">
            <text:p>0,0006404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174" calcext:value-type="float">
            <text:p>0,001271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999" calcext:value-type="float">
            <text:p>0,001069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009" calcext:value-type="float">
            <text:p>0,00109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911" calcext:value-type="float">
            <text:p>0,001079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1251" calcext:value-type="float">
            <text:p>0,0006112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017" calcext:value-type="float">
            <text:p>0,001360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258" calcext:value-type="float">
            <text:p>0,00110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231" calcext:value-type="float">
            <text:p>0,001162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883" calcext:value-type="float">
            <text:p>0,00109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592043" calcext:value-type="float">
            <text:p>0,0005920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11" calcext:value-type="float">
            <text:p>0,0012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526" calcext:value-type="float">
            <text:p>0,001075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87" calcext:value-type="float">
            <text:p>0,0010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581" calcext:value-type="float">
            <text:p>0,001055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7801" calcext:value-type="float">
            <text:p>0,0006378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798" calcext:value-type="float">
            <text:p>0,00133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148" calcext:value-type="float">
            <text:p>0,001101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16" calcext:value-type="float">
            <text:p>0,00110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825" calcext:value-type="float">
            <text:p>0,00110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6936" calcext:value-type="float">
            <text:p>0,0006669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684" calcext:value-type="float">
            <text:p>0,001336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332" calcext:value-type="float">
            <text:p>0,00111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584" calcext:value-type="float">
            <text:p>0,001085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938" calcext:value-type="float">
            <text:p>0,001089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1471" calcext:value-type="float">
            <text:p>0,0006314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941" calcext:value-type="float">
            <text:p>0,001299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871" calcext:value-type="float">
            <text:p>0,001368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992" calcext:value-type="float">
            <text:p>0,00143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953" calcext:value-type="float">
            <text:p>0,00164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127" calcext:value-type="float">
            <text:p>0,001301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42658" calcext:value-type="float">
            <text:p>0,002426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231" calcext:value-type="float">
            <text:p>0,001642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612" calcext:value-type="float">
            <text:p>0,001406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625" calcext:value-type="float">
            <text:p>0,001166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4518" calcext:value-type="float">
            <text:p>0,0006945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099" calcext:value-type="float">
            <text:p>0,001330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277" calcext:value-type="float">
            <text:p>0,00111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649" calcext:value-type="float">
            <text:p>0,001116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25" calcext:value-type="float">
            <text:p>0,00117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7342" calcext:value-type="float">
            <text:p>0,000773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39798" calcext:value-type="float">
            <text:p>0,00239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764" calcext:value-type="float">
            <text:p>0,00121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817" calcext:value-type="float">
            <text:p>0,001088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872" calcext:value-type="float">
            <text:p>0,001118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4053" calcext:value-type="float">
            <text:p>0,000614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665" calcext:value-type="float">
            <text:p>0,00125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857" calcext:value-type="float">
            <text:p>0,001078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946" calcext:value-type="float">
            <text:p>0,00107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599" calcext:value-type="float">
            <text:p>0,00123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1975" calcext:value-type="float">
            <text:p>0,0006719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048" calcext:value-type="float">
            <text:p>0,001490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712" calcext:value-type="float">
            <text:p>0,00111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65" calcext:value-type="float">
            <text:p>0,00118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437" calcext:value-type="float">
            <text:p>0,00113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6322" calcext:value-type="float">
            <text:p>0,0006763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471" calcext:value-type="float">
            <text:p>0,001294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446" calcext:value-type="float">
            <text:p>0,00110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922" calcext:value-type="float">
            <text:p>0,001109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983" calcext:value-type="float">
            <text:p>0,00124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2011" calcext:value-type="float">
            <text:p>0,000632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025" calcext:value-type="float">
            <text:p>0,001290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786" calcext:value-type="float">
            <text:p>0,001107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228" calcext:value-type="float">
            <text:p>0,00109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27" calcext:value-type="float">
            <text:p>0,0010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941" calcext:value-type="float">
            <text:p>0,000619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806" calcext:value-type="float">
            <text:p>0,00129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724" calcext:value-type="float">
            <text:p>0,001097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85" calcext:value-type="float">
            <text:p>0,0010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702" calcext:value-type="float">
            <text:p>0,001107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7782" calcext:value-type="float">
            <text:p>0,0006477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126" calcext:value-type="float">
            <text:p>0,001281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468" calcext:value-type="float">
            <text:p>0,001104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95" calcext:value-type="float">
            <text:p>0,0011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721" calcext:value-type="float">
            <text:p>0,001127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5035" calcext:value-type="float">
            <text:p>0,000645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633" calcext:value-type="float">
            <text:p>0,001286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918" calcext:value-type="float">
            <text:p>0,00124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1077" calcext:value-type="float">
            <text:p>0,001610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9761" calcext:value-type="float">
            <text:p>0,00209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9164" calcext:value-type="float">
            <text:p>0,0008891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7426" calcext:value-type="float">
            <text:p>0,00187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462" calcext:value-type="float">
            <text:p>0,00120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862" calcext:value-type="float">
            <text:p>0,00115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102" calcext:value-type="float">
            <text:p>0,00198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80259" calcext:value-type="float">
            <text:p>0,0009802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127" calcext:value-type="float">
            <text:p>0,001231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196" calcext:value-type="float">
            <text:p>0,001081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75" calcext:value-type="float">
            <text:p>0,00112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238" calcext:value-type="float">
            <text:p>0,001262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1746" calcext:value-type="float">
            <text:p>0,0006517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592" calcext:value-type="float">
            <text:p>0,00122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874" calcext:value-type="float">
            <text:p>0,00105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53" calcext:value-type="float">
            <text:p>0,00122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233" calcext:value-type="float">
            <text:p>0,00109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2843" calcext:value-type="float">
            <text:p>0,0006528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976" calcext:value-type="float">
            <text:p>0,001289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281" calcext:value-type="float">
            <text:p>0,00110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475" calcext:value-type="float">
            <text:p>0,001134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285" calcext:value-type="float">
            <text:p>0,00109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5488" calcext:value-type="float">
            <text:p>0,0006354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476" calcext:value-type="float">
            <text:p>0,0012547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482" calcext:value-type="float">
            <text:p>0,00109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7861" calcext:value-type="float">
            <text:p>0,001078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879" calcext:value-type="float">
            <text:p>0,00121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1334" calcext:value-type="float">
            <text:p>0,0007213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251" calcext:value-type="float">
            <text:p>0,00189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3833" calcext:value-type="float">
            <text:p>0,001838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23" calcext:value-type="float">
            <text:p>0,00135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396" calcext:value-type="float">
            <text:p>0,001903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7296" calcext:value-type="float">
            <text:p>0,000617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135" calcext:value-type="float">
            <text:p>0,00129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839" calcext:value-type="float">
            <text:p>0,00156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521" calcext:value-type="float">
            <text:p>0,00125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186" calcext:value-type="float">
            <text:p>0,00108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3916" calcext:value-type="float">
            <text:p>0,0006139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249" calcext:value-type="float">
            <text:p>0,00124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348" calcext:value-type="float">
            <text:p>0,00120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054" calcext:value-type="float">
            <text:p>0,001120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726" calcext:value-type="float">
            <text:p>0,001107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9723" calcext:value-type="float">
            <text:p>0,0006597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8159" calcext:value-type="float">
            <text:p>0,001281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6" calcext:value-type="float">
            <text:p>0,0010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501" calcext:value-type="float">
            <text:p>0,001125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325" calcext:value-type="float">
            <text:p>0,001153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23511" calcext:value-type="float">
            <text:p>0,0006235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321" calcext:value-type="float">
            <text:p>0,00131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612" calcext:value-type="float">
            <text:p>0,00113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228" calcext:value-type="float">
            <text:p>0,001232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072" calcext:value-type="float">
            <text:p>0,001120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3766" calcext:value-type="float">
            <text:p>0,0006437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942" calcext:value-type="float">
            <text:p>0,00127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458" calcext:value-type="float">
            <text:p>0,001144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979" calcext:value-type="float">
            <text:p>0,001109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351" calcext:value-type="float">
            <text:p>0,00110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9644" calcext:value-type="float">
            <text:p>0,0006596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04" calcext:value-type="float">
            <text:p>0,00130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482" calcext:value-type="float">
            <text:p>0,00114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95" calcext:value-type="float">
            <text:p>0,0011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033" calcext:value-type="float">
            <text:p>0,001220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10606" calcext:value-type="float">
            <text:p>0,0007106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563" calcext:value-type="float">
            <text:p>0,001265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606" calcext:value-type="float">
            <text:p>0,00113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316" calcext:value-type="float">
            <text:p>0,00113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349" calcext:value-type="float">
            <text:p>0,00109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4251" calcext:value-type="float">
            <text:p>0,0006442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38" calcext:value-type="float">
            <text:p>0,00131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017" calcext:value-type="float">
            <text:p>0,00110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238" calcext:value-type="float">
            <text:p>0,001082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8788" calcext:value-type="float">
            <text:p>0,001087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9056" calcext:value-type="float">
            <text:p>0,0006190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723" calcext:value-type="float">
            <text:p>0,00133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0618" calcext:value-type="float">
            <text:p>0,001106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9537" calcext:value-type="float">
            <text:p>0,001095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089" calcext:value-type="float">
            <text:p>0,001160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3818" calcext:value-type="float">
            <text:p>0,0007638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963" calcext:value-type="float">
            <text:p>0,001639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8227" calcext:value-type="float">
            <text:p>0,0019822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028" calcext:value-type="float">
            <text:p>0,00140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576" calcext:value-type="float">
            <text:p>0,001475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999" calcext:value-type="float">
            <text:p>0,000649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447" calcext:value-type="float">
            <text:p>0,00125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6165" calcext:value-type="float">
            <text:p>0,001061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274" calcext:value-type="float">
            <text:p>0,001052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6" calcext:value-type="float">
            <text:p>0,001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19745" calcext:value-type="float">
            <text:p>0,0006197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245" calcext:value-type="float">
            <text:p>0,001202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05503" calcext:value-type="float">
            <text:p>0,001055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446" calcext:value-type="float">
            <text:p>0,001204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62" calcext:value-type="float">
            <text:p>0,0012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07893" calcext:value-type="float">
            <text:p>0,0006078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542" calcext:value-type="float">
            <text:p>0,001385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1792" calcext:value-type="float">
            <text:p>0,002217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929" calcext:value-type="float">
            <text:p>0,001499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619" calcext:value-type="float">
            <text:p>0,00115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5766" calcext:value-type="float">
            <text:p>0,0006457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511" calcext:value-type="float">
            <text:p>0,001315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266" calcext:value-type="float">
            <text:p>0,001142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571" calcext:value-type="float">
            <text:p>0,001165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799" calcext:value-type="float">
            <text:p>0,001147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4328" calcext:value-type="float">
            <text:p>0,000674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4" calcext:value-type="float">
            <text:p>0,0013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218" calcext:value-type="float">
            <text:p>0,00156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2701" calcext:value-type="float">
            <text:p>0,001727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8501" calcext:value-type="float">
            <text:p>0,001785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8221" calcext:value-type="float">
            <text:p>0,0009582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4533" calcext:value-type="float">
            <text:p>0,002145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3611" calcext:value-type="float">
            <text:p>0,00163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302" calcext:value-type="float">
            <text:p>0,002053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317" calcext:value-type="float">
            <text:p>0,00126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0266" calcext:value-type="float">
            <text:p>0,0007202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883" calcext:value-type="float">
            <text:p>0,00143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101" calcext:value-type="float">
            <text:p>0,001261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947" calcext:value-type="float">
            <text:p>0,001239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929" calcext:value-type="float">
            <text:p>0,001229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2169" calcext:value-type="float">
            <text:p>0,0006921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692" calcext:value-type="float">
            <text:p>0,001446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099" calcext:value-type="float">
            <text:p>0,001180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387" calcext:value-type="float">
            <text:p>0,00115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787" calcext:value-type="float">
            <text:p>0,00119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1328" calcext:value-type="float">
            <text:p>0,0007413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62855" calcext:value-type="float">
            <text:p>0,00262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5399" calcext:value-type="float">
            <text:p>0,001653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4963" calcext:value-type="float">
            <text:p>0,001749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433" calcext:value-type="float">
            <text:p>0,001214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4841" calcext:value-type="float">
            <text:p>0,0006748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321" calcext:value-type="float">
            <text:p>0,001353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316" calcext:value-type="float">
            <text:p>0,00118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116" calcext:value-type="float">
            <text:p>0,001201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9413" calcext:value-type="float">
            <text:p>0,00149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227" calcext:value-type="float">
            <text:p>0,001192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334" calcext:value-type="float">
            <text:p>0,00158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314" calcext:value-type="float">
            <text:p>0,00134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417" calcext:value-type="float">
            <text:p>0,00123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405" calcext:value-type="float">
            <text:p>0,001224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667" calcext:value-type="float">
            <text:p>0,000706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442" calcext:value-type="float">
            <text:p>0,001414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814" calcext:value-type="float">
            <text:p>0,00120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872" calcext:value-type="float">
            <text:p>0,001188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422" calcext:value-type="float">
            <text:p>0,00129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66617" calcext:value-type="float">
            <text:p>0,0007666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053" calcext:value-type="float">
            <text:p>0,001520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775" calcext:value-type="float">
            <text:p>0,001217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199" calcext:value-type="float">
            <text:p>0,001231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2" calcext:value-type="float">
            <text:p>0,0011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2438" calcext:value-type="float">
            <text:p>0,000742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516" calcext:value-type="float">
            <text:p>0,00205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4998" calcext:value-type="float">
            <text:p>0,00194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4611" calcext:value-type="float">
            <text:p>0,00154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2875" calcext:value-type="float">
            <text:p>0,001528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4825" calcext:value-type="float">
            <text:p>0,0006848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463" calcext:value-type="float">
            <text:p>0,001324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868" calcext:value-type="float">
            <text:p>0,00117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03" calcext:value-type="float">
            <text:p>0,00117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902" calcext:value-type="float">
            <text:p>0,00118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7848" calcext:value-type="float">
            <text:p>0,0008878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6303" calcext:value-type="float">
            <text:p>0,002263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381" calcext:value-type="float">
            <text:p>0,001443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494" calcext:value-type="float">
            <text:p>0,001214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049" calcext:value-type="float">
            <text:p>0,001200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26766" calcext:value-type="float">
            <text:p>0,0007267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248" calcext:value-type="float">
            <text:p>0,001442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205" calcext:value-type="float">
            <text:p>0,001302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266" calcext:value-type="float">
            <text:p>0,001262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477" calcext:value-type="float">
            <text:p>0,001224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2308" calcext:value-type="float">
            <text:p>0,0007023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251" calcext:value-type="float">
            <text:p>0,00143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692" calcext:value-type="float">
            <text:p>0,00130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025" calcext:value-type="float">
            <text:p>0,00127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345" calcext:value-type="float">
            <text:p>0,001223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7573" calcext:value-type="float">
            <text:p>0,0006775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744" calcext:value-type="float">
            <text:p>0,001387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19" calcext:value-type="float">
            <text:p>0,00118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155" calcext:value-type="float">
            <text:p>0,00116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446" calcext:value-type="float">
            <text:p>0,001294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5277" calcext:value-type="float">
            <text:p>0,0006852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9486" calcext:value-type="float">
            <text:p>0,001594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8" calcext:value-type="float">
            <text:p>0,0012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663" calcext:value-type="float">
            <text:p>0,00124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332" calcext:value-type="float">
            <text:p>0,00121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3728" calcext:value-type="float">
            <text:p>0,0006837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883" calcext:value-type="float">
            <text:p>0,001378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701" calcext:value-type="float">
            <text:p>0,00122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838" calcext:value-type="float">
            <text:p>0,001258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314" calcext:value-type="float">
            <text:p>0,00127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2881" calcext:value-type="float">
            <text:p>0,0007028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874" calcext:value-type="float">
            <text:p>0,001418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312" calcext:value-type="float">
            <text:p>0,001213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112" calcext:value-type="float">
            <text:p>0,001201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045" calcext:value-type="float">
            <text:p>0,001290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6445" calcext:value-type="float">
            <text:p>0,0006864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7764" calcext:value-type="float">
            <text:p>0,00167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5017" calcext:value-type="float">
            <text:p>0,00215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73596" calcext:value-type="float">
            <text:p>0,00173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7674" calcext:value-type="float">
            <text:p>0,00157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7761" calcext:value-type="float">
            <text:p>0,0009577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9391" calcext:value-type="float">
            <text:p>0,001993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496" calcext:value-type="float">
            <text:p>0,00116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464" calcext:value-type="float">
            <text:p>0,00117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765" calcext:value-type="float">
            <text:p>0,00119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6061" calcext:value-type="float">
            <text:p>0,0006760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587" calcext:value-type="float">
            <text:p>0,001385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6273" calcext:value-type="float">
            <text:p>0,00126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8881" calcext:value-type="float">
            <text:p>0,001588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629" calcext:value-type="float">
            <text:p>0,00121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3439" calcext:value-type="float">
            <text:p>0,0007034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412" calcext:value-type="float">
            <text:p>0,001364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393" calcext:value-type="float">
            <text:p>0,00117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994" calcext:value-type="float">
            <text:p>0,00125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136" calcext:value-type="float">
            <text:p>0,00116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932" calcext:value-type="float">
            <text:p>0,000659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858" calcext:value-type="float">
            <text:p>0,001298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326" calcext:value-type="float">
            <text:p>0,0011532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943" calcext:value-type="float">
            <text:p>0,001159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317" calcext:value-type="float">
            <text:p>0,001153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3615" calcext:value-type="float">
            <text:p>0,0006536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931" calcext:value-type="float">
            <text:p>0,001349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288" calcext:value-type="float">
            <text:p>0,00125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473" calcext:value-type="float">
            <text:p>0,001164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164" calcext:value-type="float">
            <text:p>0,001161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8533" calcext:value-type="float">
            <text:p>0,000698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771" calcext:value-type="float">
            <text:p>0,00134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841" calcext:value-type="float">
            <text:p>0,001388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506" calcext:value-type="float">
            <text:p>0,00120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833" calcext:value-type="float">
            <text:p>0,001218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5197" calcext:value-type="float">
            <text:p>0,000645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371" calcext:value-type="float">
            <text:p>0,001293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349" calcext:value-type="float">
            <text:p>0,00117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061" calcext:value-type="float">
            <text:p>0,001140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1949" calcext:value-type="float">
            <text:p>0,001119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51655" calcext:value-type="float">
            <text:p>0,0006516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361" calcext:value-type="float">
            <text:p>0,00137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522" calcext:value-type="float">
            <text:p>0,00115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121" calcext:value-type="float">
            <text:p>0,001151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585" calcext:value-type="float">
            <text:p>0,001165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35765" calcext:value-type="float">
            <text:p>0,0006357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192" calcext:value-type="float">
            <text:p>0,00147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684" calcext:value-type="float">
            <text:p>0,00127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5821" calcext:value-type="float">
            <text:p>0,001558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861" calcext:value-type="float">
            <text:p>0,00218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002" calcext:value-type="float">
            <text:p>0,001220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0365" calcext:value-type="float">
            <text:p>0,002003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843" calcext:value-type="float">
            <text:p>0,001148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57" calcext:value-type="float">
            <text:p>0,00113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141" calcext:value-type="float">
            <text:p>0,00113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8062" calcext:value-type="float">
            <text:p>0,000668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459" calcext:value-type="float">
            <text:p>0,00133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093" calcext:value-type="float">
            <text:p>0,001210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785" calcext:value-type="float">
            <text:p>0,001167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535" calcext:value-type="float">
            <text:p>0,00129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84185" calcext:value-type="float">
            <text:p>0,0008841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7097" calcext:value-type="float">
            <text:p>0,001970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136" calcext:value-type="float">
            <text:p>0,001141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3978" calcext:value-type="float">
            <text:p>0,001139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203" calcext:value-type="float">
            <text:p>0,001182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0031" calcext:value-type="float">
            <text:p>0,0006700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394" calcext:value-type="float">
            <text:p>0,001303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072" calcext:value-type="float">
            <text:p>0,001180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417" calcext:value-type="float">
            <text:p>0,001174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952" calcext:value-type="float">
            <text:p>0,001169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9874" calcext:value-type="float">
            <text:p>0,0006698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142" calcext:value-type="float">
            <text:p>0,00136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274" calcext:value-type="float">
            <text:p>0,001182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196" calcext:value-type="float">
            <text:p>0,00116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667" calcext:value-type="float">
            <text:p>0,001206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7943" calcext:value-type="float">
            <text:p>0,0006779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98" calcext:value-type="float">
            <text:p>0,0013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64" calcext:value-type="float">
            <text:p>0,00116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245" calcext:value-type="float">
            <text:p>0,00123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2819" calcext:value-type="float">
            <text:p>0,00112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368" calcext:value-type="float">
            <text:p>0,000693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246" calcext:value-type="float">
            <text:p>0,001312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189" calcext:value-type="float">
            <text:p>0,00115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4775" calcext:value-type="float">
            <text:p>0,001147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707" calcext:value-type="float">
            <text:p>0,001167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3234" calcext:value-type="float">
            <text:p>0,0008132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845" calcext:value-type="float">
            <text:p>0,001368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104" calcext:value-type="float">
            <text:p>0,001211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179" calcext:value-type="float">
            <text:p>0,001251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476" calcext:value-type="float">
            <text:p>0,00125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5613" calcext:value-type="float">
            <text:p>0,0006856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003" calcext:value-type="float">
            <text:p>0,001350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332" calcext:value-type="float">
            <text:p>0,001223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689" calcext:value-type="float">
            <text:p>0,001186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218" calcext:value-type="float">
            <text:p>0,001212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17855" calcext:value-type="float">
            <text:p>0,0008178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6487" calcext:value-type="float">
            <text:p>0,00186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12657" calcext:value-type="float">
            <text:p>0,002126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717" calcext:value-type="float">
            <text:p>0,001507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0057" calcext:value-type="float">
            <text:p>0,001500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3933" calcext:value-type="float">
            <text:p>0,0006839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061" calcext:value-type="float">
            <text:p>0,001300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966" calcext:value-type="float">
            <text:p>0,00134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996" calcext:value-type="float">
            <text:p>0,00164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263" calcext:value-type="float">
            <text:p>0,001162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42024" calcext:value-type="float">
            <text:p>0,0006420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38" calcext:value-type="float">
            <text:p>0,0013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07" calcext:value-type="float">
            <text:p>0,0013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9321" calcext:value-type="float">
            <text:p>0,001393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676" calcext:value-type="float">
            <text:p>0,001196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2653" calcext:value-type="float">
            <text:p>0,0007026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355" calcext:value-type="float">
            <text:p>0,00136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156" calcext:value-type="float">
            <text:p>0,001221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798" calcext:value-type="float">
            <text:p>0,001207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664" calcext:value-type="float">
            <text:p>0,001226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6103" calcext:value-type="float">
            <text:p>0,0006861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965" calcext:value-type="float">
            <text:p>0,001369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212" calcext:value-type="float">
            <text:p>0,001212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225" calcext:value-type="float">
            <text:p>0,001222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761" calcext:value-type="float">
            <text:p>0,001237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0898" calcext:value-type="float">
            <text:p>0,0007008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612" calcext:value-type="float">
            <text:p>0,001406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39" calcext:value-type="float">
            <text:p>0,00142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3518" calcext:value-type="float">
            <text:p>0,002035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4187" calcext:value-type="float">
            <text:p>0,001841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95386" calcext:value-type="float">
            <text:p>0,000953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1489" calcext:value-type="float">
            <text:p>0,001814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758" calcext:value-type="float">
            <text:p>0,001177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906" calcext:value-type="float">
            <text:p>0,00131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07142" calcext:value-type="float">
            <text:p>0,002071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891469" calcext:value-type="float">
            <text:p>0,0008914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015" calcext:value-type="float">
            <text:p>0,001330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762" calcext:value-type="float">
            <text:p>0,001307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415" calcext:value-type="float">
            <text:p>0,001234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408" calcext:value-type="float">
            <text:p>0,001224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8225" calcext:value-type="float">
            <text:p>0,0007082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726" calcext:value-type="float">
            <text:p>0,001367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922" calcext:value-type="float">
            <text:p>0,00121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411" calcext:value-type="float">
            <text:p>0,001194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321" calcext:value-type="float">
            <text:p>0,001273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3339" calcext:value-type="float">
            <text:p>0,0006933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3636" calcext:value-type="float">
            <text:p>0,001436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7874" calcext:value-type="float">
            <text:p>0,001278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465" calcext:value-type="float">
            <text:p>0,00120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525" calcext:value-type="float">
            <text:p>0,001255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5565" calcext:value-type="float">
            <text:p>0,0006955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3813" calcext:value-type="float">
            <text:p>0,001338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243" calcext:value-type="float">
            <text:p>0,001232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226" calcext:value-type="float">
            <text:p>0,001252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743" calcext:value-type="float">
            <text:p>0,00120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4638" calcext:value-type="float">
            <text:p>0,0006746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7564" calcext:value-type="float">
            <text:p>0,00147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2564" calcext:value-type="float">
            <text:p>0,001325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2569" calcext:value-type="float">
            <text:p>0,001225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755" calcext:value-type="float">
            <text:p>0,001177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6299" calcext:value-type="float">
            <text:p>0,0006962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6193" calcext:value-type="float">
            <text:p>0,001361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947" calcext:value-type="float">
            <text:p>0,00119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801" calcext:value-type="float">
            <text:p>0,001218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928" calcext:value-type="float">
            <text:p>0,001199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7041" calcext:value-type="float">
            <text:p>0,000707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7192" calcext:value-type="float">
            <text:p>0,001371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4245" calcext:value-type="float">
            <text:p>0,001242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526" calcext:value-type="float">
            <text:p>0,001205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6471" calcext:value-type="float">
            <text:p>0,001164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82871" calcext:value-type="float">
            <text:p>0,0006828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1969" calcext:value-type="float">
            <text:p>0,001419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9171" calcext:value-type="float">
            <text:p>0,001291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8597" calcext:value-type="float">
            <text:p>0,001885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221368" calcext:value-type="float">
            <text:p>0,00221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56352" calcext:value-type="float">
            <text:p>0,001563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90929" calcext:value-type="float">
            <text:p>0,001909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363" calcext:value-type="float">
            <text:p>0,001183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109" calcext:value-type="float">
            <text:p>0,00121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5173" calcext:value-type="float">
            <text:p>0,00125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37291" calcext:value-type="float">
            <text:p>0,0007372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2731" calcext:value-type="float">
            <text:p>0,001427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298" calcext:value-type="float">
            <text:p>0,001172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081" calcext:value-type="float">
            <text:p>0,00135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64599" calcext:value-type="float">
            <text:p>0,001645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1705" calcext:value-type="float">
            <text:p>0,0007017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4685" calcext:value-type="float">
            <text:p>0,00144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89766" calcext:value-type="float">
            <text:p>0,001897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141" calcext:value-type="float">
            <text:p>0,001401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348" calcext:value-type="float">
            <text:p>0,001183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3604" calcext:value-type="float">
            <text:p>0,000663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5865" calcext:value-type="float">
            <text:p>0,001358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8648" calcext:value-type="float">
            <text:p>0,001186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5379" calcext:value-type="float">
            <text:p>0,00115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08" calcext:value-type="float">
            <text:p>0,00117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75495" calcext:value-type="float">
            <text:p>0,0006754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1648" calcext:value-type="float">
            <text:p>0,0013164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6516" calcext:value-type="float">
            <text:p>0,001465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1229" calcext:value-type="float">
            <text:p>0,001212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4781" calcext:value-type="float">
            <text:p>0,00134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40999" calcext:value-type="float">
            <text:p>0,0007409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809" calcext:value-type="float">
            <text:p>0,001388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0164" calcext:value-type="float">
            <text:p>0,00130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206" calcext:value-type="float">
            <text:p>0,00120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873" calcext:value-type="float">
            <text:p>0,00117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63716" calcext:value-type="float">
            <text:p>0,0006637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38325" calcext:value-type="float">
            <text:p>0,001383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3296" calcext:value-type="float">
            <text:p>0,001232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131" calcext:value-type="float">
            <text:p>0,001201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744" calcext:value-type="float">
            <text:p>0,001197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701567" calcext:value-type="float">
            <text:p>0,000701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0241" calcext:value-type="float">
            <text:p>0,001402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7829" calcext:value-type="float">
            <text:p>0,001178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20784" calcext:value-type="float">
            <text:p>0,00120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19714" calcext:value-type="float">
            <text:p>0,001197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698401" calcext:value-type="float">
            <text:p>0,0006984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145907" calcext:value-type="float">
            <text:p>0,0014590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675" calcext:value-type="float">
            <text:p>0,001716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641" calcext:value-type="float">
            <text:p>0,00213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6118" calcext:value-type="float">
            <text:p>0,003361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97038" calcext:value-type="float">
            <text:p>0,0008970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5166" calcext:value-type="float">
            <text:p>0,001951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777" calcext:value-type="float">
            <text:p>0,001557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287" calcext:value-type="float">
            <text:p>0,00163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722" calcext:value-type="float">
            <text:p>0,001687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197" calcext:value-type="float">
            <text:p>0,001351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1195" calcext:value-type="float">
            <text:p>0,002511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2348" calcext:value-type="float">
            <text:p>0,001623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026" calcext:value-type="float">
            <text:p>0,001650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602" calcext:value-type="float">
            <text:p>0,00164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3873" calcext:value-type="float">
            <text:p>0,0008338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397" calcext:value-type="float">
            <text:p>0,00188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77" calcext:value-type="float">
            <text:p>0,00178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9332" calcext:value-type="float">
            <text:p>0,001993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657" calcext:value-type="float">
            <text:p>0,001516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4622" calcext:value-type="float">
            <text:p>0,001246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6368" calcext:value-type="float">
            <text:p>0,002463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3107" calcext:value-type="float">
            <text:p>0,002031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0017" calcext:value-type="float">
            <text:p>0,00240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032" calcext:value-type="float">
            <text:p>0,001510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1804" calcext:value-type="float">
            <text:p>0,000741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083" calcext:value-type="float">
            <text:p>0,00175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4459" calcext:value-type="float">
            <text:p>0,00244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888" calcext:value-type="float">
            <text:p>0,001768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5957" calcext:value-type="float">
            <text:p>0,002559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6543" calcext:value-type="float">
            <text:p>0,0007965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697" calcext:value-type="float">
            <text:p>0,001706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269" calcext:value-type="float">
            <text:p>0,001402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484" calcext:value-type="float">
            <text:p>0,001424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455" calcext:value-type="float">
            <text:p>0,001404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02595" calcext:value-type="float">
            <text:p>0,0009025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233" calcext:value-type="float">
            <text:p>0,001782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462" calcext:value-type="float">
            <text:p>0,00139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193" calcext:value-type="float">
            <text:p>0,00159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853" calcext:value-type="float">
            <text:p>0,001508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9446" calcext:value-type="float">
            <text:p>0,0007794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342" calcext:value-type="float">
            <text:p>0,001713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182" calcext:value-type="float">
            <text:p>0,00145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464" calcext:value-type="float">
            <text:p>0,001434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432" calcext:value-type="float">
            <text:p>0,001434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3036" calcext:value-type="float">
            <text:p>0,0008430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209" calcext:value-type="float">
            <text:p>0,001842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629" calcext:value-type="float">
            <text:p>0,001406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826" calcext:value-type="float">
            <text:p>0,001388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219" calcext:value-type="float">
            <text:p>0,001432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14907" calcext:value-type="float">
            <text:p>0,0009149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492" calcext:value-type="float">
            <text:p>0,00176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089" calcext:value-type="float">
            <text:p>0,00145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721" calcext:value-type="float">
            <text:p>0,001447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335" calcext:value-type="float">
            <text:p>0,001433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9466" calcext:value-type="float">
            <text:p>0,0007594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317" calcext:value-type="float">
            <text:p>0,00172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539" calcext:value-type="float">
            <text:p>0,00143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487" calcext:value-type="float">
            <text:p>0,001414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812" calcext:value-type="float">
            <text:p>0,001448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259" calcext:value-type="float">
            <text:p>0,000752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024" calcext:value-type="float">
            <text:p>0,00172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39" calcext:value-type="float">
            <text:p>0,0018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0568" calcext:value-type="float">
            <text:p>0,00240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781" calcext:value-type="float">
            <text:p>0,002317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1316" calcext:value-type="float">
            <text:p>0,0009313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4323" calcext:value-type="float">
            <text:p>0,002843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35" calcext:value-type="float">
            <text:p>0,00163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12" calcext:value-type="float">
            <text:p>0,0015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074" calcext:value-type="float">
            <text:p>0,001530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9354" calcext:value-type="float">
            <text:p>0,0007893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573" calcext:value-type="float">
            <text:p>0,002125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851" calcext:value-type="float">
            <text:p>0,001668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7115" calcext:value-type="float">
            <text:p>0,002271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832" calcext:value-type="float">
            <text:p>0,001468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4722" calcext:value-type="float">
            <text:p>0,0009747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894" calcext:value-type="float">
            <text:p>0,001788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366" calcext:value-type="float">
            <text:p>0,00146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496" calcext:value-type="float">
            <text:p>0,00147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617" calcext:value-type="float">
            <text:p>0,001406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9425" calcext:value-type="float">
            <text:p>0,0008694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085" calcext:value-type="float">
            <text:p>0,00186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237" calcext:value-type="float">
            <text:p>0,001642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082" calcext:value-type="float">
            <text:p>0,00157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461" calcext:value-type="float">
            <text:p>0,001444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0718" calcext:value-type="float">
            <text:p>0,000807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154" calcext:value-type="float">
            <text:p>0,001751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345" calcext:value-type="float">
            <text:p>0,00149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009" calcext:value-type="float">
            <text:p>0,001410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264" calcext:value-type="float">
            <text:p>0,001402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3296" calcext:value-type="float">
            <text:p>0,0007432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145" calcext:value-type="float">
            <text:p>0,001861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102" calcext:value-type="float">
            <text:p>0,001551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167" calcext:value-type="float">
            <text:p>0,0014516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381" calcext:value-type="float">
            <text:p>0,001513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2119" calcext:value-type="float">
            <text:p>0,0007521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936" calcext:value-type="float">
            <text:p>0,001729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797" calcext:value-type="float">
            <text:p>0,00141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972" calcext:value-type="float">
            <text:p>0,001389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207" calcext:value-type="float">
            <text:p>0,001492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32817" calcext:value-type="float">
            <text:p>0,0008328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8601" calcext:value-type="float">
            <text:p>0,003086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8898" calcext:value-type="float">
            <text:p>0,002088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395" calcext:value-type="float">
            <text:p>0,001403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412" calcext:value-type="float">
            <text:p>0,001394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8594" calcext:value-type="float">
            <text:p>0,0007385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5872" calcext:value-type="float">
            <text:p>0,002158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455" calcext:value-type="float">
            <text:p>0,001904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976" calcext:value-type="float">
            <text:p>0,001399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468" calcext:value-type="float">
            <text:p>0,00153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7053" calcext:value-type="float">
            <text:p>0,000767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135" calcext:value-type="float">
            <text:p>0,001711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139" calcext:value-type="float">
            <text:p>0,001401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402" calcext:value-type="float">
            <text:p>0,001594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428" calcext:value-type="float">
            <text:p>0,001454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9681" calcext:value-type="float">
            <text:p>0,0007596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17" calcext:value-type="float">
            <text:p>0,0018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903" calcext:value-type="float">
            <text:p>0,00151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794" calcext:value-type="float">
            <text:p>0,00150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683" calcext:value-type="float">
            <text:p>0,001446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6894" calcext:value-type="float">
            <text:p>0,0007568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249" calcext:value-type="float">
            <text:p>0,001912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484" calcext:value-type="float">
            <text:p>0,00212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0898" calcext:value-type="float">
            <text:p>0,00250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0147" calcext:value-type="float">
            <text:p>0,00250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6262" calcext:value-type="float">
            <text:p>0,0007862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573" calcext:value-type="float">
            <text:p>0,001685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908" calcext:value-type="float">
            <text:p>0,00165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5678" calcext:value-type="float">
            <text:p>0,00275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174" calcext:value-type="float">
            <text:p>0,001401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12337" calcext:value-type="float">
            <text:p>0,0008123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801" calcext:value-type="float">
            <text:p>0,001858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494" calcext:value-type="float">
            <text:p>0,00140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33" calcext:value-type="float">
            <text:p>0,0014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618" calcext:value-type="float">
            <text:p>0,001596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7619" calcext:value-type="float">
            <text:p>0,0007676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7" calcext:value-type="float">
            <text:p>0,0017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197" calcext:value-type="float">
            <text:p>0,001461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588" calcext:value-type="float">
            <text:p>0,00148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644" calcext:value-type="float">
            <text:p>0,001446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1515" calcext:value-type="float">
            <text:p>0,0007615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458" calcext:value-type="float">
            <text:p>0,00170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041" calcext:value-type="float">
            <text:p>0,001520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058" calcext:value-type="float">
            <text:p>0,001400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989" calcext:value-type="float">
            <text:p>0,001389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5448" calcext:value-type="float">
            <text:p>0,000755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142" calcext:value-type="float">
            <text:p>0,00201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878" calcext:value-type="float">
            <text:p>0,00160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094" calcext:value-type="float">
            <text:p>0,00146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921" calcext:value-type="float">
            <text:p>0,001439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3193" calcext:value-type="float">
            <text:p>0,0007731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381" calcext:value-type="float">
            <text:p>0,001703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672" calcext:value-type="float">
            <text:p>0,001406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2" calcext:value-type="float">
            <text:p>0,001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283" calcext:value-type="float">
            <text:p>0,001402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4405" calcext:value-type="float">
            <text:p>0,0007444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102" calcext:value-type="float">
            <text:p>0,001671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581" calcext:value-type="float">
            <text:p>0,001405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082" calcext:value-type="float">
            <text:p>0,001600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677" calcext:value-type="float">
            <text:p>0,00178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741" calcext:value-type="float">
            <text:p>0,000937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13336" calcext:value-type="float">
            <text:p>0,00313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1071" calcext:value-type="float">
            <text:p>0,002110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294" calcext:value-type="float">
            <text:p>0,001402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43" calcext:value-type="float">
            <text:p>0,00141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4941" calcext:value-type="float">
            <text:p>0,0007549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911" calcext:value-type="float">
            <text:p>0,001699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878" calcext:value-type="float">
            <text:p>0,001418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18" calcext:value-type="float">
            <text:p>0,00139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1179" calcext:value-type="float">
            <text:p>0,00181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0145" calcext:value-type="float">
            <text:p>0,0007601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253" calcext:value-type="float">
            <text:p>0,001802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915" calcext:value-type="float">
            <text:p>0,0017091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7709" calcext:value-type="float">
            <text:p>0,002177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627" calcext:value-type="float">
            <text:p>0,001446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4725" calcext:value-type="float">
            <text:p>0,0007447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128" calcext:value-type="float">
            <text:p>0,001741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489" calcext:value-type="float">
            <text:p>0,001444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633" calcext:value-type="float">
            <text:p>0,001436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327" calcext:value-type="float">
            <text:p>0,001613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20964" calcext:value-type="float">
            <text:p>0,0009209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1745" calcext:value-type="float">
            <text:p>0,002017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494" calcext:value-type="float">
            <text:p>0,001514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127" calcext:value-type="float">
            <text:p>0,001541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233" calcext:value-type="float">
            <text:p>0,001492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1575" calcext:value-type="float">
            <text:p>0,0007415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35" calcext:value-type="float">
            <text:p>0,001693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998" calcext:value-type="float">
            <text:p>0,00140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251" calcext:value-type="float">
            <text:p>0,001452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071" calcext:value-type="float">
            <text:p>0,001400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621" calcext:value-type="float">
            <text:p>0,000736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5889" calcext:value-type="float">
            <text:p>0,001958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19" calcext:value-type="float">
            <text:p>0,00145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822" calcext:value-type="float">
            <text:p>0,001488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521" calcext:value-type="float">
            <text:p>0,00146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4765" calcext:value-type="float">
            <text:p>0,0007847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9806" calcext:value-type="float">
            <text:p>0,00179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655" calcext:value-type="float">
            <text:p>0,00186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3923" calcext:value-type="float">
            <text:p>0,002739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6339" calcext:value-type="float">
            <text:p>0,002263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9782" calcext:value-type="float">
            <text:p>0,0007597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663" calcext:value-type="float">
            <text:p>0,00171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354" calcext:value-type="float">
            <text:p>0,001393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665" calcext:value-type="float">
            <text:p>0,00138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097" calcext:value-type="float">
            <text:p>0,001380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7742" calcext:value-type="float">
            <text:p>0,0007777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0723" calcext:value-type="float">
            <text:p>0,002607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57" calcext:value-type="float">
            <text:p>0,0014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986" calcext:value-type="float">
            <text:p>0,001379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456" calcext:value-type="float">
            <text:p>0,001394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6757" calcext:value-type="float">
            <text:p>0,0007467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024" calcext:value-type="float">
            <text:p>0,00170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755" calcext:value-type="float">
            <text:p>0,00138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737" calcext:value-type="float">
            <text:p>0,001407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05" calcext:value-type="float">
            <text:p>0,00139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3068" calcext:value-type="float">
            <text:p>0,0007630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915" calcext:value-type="float">
            <text:p>0,001659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309" calcext:value-type="float">
            <text:p>0,001393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6" calcext:value-type="float">
            <text:p>0,0013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172" calcext:value-type="float">
            <text:p>0,001651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36531" calcext:value-type="float">
            <text:p>0,0009365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2683" calcext:value-type="float">
            <text:p>0,00282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2496" calcext:value-type="float">
            <text:p>0,002124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43" calcext:value-type="float">
            <text:p>0,0013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535" calcext:value-type="float">
            <text:p>0,00139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415" calcext:value-type="float">
            <text:p>0,00074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113" calcext:value-type="float">
            <text:p>0,00167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006" calcext:value-type="float">
            <text:p>0,001370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097" calcext:value-type="float">
            <text:p>0,00175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5188" calcext:value-type="float">
            <text:p>0,00225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6663" calcext:value-type="float">
            <text:p>0,0007866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139" calcext:value-type="float">
            <text:p>0,001721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817" calcext:value-type="float">
            <text:p>0,001458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951" calcext:value-type="float">
            <text:p>0,001429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352" calcext:value-type="float">
            <text:p>0,0013635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8261" calcext:value-type="float">
            <text:p>0,0007382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537" calcext:value-type="float">
            <text:p>0,001665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33" calcext:value-type="float">
            <text:p>0,0013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519" calcext:value-type="float">
            <text:p>0,00136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235" calcext:value-type="float">
            <text:p>0,001392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3279" calcext:value-type="float">
            <text:p>0,0007632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503" calcext:value-type="float">
            <text:p>0,00168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539" calcext:value-type="float">
            <text:p>0,001375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155" calcext:value-type="float">
            <text:p>0,001361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524" calcext:value-type="float">
            <text:p>0,00137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6954" calcext:value-type="float">
            <text:p>0,0008469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975" calcext:value-type="float">
            <text:p>0,00188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801" calcext:value-type="float">
            <text:p>0,001378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025" calcext:value-type="float">
            <text:p>0,001380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826" calcext:value-type="float">
            <text:p>0,001388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9679" calcext:value-type="float">
            <text:p>0,0007396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487" calcext:value-type="float">
            <text:p>0,00185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522" calcext:value-type="float">
            <text:p>0,00141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647" calcext:value-type="float">
            <text:p>0,00131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0482" calcext:value-type="float">
            <text:p>0,001304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1885" calcext:value-type="float">
            <text:p>0,0007118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255" calcext:value-type="float">
            <text:p>0,00158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69" calcext:value-type="float">
            <text:p>0,0013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2161" calcext:value-type="float">
            <text:p>0,001321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621" calcext:value-type="float">
            <text:p>0,00161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87" calcext:value-type="float">
            <text:p>0,00171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798" calcext:value-type="float">
            <text:p>0,00287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131" calcext:value-type="float">
            <text:p>0,001521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1471" calcext:value-type="float">
            <text:p>0,002414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159" calcext:value-type="float">
            <text:p>0,00145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9533" calcext:value-type="float">
            <text:p>0,0007695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656" calcext:value-type="float">
            <text:p>0,001706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852" calcext:value-type="float">
            <text:p>0,001448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306" calcext:value-type="float">
            <text:p>0,001503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098" calcext:value-type="float">
            <text:p>0,001450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0853" calcext:value-type="float">
            <text:p>0,0007208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416" calcext:value-type="float">
            <text:p>0,001714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751" calcext:value-type="float">
            <text:p>0,001417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503" calcext:value-type="float">
            <text:p>0,001455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825" calcext:value-type="float">
            <text:p>0,0014882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3234" calcext:value-type="float">
            <text:p>0,0007832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757" calcext:value-type="float">
            <text:p>0,00177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638" calcext:value-type="float">
            <text:p>0,001456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513" calcext:value-type="float">
            <text:p>0,00140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732" calcext:value-type="float">
            <text:p>0,001427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0769" calcext:value-type="float">
            <text:p>0,0007607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854" calcext:value-type="float">
            <text:p>0,001878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024" calcext:value-type="float">
            <text:p>0,00146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257" calcext:value-type="float">
            <text:p>0,001512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591" calcext:value-type="float">
            <text:p>0,001595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299" calcext:value-type="float">
            <text:p>0,000782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943" calcext:value-type="float">
            <text:p>0,001749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764" calcext:value-type="float">
            <text:p>0,001437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577" calcext:value-type="float">
            <text:p>0,001465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462" calcext:value-type="float">
            <text:p>0,00146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3605" calcext:value-type="float">
            <text:p>0,00076360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198" calcext:value-type="float">
            <text:p>0,001781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248" calcext:value-type="float">
            <text:p>0,001392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465" calcext:value-type="float">
            <text:p>0,001744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955" calcext:value-type="float">
            <text:p>0,001919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579" calcext:value-type="float">
            <text:p>0,001405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9669" calcext:value-type="float">
            <text:p>0,00289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106" calcext:value-type="float">
            <text:p>0,0019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305" calcext:value-type="float">
            <text:p>0,001423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9311" calcext:value-type="float">
            <text:p>0,001493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9214" calcext:value-type="float">
            <text:p>0,0007392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163" calcext:value-type="float">
            <text:p>0,001741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281" calcext:value-type="float">
            <text:p>0,00145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287" calcext:value-type="float">
            <text:p>0,001612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803" calcext:value-type="float">
            <text:p>0,001458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6028" calcext:value-type="float">
            <text:p>0,000736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843" calcext:value-type="float">
            <text:p>0,001688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969" calcext:value-type="float">
            <text:p>0,001439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4882" calcext:value-type="float">
            <text:p>0,00234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449" calcext:value-type="float">
            <text:p>0,00188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9408" calcext:value-type="float">
            <text:p>0,0007694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4832" calcext:value-type="float">
            <text:p>0,001748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477" calcext:value-type="float">
            <text:p>0,001474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669" calcext:value-type="float">
            <text:p>0,001476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687" calcext:value-type="float">
            <text:p>0,00152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1254" calcext:value-type="float">
            <text:p>0,000841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888" calcext:value-type="float">
            <text:p>0,00187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024" calcext:value-type="float">
            <text:p>0,001600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375" calcext:value-type="float">
            <text:p>0,00163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27" calcext:value-type="float">
            <text:p>0,00154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5622" calcext:value-type="float">
            <text:p>0,0007556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888" calcext:value-type="float">
            <text:p>0,001718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644" calcext:value-type="float">
            <text:p>0,00144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292" calcext:value-type="float">
            <text:p>0,001452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615" calcext:value-type="float">
            <text:p>0,00145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3744" calcext:value-type="float">
            <text:p>0,0007537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646" calcext:value-type="float">
            <text:p>0,00163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58" calcext:value-type="float">
            <text:p>0,00182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143" calcext:value-type="float">
            <text:p>0,00156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7313" calcext:value-type="float">
            <text:p>0,001773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6079" calcext:value-type="float">
            <text:p>0,001060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79284" calcext:value-type="float">
            <text:p>0,002792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5011" calcext:value-type="float">
            <text:p>0,002050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8498" calcext:value-type="float">
            <text:p>0,00138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399" calcext:value-type="float">
            <text:p>0,00142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7294" calcext:value-type="float">
            <text:p>0,0007872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64" calcext:value-type="float">
            <text:p>0,0017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6366" calcext:value-type="float">
            <text:p>0,001363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437" calcext:value-type="float">
            <text:p>0,001354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4134" calcext:value-type="float">
            <text:p>0,001341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43596" calcext:value-type="float">
            <text:p>0,0008435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8843" calcext:value-type="float">
            <text:p>0,002188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0569" calcext:value-type="float">
            <text:p>0,001805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095" calcext:value-type="float">
            <text:p>0,00137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374" calcext:value-type="float">
            <text:p>0,00137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3484" calcext:value-type="float">
            <text:p>0,0007634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118" calcext:value-type="float">
            <text:p>0,001661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966" calcext:value-type="float">
            <text:p>0,001379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981" calcext:value-type="float">
            <text:p>0,001379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227" calcext:value-type="float">
            <text:p>0,00139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67369" calcext:value-type="float">
            <text:p>0,0007673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685" calcext:value-type="float">
            <text:p>0,001976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53" calcext:value-type="float">
            <text:p>0,0017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6048" calcext:value-type="float">
            <text:p>0,001660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682" calcext:value-type="float">
            <text:p>0,001486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15336" calcext:value-type="float">
            <text:p>0,0007153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9908" calcext:value-type="float">
            <text:p>0,00169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4771" calcext:value-type="float">
            <text:p>0,001347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13" calcext:value-type="float">
            <text:p>0,00135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687" calcext:value-type="float">
            <text:p>0,001446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342" calcext:value-type="float">
            <text:p>0,000783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5567" calcext:value-type="float">
            <text:p>0,001855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4005" calcext:value-type="float">
            <text:p>0,001540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7974" calcext:value-type="float">
            <text:p>0,00147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468" calcext:value-type="float">
            <text:p>0,001464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9017" calcext:value-type="float">
            <text:p>0,000790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665" calcext:value-type="float">
            <text:p>0,0017266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0808" calcext:value-type="float">
            <text:p>0,001408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8829" calcext:value-type="float">
            <text:p>0,00148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953" calcext:value-type="float">
            <text:p>0,001569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8563" calcext:value-type="float">
            <text:p>0,0007785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764" calcext:value-type="float">
            <text:p>0,001877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2772" calcext:value-type="float">
            <text:p>0,00172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1028" calcext:value-type="float">
            <text:p>0,00171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3" calcext:value-type="float">
            <text:p>0,0015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86901" calcext:value-type="float">
            <text:p>0,0008869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611" calcext:value-type="float">
            <text:p>0,00204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3763" calcext:value-type="float">
            <text:p>0,001637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30347" calcext:value-type="float">
            <text:p>0,003303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66951" calcext:value-type="float">
            <text:p>0,00266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5134" calcext:value-type="float">
            <text:p>0,000951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2482" calcext:value-type="float">
            <text:p>0,00324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8738" calcext:value-type="float">
            <text:p>0,0012873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045" calcext:value-type="float">
            <text:p>0,001440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8678" calcext:value-type="float">
            <text:p>0,00198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52558" calcext:value-type="float">
            <text:p>0,0007525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236" calcext:value-type="float">
            <text:p>0,001832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28" calcext:value-type="float">
            <text:p>0,0015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3893" calcext:value-type="float">
            <text:p>0,001438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535" calcext:value-type="float">
            <text:p>0,001645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72163" calcext:value-type="float">
            <text:p>0,0008721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6615" calcext:value-type="float">
            <text:p>0,002066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9892" calcext:value-type="float">
            <text:p>0,001398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57119" calcext:value-type="float">
            <text:p>0,00257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80629" calcext:value-type="float">
            <text:p>0,002806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8122" calcext:value-type="float">
            <text:p>0,000981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995" calcext:value-type="float">
            <text:p>0,00190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3452" calcext:value-type="float">
            <text:p>0,00153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26" calcext:value-type="float">
            <text:p>0,00167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4349" calcext:value-type="float">
            <text:p>0,002043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43342" calcext:value-type="float">
            <text:p>0,0009433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7687" calcext:value-type="float">
            <text:p>0,001976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799" calcext:value-type="float">
            <text:p>0,002227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659" calcext:value-type="float">
            <text:p>0,001596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4908" calcext:value-type="float">
            <text:p>0,002149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864996" calcext:value-type="float">
            <text:p>0,0008649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0674" calcext:value-type="float">
            <text:p>0,001706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324" calcext:value-type="float">
            <text:p>0,001413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0552" calcext:value-type="float">
            <text:p>0,001305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241" calcext:value-type="float">
            <text:p>0,00146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77138" calcext:value-type="float">
            <text:p>0,000977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13496" calcext:value-type="float">
            <text:p>0,002134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0453" calcext:value-type="float">
            <text:p>0,001904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646" calcext:value-type="float">
            <text:p>0,001846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615" calcext:value-type="float">
            <text:p>0,00183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88288" calcext:value-type="float">
            <text:p>0,0007882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07083" calcext:value-type="float">
            <text:p>0,002070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314" calcext:value-type="float">
            <text:p>0,00158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459" calcext:value-type="float">
            <text:p>0,001554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36" calcext:value-type="float">
            <text:p>0,00157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33523" calcext:value-type="float">
            <text:p>0,0007335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8108" calcext:value-type="float">
            <text:p>0,001881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5244" calcext:value-type="float">
            <text:p>0,001652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12" calcext:value-type="float">
            <text:p>0,00178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0854" calcext:value-type="float">
            <text:p>0,002208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085" calcext:value-type="float">
            <text:p>0,00151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99159" calcext:value-type="float">
            <text:p>0,002991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861" calcext:value-type="float">
            <text:p>0,001458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7476" calcext:value-type="float">
            <text:p>0,001574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108" calcext:value-type="float">
            <text:p>0,001681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0654" calcext:value-type="float">
            <text:p>0,0007206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2811" calcext:value-type="float">
            <text:p>0,00182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355" calcext:value-type="float">
            <text:p>0,001503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6154" calcext:value-type="float">
            <text:p>0,001461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431" calcext:value-type="float">
            <text:p>0,001414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01309" calcext:value-type="float">
            <text:p>0,001013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22645" calcext:value-type="float">
            <text:p>0,002226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4188" calcext:value-type="float">
            <text:p>0,001341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4843" calcext:value-type="float">
            <text:p>0,001348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685" calcext:value-type="float">
            <text:p>0,00131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3848" calcext:value-type="float">
            <text:p>0,0006638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278" calcext:value-type="float">
            <text:p>0,001562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097" calcext:value-type="float">
            <text:p>0,00131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079" calcext:value-type="float">
            <text:p>0,00130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0864" calcext:value-type="float">
            <text:p>0,00130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87413" calcext:value-type="float">
            <text:p>0,0006874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8255" calcext:value-type="float">
            <text:p>0,001782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5752" calcext:value-type="float">
            <text:p>0,00135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506" calcext:value-type="float">
            <text:p>0,001335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1173" calcext:value-type="float">
            <text:p>0,00141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7266" calcext:value-type="float">
            <text:p>0,0006772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622" calcext:value-type="float">
            <text:p>0,00158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646" calcext:value-type="float">
            <text:p>0,00131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814" calcext:value-type="float">
            <text:p>0,001338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5859" calcext:value-type="float">
            <text:p>0,00145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93393" calcext:value-type="float">
            <text:p>0,0006933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791" calcext:value-type="float">
            <text:p>0,001567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875" calcext:value-type="float">
            <text:p>0,001338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2969" calcext:value-type="float">
            <text:p>0,00132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1289" calcext:value-type="float">
            <text:p>0,001312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4677" calcext:value-type="float">
            <text:p>0,0006746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0611" calcext:value-type="float">
            <text:p>0,00160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562" calcext:value-type="float">
            <text:p>0,00137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7282" calcext:value-type="float">
            <text:p>0,001372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774" calcext:value-type="float">
            <text:p>0,001567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911015" calcext:value-type="float">
            <text:p>0,0009110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303871" calcext:value-type="float">
            <text:p>0,003038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92903" calcext:value-type="float">
            <text:p>0,001929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29548" calcext:value-type="float">
            <text:p>0,00129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0511" calcext:value-type="float">
            <text:p>0,0013051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41366" calcext:value-type="float">
            <text:p>0,0006413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1324" calcext:value-type="float">
            <text:p>0,001613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1665" calcext:value-type="float">
            <text:p>0,002316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4568" calcext:value-type="float">
            <text:p>0,001445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382" calcext:value-type="float">
            <text:p>0,00184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3839" calcext:value-type="float">
            <text:p>0,0006738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5319" calcext:value-type="float">
            <text:p>0,001753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1316" calcext:value-type="float">
            <text:p>0,001513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0876" calcext:value-type="float">
            <text:p>0,001508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621" calcext:value-type="float">
            <text:p>0,001526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61028" calcext:value-type="float">
            <text:p>0,0006610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7989" calcext:value-type="float">
            <text:p>0,001879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2881" calcext:value-type="float">
            <text:p>0,00152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832" calcext:value-type="float">
            <text:p>0,001648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6314" calcext:value-type="float">
            <text:p>0,001563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22899" calcext:value-type="float">
            <text:p>0,0007228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33611" calcext:value-type="float">
            <text:p>0,002336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3054" calcext:value-type="float">
            <text:p>0,001830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76587" calcext:value-type="float">
            <text:p>0,001765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8983" calcext:value-type="float">
            <text:p>0,00158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777012" calcext:value-type="float">
            <text:p>0,0007770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987" calcext:value-type="float">
            <text:p>0,00159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33961" calcext:value-type="float">
            <text:p>0,00133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55977" calcext:value-type="float">
            <text:p>0,001559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242393" calcext:value-type="float">
            <text:p>0,0024239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58563" calcext:value-type="float">
            <text:p>0,0006585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84538" calcext:value-type="float">
            <text:p>0,001845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7577" calcext:value-type="float">
            <text:p>0,00167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4772" calcext:value-type="float">
            <text:p>0,001647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42227" calcext:value-type="float">
            <text:p>0,001422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0674883" calcext:value-type="float">
            <text:p>0,0006748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2500" calcext:value-type="float">
            <text:p>12500</text:p>
          </table:table-cell>
          <table:table-cell office:value-type="float" office:value="0.00168805" calcext:value-type="float">
            <text:p>0,00168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098" calcext:value-type="float">
            <text:p>0,002270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862" calcext:value-type="float">
            <text:p>0,001758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967" calcext:value-type="float">
            <text:p>0,001699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9885" calcext:value-type="float">
            <text:p>0,0007898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041" calcext:value-type="float">
            <text:p>0,001880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865" calcext:value-type="float">
            <text:p>0,001718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02" calcext:value-type="float">
            <text:p>0,0016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748" calcext:value-type="float">
            <text:p>0,001747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3671" calcext:value-type="float">
            <text:p>0,0007936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771" calcext:value-type="float">
            <text:p>0,00216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869" calcext:value-type="float">
            <text:p>0,00173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835" calcext:value-type="float">
            <text:p>0,001868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324" calcext:value-type="float">
            <text:p>0,00174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0206" calcext:value-type="float">
            <text:p>0,0008202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917" calcext:value-type="float">
            <text:p>0,001869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922" calcext:value-type="float">
            <text:p>0,001719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447" calcext:value-type="float">
            <text:p>0,001654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26" calcext:value-type="float">
            <text:p>0,00170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1949" calcext:value-type="float">
            <text:p>0,0007819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477" calcext:value-type="float">
            <text:p>0,00196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814" calcext:value-type="float">
            <text:p>0,00224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0142" calcext:value-type="float">
            <text:p>0,003201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419" calcext:value-type="float">
            <text:p>0,0024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258" calcext:value-type="float">
            <text:p>0,000802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712" calcext:value-type="float">
            <text:p>0,00187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282" calcext:value-type="float">
            <text:p>0,001712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92" calcext:value-type="float">
            <text:p>0,0016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961" calcext:value-type="float">
            <text:p>0,001829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9433" calcext:value-type="float">
            <text:p>0,001094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862" calcext:value-type="float">
            <text:p>0,002278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377" calcext:value-type="float">
            <text:p>0,001853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186" calcext:value-type="float">
            <text:p>0,00261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416" calcext:value-type="float">
            <text:p>0,001934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2225" calcext:value-type="float">
            <text:p>0,0008122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433" calcext:value-type="float">
            <text:p>0,001894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646" calcext:value-type="float">
            <text:p>0,001696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314" calcext:value-type="float">
            <text:p>0,0017031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8" calcext:value-type="float">
            <text:p>0,0018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757" calcext:value-type="float">
            <text:p>0,001167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277" calcext:value-type="float">
            <text:p>0,001972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608" calcext:value-type="float">
            <text:p>0,001706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435" calcext:value-type="float">
            <text:p>0,001784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014" calcext:value-type="float">
            <text:p>0,001710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3451" calcext:value-type="float">
            <text:p>0,0007834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334" calcext:value-type="float">
            <text:p>0,001863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703" calcext:value-type="float">
            <text:p>0,00169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851" calcext:value-type="float">
            <text:p>0,001688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24" calcext:value-type="float">
            <text:p>0,0016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756" calcext:value-type="float">
            <text:p>0,00076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088" calcext:value-type="float">
            <text:p>0,001850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472" calcext:value-type="float">
            <text:p>0,001684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361" calcext:value-type="float">
            <text:p>0,001673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9429" calcext:value-type="float">
            <text:p>0,001994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46032" calcext:value-type="float">
            <text:p>0,00146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9881" calcext:value-type="float">
            <text:p>0,00289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907" calcext:value-type="float">
            <text:p>0,002039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874" calcext:value-type="float">
            <text:p>0,001698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215" calcext:value-type="float">
            <text:p>0,001672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042" calcext:value-type="float">
            <text:p>0,000800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9" calcext:value-type="float">
            <text:p>0,0018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209" calcext:value-type="float">
            <text:p>0,001822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9345" calcext:value-type="float">
            <text:p>0,002993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253" calcext:value-type="float">
            <text:p>0,001762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6963" calcext:value-type="float">
            <text:p>0,0007969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564" calcext:value-type="float">
            <text:p>0,001885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004" calcext:value-type="float">
            <text:p>0,001750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56" calcext:value-type="float">
            <text:p>0,00174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435" calcext:value-type="float">
            <text:p>0,00171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254" calcext:value-type="float">
            <text:p>0,00077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451" calcext:value-type="float">
            <text:p>0,001834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563" calcext:value-type="float">
            <text:p>0,001695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664" calcext:value-type="float">
            <text:p>0,001846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158" calcext:value-type="float">
            <text:p>0,00168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0834" calcext:value-type="float">
            <text:p>0,0008208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577" calcext:value-type="float">
            <text:p>0,00198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785" calcext:value-type="float">
            <text:p>0,00175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628" calcext:value-type="float">
            <text:p>0,00169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6292" calcext:value-type="float">
            <text:p>0,0016629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2872" calcext:value-type="float">
            <text:p>0,0007828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88" calcext:value-type="float">
            <text:p>0,001848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185" calcext:value-type="float">
            <text:p>0,00169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949" calcext:value-type="float">
            <text:p>0,00173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516" calcext:value-type="float">
            <text:p>0,002295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21033" calcext:value-type="float">
            <text:p>0,001210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9111" calcext:value-type="float">
            <text:p>0,003991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631" calcext:value-type="float">
            <text:p>0,002166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665" calcext:value-type="float">
            <text:p>0,001976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267" calcext:value-type="float">
            <text:p>0,00183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77437" calcext:value-type="float">
            <text:p>0,0008774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9695" calcext:value-type="float">
            <text:p>0,003296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337" calcext:value-type="float">
            <text:p>0,001763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47" calcext:value-type="float">
            <text:p>0,00171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675" calcext:value-type="float">
            <text:p>0,001696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8927" calcext:value-type="float">
            <text:p>0,0007989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458" calcext:value-type="float">
            <text:p>0,001854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747" calcext:value-type="float">
            <text:p>0,00181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223" calcext:value-type="float">
            <text:p>0,001832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018" calcext:value-type="float">
            <text:p>0,001720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6378" calcext:value-type="float">
            <text:p>0,0008263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806" calcext:value-type="float">
            <text:p>0,001948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345" calcext:value-type="float">
            <text:p>0,001743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554" calcext:value-type="float">
            <text:p>0,001715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577" calcext:value-type="float">
            <text:p>0,00178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5743" calcext:value-type="float">
            <text:p>0,0009157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679" calcext:value-type="float">
            <text:p>0,00326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32" calcext:value-type="float">
            <text:p>0,00252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8" calcext:value-type="float">
            <text:p>0,0023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9983" calcext:value-type="float">
            <text:p>0,003199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5587" calcext:value-type="float">
            <text:p>0,0009155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012" calcext:value-type="float">
            <text:p>0,00208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645" calcext:value-type="float">
            <text:p>0,001916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261" calcext:value-type="float">
            <text:p>0,001892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173" calcext:value-type="float">
            <text:p>0,001821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947" calcext:value-type="float">
            <text:p>0,001119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1901" calcext:value-type="float">
            <text:p>0,002319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493" calcext:value-type="float">
            <text:p>0,002184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094" calcext:value-type="float">
            <text:p>0,002020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402" calcext:value-type="float">
            <text:p>0,001794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9992" calcext:value-type="float">
            <text:p>0,0008499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092" calcext:value-type="float">
            <text:p>0,001980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392" calcext:value-type="float">
            <text:p>0,001833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491" calcext:value-type="float">
            <text:p>0,001744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58" calcext:value-type="float">
            <text:p>0,0018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0655" calcext:value-type="float">
            <text:p>0,0008906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585" calcext:value-type="float">
            <text:p>0,002165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164" calcext:value-type="float">
            <text:p>0,00196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317" calcext:value-type="float">
            <text:p>0,001883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619" calcext:value-type="float">
            <text:p>0,001866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9923" calcext:value-type="float">
            <text:p>0,0009499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9592" calcext:value-type="float">
            <text:p>0,002095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895" calcext:value-type="float">
            <text:p>0,0018489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622" calcext:value-type="float">
            <text:p>0,00180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45" calcext:value-type="float">
            <text:p>0,00178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23427" calcext:value-type="float">
            <text:p>0,0009234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93259" calcext:value-type="float">
            <text:p>0,003932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1729" calcext:value-type="float">
            <text:p>0,0030172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0509" calcext:value-type="float">
            <text:p>0,00200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391" calcext:value-type="float">
            <text:p>0,001953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74434" calcext:value-type="float">
            <text:p>0,0009744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761" calcext:value-type="float">
            <text:p>0,002227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2606" calcext:value-type="float">
            <text:p>0,002526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2887" calcext:value-type="float">
            <text:p>0,002228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29819" calcext:value-type="float">
            <text:p>0,003298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3775" calcext:value-type="float">
            <text:p>0,0009137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547" calcext:value-type="float">
            <text:p>0,002075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264" calcext:value-type="float">
            <text:p>0,001832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286" calcext:value-type="float">
            <text:p>0,001782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531" calcext:value-type="float">
            <text:p>0,00194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343" calcext:value-type="float">
            <text:p>0,000903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047" calcext:value-type="float">
            <text:p>0,00211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057" calcext:value-type="float">
            <text:p>0,00198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413" calcext:value-type="float">
            <text:p>0,001964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158" calcext:value-type="float">
            <text:p>0,00187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2415" calcext:value-type="float">
            <text:p>0,0009124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64" calcext:value-type="float">
            <text:p>0,002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462" calcext:value-type="float">
            <text:p>0,00183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363" calcext:value-type="float">
            <text:p>0,001833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669" calcext:value-type="float">
            <text:p>0,001826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8769" calcext:value-type="float">
            <text:p>0,0008987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715" calcext:value-type="float">
            <text:p>0,0024671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4866" calcext:value-type="float">
            <text:p>0,00348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4639" calcext:value-type="float">
            <text:p>0,002946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8879" calcext:value-type="float">
            <text:p>0,002088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5925" calcext:value-type="float">
            <text:p>0,0008359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526" calcext:value-type="float">
            <text:p>0,001945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314" calcext:value-type="float">
            <text:p>0,001713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31" calcext:value-type="float">
            <text:p>0,0016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716" calcext:value-type="float">
            <text:p>0,001717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4348" calcext:value-type="float">
            <text:p>0,0008443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4222" calcext:value-type="float">
            <text:p>0,00234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522" calcext:value-type="float">
            <text:p>0,001715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496" calcext:value-type="float">
            <text:p>0,001744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894" calcext:value-type="float">
            <text:p>0,001708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3567" calcext:value-type="float">
            <text:p>0,0007935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354" calcext:value-type="float">
            <text:p>0,001843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018" calcext:value-type="float">
            <text:p>0,00169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252" calcext:value-type="float">
            <text:p>0,001672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355" calcext:value-type="float">
            <text:p>0,001693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1006" calcext:value-type="float">
            <text:p>0,0008110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501" calcext:value-type="float">
            <text:p>0,001865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018" calcext:value-type="float">
            <text:p>0,001710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425" calcext:value-type="float">
            <text:p>0,001774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914" calcext:value-type="float">
            <text:p>0,002539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09129" calcext:value-type="float">
            <text:p>0,0009091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005" calcext:value-type="float">
            <text:p>0,002370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224" calcext:value-type="float">
            <text:p>0,00229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511" calcext:value-type="float">
            <text:p>0,001685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465" calcext:value-type="float">
            <text:p>0,001674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1503" calcext:value-type="float">
            <text:p>0,00089150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305" calcext:value-type="float">
            <text:p>0,002493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797" calcext:value-type="float">
            <text:p>0,001807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08" calcext:value-type="float">
            <text:p>0,0018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997" calcext:value-type="float">
            <text:p>0,001869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1842" calcext:value-type="float">
            <text:p>0,0008818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83" calcext:value-type="float">
            <text:p>0,00195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806" calcext:value-type="float">
            <text:p>0,00171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341" calcext:value-type="float">
            <text:p>0,001673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602" calcext:value-type="float">
            <text:p>0,001686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8542" calcext:value-type="float">
            <text:p>0,0007985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614" calcext:value-type="float">
            <text:p>0,00185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384" calcext:value-type="float">
            <text:p>0,001733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004" calcext:value-type="float">
            <text:p>0,001710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53" calcext:value-type="float">
            <text:p>0,001715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1253" calcext:value-type="float">
            <text:p>0,0008012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514" calcext:value-type="float">
            <text:p>0,001845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74" calcext:value-type="float">
            <text:p>0,00169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485" calcext:value-type="float">
            <text:p>0,001774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383" calcext:value-type="float">
            <text:p>0,001713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8936" calcext:value-type="float">
            <text:p>0,0007889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839" calcext:value-type="float">
            <text:p>0,00189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584" calcext:value-type="float">
            <text:p>0,001695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126" calcext:value-type="float">
            <text:p>0,001701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365" calcext:value-type="float">
            <text:p>0,001683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3096" calcext:value-type="float">
            <text:p>0,00077309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903" calcext:value-type="float">
            <text:p>0,001919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825" calcext:value-type="float">
            <text:p>0,00171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298" calcext:value-type="float">
            <text:p>0,002192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1622" calcext:value-type="float">
            <text:p>0,002816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34459" calcext:value-type="float">
            <text:p>0,0008344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9453" calcext:value-type="float">
            <text:p>0,002294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233" calcext:value-type="float">
            <text:p>0,002182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833" calcext:value-type="float">
            <text:p>0,002158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0366" calcext:value-type="float">
            <text:p>0,002103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0021" calcext:value-type="float">
            <text:p>0,0007600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1767" calcext:value-type="float">
            <text:p>0,00211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078" calcext:value-type="float">
            <text:p>0,0018507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193" calcext:value-type="float">
            <text:p>0,001691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963" calcext:value-type="float">
            <text:p>0,0025196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769" calcext:value-type="float">
            <text:p>0,001167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908" calcext:value-type="float">
            <text:p>0,001909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641" calcext:value-type="float">
            <text:p>0,001716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043" calcext:value-type="float">
            <text:p>0,001680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816" calcext:value-type="float">
            <text:p>0,00165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2899" calcext:value-type="float">
            <text:p>0,0008128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077" calcext:value-type="float">
            <text:p>0,001840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301" calcext:value-type="float">
            <text:p>0,001883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5329" calcext:value-type="float">
            <text:p>0,00175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51" calcext:value-type="float">
            <text:p>0,00170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2824" calcext:value-type="float">
            <text:p>0,0008028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492" calcext:value-type="float">
            <text:p>0,001904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182" calcext:value-type="float">
            <text:p>0,001651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169" calcext:value-type="float">
            <text:p>0,001651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3859" calcext:value-type="float">
            <text:p>0,00163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6449" calcext:value-type="float">
            <text:p>0,000764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396" calcext:value-type="float">
            <text:p>0,00197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72" calcext:value-type="float">
            <text:p>0,0016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6205" calcext:value-type="float">
            <text:p>0,00166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59" calcext:value-type="float">
            <text:p>0,0016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1935" calcext:value-type="float">
            <text:p>0,0008219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123" calcext:value-type="float">
            <text:p>0,001841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067" calcext:value-type="float">
            <text:p>0,0022006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3309" calcext:value-type="float">
            <text:p>0,002533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437" calcext:value-type="float">
            <text:p>0,00213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1032" calcext:value-type="float">
            <text:p>0,001110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144" calcext:value-type="float">
            <text:p>0,002251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914" calcext:value-type="float">
            <text:p>0,001709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205" calcext:value-type="float">
            <text:p>0,001672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613" calcext:value-type="float">
            <text:p>0,00238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5474" calcext:value-type="float">
            <text:p>0,001054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389" calcext:value-type="float">
            <text:p>0,002163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223" calcext:value-type="float">
            <text:p>0,001722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065" calcext:value-type="float">
            <text:p>0,00169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818" calcext:value-type="float">
            <text:p>0,001658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1382" calcext:value-type="float">
            <text:p>0,0007913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402" calcext:value-type="float">
            <text:p>0,001884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306" calcext:value-type="float">
            <text:p>0,001693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15" calcext:value-type="float">
            <text:p>0,00165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939" calcext:value-type="float">
            <text:p>0,001709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4582" calcext:value-type="float">
            <text:p>0,0007945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771" calcext:value-type="float">
            <text:p>0,001917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421" calcext:value-type="float">
            <text:p>0,001684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541" calcext:value-type="float">
            <text:p>0,001735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166" calcext:value-type="float">
            <text:p>0,00170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704" calcext:value-type="float">
            <text:p>0,000817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719" calcext:value-type="float">
            <text:p>0,002047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713" calcext:value-type="float">
            <text:p>0,001677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085" calcext:value-type="float">
            <text:p>0,001680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844" calcext:value-type="float">
            <text:p>0,0016984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8561" calcext:value-type="float">
            <text:p>0,00079856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977" calcext:value-type="float">
            <text:p>0,00187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5783" calcext:value-type="float">
            <text:p>0,001657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482" calcext:value-type="float">
            <text:p>0,00170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816" calcext:value-type="float">
            <text:p>0,0016981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0988" calcext:value-type="float">
            <text:p>0,000780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51" calcext:value-type="float">
            <text:p>0,0019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3466" calcext:value-type="float">
            <text:p>0,00273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8638" calcext:value-type="float">
            <text:p>0,003186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577" calcext:value-type="float">
            <text:p>0,001715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1673" calcext:value-type="float">
            <text:p>0,0007816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63" calcext:value-type="float">
            <text:p>0,00186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6714" calcext:value-type="float">
            <text:p>0,001667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493" calcext:value-type="float">
            <text:p>0,001744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186" calcext:value-type="float">
            <text:p>0,00173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4954" calcext:value-type="float">
            <text:p>0,0007949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251" calcext:value-type="float">
            <text:p>0,002412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4122" calcext:value-type="float">
            <text:p>0,002041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44" calcext:value-type="float">
            <text:p>0,00178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6222" calcext:value-type="float">
            <text:p>0,00296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0883" calcext:value-type="float">
            <text:p>0,0007808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285" calcext:value-type="float">
            <text:p>0,001912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305" calcext:value-type="float">
            <text:p>0,001973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7738" calcext:value-type="float">
            <text:p>0,001977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237" calcext:value-type="float">
            <text:p>0,00198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7536" calcext:value-type="float">
            <text:p>0,001175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466089" calcext:value-type="float">
            <text:p>0,004660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2859" calcext:value-type="float">
            <text:p>0,002428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05" calcext:value-type="float">
            <text:p>0,0019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4951" calcext:value-type="float">
            <text:p>0,001949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5852" calcext:value-type="float">
            <text:p>0,0007858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0767" calcext:value-type="float">
            <text:p>0,002207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359" calcext:value-type="float">
            <text:p>0,002273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377" calcext:value-type="float">
            <text:p>0,0027737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276" calcext:value-type="float">
            <text:p>0,00213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8432" calcext:value-type="float">
            <text:p>0,001384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361" calcext:value-type="float">
            <text:p>0,001923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757" calcext:value-type="float">
            <text:p>0,001767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49" calcext:value-type="float">
            <text:p>0,00169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524" calcext:value-type="float">
            <text:p>0,001695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7062" calcext:value-type="float">
            <text:p>0,0007770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466" calcext:value-type="float">
            <text:p>0,00188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745" calcext:value-type="float">
            <text:p>0,001707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172" calcext:value-type="float">
            <text:p>0,001691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569" calcext:value-type="float">
            <text:p>0,001745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8483" calcext:value-type="float">
            <text:p>0,0008284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152" calcext:value-type="float">
            <text:p>0,0018715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362" calcext:value-type="float">
            <text:p>0,001703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882" calcext:value-type="float">
            <text:p>0,001678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23" calcext:value-type="float">
            <text:p>0,00169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0824" calcext:value-type="float">
            <text:p>0,0007908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5" calcext:value-type="float">
            <text:p>0,0018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572" calcext:value-type="float">
            <text:p>0,001705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033" calcext:value-type="float">
            <text:p>0,001670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159" calcext:value-type="float">
            <text:p>0,00168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3838" calcext:value-type="float">
            <text:p>0,0008238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9914" calcext:value-type="float">
            <text:p>0,0029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3769" calcext:value-type="float">
            <text:p>0,002037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9364" calcext:value-type="float">
            <text:p>0,002593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069" calcext:value-type="float">
            <text:p>0,001680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6618" calcext:value-type="float">
            <text:p>0,000896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068" calcext:value-type="float">
            <text:p>0,002280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146" calcext:value-type="float">
            <text:p>0,002131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5206" calcext:value-type="float">
            <text:p>0,00225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61909" calcext:value-type="float">
            <text:p>0,00361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40492" calcext:value-type="float">
            <text:p>0,0009404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7857" calcext:value-type="float">
            <text:p>0,002378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8428" calcext:value-type="float">
            <text:p>0,002184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4837" calcext:value-type="float">
            <text:p>0,002248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538" calcext:value-type="float">
            <text:p>0,002215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4435" calcext:value-type="float">
            <text:p>0,0008944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6538" calcext:value-type="float">
            <text:p>0,002365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5087" calcext:value-type="float">
            <text:p>0,002150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6031" calcext:value-type="float">
            <text:p>0,002160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138" calcext:value-type="float">
            <text:p>0,002213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2787" calcext:value-type="float">
            <text:p>0,0008427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725" calcext:value-type="float">
            <text:p>0,002272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3899" calcext:value-type="float">
            <text:p>0,0022389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7065" calcext:value-type="float">
            <text:p>0,0021706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6691" calcext:value-type="float">
            <text:p>0,00246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122" calcext:value-type="float">
            <text:p>0,001721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619" calcext:value-type="float">
            <text:p>0,00276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776" calcext:value-type="float">
            <text:p>0,001907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2378" calcext:value-type="float">
            <text:p>0,00182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296" calcext:value-type="float">
            <text:p>0,0018129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94438" calcext:value-type="float">
            <text:p>0,000894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2292" calcext:value-type="float">
            <text:p>0,00232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046" calcext:value-type="float">
            <text:p>0,00183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1426" calcext:value-type="float">
            <text:p>0,00271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5624" calcext:value-type="float">
            <text:p>0,001956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6988" calcext:value-type="float">
            <text:p>0,0008469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92" calcext:value-type="float">
            <text:p>0,001929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785" calcext:value-type="float">
            <text:p>0,001687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9663" calcext:value-type="float">
            <text:p>0,00179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312" calcext:value-type="float">
            <text:p>0,00169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8228" calcext:value-type="float">
            <text:p>0,0007982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958" calcext:value-type="float">
            <text:p>0,001919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464" calcext:value-type="float">
            <text:p>0,001764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385" calcext:value-type="float">
            <text:p>0,001743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551" calcext:value-type="float">
            <text:p>0,001775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8876" calcext:value-type="float">
            <text:p>0,000888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838" calcext:value-type="float">
            <text:p>0,00308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847" calcext:value-type="float">
            <text:p>0,00238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5524" calcext:value-type="float">
            <text:p>0,00235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871" calcext:value-type="float">
            <text:p>0,00168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3487" calcext:value-type="float">
            <text:p>0,0007834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04" calcext:value-type="float">
            <text:p>0,0018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5669" calcext:value-type="float">
            <text:p>0,00205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378" calcext:value-type="float">
            <text:p>0,001693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9342" calcext:value-type="float">
            <text:p>0,002493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9207" calcext:value-type="float">
            <text:p>0,0008192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6869" calcext:value-type="float">
            <text:p>0,00196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562" calcext:value-type="float">
            <text:p>0,001735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426" calcext:value-type="float">
            <text:p>0,0017242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312" calcext:value-type="float">
            <text:p>0,0016931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3299" calcext:value-type="float">
            <text:p>0,0007832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396" calcext:value-type="float">
            <text:p>0,001863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001" calcext:value-type="float">
            <text:p>0,001710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7146" calcext:value-type="float">
            <text:p>0,001671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4" calcext:value-type="float">
            <text:p>0,0016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6597" calcext:value-type="float">
            <text:p>0,0007965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1219" calcext:value-type="float">
            <text:p>0,0019121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412" calcext:value-type="float">
            <text:p>0,001724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071" calcext:value-type="float">
            <text:p>0,0017407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746" calcext:value-type="float">
            <text:p>0,001727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5645" calcext:value-type="float">
            <text:p>0,0007956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794" calcext:value-type="float">
            <text:p>0,001907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17" calcext:value-type="float">
            <text:p>0,00170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628" calcext:value-type="float">
            <text:p>0,00168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64" calcext:value-type="float">
            <text:p>0,00168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5092" calcext:value-type="float">
            <text:p>0,0008250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6629" calcext:value-type="float">
            <text:p>0,003066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5371" calcext:value-type="float">
            <text:p>0,002853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7994" calcext:value-type="float">
            <text:p>0,002679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917" calcext:value-type="float">
            <text:p>0,002149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1977" calcext:value-type="float">
            <text:p>0,0008419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7717" calcext:value-type="float">
            <text:p>0,002577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303" calcext:value-type="float">
            <text:p>0,001903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6969" calcext:value-type="float">
            <text:p>0,002269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566" calcext:value-type="float">
            <text:p>0,002135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5244" calcext:value-type="float">
            <text:p>0,0008152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596" calcext:value-type="float">
            <text:p>0,0023059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088" calcext:value-type="float">
            <text:p>0,002120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7711" calcext:value-type="float">
            <text:p>0,002077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8927" calcext:value-type="float">
            <text:p>0,001989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5388" calcext:value-type="float">
            <text:p>0,0007953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447" calcext:value-type="float">
            <text:p>0,00228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88" calcext:value-type="float">
            <text:p>0,00212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0784" calcext:value-type="float">
            <text:p>0,00180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739" calcext:value-type="float">
            <text:p>0,001897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09891" calcext:value-type="float">
            <text:p>0,00080989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085" calcext:value-type="float">
            <text:p>0,00230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609" calcext:value-type="float">
            <text:p>0,001896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663" calcext:value-type="float">
            <text:p>0,001716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677" calcext:value-type="float">
            <text:p>0,001786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34822" calcext:value-type="float">
            <text:p>0,0009348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0232" calcext:value-type="float">
            <text:p>0,00202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469" calcext:value-type="float">
            <text:p>0,001734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8899" calcext:value-type="float">
            <text:p>0,001788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7575" calcext:value-type="float">
            <text:p>0,001775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03955" calcext:value-type="float">
            <text:p>0,001039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51113" calcext:value-type="float">
            <text:p>0,002511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5052" calcext:value-type="float">
            <text:p>0,00350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12999" calcext:value-type="float">
            <text:p>0,003129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956" calcext:value-type="float">
            <text:p>0,0021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86216" calcext:value-type="float">
            <text:p>0,0007862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498" calcext:value-type="float">
            <text:p>0,002284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2652" calcext:value-type="float">
            <text:p>0,002126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4375" calcext:value-type="float">
            <text:p>0,002143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1083" calcext:value-type="float">
            <text:p>0,00181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44801" calcext:value-type="float">
            <text:p>0,0008448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302142" calcext:value-type="float">
            <text:p>0,003021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32" calcext:value-type="float">
            <text:p>0,0016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1234" calcext:value-type="float">
            <text:p>0,001712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04" calcext:value-type="float">
            <text:p>0,00170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6521" calcext:value-type="float">
            <text:p>0,00079652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3297" calcext:value-type="float">
            <text:p>0,001832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372" calcext:value-type="float">
            <text:p>0,00173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7195" calcext:value-type="float">
            <text:p>0,001871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35" calcext:value-type="float">
            <text:p>0,0017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2254" calcext:value-type="float">
            <text:p>0,0009122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2445" calcext:value-type="float">
            <text:p>0,00192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575" calcext:value-type="float">
            <text:p>0,001745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2531" calcext:value-type="float">
            <text:p>0,001725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784" calcext:value-type="float">
            <text:p>0,0016878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9768" calcext:value-type="float">
            <text:p>0,000797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4437" calcext:value-type="float">
            <text:p>0,001844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441" calcext:value-type="float">
            <text:p>0,0017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946" calcext:value-type="float">
            <text:p>0,001689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508" calcext:value-type="float">
            <text:p>0,00170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775747" calcext:value-type="float">
            <text:p>0,0007757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9613" calcext:value-type="float">
            <text:p>0,00189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536" calcext:value-type="float">
            <text:p>0,001695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6399" calcext:value-type="float">
            <text:p>0,0018639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65131" calcext:value-type="float">
            <text:p>0,002651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447" calcext:value-type="float">
            <text:p>0,001694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41757" calcext:value-type="float">
            <text:p>0,002417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709" calcext:value-type="float">
            <text:p>0,001707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845" calcext:value-type="float">
            <text:p>0,00170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765" calcext:value-type="float">
            <text:p>0,00170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16798" calcext:value-type="float">
            <text:p>0,001167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30997" calcext:value-type="float">
            <text:p>0,002309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03" calcext:value-type="float">
            <text:p>0,00188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138" calcext:value-type="float">
            <text:p>0,0016913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0132" calcext:value-type="float">
            <text:p>0,001701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12114" calcext:value-type="float">
            <text:p>0,0008121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8397" calcext:value-type="float">
            <text:p>0,0018839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9959" calcext:value-type="float">
            <text:p>0,00169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519" calcext:value-type="float">
            <text:p>0,001685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68262" calcext:value-type="float">
            <text:p>0,001682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821322" calcext:value-type="float">
            <text:p>0,0008213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85742" calcext:value-type="float">
            <text:p>0,001857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76958" calcext:value-type="float">
            <text:p>0,001769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28784" calcext:value-type="float">
            <text:p>0,002287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8201" calcext:value-type="float">
            <text:p>0,002882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37642" calcext:value-type="float">
            <text:p>0,0013764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89833" calcext:value-type="float">
            <text:p>0,002898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3344" calcext:value-type="float">
            <text:p>0,001933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77149" calcext:value-type="float">
            <text:p>0,002771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190883" calcext:value-type="float">
            <text:p>0,001908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0913967" calcext:value-type="float">
            <text:p>0,0009139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5000" calcext:value-type="float">
            <text:p>15000</text:p>
          </table:table-cell>
          <table:table-cell office:value-type="float" office:value="0.00213229" calcext:value-type="float">
            <text:p>0,002132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445" calcext:value-type="float">
            <text:p>0,0025844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3786" calcext:value-type="float">
            <text:p>0,0026378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869" calcext:value-type="float">
            <text:p>0,002748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9183" calcext:value-type="float">
            <text:p>0,001091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4455" calcext:value-type="float">
            <text:p>0,002644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541" calcext:value-type="float">
            <text:p>0,00222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103" calcext:value-type="float">
            <text:p>0,0021010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141" calcext:value-type="float">
            <text:p>0,002161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844" calcext:value-type="float">
            <text:p>0,0010084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658" calcext:value-type="float">
            <text:p>0,002486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846" calcext:value-type="float">
            <text:p>0,002128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153" calcext:value-type="float">
            <text:p>0,002091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71" calcext:value-type="float">
            <text:p>0,0020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0148" calcext:value-type="float">
            <text:p>0,0009501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549" calcext:value-type="float">
            <text:p>0,002175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235" calcext:value-type="float">
            <text:p>0,0020723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387" calcext:value-type="float">
            <text:p>0,002033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633" calcext:value-type="float">
            <text:p>0,0023863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1565" calcext:value-type="float">
            <text:p>0,001115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4182" calcext:value-type="float">
            <text:p>0,003441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3463" calcext:value-type="float">
            <text:p>0,002834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856" calcext:value-type="float">
            <text:p>0,00210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024" calcext:value-type="float">
            <text:p>0,002150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1393" calcext:value-type="float">
            <text:p>0,0009513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995" calcext:value-type="float">
            <text:p>0,002399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836" calcext:value-type="float">
            <text:p>0,00224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9" calcext:value-type="float">
            <text:p>0,0022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8" calcext:value-type="float">
            <text:p>0,0021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3963" calcext:value-type="float">
            <text:p>0,001239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7206" calcext:value-type="float">
            <text:p>0,002972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809" calcext:value-type="float">
            <text:p>0,002188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996" calcext:value-type="float">
            <text:p>0,002529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762" calcext:value-type="float">
            <text:p>0,00238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7863" calcext:value-type="float">
            <text:p>0,001078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066" calcext:value-type="float">
            <text:p>0,00271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443" calcext:value-type="float">
            <text:p>0,0023844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049" calcext:value-type="float">
            <text:p>0,0027004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498" calcext:value-type="float">
            <text:p>0,002414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9546" calcext:value-type="float">
            <text:p>0,0009195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837" calcext:value-type="float">
            <text:p>0,002178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339" calcext:value-type="float">
            <text:p>0,002093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423" calcext:value-type="float">
            <text:p>0,002084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862" calcext:value-type="float">
            <text:p>0,002098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83118" calcext:value-type="float">
            <text:p>0,0008831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646" calcext:value-type="float">
            <text:p>0,002336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7532" calcext:value-type="float">
            <text:p>0,00377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4451" calcext:value-type="float">
            <text:p>0,002844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946" calcext:value-type="float">
            <text:p>0,002269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7192" calcext:value-type="float">
            <text:p>0,0009171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869" calcext:value-type="float">
            <text:p>0,002308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281" calcext:value-type="float">
            <text:p>0,002102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9609" calcext:value-type="float">
            <text:p>0,003196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672" calcext:value-type="float">
            <text:p>0,002136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257" calcext:value-type="float">
            <text:p>0,000942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044" calcext:value-type="float">
            <text:p>0,0022404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417" calcext:value-type="float">
            <text:p>0,002094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741" calcext:value-type="float">
            <text:p>0,00206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798" calcext:value-type="float">
            <text:p>0,002067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0236" calcext:value-type="float">
            <text:p>0,0009102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257" calcext:value-type="float">
            <text:p>0,002252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669" calcext:value-type="float">
            <text:p>0,002296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439" calcext:value-type="float">
            <text:p>0,00206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859" calcext:value-type="float">
            <text:p>0,002168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5488" calcext:value-type="float">
            <text:p>0,00097548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603" calcext:value-type="float">
            <text:p>0,002166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844" calcext:value-type="float">
            <text:p>0,002108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998" calcext:value-type="float">
            <text:p>0,002139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168" calcext:value-type="float">
            <text:p>0,002051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6473" calcext:value-type="float">
            <text:p>0,00092647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572" calcext:value-type="float">
            <text:p>0,00237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617" calcext:value-type="float">
            <text:p>0,002066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1" calcext:value-type="float">
            <text:p>0,0020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915" calcext:value-type="float">
            <text:p>0,002509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9659" calcext:value-type="float">
            <text:p>0,001696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0464" calcext:value-type="float">
            <text:p>0,003904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6257" calcext:value-type="float">
            <text:p>0,003562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675" calcext:value-type="float">
            <text:p>0,0025567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969" calcext:value-type="float">
            <text:p>0,0024196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165" calcext:value-type="float">
            <text:p>0,001041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518" calcext:value-type="float">
            <text:p>0,002235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772" calcext:value-type="float">
            <text:p>0,002417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9834" calcext:value-type="float">
            <text:p>0,002798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102" calcext:value-type="float">
            <text:p>0,002501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2723" calcext:value-type="float">
            <text:p>0,0009127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358" calcext:value-type="float">
            <text:p>0,002213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482" calcext:value-type="float">
            <text:p>0,00208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615" calcext:value-type="float">
            <text:p>0,002376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508" calcext:value-type="float">
            <text:p>0,00271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659" calcext:value-type="float">
            <text:p>0,001146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0811" calcext:value-type="float">
            <text:p>0,002908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192" calcext:value-type="float">
            <text:p>0,002121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823" calcext:value-type="float">
            <text:p>0,002078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628" calcext:value-type="float">
            <text:p>0,002066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777" calcext:value-type="float">
            <text:p>0,000917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295" calcext:value-type="float">
            <text:p>0,00245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614" calcext:value-type="float">
            <text:p>0,002086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694" calcext:value-type="float">
            <text:p>0,002206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1351" calcext:value-type="float">
            <text:p>0,0032135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2543" calcext:value-type="float">
            <text:p>0,001325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487" calcext:value-type="float">
            <text:p>0,002884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677" calcext:value-type="float">
            <text:p>0,002586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524" calcext:value-type="float">
            <text:p>0,0024852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7" calcext:value-type="float">
            <text:p>0,0025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3724" calcext:value-type="float">
            <text:p>0,00091372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71" calcext:value-type="float">
            <text:p>0,00272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61" calcext:value-type="float">
            <text:p>0,00250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329" calcext:value-type="float">
            <text:p>0,00263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157" calcext:value-type="float">
            <text:p>0,002601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0054" calcext:value-type="float">
            <text:p>0,0009300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975" calcext:value-type="float">
            <text:p>0,0026297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991" calcext:value-type="float">
            <text:p>0,002609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8088" calcext:value-type="float">
            <text:p>0,002780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9954" calcext:value-type="float">
            <text:p>0,00349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786" calcext:value-type="float">
            <text:p>0,001127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0977" calcext:value-type="float">
            <text:p>0,002609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52" calcext:value-type="float">
            <text:p>0,00207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133" calcext:value-type="float">
            <text:p>0,002071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423" calcext:value-type="float">
            <text:p>0,00207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81299" calcext:value-type="float">
            <text:p>0,0008812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7657" calcext:value-type="float">
            <text:p>0,002776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3437" calcext:value-type="float">
            <text:p>0,003234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828" calcext:value-type="float">
            <text:p>0,002178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434" calcext:value-type="float">
            <text:p>0,002114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30587" calcext:value-type="float">
            <text:p>0,0009305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021" calcext:value-type="float">
            <text:p>0,002250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451" calcext:value-type="float">
            <text:p>0,002114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405" calcext:value-type="float">
            <text:p>0,002134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931" calcext:value-type="float">
            <text:p>0,00210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1077" calcext:value-type="float">
            <text:p>0,0009510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864" calcext:value-type="float">
            <text:p>0,002228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114" calcext:value-type="float">
            <text:p>0,002181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604" calcext:value-type="float">
            <text:p>0,002056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258" calcext:value-type="float">
            <text:p>0,002052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53126" calcext:value-type="float">
            <text:p>0,00095312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058" calcext:value-type="float">
            <text:p>0,002370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364" calcext:value-type="float">
            <text:p>0,002133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479" calcext:value-type="float">
            <text:p>0,002094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695" calcext:value-type="float">
            <text:p>0,0020669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04709" calcext:value-type="float">
            <text:p>0,0009047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9447" calcext:value-type="float">
            <text:p>0,002894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29391" calcext:value-type="float">
            <text:p>0,00429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4482" calcext:value-type="float">
            <text:p>0,003144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159" calcext:value-type="float">
            <text:p>0,002101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934" calcext:value-type="float">
            <text:p>0,00139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356" calcext:value-type="float">
            <text:p>0,00383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144" calcext:value-type="float">
            <text:p>0,002351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33" calcext:value-type="float">
            <text:p>0,002273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382" calcext:value-type="float">
            <text:p>0,002393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447" calcext:value-type="float">
            <text:p>0,001014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787" calcext:value-type="float">
            <text:p>0,002427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393" calcext:value-type="float">
            <text:p>0,00241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119" calcext:value-type="float">
            <text:p>0,002291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1449" calcext:value-type="float">
            <text:p>0,00271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252" calcext:value-type="float">
            <text:p>0,002392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4426" calcext:value-type="float">
            <text:p>0,0038442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932" calcext:value-type="float">
            <text:p>0,002279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634" calcext:value-type="float">
            <text:p>0,002386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7517" calcext:value-type="float">
            <text:p>0,003375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8448" calcext:value-type="float">
            <text:p>0,0009884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173" calcext:value-type="float">
            <text:p>0,0024117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214" calcext:value-type="float">
            <text:p>0,002432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41" calcext:value-type="float">
            <text:p>0,00262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226" calcext:value-type="float">
            <text:p>0,0022122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7734" calcext:value-type="float">
            <text:p>0,0009777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772" calcext:value-type="float">
            <text:p>0,00225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854" calcext:value-type="float">
            <text:p>0,00203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647" calcext:value-type="float">
            <text:p>0,0020964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447" calcext:value-type="float">
            <text:p>0,00206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779" calcext:value-type="float">
            <text:p>0,00117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863" calcext:value-type="float">
            <text:p>0,0027586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05" calcext:value-type="float">
            <text:p>0,002210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873" calcext:value-type="float">
            <text:p>0,00218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685" calcext:value-type="float">
            <text:p>0,002236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4" calcext:value-type="float">
            <text:p>0,0010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569" calcext:value-type="float">
            <text:p>0,002295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553" calcext:value-type="float">
            <text:p>0,002155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174" calcext:value-type="float">
            <text:p>0,00224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056" calcext:value-type="float">
            <text:p>0,002610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91279" calcext:value-type="float">
            <text:p>0,001912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4784" calcext:value-type="float">
            <text:p>0,003947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334" calcext:value-type="float">
            <text:p>0,002213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498" calcext:value-type="float">
            <text:p>0,002214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642" calcext:value-type="float">
            <text:p>0,0021864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2513" calcext:value-type="float">
            <text:p>0,0009825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2704" calcext:value-type="float">
            <text:p>0,00292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3755" calcext:value-type="float">
            <text:p>0,0032375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2623" calcext:value-type="float">
            <text:p>0,003326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5332" calcext:value-type="float">
            <text:p>0,0030533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8181" calcext:value-type="float">
            <text:p>0,0009481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493" calcext:value-type="float">
            <text:p>0,002364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633" calcext:value-type="float">
            <text:p>0,00221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466" calcext:value-type="float">
            <text:p>0,002694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814" calcext:value-type="float">
            <text:p>0,002628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646" calcext:value-type="float">
            <text:p>0,001066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6267" calcext:value-type="float">
            <text:p>0,002962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297" calcext:value-type="float">
            <text:p>0,002702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794" calcext:value-type="float">
            <text:p>0,002307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754" calcext:value-type="float">
            <text:p>0,00261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20856" calcext:value-type="float">
            <text:p>0,001208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4466" calcext:value-type="float">
            <text:p>0,003444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1224" calcext:value-type="float">
            <text:p>0,003012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323" calcext:value-type="float">
            <text:p>0,0027332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062" calcext:value-type="float">
            <text:p>0,002500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2346" calcext:value-type="float">
            <text:p>0,0009423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734" calcext:value-type="float">
            <text:p>0,0022773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351" calcext:value-type="float">
            <text:p>0,002593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0209" calcext:value-type="float">
            <text:p>0,00210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931" calcext:value-type="float">
            <text:p>0,002219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74243" calcext:value-type="float">
            <text:p>0,0017424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445" calcext:value-type="float">
            <text:p>0,002314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909" calcext:value-type="float">
            <text:p>0,0020690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1678" calcext:value-type="float">
            <text:p>0,002016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603" calcext:value-type="float">
            <text:p>0,002056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27419" calcext:value-type="float">
            <text:p>0,00092741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609" calcext:value-type="float">
            <text:p>0,002386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452" calcext:value-type="float">
            <text:p>0,0021645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966" calcext:value-type="float">
            <text:p>0,002399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909" calcext:value-type="float">
            <text:p>0,002059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3004" calcext:value-type="float">
            <text:p>0,000943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242" calcext:value-type="float">
            <text:p>0,00223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106" calcext:value-type="float">
            <text:p>0,00209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596" calcext:value-type="float">
            <text:p>0,002095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508" calcext:value-type="float">
            <text:p>0,002095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902" calcext:value-type="float">
            <text:p>0,001039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082" calcext:value-type="float">
            <text:p>0,00253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89" calcext:value-type="float">
            <text:p>0,00291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1762" calcext:value-type="float">
            <text:p>0,003617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9449" calcext:value-type="float">
            <text:p>0,00309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453" calcext:value-type="float">
            <text:p>0,001004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562" calcext:value-type="float">
            <text:p>0,002345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444" calcext:value-type="float">
            <text:p>0,002144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9819" calcext:value-type="float">
            <text:p>0,00319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5" calcext:value-type="float">
            <text:p>0,0027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437" calcext:value-type="float">
            <text:p>0,0010543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347" calcext:value-type="float">
            <text:p>0,002523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222" calcext:value-type="float">
            <text:p>0,0022422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757" calcext:value-type="float">
            <text:p>0,002487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1975" calcext:value-type="float">
            <text:p>0,0029197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40116" calcext:value-type="float">
            <text:p>0,001401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8339" calcext:value-type="float">
            <text:p>0,002683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8164" calcext:value-type="float">
            <text:p>0,0024816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005" calcext:value-type="float">
            <text:p>0,002430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959" calcext:value-type="float">
            <text:p>0,0023095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082" calcext:value-type="float">
            <text:p>0,001040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637" calcext:value-type="float">
            <text:p>0,002386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85" calcext:value-type="float">
            <text:p>0,0022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204" calcext:value-type="float">
            <text:p>0,002162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536" calcext:value-type="float">
            <text:p>0,002395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5441" calcext:value-type="float">
            <text:p>0,001054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016" calcext:value-type="float">
            <text:p>0,00251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9633" calcext:value-type="float">
            <text:p>0,003096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1431" calcext:value-type="float">
            <text:p>0,003614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3422" calcext:value-type="float">
            <text:p>0,00343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18" calcext:value-type="float">
            <text:p>0,00100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428" calcext:value-type="float">
            <text:p>0,002494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46" calcext:value-type="float">
            <text:p>0,0022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819" calcext:value-type="float">
            <text:p>0,0024781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715" calcext:value-type="float">
            <text:p>0,002227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0468" calcext:value-type="float">
            <text:p>0,0011046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839" calcext:value-type="float">
            <text:p>0,0023783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2393" calcext:value-type="float">
            <text:p>0,0035239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628" calcext:value-type="float">
            <text:p>0,002316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01" calcext:value-type="float">
            <text:p>0,002280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654" calcext:value-type="float">
            <text:p>0,0010465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733" calcext:value-type="float">
            <text:p>0,003773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548" calcext:value-type="float">
            <text:p>0,002585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495" calcext:value-type="float">
            <text:p>0,002384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274" calcext:value-type="float">
            <text:p>0,002152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7572" calcext:value-type="float">
            <text:p>0,0009775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89" calcext:value-type="float">
            <text:p>0,00232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692" calcext:value-type="float">
            <text:p>0,00233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652" calcext:value-type="float">
            <text:p>0,0021465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614" calcext:value-type="float">
            <text:p>0,002186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4075" calcext:value-type="float">
            <text:p>0,001540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6201" calcext:value-type="float">
            <text:p>0,003362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6712" calcext:value-type="float">
            <text:p>0,002867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236" calcext:value-type="float">
            <text:p>0,002342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4" calcext:value-type="float">
            <text:p>0,0022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8259" calcext:value-type="float">
            <text:p>0,0009982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61" calcext:value-type="float">
            <text:p>0,00255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89" calcext:value-type="float">
            <text:p>0,00243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673" calcext:value-type="float">
            <text:p>0,002426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241" calcext:value-type="float">
            <text:p>0,002242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145" calcext:value-type="float">
            <text:p>0,001011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262" calcext:value-type="float">
            <text:p>0,0025826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8917" calcext:value-type="float">
            <text:p>0,002389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739" calcext:value-type="float">
            <text:p>0,002347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315" calcext:value-type="float">
            <text:p>0,002313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332" calcext:value-type="float">
            <text:p>0,00101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7942" calcext:value-type="float">
            <text:p>0,002879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35811" calcext:value-type="float">
            <text:p>0,004358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6125" calcext:value-type="float">
            <text:p>0,003261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476" calcext:value-type="float">
            <text:p>0,002254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74" calcext:value-type="float">
            <text:p>0,00106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778" calcext:value-type="float">
            <text:p>0,002457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787" calcext:value-type="float">
            <text:p>0,002447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3856" calcext:value-type="float">
            <text:p>0,00338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837" calcext:value-type="float">
            <text:p>0,002258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463" calcext:value-type="float">
            <text:p>0,0010646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551" calcext:value-type="float">
            <text:p>0,002505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185" calcext:value-type="float">
            <text:p>0,0022818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836" calcext:value-type="float">
            <text:p>0,002408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655" calcext:value-type="float">
            <text:p>0,002456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971" calcext:value-type="float">
            <text:p>0,001049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5431" calcext:value-type="float">
            <text:p>0,0025543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106" calcext:value-type="float">
            <text:p>0,002361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2845" calcext:value-type="float">
            <text:p>0,002728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2079" calcext:value-type="float">
            <text:p>0,003820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2386" calcext:value-type="float">
            <text:p>0,001523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6306" calcext:value-type="float">
            <text:p>0,003463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0957" calcext:value-type="float">
            <text:p>0,003509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316" calcext:value-type="float">
            <text:p>0,0024231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268" calcext:value-type="float">
            <text:p>0,002752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013" calcext:value-type="float">
            <text:p>0,001040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0812" calcext:value-type="float">
            <text:p>0,00270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7884" calcext:value-type="float">
            <text:p>0,002678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289" calcext:value-type="float">
            <text:p>0,002512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357" calcext:value-type="float">
            <text:p>0,002363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377" calcext:value-type="float">
            <text:p>0,001023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741" calcext:value-type="float">
            <text:p>0,00262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747" calcext:value-type="float">
            <text:p>0,002367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278" calcext:value-type="float">
            <text:p>0,0025027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2" calcext:value-type="float">
            <text:p>0,0024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4248" calcext:value-type="float">
            <text:p>0,00114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6887" calcext:value-type="float">
            <text:p>0,0025688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391" calcext:value-type="float">
            <text:p>0,00253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7034" calcext:value-type="float">
            <text:p>0,0024703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437" calcext:value-type="float">
            <text:p>0,002284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6379" calcext:value-type="float">
            <text:p>0,001063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3559" calcext:value-type="float">
            <text:p>0,002235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462" calcext:value-type="float">
            <text:p>0,0021946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6873" calcext:value-type="float">
            <text:p>0,003468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0039" calcext:value-type="float">
            <text:p>0,003700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0907" calcext:value-type="float">
            <text:p>0,001309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406" calcext:value-type="float">
            <text:p>0,0023240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716" calcext:value-type="float">
            <text:p>0,00215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588" calcext:value-type="float">
            <text:p>0,002135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2182" calcext:value-type="float">
            <text:p>0,002421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414" calcext:value-type="float">
            <text:p>0,001164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09" calcext:value-type="float">
            <text:p>0,003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644" calcext:value-type="float">
            <text:p>0,0023764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517" calcext:value-type="float">
            <text:p>0,00225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58" calcext:value-type="float">
            <text:p>0,00230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858" calcext:value-type="float">
            <text:p>0,001038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3891" calcext:value-type="float">
            <text:p>0,0026389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9806" calcext:value-type="float">
            <text:p>0,00298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8532" calcext:value-type="float">
            <text:p>0,00328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7324" calcext:value-type="float">
            <text:p>0,00217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917" calcext:value-type="float">
            <text:p>0,000999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029" calcext:value-type="float">
            <text:p>0,0023302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5341" calcext:value-type="float">
            <text:p>0,002153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611" calcext:value-type="float">
            <text:p>0,002246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956" calcext:value-type="float">
            <text:p>0,00212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6064" calcext:value-type="float">
            <text:p>0,00116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6974" calcext:value-type="float">
            <text:p>0,002669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5961" calcext:value-type="float">
            <text:p>0,002859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16741" calcext:value-type="float">
            <text:p>0,004167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9549" calcext:value-type="float">
            <text:p>0,002595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4611" calcext:value-type="float">
            <text:p>0,001046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7066" calcext:value-type="float">
            <text:p>0,002370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703" calcext:value-type="float">
            <text:p>0,003570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912" calcext:value-type="float">
            <text:p>0,0023291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114" calcext:value-type="float">
            <text:p>0,0023211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5849" calcext:value-type="float">
            <text:p>0,0009958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409" calcext:value-type="float">
            <text:p>0,002364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541" calcext:value-type="float">
            <text:p>0,00226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6401" calcext:value-type="float">
            <text:p>0,002264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848" calcext:value-type="float">
            <text:p>0,0023484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9912" calcext:value-type="float">
            <text:p>0,000999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0741" calcext:value-type="float">
            <text:p>0,002507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9037" calcext:value-type="float">
            <text:p>0,003290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5011" calcext:value-type="float">
            <text:p>0,00365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9166" calcext:value-type="float">
            <text:p>0,002691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566" calcext:value-type="float">
            <text:p>0,000975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3945" calcext:value-type="float">
            <text:p>0,003139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8089" calcext:value-type="float">
            <text:p>0,002580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3392" calcext:value-type="float">
            <text:p>0,00243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68" calcext:value-type="float">
            <text:p>0,00228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867" calcext:value-type="float">
            <text:p>0,0010386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4721" calcext:value-type="float">
            <text:p>0,00244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9446" calcext:value-type="float">
            <text:p>0,002194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339" calcext:value-type="float">
            <text:p>0,002183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678" calcext:value-type="float">
            <text:p>0,002186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3004" calcext:value-type="float">
            <text:p>0,001030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9469" calcext:value-type="float">
            <text:p>0,002394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265" calcext:value-type="float">
            <text:p>0,0022126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953" calcext:value-type="float">
            <text:p>0,002409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8539" calcext:value-type="float">
            <text:p>0,002285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286" calcext:value-type="float">
            <text:p>0,001022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6554" calcext:value-type="float">
            <text:p>0,002365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1546" calcext:value-type="float">
            <text:p>0,002315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56" calcext:value-type="float">
            <text:p>0,00213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857" calcext:value-type="float">
            <text:p>0,0022185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2948" calcext:value-type="float">
            <text:p>0,001029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698" calcext:value-type="float">
            <text:p>0,002456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3134" calcext:value-type="float">
            <text:p>0,003231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51" calcext:value-type="float">
            <text:p>0,00375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4809" calcext:value-type="float">
            <text:p>0,002748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7138" calcext:value-type="float">
            <text:p>0,0009771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5264" calcext:value-type="float">
            <text:p>0,002352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577" calcext:value-type="float">
            <text:p>0,002135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722" calcext:value-type="float">
            <text:p>0,002207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9028" calcext:value-type="float">
            <text:p>0,002290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5127" calcext:value-type="float">
            <text:p>0,0009751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1712" calcext:value-type="float">
            <text:p>0,002517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3869" calcext:value-type="float">
            <text:p>0,0031386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574" calcext:value-type="float">
            <text:p>0,002115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691" calcext:value-type="float">
            <text:p>0,0020869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0522" calcext:value-type="float">
            <text:p>0,001005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6749" calcext:value-type="float">
            <text:p>0,002467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4534" calcext:value-type="float">
            <text:p>0,0021453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7776" calcext:value-type="float">
            <text:p>0,00207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8128" calcext:value-type="float">
            <text:p>0,00208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811" calcext:value-type="float">
            <text:p>0,001018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84" calcext:value-type="float">
            <text:p>0,002218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639" calcext:value-type="float">
            <text:p>0,002036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206" calcext:value-type="float">
            <text:p>0,002122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782" calcext:value-type="float">
            <text:p>0,002137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3113" calcext:value-type="float">
            <text:p>0,0009831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408" calcext:value-type="float">
            <text:p>0,002540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15737" calcext:value-type="float">
            <text:p>0,0031573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7731" calcext:value-type="float">
            <text:p>0,002577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0205" calcext:value-type="float">
            <text:p>0,002402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5615" calcext:value-type="float">
            <text:p>0,0011561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586" calcext:value-type="float">
            <text:p>0,002758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798" calcext:value-type="float">
            <text:p>0,002327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139" calcext:value-type="float">
            <text:p>0,0026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834" calcext:value-type="float">
            <text:p>0,002528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39879" calcext:value-type="float">
            <text:p>0,0013987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58489" calcext:value-type="float">
            <text:p>0,004584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70592" calcext:value-type="float">
            <text:p>0,004705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9629" calcext:value-type="float">
            <text:p>0,003296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481" calcext:value-type="float">
            <text:p>0,00220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61476" calcext:value-type="float">
            <text:p>0,0016147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237" calcext:value-type="float">
            <text:p>0,00282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2612" calcext:value-type="float">
            <text:p>0,0020261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0158" calcext:value-type="float">
            <text:p>0,002001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882" calcext:value-type="float">
            <text:p>0,00230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01186" calcext:value-type="float">
            <text:p>0,001011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88336" calcext:value-type="float">
            <text:p>0,0028833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1908" calcext:value-type="float">
            <text:p>0,003219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9542" calcext:value-type="float">
            <text:p>0,0035954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54309" calcext:value-type="float">
            <text:p>0,0035430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547" calcext:value-type="float">
            <text:p>0,001125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3194" calcext:value-type="float">
            <text:p>0,0027319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64684" calcext:value-type="float">
            <text:p>0,003646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4291" calcext:value-type="float">
            <text:p>0,003742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52743" calcext:value-type="float">
            <text:p>0,002527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12565" calcext:value-type="float">
            <text:p>0,001125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04613" calcext:value-type="float">
            <text:p>0,003046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98007" calcext:value-type="float">
            <text:p>0,004980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73344" calcext:value-type="float">
            <text:p>0,0047334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61899" calcext:value-type="float">
            <text:p>0,004618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689" calcext:value-type="float">
            <text:p>0,00156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99769" calcext:value-type="float">
            <text:p>0,004997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91441" calcext:value-type="float">
            <text:p>0,003914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85196" calcext:value-type="float">
            <text:p>0,003851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431481" calcext:value-type="float">
            <text:p>0,004314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152829" calcext:value-type="float">
            <text:p>0,0015282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2909" calcext:value-type="float">
            <text:p>0,0022290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3579" calcext:value-type="float">
            <text:p>0,002335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43166" calcext:value-type="float">
            <text:p>0,003431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073" calcext:value-type="float">
            <text:p>0,002060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72147" calcext:value-type="float">
            <text:p>0,00097214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0383" calcext:value-type="float">
            <text:p>0,002203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604" calcext:value-type="float">
            <text:p>0,00206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2213" calcext:value-type="float">
            <text:p>0,002022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9555" calcext:value-type="float">
            <text:p>0,0024955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89139" calcext:value-type="float">
            <text:p>0,0009891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628" calcext:value-type="float">
            <text:p>0,0022162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5647" calcext:value-type="float">
            <text:p>0,002056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761" calcext:value-type="float">
            <text:p>0,002037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4282" calcext:value-type="float">
            <text:p>0,002042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3222" calcext:value-type="float">
            <text:p>0,00091322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1349" calcext:value-type="float">
            <text:p>0,0024134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76624" calcext:value-type="float">
            <text:p>0,002766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70829" calcext:value-type="float">
            <text:p>0,0037082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62147" calcext:value-type="float">
            <text:p>0,002621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16478" calcext:value-type="float">
            <text:p>0,0009164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4178" calcext:value-type="float">
            <text:p>0,00224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717" calcext:value-type="float">
            <text:p>0,0020371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1263" calcext:value-type="float">
            <text:p>0,00221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4902" calcext:value-type="float">
            <text:p>0,0023490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6389" calcext:value-type="float">
            <text:p>0,0009463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2343" calcext:value-type="float">
            <text:p>0,00212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321947" calcext:value-type="float">
            <text:p>0,0032194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0593" calcext:value-type="float">
            <text:p>0,0023059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8237" calcext:value-type="float">
            <text:p>0,002182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41314" calcext:value-type="float">
            <text:p>0,0009413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32527" calcext:value-type="float">
            <text:p>0,002325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6796" calcext:value-type="float">
            <text:p>0,002167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9648" calcext:value-type="float">
            <text:p>0,002096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1779" calcext:value-type="float">
            <text:p>0,002117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903502" calcext:value-type="float">
            <text:p>0,00090350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45666" calcext:value-type="float">
            <text:p>0,0024566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27479" calcext:value-type="float">
            <text:p>0,0022747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679" calcext:value-type="float">
            <text:p>0,002036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03423" calcext:value-type="float">
            <text:p>0,002034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089035" calcext:value-type="float">
            <text:p>0,000890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7500" calcext:value-type="float">
            <text:p>17500</text:p>
          </table:table-cell>
          <table:table-cell office:value-type="float" office:value="0.00213446" calcext:value-type="float">
            <text:p>0,0021344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459" calcext:value-type="float">
            <text:p>0,002464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641" calcext:value-type="float">
            <text:p>0,002556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68417" calcext:value-type="float">
            <text:p>0,004684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8848" calcext:value-type="float">
            <text:p>0,001588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772" calcext:value-type="float">
            <text:p>0,00252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373" calcext:value-type="float">
            <text:p>0,002483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0658" calcext:value-type="float">
            <text:p>0,002406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0449" calcext:value-type="float">
            <text:p>0,002604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86633" calcext:value-type="float">
            <text:p>0,001866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424" calcext:value-type="float">
            <text:p>0,00284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619" calcext:value-type="float">
            <text:p>0,0024861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011" calcext:value-type="float">
            <text:p>0,0024101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404" calcext:value-type="float">
            <text:p>0,0024240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717" calcext:value-type="float">
            <text:p>0,0010071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351" calcext:value-type="float">
            <text:p>0,002463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2687" calcext:value-type="float">
            <text:p>0,002726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585" calcext:value-type="float">
            <text:p>0,0025158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334" calcext:value-type="float">
            <text:p>0,00247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514" calcext:value-type="float">
            <text:p>0,001005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556" calcext:value-type="float">
            <text:p>0,002525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82" calcext:value-type="float">
            <text:p>0,0024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087" calcext:value-type="float">
            <text:p>0,0024108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789" calcext:value-type="float">
            <text:p>0,0025278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565" calcext:value-type="float">
            <text:p>0,001315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40581" calcext:value-type="float">
            <text:p>0,005405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0349" calcext:value-type="float">
            <text:p>0,002903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974" calcext:value-type="float">
            <text:p>0,002429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303" calcext:value-type="float">
            <text:p>0,0024230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756" calcext:value-type="float">
            <text:p>0,00117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2805" calcext:value-type="float">
            <text:p>0,003528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916" calcext:value-type="float">
            <text:p>0,002579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35" calcext:value-type="float">
            <text:p>0,00241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823" calcext:value-type="float">
            <text:p>0,0024182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2225" calcext:value-type="float">
            <text:p>0,0010222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2951" calcext:value-type="float">
            <text:p>0,002929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807" calcext:value-type="float">
            <text:p>0,0035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3991" calcext:value-type="float">
            <text:p>0,002739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3994" calcext:value-type="float">
            <text:p>0,002839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5438" calcext:value-type="float">
            <text:p>0,0013543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90669" calcext:value-type="float">
            <text:p>0,004906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3436" calcext:value-type="float">
            <text:p>0,002734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1218" calcext:value-type="float">
            <text:p>0,003312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394" calcext:value-type="float">
            <text:p>0,0025039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1371" calcext:value-type="float">
            <text:p>0,0010137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038" calcext:value-type="float">
            <text:p>0,0025603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492" calcext:value-type="float">
            <text:p>0,002474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095" calcext:value-type="float">
            <text:p>0,0024209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479" calcext:value-type="float">
            <text:p>0,002424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792" calcext:value-type="float">
            <text:p>0,0010079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822" calcext:value-type="float">
            <text:p>0,002438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588" calcext:value-type="float">
            <text:p>0,0025758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5097" calcext:value-type="float">
            <text:p>0,002550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188" calcext:value-type="float">
            <text:p>0,00249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1985" calcext:value-type="float">
            <text:p>0,001019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21" calcext:value-type="float">
            <text:p>0,00251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918" calcext:value-type="float">
            <text:p>0,002469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936" calcext:value-type="float">
            <text:p>0,0024193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898" calcext:value-type="float">
            <text:p>0,002458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8984" calcext:value-type="float">
            <text:p>0,0009898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268" calcext:value-type="float">
            <text:p>0,00246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0716" calcext:value-type="float">
            <text:p>0,002607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55" calcext:value-type="float">
            <text:p>0,0024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20222" calcext:value-type="float">
            <text:p>0,0042022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67316" calcext:value-type="float">
            <text:p>0,0016731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6705" calcext:value-type="float">
            <text:p>0,0032670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4586" calcext:value-type="float">
            <text:p>0,0027458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8925" calcext:value-type="float">
            <text:p>0,0026892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5762" calcext:value-type="float">
            <text:p>0,002957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41" calcext:value-type="float">
            <text:p>0,00104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2721" calcext:value-type="float">
            <text:p>0,002727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5191" calcext:value-type="float">
            <text:p>0,00405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397" calcext:value-type="float">
            <text:p>0,002503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179" calcext:value-type="float">
            <text:p>0,002521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5789" calcext:value-type="float">
            <text:p>0,0012578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401" calcext:value-type="float">
            <text:p>0,003440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1484" calcext:value-type="float">
            <text:p>0,0029148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2858" calcext:value-type="float">
            <text:p>0,0030285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8808" calcext:value-type="float">
            <text:p>0,002988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3774" calcext:value-type="float">
            <text:p>0,001037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2317" calcext:value-type="float">
            <text:p>0,0030231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7692" calcext:value-type="float">
            <text:p>0,0029769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6379" calcext:value-type="float">
            <text:p>0,0030637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2473" calcext:value-type="float">
            <text:p>0,002824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4039" calcext:value-type="float">
            <text:p>0,001540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65758" calcext:value-type="float">
            <text:p>0,0056575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689" calcext:value-type="float">
            <text:p>0,00276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4896" calcext:value-type="float">
            <text:p>0,0030489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4954" calcext:value-type="float">
            <text:p>0,003349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752" calcext:value-type="float">
            <text:p>0,00107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064" calcext:value-type="float">
            <text:p>0,0025606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154" calcext:value-type="float">
            <text:p>0,002531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957" calcext:value-type="float">
            <text:p>0,00253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07649" calcext:value-type="float">
            <text:p>0,0050764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349" calcext:value-type="float">
            <text:p>0,001334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2459" calcext:value-type="float">
            <text:p>0,003224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9153" calcext:value-type="float">
            <text:p>0,00289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5735" calcext:value-type="float">
            <text:p>0,0027573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2521" calcext:value-type="float">
            <text:p>0,0029252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248" calcext:value-type="float">
            <text:p>0,0012224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8683" calcext:value-type="float">
            <text:p>0,0029868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7718" calcext:value-type="float">
            <text:p>0,00327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2997" calcext:value-type="float">
            <text:p>0,004299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8399" calcext:value-type="float">
            <text:p>0,0036839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8295" calcext:value-type="float">
            <text:p>0,001382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35343" calcext:value-type="float">
            <text:p>0,004353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11" calcext:value-type="float">
            <text:p>0,00316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5884" calcext:value-type="float">
            <text:p>0,002958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4034" calcext:value-type="float">
            <text:p>0,002940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23" calcext:value-type="float">
            <text:p>0,001222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5913" calcext:value-type="float">
            <text:p>0,003059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318" calcext:value-type="float">
            <text:p>0,0030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4432" calcext:value-type="float">
            <text:p>0,002944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0128" calcext:value-type="float">
            <text:p>0,0028012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2053" calcext:value-type="float">
            <text:p>0,00132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17677" calcext:value-type="float">
            <text:p>0,005176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508" calcext:value-type="float">
            <text:p>0,00395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6304" calcext:value-type="float">
            <text:p>0,002763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3871" calcext:value-type="float">
            <text:p>0,002738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4711" calcext:value-type="float">
            <text:p>0,001147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2954" calcext:value-type="float">
            <text:p>0,003029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7097" calcext:value-type="float">
            <text:p>0,0028709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8898" calcext:value-type="float">
            <text:p>0,004088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9146" calcext:value-type="float">
            <text:p>0,0032914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4457" calcext:value-type="float">
            <text:p>0,001044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5503" calcext:value-type="float">
            <text:p>0,0027550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0402" calcext:value-type="float">
            <text:p>0,003004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468" calcext:value-type="float">
            <text:p>0,002946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737" calcext:value-type="float">
            <text:p>0,002547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3334" calcext:value-type="float">
            <text:p>0,001033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02" calcext:value-type="float">
            <text:p>0,002580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108" calcext:value-type="float">
            <text:p>0,0025310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548" calcext:value-type="float">
            <text:p>0,0024554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5876" calcext:value-type="float">
            <text:p>0,003958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65757" calcext:value-type="float">
            <text:p>0,0016575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6499" calcext:value-type="float">
            <text:p>0,003064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701" calcext:value-type="float">
            <text:p>0,0024770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532" calcext:value-type="float">
            <text:p>0,002465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964" calcext:value-type="float">
            <text:p>0,0024796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3856" calcext:value-type="float">
            <text:p>0,001038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799" calcext:value-type="float">
            <text:p>0,002577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718" calcext:value-type="float">
            <text:p>0,002477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372" calcext:value-type="float">
            <text:p>0,0031637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806" calcext:value-type="float">
            <text:p>0,0025380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0651" calcext:value-type="float">
            <text:p>0,001206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8545" calcext:value-type="float">
            <text:p>0,0026854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133" calcext:value-type="float">
            <text:p>0,0025613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263" calcext:value-type="float">
            <text:p>0,0024126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0873" calcext:value-type="float">
            <text:p>0,0029087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8312" calcext:value-type="float">
            <text:p>0,001183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0374" calcext:value-type="float">
            <text:p>0,002703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807" calcext:value-type="float">
            <text:p>0,002518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732" calcext:value-type="float">
            <text:p>0,0024273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083" calcext:value-type="float">
            <text:p>0,002560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7175" calcext:value-type="float">
            <text:p>0,001071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274" calcext:value-type="float">
            <text:p>0,0024927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5825" calcext:value-type="float">
            <text:p>0,002758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2108" calcext:value-type="float">
            <text:p>0,003521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1037" calcext:value-type="float">
            <text:p>0,0034103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209" calcext:value-type="float">
            <text:p>0,00100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3043" calcext:value-type="float">
            <text:p>0,0027304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36" calcext:value-type="float">
            <text:p>0,002483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4906" calcext:value-type="float">
            <text:p>0,0027490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4962" calcext:value-type="float">
            <text:p>0,003149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2369" calcext:value-type="float">
            <text:p>0,001023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821" calcext:value-type="float">
            <text:p>0,002538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746" calcext:value-type="float">
            <text:p>0,00250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555" calcext:value-type="float">
            <text:p>0,002425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7" calcext:value-type="float">
            <text:p>0,00244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3195" calcext:value-type="float">
            <text:p>0,0010319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8571" calcext:value-type="float">
            <text:p>0,0027857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0172" calcext:value-type="float">
            <text:p>0,002601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028" calcext:value-type="float">
            <text:p>0,002510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71" calcext:value-type="float">
            <text:p>0,0024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1556" calcext:value-type="float">
            <text:p>0,001015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922" calcext:value-type="float">
            <text:p>0,002469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998" calcext:value-type="float">
            <text:p>0,0024799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866" calcext:value-type="float">
            <text:p>0,0024686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0841" calcext:value-type="float">
            <text:p>0,002408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2683" calcext:value-type="float">
            <text:p>0,001026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012" calcext:value-type="float">
            <text:p>0,002510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78868" calcext:value-type="float">
            <text:p>0,0037886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73245" calcext:value-type="float">
            <text:p>0,0037324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413" calcext:value-type="float">
            <text:p>0,002514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71887" calcext:value-type="float">
            <text:p>0,001718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3382" calcext:value-type="float">
            <text:p>0,002633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204" calcext:value-type="float">
            <text:p>0,002642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318" calcext:value-type="float">
            <text:p>0,0024431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267" calcext:value-type="float">
            <text:p>0,0024326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986" calcext:value-type="float">
            <text:p>0,0010098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469" calcext:value-type="float">
            <text:p>0,0024546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782" calcext:value-type="float">
            <text:p>0,002547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143" calcext:value-type="float">
            <text:p>0,002411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245" calcext:value-type="float">
            <text:p>0,002412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797" calcext:value-type="float">
            <text:p>0,001279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33054" calcext:value-type="float">
            <text:p>0,0043305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2191" calcext:value-type="float">
            <text:p>0,0032219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617" calcext:value-type="float">
            <text:p>0,00326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5213" calcext:value-type="float">
            <text:p>0,002852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3608" calcext:value-type="float">
            <text:p>0,0010360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377" calcext:value-type="float">
            <text:p>0,002563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506" calcext:value-type="float">
            <text:p>0,002525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857" calcext:value-type="float">
            <text:p>0,002448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565" calcext:value-type="float">
            <text:p>0,00249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1727" calcext:value-type="float">
            <text:p>0,001017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295" calcext:value-type="float">
            <text:p>0,0024729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07" calcext:value-type="float">
            <text:p>0,002470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692" calcext:value-type="float">
            <text:p>0,00241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724" calcext:value-type="float">
            <text:p>0,002417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5531" calcext:value-type="float">
            <text:p>0,0010553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0653" calcext:value-type="float">
            <text:p>0,0026065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541" calcext:value-type="float">
            <text:p>0,0024754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461" calcext:value-type="float">
            <text:p>0,0024146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0829" calcext:value-type="float">
            <text:p>0,0024082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501" calcext:value-type="float">
            <text:p>0,0010050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032" calcext:value-type="float">
            <text:p>0,002480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587" calcext:value-type="float">
            <text:p>0,0024958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041" calcext:value-type="float">
            <text:p>0,0024304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5281" calcext:value-type="float">
            <text:p>0,0039528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1258" calcext:value-type="float">
            <text:p>0,0015125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6027" calcext:value-type="float">
            <text:p>0,003060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948" calcext:value-type="float">
            <text:p>0,0024794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955" calcext:value-type="float">
            <text:p>0,002419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485" calcext:value-type="float">
            <text:p>0,002444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4053" calcext:value-type="float">
            <text:p>0,00104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961" calcext:value-type="float">
            <text:p>0,002669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3013" calcext:value-type="float">
            <text:p>0,003130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521" calcext:value-type="float">
            <text:p>0,0024852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445" calcext:value-type="float">
            <text:p>0,0024444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5128" calcext:value-type="float">
            <text:p>0,0010512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279" calcext:value-type="float">
            <text:p>0,002472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858" calcext:value-type="float">
            <text:p>0,0025085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259" calcext:value-type="float">
            <text:p>0,002562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7419" calcext:value-type="float">
            <text:p>0,0026741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1507" calcext:value-type="float">
            <text:p>0,001115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913" calcext:value-type="float">
            <text:p>0,002499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083" calcext:value-type="float">
            <text:p>0,0025208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101" calcext:value-type="float">
            <text:p>0,002441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266" calcext:value-type="float">
            <text:p>0,0024926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2345" calcext:value-type="float">
            <text:p>0,0012234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7772" calcext:value-type="float">
            <text:p>0,003477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2302" calcext:value-type="float">
            <text:p>0,003923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622" calcext:value-type="float">
            <text:p>0,0024762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435" calcext:value-type="float">
            <text:p>0,0024243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1362" calcext:value-type="float">
            <text:p>0,0010136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055" calcext:value-type="float">
            <text:p>0,002540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124" calcext:value-type="float">
            <text:p>0,0026112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8656" calcext:value-type="float">
            <text:p>0,0036865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787" calcext:value-type="float">
            <text:p>0,0024578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1472" calcext:value-type="float">
            <text:p>0,001114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0899" calcext:value-type="float">
            <text:p>0,002908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277" calcext:value-type="float">
            <text:p>0,0024827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692" calcext:value-type="float">
            <text:p>0,002436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171" calcext:value-type="float">
            <text:p>0,0024617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7283" calcext:value-type="float">
            <text:p>0,0010728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3599" calcext:value-type="float">
            <text:p>0,002835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4554" calcext:value-type="float">
            <text:p>0,002845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902" calcext:value-type="float">
            <text:p>0,0024190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127" calcext:value-type="float">
            <text:p>0,0024312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193" calcext:value-type="float">
            <text:p>0,0010019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078" calcext:value-type="float">
            <text:p>0,002480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9221" calcext:value-type="float">
            <text:p>0,0024922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6255" calcext:value-type="float">
            <text:p>0,002962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4186" calcext:value-type="float">
            <text:p>0,00394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84332" calcext:value-type="float">
            <text:p>0,0018433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812" calcext:value-type="float">
            <text:p>0,0025681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972" calcext:value-type="float">
            <text:p>0,002449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9753" calcext:value-type="float">
            <text:p>0,0029975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7334" calcext:value-type="float">
            <text:p>0,0028733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3366" calcext:value-type="float">
            <text:p>0,0011336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621" calcext:value-type="float">
            <text:p>0,002536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532" calcext:value-type="float">
            <text:p>0,0024653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237" calcext:value-type="float">
            <text:p>0,0025423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886" calcext:value-type="float">
            <text:p>0,002578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6134" calcext:value-type="float">
            <text:p>0,0010613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1681" calcext:value-type="float">
            <text:p>0,002716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0814" calcext:value-type="float">
            <text:p>0,002608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0262" calcext:value-type="float">
            <text:p>0,0027026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278" calcext:value-type="float">
            <text:p>0,002452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4064" calcext:value-type="float">
            <text:p>0,00104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589" calcext:value-type="float">
            <text:p>0,0026458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057" calcext:value-type="float">
            <text:p>0,00258057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776" calcext:value-type="float">
            <text:p>0,0024377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418" calcext:value-type="float">
            <text:p>0,0024241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1639" calcext:value-type="float">
            <text:p>0,0010163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421" calcext:value-type="float">
            <text:p>0,0024642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8923" calcext:value-type="float">
            <text:p>0,0040892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328" calcext:value-type="float">
            <text:p>0,003032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9374" calcext:value-type="float">
            <text:p>0,002793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2069" calcext:value-type="float">
            <text:p>0,0010206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927" calcext:value-type="float">
            <text:p>0,002489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482" calcext:value-type="float">
            <text:p>0,0024748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1509" calcext:value-type="float">
            <text:p>0,002615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398" calcext:value-type="float">
            <text:p>0,0024139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77" calcext:value-type="float">
            <text:p>0,001007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024" calcext:value-type="float">
            <text:p>0,0025302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9181" calcext:value-type="float">
            <text:p>0,003591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346" calcext:value-type="float">
            <text:p>0,00253346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462" calcext:value-type="float">
            <text:p>0,00241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0859" calcext:value-type="float">
            <text:p>0,0011085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71355" calcext:value-type="float">
            <text:p>0,0047135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263" calcext:value-type="float">
            <text:p>0,0025126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4855" calcext:value-type="float">
            <text:p>0,0024485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136" calcext:value-type="float">
            <text:p>0,0024313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464" calcext:value-type="float">
            <text:p>0,001004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704" calcext:value-type="float">
            <text:p>0,0025070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5031" calcext:value-type="float">
            <text:p>0,0027503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198" calcext:value-type="float">
            <text:p>0,00321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2608" calcext:value-type="float">
            <text:p>0,0033260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0672" calcext:value-type="float">
            <text:p>0,001406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122" calcext:value-type="float">
            <text:p>0,002581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251" calcext:value-type="float">
            <text:p>0,0025125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957" calcext:value-type="float">
            <text:p>0,002439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85" calcext:value-type="float">
            <text:p>0,002428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7587" calcext:value-type="float">
            <text:p>0,0010758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72057" calcext:value-type="float">
            <text:p>0,0027205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628" calcext:value-type="float">
            <text:p>0,002516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091" calcext:value-type="float">
            <text:p>0,002420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907" calcext:value-type="float">
            <text:p>0,002509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1085" calcext:value-type="float">
            <text:p>0,0010108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178" calcext:value-type="float">
            <text:p>0,002501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375" calcext:value-type="float">
            <text:p>0,0024837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139" calcext:value-type="float">
            <text:p>0,002571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815" calcext:value-type="float">
            <text:p>0,004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78912" calcext:value-type="float">
            <text:p>0,001789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2978" calcext:value-type="float">
            <text:p>0,0026297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872" calcext:value-type="float">
            <text:p>0,0025487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109" calcext:value-type="float">
            <text:p>0,002421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462" calcext:value-type="float">
            <text:p>0,0025046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77804" calcext:value-type="float">
            <text:p>0,001778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8881" calcext:value-type="float">
            <text:p>0,0034888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461" calcext:value-type="float">
            <text:p>0,0044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327" calcext:value-type="float">
            <text:p>0,0024832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188" calcext:value-type="float">
            <text:p>0,003418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5081" calcext:value-type="float">
            <text:p>0,0011508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35477" calcext:value-type="float">
            <text:p>0,004354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7959" calcext:value-type="float">
            <text:p>0,00287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864" calcext:value-type="float">
            <text:p>0,002586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613" calcext:value-type="float">
            <text:p>0,0025261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5651" calcext:value-type="float">
            <text:p>0,0010565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65261" calcext:value-type="float">
            <text:p>0,0046526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749" calcext:value-type="float">
            <text:p>0,00387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4381" calcext:value-type="float">
            <text:p>0,0026438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239" calcext:value-type="float">
            <text:p>0,0024523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835" calcext:value-type="float">
            <text:p>0,001008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2111" calcext:value-type="float">
            <text:p>0,0028211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311" calcext:value-type="float">
            <text:p>0,00403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21931" calcext:value-type="float">
            <text:p>0,004219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1717" calcext:value-type="float">
            <text:p>0,0035171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9894" calcext:value-type="float">
            <text:p>0,0012989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7082" calcext:value-type="float">
            <text:p>0,0036708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615959" calcext:value-type="float">
            <text:p>0,0061595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8017" calcext:value-type="float">
            <text:p>0,003880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35505" calcext:value-type="float">
            <text:p>0,0043550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88856" calcext:value-type="float">
            <text:p>0,0018885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71622" calcext:value-type="float">
            <text:p>0,005716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54854" calcext:value-type="float">
            <text:p>0,0035485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7698" calcext:value-type="float">
            <text:p>0,0033769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7686" calcext:value-type="float">
            <text:p>0,00376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83604" calcext:value-type="float">
            <text:p>0,0018360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11593" calcext:value-type="float">
            <text:p>0,0051159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1594" calcext:value-type="float">
            <text:p>0,0033159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5404" calcext:value-type="float">
            <text:p>0,003254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10979" calcext:value-type="float">
            <text:p>0,00410979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65646" calcext:value-type="float">
            <text:p>0,0016564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71967" calcext:value-type="float">
            <text:p>0,0047196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19406" calcext:value-type="float">
            <text:p>0,0041940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7239" calcext:value-type="float">
            <text:p>0,004072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97458" calcext:value-type="float">
            <text:p>0,0049745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70812" calcext:value-type="float">
            <text:p>0,0017081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2932" calcext:value-type="float">
            <text:p>0,00302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5273" calcext:value-type="float">
            <text:p>0,0032527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901" calcext:value-type="float">
            <text:p>0,0031690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6007" calcext:value-type="float">
            <text:p>0,0039600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07155" calcext:value-type="float">
            <text:p>0,0020715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6932" calcext:value-type="float">
            <text:p>0,0038693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1153" calcext:value-type="float">
            <text:p>0,0032115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" calcext:value-type="float">
            <text:p>0,0031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61956" calcext:value-type="float">
            <text:p>0,0046195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03174" calcext:value-type="float">
            <text:p>0,0020317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8298" calcext:value-type="float">
            <text:p>0,0036829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8839" calcext:value-type="float">
            <text:p>0,0030883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2805" calcext:value-type="float">
            <text:p>0,003128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46697" calcext:value-type="float">
            <text:p>0,004466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7582" calcext:value-type="float">
            <text:p>0,001758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22641" calcext:value-type="float">
            <text:p>0,004226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046" calcext:value-type="float">
            <text:p>0,00320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8359" calcext:value-type="float">
            <text:p>0,0030835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12324" calcext:value-type="float">
            <text:p>0,004123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9852" calcext:value-type="float">
            <text:p>0,0026985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1268" calcext:value-type="float">
            <text:p>0,0031126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1561" calcext:value-type="float">
            <text:p>0,0032156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854" calcext:value-type="float">
            <text:p>0,003085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36186" calcext:value-type="float">
            <text:p>0,0043618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7498" calcext:value-type="float">
            <text:p>0,0015749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3637" calcext:value-type="float">
            <text:p>0,004363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0289" calcext:value-type="float">
            <text:p>0,0032028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2605" calcext:value-type="float">
            <text:p>0,00312605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4483" calcext:value-type="float">
            <text:p>0,004448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53618" calcext:value-type="float">
            <text:p>0,001536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13418" calcext:value-type="float">
            <text:p>0,00413418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4696" calcext:value-type="float">
            <text:p>0,0032469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8469" calcext:value-type="float">
            <text:p>0,0031846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43815" calcext:value-type="float">
            <text:p>0,004438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72" calcext:value-type="float">
            <text:p>0,0024772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22" calcext:value-type="float">
            <text:p>0,00322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016" calcext:value-type="float">
            <text:p>0,0032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5684" calcext:value-type="float">
            <text:p>0,0031568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25897" calcext:value-type="float">
            <text:p>0,0042589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136" calcext:value-type="float">
            <text:p>0,0025213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49016" calcext:value-type="float">
            <text:p>0,0034901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5176" calcext:value-type="float">
            <text:p>0,0040517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6343" calcext:value-type="float">
            <text:p>0,0030634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53777" calcext:value-type="float">
            <text:p>0,00453777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799" calcext:value-type="float">
            <text:p>0,0024879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4242" calcext:value-type="float">
            <text:p>0,0032424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7318" calcext:value-type="float">
            <text:p>0,003273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3989" calcext:value-type="float">
            <text:p>0,0032398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1772" calcext:value-type="float">
            <text:p>0,0038177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95435" calcext:value-type="float">
            <text:p>0,0019543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859" calcext:value-type="float">
            <text:p>0,003985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7228" calcext:value-type="float">
            <text:p>0,0036722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62704" calcext:value-type="float">
            <text:p>0,0036270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89354" calcext:value-type="float">
            <text:p>0,004893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49175" calcext:value-type="float">
            <text:p>0,0014917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9799" calcext:value-type="float">
            <text:p>0,002979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6804" calcext:value-type="float">
            <text:p>0,0031680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2073" calcext:value-type="float">
            <text:p>0,0031207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55368" calcext:value-type="float">
            <text:p>0,0045536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92053" calcext:value-type="float">
            <text:p>0,0019205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26651" calcext:value-type="float">
            <text:p>0,0042665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7702" calcext:value-type="float">
            <text:p>0,00327702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0713" calcext:value-type="float">
            <text:p>0,00310713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55161" calcext:value-type="float">
            <text:p>0,0045516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20906" calcext:value-type="float">
            <text:p>0,00220906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1327" calcext:value-type="float">
            <text:p>0,0031132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7425" calcext:value-type="float">
            <text:p>0,00327425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39894" calcext:value-type="float">
            <text:p>0,0033989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7224" calcext:value-type="float">
            <text:p>0,005722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28713" calcext:value-type="float">
            <text:p>0,0012871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18577" calcext:value-type="float">
            <text:p>0,0031857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9014" calcext:value-type="float">
            <text:p>0,0032901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0831" calcext:value-type="float">
            <text:p>0,0032083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20615" calcext:value-type="float">
            <text:p>0,0042061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209" calcext:value-type="float">
            <text:p>0,002562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2823" calcext:value-type="float">
            <text:p>0,003228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2818" calcext:value-type="float">
            <text:p>0,00322818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992" calcext:value-type="float">
            <text:p>0,00309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43276" calcext:value-type="float">
            <text:p>0,005432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07064" calcext:value-type="float">
            <text:p>0,0020706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83572" calcext:value-type="float">
            <text:p>0,00283572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578471" calcext:value-type="float">
            <text:p>0,0057847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74557" calcext:value-type="float">
            <text:p>0,0037455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62343" calcext:value-type="float">
            <text:p>0,00462343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265" calcext:value-type="float">
            <text:p>0,00102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9085" calcext:value-type="float">
            <text:p>0,00269085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3374" calcext:value-type="float">
            <text:p>0,00253374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6439" calcext:value-type="float">
            <text:p>0,0024643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73978" calcext:value-type="float">
            <text:p>0,00373978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31011" calcext:value-type="float">
            <text:p>0,00131011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88047" calcext:value-type="float">
            <text:p>0,00388047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8511" calcext:value-type="float">
            <text:p>0,0024851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1691" calcext:value-type="float">
            <text:p>0,00321691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7941" calcext:value-type="float">
            <text:p>0,0024794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95418" calcext:value-type="float">
            <text:p>0,0019541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9914" calcext:value-type="float">
            <text:p>0,00499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113" calcext:value-type="float">
            <text:p>0,0025113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3117" calcext:value-type="float">
            <text:p>0,00243117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3776" calcext:value-type="float">
            <text:p>0,0023776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0998878" calcext:value-type="float">
            <text:p>0,000998878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8213" calcext:value-type="float">
            <text:p>0,0039821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19056" calcext:value-type="float">
            <text:p>0,0041905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2209" calcext:value-type="float">
            <text:p>0,00252209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674" calcext:value-type="float">
            <text:p>0,0024567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909" calcext:value-type="float">
            <text:p>0,00100909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5079" calcext:value-type="float">
            <text:p>0,00245079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5746" calcext:value-type="float">
            <text:p>0,0040574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8174" calcext:value-type="float">
            <text:p>0,0048174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882" calcext:value-type="float">
            <text:p>0,00266882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765" calcext:value-type="float">
            <text:p>0,00100765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9423" calcext:value-type="float">
            <text:p>0,00259423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6881" calcext:value-type="float">
            <text:p>0,00256881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92392" calcext:value-type="float">
            <text:p>0,0039239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73754" calcext:value-type="float">
            <text:p>0,00373754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5907" calcext:value-type="float">
            <text:p>0,0010590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7441" calcext:value-type="float">
            <text:p>0,00257441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4466" calcext:value-type="float">
            <text:p>0,0025446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8" calcext:value-type="float">
            <text:p>0,00250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06565" calcext:value-type="float">
            <text:p>0,004065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18127" calcext:value-type="float">
            <text:p>0,00218127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66614" calcext:value-type="float">
            <text:p>0,00266614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5016" calcext:value-type="float">
            <text:p>0,0025016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0582" calcext:value-type="float">
            <text:p>0,00240582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0665" calcext:value-type="float">
            <text:p>0,00240665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10733" calcext:value-type="float">
            <text:p>0,00110733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497756" calcext:value-type="float">
            <text:p>0,00497756</text:p>
          </table:table-cell>
        </table:table-row>
        <table:table-row table:style-name="ro1">
          <table:table-cell office:value-type="string" calcext:value-type="string">
            <text:p>lineal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02949" calcext:value-type="float">
            <text:p>0,00302949</text:p>
          </table:table-cell>
        </table:table-row>
        <table:table-row table:style-name="ro1">
          <table:table-cell office:value-type="string" calcext:value-type="string">
            <text:p>double hash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288" calcext:value-type="float">
            <text:p>0,0024288</text:p>
          </table:table-cell>
        </table:table-row>
        <table:table-row table:style-name="ro1">
          <table:table-cell office:value-type="string" calcext:value-type="string">
            <text:p>quadratic prob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241531" calcext:value-type="float">
            <text:p>0,00241531</text:p>
          </table:table-cell>
        </table:table-row>
        <table:table-row table:style-name="ro1">
          <table:table-cell office:value-type="string" calcext:value-type="string">
            <text:p>chaining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100014" calcext:value-type="float">
            <text:p>0,00100014</text:p>
          </table:table-cell>
        </table:table-row>
        <table:table-row table:style-name="ro1">
          <table:table-cell office:value-type="string" calcext:value-type="string">
            <text:p>STL unordered map</text:p>
          </table:table-cell>
          <table:table-cell office:value-type="float" office:value="19908" calcext:value-type="float">
            <text:p>19908</text:p>
          </table:table-cell>
          <table:table-cell office:value-type="float" office:value="0.00325093" calcext:value-type="float">
            <text:p>0,00325093</text:p>
          </table:table-cell>
        </table:table-row>
      </table:table>
      <table:table table:name="Tabla dinámica_insert_by_username_1" table:style-name="ta1">
        <table:shapes>
          <draw:frame draw:z-index="0" draw:style-name="gr1" draw:text-style-name="P1" svg:width="15.999cm" svg:height="8.999cm" svg:x="17.057cm" svg:y="0.51cm">
            <draw:object draw:notify-on-update-of-ranges="PT@categories PT@label 0 PT@data 0 PT@label 1 PT@data 1 PT@label 2 PT@data 2 PT@label 3 PT@data 3 PT@label 4 PT@data 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ce4"/>
        <table:table-column table:style-name="co4" table:default-cell-style-name="ce9"/>
        <table:table-column table:style-name="co4" table:number-columns-repeated="3" table:default-cell-style-name="ce15"/>
        <table:table-column table:style-name="co4" table:default-cell-style-name="ce19"/>
        <table:table-column table:style-name="co4" table:default-cell-style-name="ce25"/>
        <table:table-row table:style-name="ro1">
          <table:table-cell table:style-name="ce1" office:value-type="string" calcext:value-type="string">
            <text:p>Promedio - <text:s/>Tiempo(s)</text:p>
          </table:table-cell>
          <table:table-cell table:style-name="ce6" office:value-type="string" calcext:value-type="string">
            <text:p>Tipo de hasheo</text:p>
          </table:table-cell>
          <table:table-cell table:style-name="ce12" table:number-columns-repeated="4"/>
          <table:table-cell table:style-name="ce22"/>
        </table:table-row>
        <table:table-row table:style-name="ro1">
          <table:table-cell table:style-name="ce2" office:value-type="string" calcext:value-type="string">
            <text:p><text:s/>Número de inserciones</text:p>
          </table:table-cell>
          <table:table-cell table:style-name="ce7" office:value-type="string" calcext:value-type="string">
            <text:p>chaining</text:p>
          </table:table-cell>
          <table:table-cell table:style-name="ce13" office:value-type="string" calcext:value-type="string">
            <text:p>double hashing</text:p>
          </table:table-cell>
          <table:table-cell table:style-name="ce13" office:value-type="string" calcext:value-type="string">
            <text:p>lineal probing</text:p>
          </table:table-cell>
          <table:table-cell table:style-name="ce13" office:value-type="string" calcext:value-type="string">
            <text:p>quadratic probing</text:p>
          </table:table-cell>
          <table:table-cell table:style-name="ce13" office:value-type="string" calcext:value-type="string">
            <text:p>STL unordered map</text:p>
          </table:table-cell>
          <table:table-cell table:style-name="ce23" office:value-type="string" calcext:value-type="string">
            <text:p>Total Resultado</text:p>
          </table:table-cell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0.00013834208" calcext:value-type="float">
            <text:p>0,00013834208</text:p>
          </table:table-cell>
          <table:table-cell table:style-name="ce14" office:value-type="float" office:value="0.00012822213" calcext:value-type="float">
            <text:p>0,00012822213</text:p>
          </table:table-cell>
          <table:table-cell table:style-name="ce14" office:value-type="float" office:value="0.00013701097" calcext:value-type="float">
            <text:p>0,00013701097</text:p>
          </table:table-cell>
          <table:table-cell table:style-name="ce14" office:value-type="float" office:value="0.00012680595" calcext:value-type="float">
            <text:p>0,00012680595</text:p>
          </table:table-cell>
          <table:table-cell table:style-name="ce18" office:value-type="float" office:value="0.00012544977" calcext:value-type="float">
            <text:p>0,00012544977</text:p>
          </table:table-cell>
          <table:table-cell table:style-name="ce24" office:value-type="float" office:value="0.00013116618" calcext:value-type="float">
            <text:p>0,0001311661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024690652" calcext:value-type="float">
            <text:p>0,00024690652</text:p>
          </table:table-cell>
          <table:table-cell office:value-type="float" office:value="0.00030264353" calcext:value-type="float">
            <text:p>0,00030264353</text:p>
          </table:table-cell>
          <table:table-cell office:value-type="float" office:value="0.00031949527" calcext:value-type="float">
            <text:p>0,00031949527</text:p>
          </table:table-cell>
          <table:table-cell office:value-type="float" office:value="0.00031270658" calcext:value-type="float">
            <text:p>0,00031270658</text:p>
          </table:table-cell>
          <table:table-cell office:value-type="float" office:value="0.00037384541" calcext:value-type="float">
            <text:p>0,00037384541</text:p>
          </table:table-cell>
          <table:table-cell office:value-type="float" office:value="0.000311119462" calcext:value-type="float">
            <text:p>0,00031111946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041336211" calcext:value-type="float">
            <text:p>0,00041336211</text:p>
          </table:table-cell>
          <table:table-cell office:value-type="float" office:value="0.00060089465" calcext:value-type="float">
            <text:p>0,00060089465</text:p>
          </table:table-cell>
          <table:table-cell office:value-type="float" office:value="0.00063067639" calcext:value-type="float">
            <text:p>0,00063067639</text:p>
          </table:table-cell>
          <table:table-cell office:value-type="float" office:value="0.0005981137" calcext:value-type="float">
            <text:p>0,0005981137</text:p>
          </table:table-cell>
          <table:table-cell office:value-type="float" office:value="0.00068749548" calcext:value-type="float">
            <text:p>0,00068749548</text:p>
          </table:table-cell>
          <table:table-cell office:value-type="float" office:value="0.000586108466" calcext:value-type="float">
            <text:p>0,00058610846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073173167" calcext:value-type="float">
            <text:p>0,00073173167</text:p>
          </table:table-cell>
          <table:table-cell office:value-type="float" office:value="0.0012706887" calcext:value-type="float">
            <text:p>0,0012706887</text:p>
          </table:table-cell>
          <table:table-cell office:value-type="float" office:value="0.0012837573" calcext:value-type="float">
            <text:p>0,0012837573</text:p>
          </table:table-cell>
          <table:table-cell office:value-type="float" office:value="0.0012824238" calcext:value-type="float">
            <text:p>0,0012824238</text:p>
          </table:table-cell>
          <table:table-cell office:value-type="float" office:value="0.0014753032" calcext:value-type="float">
            <text:p>0,0014753032</text:p>
          </table:table-cell>
          <table:table-cell office:value-type="float" office:value="0.001208780934" calcext:value-type="float">
            <text:p>0,001208780934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00082339585" calcext:value-type="float">
            <text:p>0,00082339585</text:p>
          </table:table-cell>
          <table:table-cell office:value-type="float" office:value="0.0016092461" calcext:value-type="float">
            <text:p>0,0016092461</text:p>
          </table:table-cell>
          <table:table-cell office:value-type="float" office:value="0.0015720361" calcext:value-type="float">
            <text:p>0,0015720361</text:p>
          </table:table-cell>
          <table:table-cell office:value-type="float" office:value="0.0016167748" calcext:value-type="float">
            <text:p>0,0016167748</text:p>
          </table:table-cell>
          <table:table-cell office:value-type="float" office:value="0.0019434283" calcext:value-type="float">
            <text:p>0,0019434283</text:p>
          </table:table-cell>
          <table:table-cell office:value-type="float" office:value="0.00151297623" calcext:value-type="float">
            <text:p>0,00151297623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00089556052" calcext:value-type="float">
            <text:p>0,00089556052</text:p>
          </table:table-cell>
          <table:table-cell office:value-type="float" office:value="0.0019469573" calcext:value-type="float">
            <text:p>0,0019469573</text:p>
          </table:table-cell>
          <table:table-cell office:value-type="float" office:value="0.0019316268" calcext:value-type="float">
            <text:p>0,0019316268</text:p>
          </table:table-cell>
          <table:table-cell office:value-type="float" office:value="0.0019334701" calcext:value-type="float">
            <text:p>0,0019334701</text:p>
          </table:table-cell>
          <table:table-cell office:value-type="float" office:value="0.0021991383" calcext:value-type="float">
            <text:p>0,0021991383</text:p>
          </table:table-cell>
          <table:table-cell office:value-type="float" office:value="0.001781350604" calcext:value-type="float">
            <text:p>0,001781350604</text:p>
          </table:table-cell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00109230667" calcext:value-type="float">
            <text:p>0,00109230667</text:p>
          </table:table-cell>
          <table:table-cell office:value-type="float" office:value="0.0025566202" calcext:value-type="float">
            <text:p>0,0025566202</text:p>
          </table:table-cell>
          <table:table-cell office:value-type="float" office:value="0.0025819091" calcext:value-type="float">
            <text:p>0,0025819091</text:p>
          </table:table-cell>
          <table:table-cell office:value-type="float" office:value="0.0024548144" calcext:value-type="float">
            <text:p>0,0024548144</text:p>
          </table:table-cell>
          <table:table-cell office:value-type="float" office:value="0.0026460533" calcext:value-type="float">
            <text:p>0,0026460533</text:p>
          </table:table-cell>
          <table:table-cell office:value-type="float" office:value="0.002266340734" calcext:value-type="float">
            <text:p>0,002266340734</text:p>
          </table:table-cell>
        </table:table-row>
        <table:table-row table:style-name="ro1">
          <table:table-cell office:value-type="float" office:value="19908" calcext:value-type="float">
            <text:p>19908</text:p>
          </table:table-cell>
          <table:table-cell table:style-name="ce10" office:value-type="float" office:value="0.00135434468" calcext:value-type="float">
            <text:p>0,00135434468</text:p>
          </table:table-cell>
          <table:table-cell table:style-name="ce16" office:value-type="float" office:value="0.0028707476" calcext:value-type="float">
            <text:p>0,0028707476</text:p>
          </table:table-cell>
          <table:table-cell table:style-name="ce16" office:value-type="float" office:value="0.003004139" calcext:value-type="float">
            <text:p>0,003004139</text:p>
          </table:table-cell>
          <table:table-cell table:style-name="ce16" office:value-type="float" office:value="0.0031911297" calcext:value-type="float">
            <text:p>0,0031911297</text:p>
          </table:table-cell>
          <table:table-cell table:style-name="ce20" office:value-type="float" office:value="0.0032016296" calcext:value-type="float">
            <text:p>0,0032016296</text:p>
          </table:table-cell>
          <table:table-cell table:style-name="ce26" office:value-type="float" office:value="0.002724398116" calcext:value-type="float">
            <text:p>0,002724398116</text:p>
          </table:table-cell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0.0007119937625" calcext:value-type="float">
            <text:p>0,0007119937625</text:p>
          </table:table-cell>
          <table:table-cell table:style-name="ce17" office:value-type="float" office:value="0.00141075252625" calcext:value-type="float">
            <text:p>0,00141075252625</text:p>
          </table:table-cell>
          <table:table-cell table:style-name="ce17" office:value-type="float" office:value="0.00143258136625" calcext:value-type="float">
            <text:p>0,00143258136625</text:p>
          </table:table-cell>
          <table:table-cell table:style-name="ce17" office:value-type="float" office:value="0.00143952987875" calcext:value-type="float">
            <text:p>0,00143952987875</text:p>
          </table:table-cell>
          <table:table-cell table:style-name="ce21" office:value-type="float" office:value="0.00158154292" calcext:value-type="float">
            <text:p>0,00158154292</text:p>
          </table:table-cell>
          <table:table-cell table:style-name="ce27" office:value-type="float" office:value="0.00131528009075" calcext:value-type="float">
            <text:p>0,00131528009075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insert_by_username_1'.A1:'Tabla dinámica_insert_by_username_1'.G11" table:buttons="'Tabla dinámica_insert_by_username_1'.A2 'Tabla dinámica_insert_by_username_1'.B1" table:show-filter-button="false" table:drill-down-on-double-click="false">
          <table:source-cell-range table:cell-range-address="insert_by_username.A1:insert_by_username.C4001"/>
          <table:data-pilot-field table:source-field-name="Tipo de hasheo" table:orientation="column" table:used-hierarchy="0" table:function="auto">
            <table:data-pilot-level table:show-empty="false" calcext:repeat-item-labels="false">
              <table:data-pilot-members>
                <table:data-pilot-member table:name="chaining" table:display="true" table:show-details="true"/>
                <table:data-pilot-member table:name="double hashing" table:display="true" table:show-details="true"/>
                <table:data-pilot-member table:name="lineal probing" table:display="true" table:show-details="true"/>
                <table:data-pilot-member table:name="quadratic probing" table:display="true" table:show-details="true"/>
                <table:data-pilot-member table:name="STL unordered ma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 Número de insercione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 Tiempo(s)" table:orientation="data" table:used-hierarchy="0" table:function="average">
            <table:data-pilot-level table:show-empty="false" calcext:repeat-item-labels="false">
              <table:data-pilot-members>
                <table:data-pilot-member table:name="0,000094373" table:display="true" table:show-details="true"/>
                <table:data-pilot-member table:name="0,000094629" table:display="true" table:show-details="true"/>
                <table:data-pilot-member table:name="0,000094705" table:display="true" table:show-details="true"/>
                <table:data-pilot-member table:name="0,000094888" table:display="true" table:show-details="true"/>
                <table:data-pilot-member table:name="0,000095088" table:display="true" table:show-details="true"/>
                <table:data-pilot-member table:name="0,000095127" table:display="true" table:show-details="true"/>
                <table:data-pilot-member table:name="0,000095899" table:display="true" table:show-details="true"/>
                <table:data-pilot-member table:name="0,000096084" table:display="true" table:show-details="true"/>
                <table:data-pilot-member table:name="0,000097582" table:display="true" table:show-details="true"/>
                <table:data-pilot-member table:name="0,000097609" table:display="true" table:show-details="true"/>
                <table:data-pilot-member table:name="0,000097805" table:display="true" table:show-details="true"/>
                <table:data-pilot-member table:name="0,000097872" table:display="true" table:show-details="true"/>
                <table:data-pilot-member table:name="0,000098158" table:display="true" table:show-details="true"/>
                <table:data-pilot-member table:name="0,000098224" table:display="true" table:show-details="true"/>
                <table:data-pilot-member table:name="0,000098242" table:display="true" table:show-details="true"/>
                <table:data-pilot-member table:name="0,000098306" table:display="true" table:show-details="true"/>
                <table:data-pilot-member table:name="0,000098472" table:display="true" table:show-details="true"/>
                <table:data-pilot-member table:name="0,000098676" table:display="true" table:show-details="true"/>
                <table:data-pilot-member table:name="0,000098695" table:display="true" table:show-details="true"/>
                <table:data-pilot-member table:name="0,000098813" table:display="true" table:show-details="true"/>
                <table:data-pilot-member table:name="0,000098817" table:display="true" table:show-details="true"/>
                <table:data-pilot-member table:name="0,000098875" table:display="true" table:show-details="true"/>
                <table:data-pilot-member table:name="0,000098898" table:display="true" table:show-details="true"/>
                <table:data-pilot-member table:name="0,00009899" table:display="true" table:show-details="true"/>
                <table:data-pilot-member table:name="0,000099079" table:display="true" table:show-details="true"/>
                <table:data-pilot-member table:name="0,000099152" table:display="true" table:show-details="true"/>
                <table:data-pilot-member table:name="0,000099217" table:display="true" table:show-details="true"/>
                <table:data-pilot-member table:name="0,000099226" table:display="true" table:show-details="true"/>
                <table:data-pilot-member table:name="0,00009924" table:display="true" table:show-details="true"/>
                <table:data-pilot-member table:name="0,000099294" table:display="true" table:show-details="true"/>
                <table:data-pilot-member table:name="0,000099455" table:display="true" table:show-details="true"/>
                <table:data-pilot-member table:name="0,000099488" table:display="true" table:show-details="true"/>
                <table:data-pilot-member table:name="0,000099537" table:display="true" table:show-details="true"/>
                <table:data-pilot-member table:name="0,000099544" table:display="true" table:show-details="true"/>
                <table:data-pilot-member table:name="0,000099668" table:display="true" table:show-details="true"/>
                <table:data-pilot-member table:name="0,00009978" table:display="true" table:show-details="true"/>
                <table:data-pilot-member table:name="0,000099813" table:display="true" table:show-details="true"/>
                <table:data-pilot-member table:name="0,000099981" table:display="true" table:show-details="true"/>
                <table:data-pilot-member table:name="0,000099985" table:display="true" table:show-details="true"/>
                <table:data-pilot-member table:name="0,000100459" table:display="true" table:show-details="true"/>
                <table:data-pilot-member table:name="0,000100554" table:display="true" table:show-details="true"/>
                <table:data-pilot-member table:name="0,000100564" table:display="true" table:show-details="true"/>
                <table:data-pilot-member table:name="0,000101028" table:display="true" table:show-details="true"/>
                <table:data-pilot-member table:name="0,000101171" table:display="true" table:show-details="true"/>
                <table:data-pilot-member table:name="0,000101292" table:display="true" table:show-details="true"/>
                <table:data-pilot-member table:name="0,000101479" table:display="true" table:show-details="true"/>
                <table:data-pilot-member table:name="0,000101553" table:display="true" table:show-details="true"/>
                <table:data-pilot-member table:name="0,000101589" table:display="true" table:show-details="true"/>
                <table:data-pilot-member table:name="0,000101673" table:display="true" table:show-details="true"/>
                <table:data-pilot-member table:name="0,000101738" table:display="true" table:show-details="true"/>
                <table:data-pilot-member table:name="0,000101765" table:display="true" table:show-details="true"/>
                <table:data-pilot-member table:name="0,00010179" table:display="true" table:show-details="true"/>
                <table:data-pilot-member table:name="0,000102116" table:display="true" table:show-details="true"/>
                <table:data-pilot-member table:name="0,000102352" table:display="true" table:show-details="true"/>
                <table:data-pilot-member table:name="0,000102565" table:display="true" table:show-details="true"/>
                <table:data-pilot-member table:name="0,000102634" table:display="true" table:show-details="true"/>
                <table:data-pilot-member table:name="0,000102763" table:display="true" table:show-details="true"/>
                <table:data-pilot-member table:name="0,000102766" table:display="true" table:show-details="true"/>
                <table:data-pilot-member table:name="0,000102785" table:display="true" table:show-details="true"/>
                <table:data-pilot-member table:name="0,00010306" table:display="true" table:show-details="true"/>
                <table:data-pilot-member table:name="0,000103137" table:display="true" table:show-details="true"/>
                <table:data-pilot-member table:name="0,000103211" table:display="true" table:show-details="true"/>
                <table:data-pilot-member table:name="0,000103313" table:display="true" table:show-details="true"/>
                <table:data-pilot-member table:name="0,000103416" table:display="true" table:show-details="true"/>
                <table:data-pilot-member table:name="0,00010378" table:display="true" table:show-details="true"/>
                <table:data-pilot-member table:name="0,000103926" table:display="true" table:show-details="true"/>
                <table:data-pilot-member table:name="0,00010394" table:display="true" table:show-details="true"/>
                <table:data-pilot-member table:name="0,000103963" table:display="true" table:show-details="true"/>
                <table:data-pilot-member table:name="0,000103984" table:display="true" table:show-details="true"/>
                <table:data-pilot-member table:name="0,000103998" table:display="true" table:show-details="true"/>
                <table:data-pilot-member table:name="0,000104146" table:display="true" table:show-details="true"/>
                <table:data-pilot-member table:name="0,000104165" table:display="true" table:show-details="true"/>
                <table:data-pilot-member table:name="0,000104267" table:display="true" table:show-details="true"/>
                <table:data-pilot-member table:name="0,00010433" table:display="true" table:show-details="true"/>
                <table:data-pilot-member table:name="0,000104536" table:display="true" table:show-details="true"/>
                <table:data-pilot-member table:name="0,000104539" table:display="true" table:show-details="true"/>
                <table:data-pilot-member table:name="0,000104583" table:display="true" table:show-details="true"/>
                <table:data-pilot-member table:name="0,00010462" table:display="true" table:show-details="true"/>
                <table:data-pilot-member table:name="0,000104641" table:display="true" table:show-details="true"/>
                <table:data-pilot-member table:name="0,000104702" table:display="true" table:show-details="true"/>
                <table:data-pilot-member table:name="0,000104812" table:display="true" table:show-details="true"/>
                <table:data-pilot-member table:name="0,000104821" table:display="true" table:show-details="true"/>
                <table:data-pilot-member table:name="0,000104875" table:display="true" table:show-details="true"/>
                <table:data-pilot-member table:name="0,000104887" table:display="true" table:show-details="true"/>
                <table:data-pilot-member table:name="0,000104898" table:display="true" table:show-details="true"/>
                <table:data-pilot-member table:name="0,000104987" table:display="true" table:show-details="true"/>
                <table:data-pilot-member table:name="0,000105177" table:display="true" table:show-details="true"/>
                <table:data-pilot-member table:name="0,000105241" table:display="true" table:show-details="true"/>
                <table:data-pilot-member table:name="0,000105321" table:display="true" table:show-details="true"/>
                <table:data-pilot-member table:name="0,000105329" table:display="true" table:show-details="true"/>
                <table:data-pilot-member table:name="0,000105351" table:display="true" table:show-details="true"/>
                <table:data-pilot-member table:name="0,00010547" table:display="true" table:show-details="true"/>
                <table:data-pilot-member table:name="0,000105542" table:display="true" table:show-details="true"/>
                <table:data-pilot-member table:name="0,00010564" table:display="true" table:show-details="true"/>
                <table:data-pilot-member table:name="0,000105836" table:display="true" table:show-details="true"/>
                <table:data-pilot-member table:name="0,000105951" table:display="true" table:show-details="true"/>
                <table:data-pilot-member table:name="0,00010597" table:display="true" table:show-details="true"/>
                <table:data-pilot-member table:name="0,000105975" table:display="true" table:show-details="true"/>
                <table:data-pilot-member table:name="0,000106077" table:display="true" table:show-details="true"/>
                <table:data-pilot-member table:name="0,00010617" table:display="true" table:show-details="true"/>
                <table:data-pilot-member table:name="0,000106172" table:display="true" table:show-details="true"/>
                <table:data-pilot-member table:name="0,000106196" table:display="true" table:show-details="true"/>
                <table:data-pilot-member table:name="0,000106218" table:display="true" table:show-details="true"/>
                <table:data-pilot-member table:name="0,000106296" table:display="true" table:show-details="true"/>
                <table:data-pilot-member table:name="0,00010636" table:display="true" table:show-details="true"/>
                <table:data-pilot-member table:name="0,000106372" table:display="true" table:show-details="true"/>
                <table:data-pilot-member table:name="0,000106451" table:display="true" table:show-details="true"/>
                <table:data-pilot-member table:name="0,000106476" table:display="true" table:show-details="true"/>
                <table:data-pilot-member table:name="0,00010651" table:display="true" table:show-details="true"/>
                <table:data-pilot-member table:name="0,000106618" table:display="true" table:show-details="true"/>
                <table:data-pilot-member table:name="0,000106717" table:display="true" table:show-details="true"/>
                <table:data-pilot-member table:name="0,000106724" table:display="true" table:show-details="true"/>
                <table:data-pilot-member table:name="0,000106789" table:display="true" table:show-details="true"/>
                <table:data-pilot-member table:name="0,000106792" table:display="true" table:show-details="true"/>
                <table:data-pilot-member table:name="0,000106938" table:display="true" table:show-details="true"/>
                <table:data-pilot-member table:name="0,000107103" table:display="true" table:show-details="true"/>
                <table:data-pilot-member table:name="0,000107161" table:display="true" table:show-details="true"/>
                <table:data-pilot-member table:name="0,000107279" table:display="true" table:show-details="true"/>
                <table:data-pilot-member table:name="0,000107401" table:display="true" table:show-details="true"/>
                <table:data-pilot-member table:name="0,000107402" table:display="true" table:show-details="true"/>
                <table:data-pilot-member table:name="0,000107409" table:display="true" table:show-details="true"/>
                <table:data-pilot-member table:name="0,000107621" table:display="true" table:show-details="true"/>
                <table:data-pilot-member table:name="0,000107706" table:display="true" table:show-details="true"/>
                <table:data-pilot-member table:name="0,000107838" table:display="true" table:show-details="true"/>
                <table:data-pilot-member table:name="0,000107848" table:display="true" table:show-details="true"/>
                <table:data-pilot-member table:name="0,000107849" table:display="true" table:show-details="true"/>
                <table:data-pilot-member table:name="0,000107895" table:display="true" table:show-details="true"/>
                <table:data-pilot-member table:name="0,000107952" table:display="true" table:show-details="true"/>
                <table:data-pilot-member table:name="0,000108044" table:display="true" table:show-details="true"/>
                <table:data-pilot-member table:name="0,000108348" table:display="true" table:show-details="true"/>
                <table:data-pilot-member table:name="0,000108578" table:display="true" table:show-details="true"/>
                <table:data-pilot-member table:name="0,000108622" table:display="true" table:show-details="true"/>
                <table:data-pilot-member table:name="0,000108695" table:display="true" table:show-details="true"/>
                <table:data-pilot-member table:name="0,000108755" table:display="true" table:show-details="true"/>
                <table:data-pilot-member table:name="0,000108834" table:display="true" table:show-details="true"/>
                <table:data-pilot-member table:name="0,000108926" table:display="true" table:show-details="true"/>
                <table:data-pilot-member table:name="0,000108966" table:display="true" table:show-details="true"/>
                <table:data-pilot-member table:name="0,000109021" table:display="true" table:show-details="true"/>
                <table:data-pilot-member table:name="0,000109035" table:display="true" table:show-details="true"/>
                <table:data-pilot-member table:name="0,000109162" table:display="true" table:show-details="true"/>
                <table:data-pilot-member table:name="0,000109458" table:display="true" table:show-details="true"/>
                <table:data-pilot-member table:name="0,000109463" table:display="true" table:show-details="true"/>
                <table:data-pilot-member table:name="0,000109502" table:display="true" table:show-details="true"/>
                <table:data-pilot-member table:name="0,0001097" table:display="true" table:show-details="true"/>
                <table:data-pilot-member table:name="0,000109745" table:display="true" table:show-details="true"/>
                <table:data-pilot-member table:name="0,000109822" table:display="true" table:show-details="true"/>
                <table:data-pilot-member table:name="0,000109909" table:display="true" table:show-details="true"/>
                <table:data-pilot-member table:name="0,000109913" table:display="true" table:show-details="true"/>
                <table:data-pilot-member table:name="0,000109957" table:display="true" table:show-details="true"/>
                <table:data-pilot-member table:name="0,000110108" table:display="true" table:show-details="true"/>
                <table:data-pilot-member table:name="0,000110147" table:display="true" table:show-details="true"/>
                <table:data-pilot-member table:name="0,000110168" table:display="true" table:show-details="true"/>
                <table:data-pilot-member table:name="0,000110259" table:display="true" table:show-details="true"/>
                <table:data-pilot-member table:name="0,000110298" table:display="true" table:show-details="true"/>
                <table:data-pilot-member table:name="0,000110381" table:display="true" table:show-details="true"/>
                <table:data-pilot-member table:name="0,000110383" table:display="true" table:show-details="true"/>
                <table:data-pilot-member table:name="0,000110391" table:display="true" table:show-details="true"/>
                <table:data-pilot-member table:name="0,000110409" table:display="true" table:show-details="true"/>
                <table:data-pilot-member table:name="0,000110503" table:display="true" table:show-details="true"/>
                <table:data-pilot-member table:name="0,000110505" table:display="true" table:show-details="true"/>
                <table:data-pilot-member table:name="0,000110535" table:display="true" table:show-details="true"/>
                <table:data-pilot-member table:name="0,000110541" table:display="true" table:show-details="true"/>
                <table:data-pilot-member table:name="0,00011071" table:display="true" table:show-details="true"/>
                <table:data-pilot-member table:name="0,000110933" table:display="true" table:show-details="true"/>
                <table:data-pilot-member table:name="0,000110958" table:display="true" table:show-details="true"/>
                <table:data-pilot-member table:name="0,00011102" table:display="true" table:show-details="true"/>
                <table:data-pilot-member table:name="0,00011105" table:display="true" table:show-details="true"/>
                <table:data-pilot-member table:name="0,000111063" table:display="true" table:show-details="true"/>
                <table:data-pilot-member table:name="0,000111226" table:display="true" table:show-details="true"/>
                <table:data-pilot-member table:name="0,000111233" table:display="true" table:show-details="true"/>
                <table:data-pilot-member table:name="0,000111296" table:display="true" table:show-details="true"/>
                <table:data-pilot-member table:name="0,000111311" table:display="true" table:show-details="true"/>
                <table:data-pilot-member table:name="0,000111524" table:display="true" table:show-details="true"/>
                <table:data-pilot-member table:name="0,000111622" table:display="true" table:show-details="true"/>
                <table:data-pilot-member table:name="0,000111677" table:display="true" table:show-details="true"/>
                <table:data-pilot-member table:name="0,000111736" table:display="true" table:show-details="true"/>
                <table:data-pilot-member table:name="0,000111738" table:display="true" table:show-details="true"/>
                <table:data-pilot-member table:name="0,000111795" table:display="true" table:show-details="true"/>
                <table:data-pilot-member table:name="0,000111835" table:display="true" table:show-details="true"/>
                <table:data-pilot-member table:name="0,000111855" table:display="true" table:show-details="true"/>
                <table:data-pilot-member table:name="0,000111877" table:display="true" table:show-details="true"/>
                <table:data-pilot-member table:name="0,000111884" table:display="true" table:show-details="true"/>
                <table:data-pilot-member table:name="0,000111909" table:display="true" table:show-details="true"/>
                <table:data-pilot-member table:name="0,000111996" table:display="true" table:show-details="true"/>
                <table:data-pilot-member table:name="0,000112164" table:display="true" table:show-details="true"/>
                <table:data-pilot-member table:name="0,000112291" table:display="true" table:show-details="true"/>
                <table:data-pilot-member table:name="0,000112295" table:display="true" table:show-details="true"/>
                <table:data-pilot-member table:name="0,000112313" table:display="true" table:show-details="true"/>
                <table:data-pilot-member table:name="0,000112336" table:display="true" table:show-details="true"/>
                <table:data-pilot-member table:name="0,000112665" table:display="true" table:show-details="true"/>
                <table:data-pilot-member table:name="0,000112829" table:display="true" table:show-details="true"/>
                <table:data-pilot-member table:name="0,000112862" table:display="true" table:show-details="true"/>
                <table:data-pilot-member table:name="0,000112894" table:display="true" table:show-details="true"/>
                <table:data-pilot-member table:name="0,000112981" table:display="true" table:show-details="true"/>
                <table:data-pilot-member table:name="0,000113105" table:display="true" table:show-details="true"/>
                <table:data-pilot-member table:name="0,000113284" table:display="true" table:show-details="true"/>
                <table:data-pilot-member table:name="0,000113311" table:display="true" table:show-details="true"/>
                <table:data-pilot-member table:name="0,000113434" table:display="true" table:show-details="true"/>
                <table:data-pilot-member table:name="0,00011351" table:display="true" table:show-details="true"/>
                <table:data-pilot-member table:name="0,000113533" table:display="true" table:show-details="true"/>
                <table:data-pilot-member table:name="0,000113566" table:display="true" table:show-details="true"/>
                <table:data-pilot-member table:name="0,000113611" table:display="true" table:show-details="true"/>
                <table:data-pilot-member table:name="0,000113662" table:display="true" table:show-details="true"/>
                <table:data-pilot-member table:name="0,000114054" table:display="true" table:show-details="true"/>
                <table:data-pilot-member table:name="0,000114124" table:display="true" table:show-details="true"/>
                <table:data-pilot-member table:name="0,000114248" table:display="true" table:show-details="true"/>
                <table:data-pilot-member table:name="0,00011446" table:display="true" table:show-details="true"/>
                <table:data-pilot-member table:name="0,000114487" table:display="true" table:show-details="true"/>
                <table:data-pilot-member table:name="0,000114601" table:display="true" table:show-details="true"/>
                <table:data-pilot-member table:name="0,000114694" table:display="true" table:show-details="true"/>
                <table:data-pilot-member table:name="0,000114706" table:display="true" table:show-details="true"/>
                <table:data-pilot-member table:name="0,000114829" table:display="true" table:show-details="true"/>
                <table:data-pilot-member table:name="0,000114891" table:display="true" table:show-details="true"/>
                <table:data-pilot-member table:name="0,000114921" table:display="true" table:show-details="true"/>
                <table:data-pilot-member table:name="0,000115034" table:display="true" table:show-details="true"/>
                <table:data-pilot-member table:name="0,000115152" table:display="true" table:show-details="true"/>
                <table:data-pilot-member table:name="0,00011535" table:display="true" table:show-details="true"/>
                <table:data-pilot-member table:name="0,000115442" table:display="true" table:show-details="true"/>
                <table:data-pilot-member table:name="0,000115456" table:display="true" table:show-details="true"/>
                <table:data-pilot-member table:name="0,000115459" table:display="true" table:show-details="true"/>
                <table:data-pilot-member table:name="0,000115471" table:display="true" table:show-details="true"/>
                <table:data-pilot-member table:name="0,000115524" table:display="true" table:show-details="true"/>
                <table:data-pilot-member table:name="0,000115558" table:display="true" table:show-details="true"/>
                <table:data-pilot-member table:name="0,000115571" table:display="true" table:show-details="true"/>
                <table:data-pilot-member table:name="0,000115651" table:display="true" table:show-details="true"/>
                <table:data-pilot-member table:name="0,000115664" table:display="true" table:show-details="true"/>
                <table:data-pilot-member table:name="0,000115677" table:display="true" table:show-details="true"/>
                <table:data-pilot-member table:name="0,000115684" table:display="true" table:show-details="true"/>
                <table:data-pilot-member table:name="0,000115758" table:display="true" table:show-details="true"/>
                <table:data-pilot-member table:name="0,000115768" table:display="true" table:show-details="true"/>
                <table:data-pilot-member table:name="0,000115912" table:display="true" table:show-details="true"/>
                <table:data-pilot-member table:name="0,000115914" table:display="true" table:show-details="true"/>
                <table:data-pilot-member table:name="0,000115989" table:display="true" table:show-details="true"/>
                <table:data-pilot-member table:name="0,000116008" table:display="true" table:show-details="true"/>
                <table:data-pilot-member table:name="0,000116033" table:display="true" table:show-details="true"/>
                <table:data-pilot-member table:name="0,00011611" table:display="true" table:show-details="true"/>
                <table:data-pilot-member table:name="0,000116126" table:display="true" table:show-details="true"/>
                <table:data-pilot-member table:name="0,000116209" table:display="true" table:show-details="true"/>
                <table:data-pilot-member table:name="0,000116258" table:display="true" table:show-details="true"/>
                <table:data-pilot-member table:name="0,000116431" table:display="true" table:show-details="true"/>
                <table:data-pilot-member table:name="0,00011644" table:display="true" table:show-details="true"/>
                <table:data-pilot-member table:name="0,000116476" table:display="true" table:show-details="true"/>
                <table:data-pilot-member table:name="0,000116597" table:display="true" table:show-details="true"/>
                <table:data-pilot-member table:name="0,000116647" table:display="true" table:show-details="true"/>
                <table:data-pilot-member table:name="0,000116722" table:display="true" table:show-details="true"/>
                <table:data-pilot-member table:name="0,000116757" table:display="true" table:show-details="true"/>
                <table:data-pilot-member table:name="0,000116852" table:display="true" table:show-details="true"/>
                <table:data-pilot-member table:name="0,000116914" table:display="true" table:show-details="true"/>
                <table:data-pilot-member table:name="0,000116923" table:display="true" table:show-details="true"/>
                <table:data-pilot-member table:name="0,000116956" table:display="true" table:show-details="true"/>
                <table:data-pilot-member table:name="0,000116972" table:display="true" table:show-details="true"/>
                <table:data-pilot-member table:name="0,000116974" table:display="true" table:show-details="true"/>
                <table:data-pilot-member table:name="0,000117073" table:display="true" table:show-details="true"/>
                <table:data-pilot-member table:name="0,0001171" table:display="true" table:show-details="true"/>
                <table:data-pilot-member table:name="0,000117121" table:display="true" table:show-details="true"/>
                <table:data-pilot-member table:name="0,000117215" table:display="true" table:show-details="true"/>
                <table:data-pilot-member table:name="0,000117265" table:display="true" table:show-details="true"/>
                <table:data-pilot-member table:name="0,000117273" table:display="true" table:show-details="true"/>
                <table:data-pilot-member table:name="0,000117436" table:display="true" table:show-details="true"/>
                <table:data-pilot-member table:name="0,000117461" table:display="true" table:show-details="true"/>
                <table:data-pilot-member table:name="0,000117519" table:display="true" table:show-details="true"/>
                <table:data-pilot-member table:name="0,00011797" table:display="true" table:show-details="true"/>
                <table:data-pilot-member table:name="0,000117995" table:display="true" table:show-details="true"/>
                <table:data-pilot-member table:name="0,000118152" table:display="true" table:show-details="true"/>
                <table:data-pilot-member table:name="0,000118167" table:display="true" table:show-details="true"/>
                <table:data-pilot-member table:name="0,000118207" table:display="true" table:show-details="true"/>
                <table:data-pilot-member table:name="0,0001183" table:display="true" table:show-details="true"/>
                <table:data-pilot-member table:name="0,000118306" table:display="true" table:show-details="true"/>
                <table:data-pilot-member table:name="0,000118366" table:display="true" table:show-details="true"/>
                <table:data-pilot-member table:name="0,000118749" table:display="true" table:show-details="true"/>
                <table:data-pilot-member table:name="0,000118786" table:display="true" table:show-details="true"/>
                <table:data-pilot-member table:name="0,000119196" table:display="true" table:show-details="true"/>
                <table:data-pilot-member table:name="0,000119557" table:display="true" table:show-details="true"/>
                <table:data-pilot-member table:name="0,000119795" table:display="true" table:show-details="true"/>
                <table:data-pilot-member table:name="0,000120305" table:display="true" table:show-details="true"/>
                <table:data-pilot-member table:name="0,000120324" table:display="true" table:show-details="true"/>
                <table:data-pilot-member table:name="0,00012039" table:display="true" table:show-details="true"/>
                <table:data-pilot-member table:name="0,000121" table:display="true" table:show-details="true"/>
                <table:data-pilot-member table:name="0,000121027" table:display="true" table:show-details="true"/>
                <table:data-pilot-member table:name="0,000121184" table:display="true" table:show-details="true"/>
                <table:data-pilot-member table:name="0,000121194" table:display="true" table:show-details="true"/>
                <table:data-pilot-member table:name="0,00012131" table:display="true" table:show-details="true"/>
                <table:data-pilot-member table:name="0,000121752" table:display="true" table:show-details="true"/>
                <table:data-pilot-member table:name="0,000121839" table:display="true" table:show-details="true"/>
                <table:data-pilot-member table:name="0,000122015" table:display="true" table:show-details="true"/>
                <table:data-pilot-member table:name="0,000122376" table:display="true" table:show-details="true"/>
                <table:data-pilot-member table:name="0,000122462" table:display="true" table:show-details="true"/>
                <table:data-pilot-member table:name="0,000122466" table:display="true" table:show-details="true"/>
                <table:data-pilot-member table:name="0,000122502" table:display="true" table:show-details="true"/>
                <table:data-pilot-member table:name="0,000122665" table:display="true" table:show-details="true"/>
                <table:data-pilot-member table:name="0,000122783" table:display="true" table:show-details="true"/>
                <table:data-pilot-member table:name="0,000122901" table:display="true" table:show-details="true"/>
                <table:data-pilot-member table:name="0,000122923" table:display="true" table:show-details="true"/>
                <table:data-pilot-member table:name="0,000123027" table:display="true" table:show-details="true"/>
                <table:data-pilot-member table:name="0,000123078" table:display="true" table:show-details="true"/>
                <table:data-pilot-member table:name="0,000123237" table:display="true" table:show-details="true"/>
                <table:data-pilot-member table:name="0,000123265" table:display="true" table:show-details="true"/>
                <table:data-pilot-member table:name="0,000123312" table:display="true" table:show-details="true"/>
                <table:data-pilot-member table:name="0,000123348" table:display="true" table:show-details="true"/>
                <table:data-pilot-member table:name="0,000123451" table:display="true" table:show-details="true"/>
                <table:data-pilot-member table:name="0,000123453" table:display="true" table:show-details="true"/>
                <table:data-pilot-member table:name="0,000123486" table:display="true" table:show-details="true"/>
                <table:data-pilot-member table:name="0,000123646" table:display="true" table:show-details="true"/>
                <table:data-pilot-member table:name="0,000123649" table:display="true" table:show-details="true"/>
                <table:data-pilot-member table:name="0,000123737" table:display="true" table:show-details="true"/>
                <table:data-pilot-member table:name="0,000123817" table:display="true" table:show-details="true"/>
                <table:data-pilot-member table:name="0,000123922" table:display="true" table:show-details="true"/>
                <table:data-pilot-member table:name="0,000124325" table:display="true" table:show-details="true"/>
                <table:data-pilot-member table:name="0,000124709" table:display="true" table:show-details="true"/>
                <table:data-pilot-member table:name="0,000124785" table:display="true" table:show-details="true"/>
                <table:data-pilot-member table:name="0,00012493" table:display="true" table:show-details="true"/>
                <table:data-pilot-member table:name="0,000125365" table:display="true" table:show-details="true"/>
                <table:data-pilot-member table:name="0,000125558" table:display="true" table:show-details="true"/>
                <table:data-pilot-member table:name="0,000125582" table:display="true" table:show-details="true"/>
                <table:data-pilot-member table:name="0,000125685" table:display="true" table:show-details="true"/>
                <table:data-pilot-member table:name="0,000125786" table:display="true" table:show-details="true"/>
                <table:data-pilot-member table:name="0,000125933" table:display="true" table:show-details="true"/>
                <table:data-pilot-member table:name="0,00012618" table:display="true" table:show-details="true"/>
                <table:data-pilot-member table:name="0,000126257" table:display="true" table:show-details="true"/>
                <table:data-pilot-member table:name="0,000126374" table:display="true" table:show-details="true"/>
                <table:data-pilot-member table:name="0,000126454" table:display="true" table:show-details="true"/>
                <table:data-pilot-member table:name="0,000126482" table:display="true" table:show-details="true"/>
                <table:data-pilot-member table:name="0,000126636" table:display="true" table:show-details="true"/>
                <table:data-pilot-member table:name="0,000126728" table:display="true" table:show-details="true"/>
                <table:data-pilot-member table:name="0,000126796" table:display="true" table:show-details="true"/>
                <table:data-pilot-member table:name="0,000126875" table:display="true" table:show-details="true"/>
                <table:data-pilot-member table:name="0,00012698" table:display="true" table:show-details="true"/>
                <table:data-pilot-member table:name="0,000127028" table:display="true" table:show-details="true"/>
                <table:data-pilot-member table:name="0,000127093" table:display="true" table:show-details="true"/>
                <table:data-pilot-member table:name="0,000127222" table:display="true" table:show-details="true"/>
                <table:data-pilot-member table:name="0,000127233" table:display="true" table:show-details="true"/>
                <table:data-pilot-member table:name="0,00012742" table:display="true" table:show-details="true"/>
                <table:data-pilot-member table:name="0,000127502" table:display="true" table:show-details="true"/>
                <table:data-pilot-member table:name="0,000127746" table:display="true" table:show-details="true"/>
                <table:data-pilot-member table:name="0,000127839" table:display="true" table:show-details="true"/>
                <table:data-pilot-member table:name="0,000127859" table:display="true" table:show-details="true"/>
                <table:data-pilot-member table:name="0,000127895" table:display="true" table:show-details="true"/>
                <table:data-pilot-member table:name="0,000128127" table:display="true" table:show-details="true"/>
                <table:data-pilot-member table:name="0,000128671" table:display="true" table:show-details="true"/>
                <table:data-pilot-member table:name="0,000128793" table:display="true" table:show-details="true"/>
                <table:data-pilot-member table:name="0,000129506" table:display="true" table:show-details="true"/>
                <table:data-pilot-member table:name="0,000129513" table:display="true" table:show-details="true"/>
                <table:data-pilot-member table:name="0,000129719" table:display="true" table:show-details="true"/>
                <table:data-pilot-member table:name="0,000129772" table:display="true" table:show-details="true"/>
                <table:data-pilot-member table:name="0,000129775" table:display="true" table:show-details="true"/>
                <table:data-pilot-member table:name="0,000129911" table:display="true" table:show-details="true"/>
                <table:data-pilot-member table:name="0,000129945" table:display="true" table:show-details="true"/>
                <table:data-pilot-member table:name="0,00013036" table:display="true" table:show-details="true"/>
                <table:data-pilot-member table:name="0,000130455" table:display="true" table:show-details="true"/>
                <table:data-pilot-member table:name="0,000130763" table:display="true" table:show-details="true"/>
                <table:data-pilot-member table:name="0,000131338" table:display="true" table:show-details="true"/>
                <table:data-pilot-member table:name="0,000131378" table:display="true" table:show-details="true"/>
                <table:data-pilot-member table:name="0,00013146" table:display="true" table:show-details="true"/>
                <table:data-pilot-member table:name="0,000131484" table:display="true" table:show-details="true"/>
                <table:data-pilot-member table:name="0,00013231" table:display="true" table:show-details="true"/>
                <table:data-pilot-member table:name="0,000132406" table:display="true" table:show-details="true"/>
                <table:data-pilot-member table:name="0,000132564" table:display="true" table:show-details="true"/>
                <table:data-pilot-member table:name="0,000132838" table:display="true" table:show-details="true"/>
                <table:data-pilot-member table:name="0,00013287" table:display="true" table:show-details="true"/>
                <table:data-pilot-member table:name="0,00013304" table:display="true" table:show-details="true"/>
                <table:data-pilot-member table:name="0,000133276" table:display="true" table:show-details="true"/>
                <table:data-pilot-member table:name="0,000133531" table:display="true" table:show-details="true"/>
                <table:data-pilot-member table:name="0,00013364" table:display="true" table:show-details="true"/>
                <table:data-pilot-member table:name="0,000134062" table:display="true" table:show-details="true"/>
                <table:data-pilot-member table:name="0,00013474" table:display="true" table:show-details="true"/>
                <table:data-pilot-member table:name="0,00013477" table:display="true" table:show-details="true"/>
                <table:data-pilot-member table:name="0,000134845" table:display="true" table:show-details="true"/>
                <table:data-pilot-member table:name="0,000134882" table:display="true" table:show-details="true"/>
                <table:data-pilot-member table:name="0,000135394" table:display="true" table:show-details="true"/>
                <table:data-pilot-member table:name="0,000135404" table:display="true" table:show-details="true"/>
                <table:data-pilot-member table:name="0,000135413" table:display="true" table:show-details="true"/>
                <table:data-pilot-member table:name="0,000135448" table:display="true" table:show-details="true"/>
                <table:data-pilot-member table:name="0,000135504" table:display="true" table:show-details="true"/>
                <table:data-pilot-member table:name="0,00013569" table:display="true" table:show-details="true"/>
                <table:data-pilot-member table:name="0,000135809" table:display="true" table:show-details="true"/>
                <table:data-pilot-member table:name="0,00013581" table:display="true" table:show-details="true"/>
                <table:data-pilot-member table:name="0,000138072" table:display="true" table:show-details="true"/>
                <table:data-pilot-member table:name="0,000138755" table:display="true" table:show-details="true"/>
                <table:data-pilot-member table:name="0,000139096" table:display="true" table:show-details="true"/>
                <table:data-pilot-member table:name="0,000139379" table:display="true" table:show-details="true"/>
                <table:data-pilot-member table:name="0,000140224" table:display="true" table:show-details="true"/>
                <table:data-pilot-member table:name="0,000140309" table:display="true" table:show-details="true"/>
                <table:data-pilot-member table:name="0,000140437" table:display="true" table:show-details="true"/>
                <table:data-pilot-member table:name="0,000140965" table:display="true" table:show-details="true"/>
                <table:data-pilot-member table:name="0,000141405" table:display="true" table:show-details="true"/>
                <table:data-pilot-member table:name="0,000141573" table:display="true" table:show-details="true"/>
                <table:data-pilot-member table:name="0,000142599" table:display="true" table:show-details="true"/>
                <table:data-pilot-member table:name="0,000143672" table:display="true" table:show-details="true"/>
                <table:data-pilot-member table:name="0,000143709" table:display="true" table:show-details="true"/>
                <table:data-pilot-member table:name="0,000143745" table:display="true" table:show-details="true"/>
                <table:data-pilot-member table:name="0,000143774" table:display="true" table:show-details="true"/>
                <table:data-pilot-member table:name="0,000144885" table:display="true" table:show-details="true"/>
                <table:data-pilot-member table:name="0,000145496" table:display="true" table:show-details="true"/>
                <table:data-pilot-member table:name="0,000146095" table:display="true" table:show-details="true"/>
                <table:data-pilot-member table:name="0,000146922" table:display="true" table:show-details="true"/>
                <table:data-pilot-member table:name="0,000147269" table:display="true" table:show-details="true"/>
                <table:data-pilot-member table:name="0,000148431" table:display="true" table:show-details="true"/>
                <table:data-pilot-member table:name="0,000148625" table:display="true" table:show-details="true"/>
                <table:data-pilot-member table:name="0,00014881" table:display="true" table:show-details="true"/>
                <table:data-pilot-member table:name="0,000148918" table:display="true" table:show-details="true"/>
                <table:data-pilot-member table:name="0,000154364" table:display="true" table:show-details="true"/>
                <table:data-pilot-member table:name="0,000154414" table:display="true" table:show-details="true"/>
                <table:data-pilot-member table:name="0,000155475" table:display="true" table:show-details="true"/>
                <table:data-pilot-member table:name="0,000155638" table:display="true" table:show-details="true"/>
                <table:data-pilot-member table:name="0,000155751" table:display="true" table:show-details="true"/>
                <table:data-pilot-member table:name="0,000156067" table:display="true" table:show-details="true"/>
                <table:data-pilot-member table:name="0,000157425" table:display="true" table:show-details="true"/>
                <table:data-pilot-member table:name="0,000157671" table:display="true" table:show-details="true"/>
                <table:data-pilot-member table:name="0,00015794" table:display="true" table:show-details="true"/>
                <table:data-pilot-member table:name="0,000158938" table:display="true" table:show-details="true"/>
                <table:data-pilot-member table:name="0,00015993" table:display="true" table:show-details="true"/>
                <table:data-pilot-member table:name="0,000160285" table:display="true" table:show-details="true"/>
                <table:data-pilot-member table:name="0,000160646" table:display="true" table:show-details="true"/>
                <table:data-pilot-member table:name="0,00016068" table:display="true" table:show-details="true"/>
                <table:data-pilot-member table:name="0,000161305" table:display="true" table:show-details="true"/>
                <table:data-pilot-member table:name="0,000161991" table:display="true" table:show-details="true"/>
                <table:data-pilot-member table:name="0,000162319" table:display="true" table:show-details="true"/>
                <table:data-pilot-member table:name="0,000162847" table:display="true" table:show-details="true"/>
                <table:data-pilot-member table:name="0,000162931" table:display="true" table:show-details="true"/>
                <table:data-pilot-member table:name="0,000163474" table:display="true" table:show-details="true"/>
                <table:data-pilot-member table:name="0,000164166" table:display="true" table:show-details="true"/>
                <table:data-pilot-member table:name="0,000164313" table:display="true" table:show-details="true"/>
                <table:data-pilot-member table:name="0,00016442" table:display="true" table:show-details="true"/>
                <table:data-pilot-member table:name="0,0001648" table:display="true" table:show-details="true"/>
                <table:data-pilot-member table:name="0,000165573" table:display="true" table:show-details="true"/>
                <table:data-pilot-member table:name="0,000165684" table:display="true" table:show-details="true"/>
                <table:data-pilot-member table:name="0,000166747" table:display="true" table:show-details="true"/>
                <table:data-pilot-member table:name="0,000168405" table:display="true" table:show-details="true"/>
                <table:data-pilot-member table:name="0,000168772" table:display="true" table:show-details="true"/>
                <table:data-pilot-member table:name="0,000169797" table:display="true" table:show-details="true"/>
                <table:data-pilot-member table:name="0,000170876" table:display="true" table:show-details="true"/>
                <table:data-pilot-member table:name="0,000171463" table:display="true" table:show-details="true"/>
                <table:data-pilot-member table:name="0,000172967" table:display="true" table:show-details="true"/>
                <table:data-pilot-member table:name="0,000173673" table:display="true" table:show-details="true"/>
                <table:data-pilot-member table:name="0,000173787" table:display="true" table:show-details="true"/>
                <table:data-pilot-member table:name="0,000175283" table:display="true" table:show-details="true"/>
                <table:data-pilot-member table:name="0,000177273" table:display="true" table:show-details="true"/>
                <table:data-pilot-member table:name="0,000178539" table:display="true" table:show-details="true"/>
                <table:data-pilot-member table:name="0,000178683" table:display="true" table:show-details="true"/>
                <table:data-pilot-member table:name="0,000179588" table:display="true" table:show-details="true"/>
                <table:data-pilot-member table:name="0,00017984" table:display="true" table:show-details="true"/>
                <table:data-pilot-member table:name="0,000179877" table:display="true" table:show-details="true"/>
                <table:data-pilot-member table:name="0,000180924" table:display="true" table:show-details="true"/>
                <table:data-pilot-member table:name="0,000180988" table:display="true" table:show-details="true"/>
                <table:data-pilot-member table:name="0,000181269" table:display="true" table:show-details="true"/>
                <table:data-pilot-member table:name="0,000181777" table:display="true" table:show-details="true"/>
                <table:data-pilot-member table:name="0,000181953" table:display="true" table:show-details="true"/>
                <table:data-pilot-member table:name="0,000182565" table:display="true" table:show-details="true"/>
                <table:data-pilot-member table:name="0,000182649" table:display="true" table:show-details="true"/>
                <table:data-pilot-member table:name="0,000182674" table:display="true" table:show-details="true"/>
                <table:data-pilot-member table:name="0,000182905" table:display="true" table:show-details="true"/>
                <table:data-pilot-member table:name="0,000182927" table:display="true" table:show-details="true"/>
                <table:data-pilot-member table:name="0,000183672" table:display="true" table:show-details="true"/>
                <table:data-pilot-member table:name="0,000184943" table:display="true" table:show-details="true"/>
                <table:data-pilot-member table:name="0,000184954" table:display="true" table:show-details="true"/>
                <table:data-pilot-member table:name="0,000185306" table:display="true" table:show-details="true"/>
                <table:data-pilot-member table:name="0,000185919" table:display="true" table:show-details="true"/>
                <table:data-pilot-member table:name="0,000187124" table:display="true" table:show-details="true"/>
                <table:data-pilot-member table:name="0,000187551" table:display="true" table:show-details="true"/>
                <table:data-pilot-member table:name="0,000187933" table:display="true" table:show-details="true"/>
                <table:data-pilot-member table:name="0,000188239" table:display="true" table:show-details="true"/>
                <table:data-pilot-member table:name="0,000188747" table:display="true" table:show-details="true"/>
                <table:data-pilot-member table:name="0,000188951" table:display="true" table:show-details="true"/>
                <table:data-pilot-member table:name="0,00018922" table:display="true" table:show-details="true"/>
                <table:data-pilot-member table:name="0,000189645" table:display="true" table:show-details="true"/>
                <table:data-pilot-member table:name="0,000189889" table:display="true" table:show-details="true"/>
                <table:data-pilot-member table:name="0,000190284" table:display="true" table:show-details="true"/>
                <table:data-pilot-member table:name="0,00019092" table:display="true" table:show-details="true"/>
                <table:data-pilot-member table:name="0,000193035" table:display="true" table:show-details="true"/>
                <table:data-pilot-member table:name="0,000194142" table:display="true" table:show-details="true"/>
                <table:data-pilot-member table:name="0,000194375" table:display="true" table:show-details="true"/>
                <table:data-pilot-member table:name="0,000194586" table:display="true" table:show-details="true"/>
                <table:data-pilot-member table:name="0,000195358" table:display="true" table:show-details="true"/>
                <table:data-pilot-member table:name="0,000196448" table:display="true" table:show-details="true"/>
                <table:data-pilot-member table:name="0,000197209" table:display="true" table:show-details="true"/>
                <table:data-pilot-member table:name="0,000197551" table:display="true" table:show-details="true"/>
                <table:data-pilot-member table:name="0,000198093" table:display="true" table:show-details="true"/>
                <table:data-pilot-member table:name="0,000198774" table:display="true" table:show-details="true"/>
                <table:data-pilot-member table:name="0,000198804" table:display="true" table:show-details="true"/>
                <table:data-pilot-member table:name="0,000198849" table:display="true" table:show-details="true"/>
                <table:data-pilot-member table:name="0,000198935" table:display="true" table:show-details="true"/>
                <table:data-pilot-member table:name="0,000200172" table:display="true" table:show-details="true"/>
                <table:data-pilot-member table:name="0,000201865" table:display="true" table:show-details="true"/>
                <table:data-pilot-member table:name="0,000201889" table:display="true" table:show-details="true"/>
                <table:data-pilot-member table:name="0,000202242" table:display="true" table:show-details="true"/>
                <table:data-pilot-member table:name="0,000202427" table:display="true" table:show-details="true"/>
                <table:data-pilot-member table:name="0,000202814" table:display="true" table:show-details="true"/>
                <table:data-pilot-member table:name="0,000203071" table:display="true" table:show-details="true"/>
                <table:data-pilot-member table:name="0,000203815" table:display="true" table:show-details="true"/>
                <table:data-pilot-member table:name="0,000203945" table:display="true" table:show-details="true"/>
                <table:data-pilot-member table:name="0,00020508" table:display="true" table:show-details="true"/>
                <table:data-pilot-member table:name="0,000205271" table:display="true" table:show-details="true"/>
                <table:data-pilot-member table:name="0,000205405" table:display="true" table:show-details="true"/>
                <table:data-pilot-member table:name="0,000205703" table:display="true" table:show-details="true"/>
                <table:data-pilot-member table:name="0,000206628" table:display="true" table:show-details="true"/>
                <table:data-pilot-member table:name="0,00020799" table:display="true" table:show-details="true"/>
                <table:data-pilot-member table:name="0,000208864" table:display="true" table:show-details="true"/>
                <table:data-pilot-member table:name="0,000209942" table:display="true" table:show-details="true"/>
                <table:data-pilot-member table:name="0,000210533" table:display="true" table:show-details="true"/>
                <table:data-pilot-member table:name="0,000210815" table:display="true" table:show-details="true"/>
                <table:data-pilot-member table:name="0,000210934" table:display="true" table:show-details="true"/>
                <table:data-pilot-member table:name="0,000212127" table:display="true" table:show-details="true"/>
                <table:data-pilot-member table:name="0,000212148" table:display="true" table:show-details="true"/>
                <table:data-pilot-member table:name="0,000212219" table:display="true" table:show-details="true"/>
                <table:data-pilot-member table:name="0,000213038" table:display="true" table:show-details="true"/>
                <table:data-pilot-member table:name="0,000213119" table:display="true" table:show-details="true"/>
                <table:data-pilot-member table:name="0,000213832" table:display="true" table:show-details="true"/>
                <table:data-pilot-member table:name="0,00021507" table:display="true" table:show-details="true"/>
                <table:data-pilot-member table:name="0,000216351" table:display="true" table:show-details="true"/>
                <table:data-pilot-member table:name="0,000216474" table:display="true" table:show-details="true"/>
                <table:data-pilot-member table:name="0,000216639" table:display="true" table:show-details="true"/>
                <table:data-pilot-member table:name="0,0002168" table:display="true" table:show-details="true"/>
                <table:data-pilot-member table:name="0,000217306" table:display="true" table:show-details="true"/>
                <table:data-pilot-member table:name="0,000218047" table:display="true" table:show-details="true"/>
                <table:data-pilot-member table:name="0,000218924" table:display="true" table:show-details="true"/>
                <table:data-pilot-member table:name="0,000220065" table:display="true" table:show-details="true"/>
                <table:data-pilot-member table:name="0,000221032" table:display="true" table:show-details="true"/>
                <table:data-pilot-member table:name="0,000221206" table:display="true" table:show-details="true"/>
                <table:data-pilot-member table:name="0,000222163" table:display="true" table:show-details="true"/>
                <table:data-pilot-member table:name="0,000222584" table:display="true" table:show-details="true"/>
                <table:data-pilot-member table:name="0,000223861" table:display="true" table:show-details="true"/>
                <table:data-pilot-member table:name="0,000225485" table:display="true" table:show-details="true"/>
                <table:data-pilot-member table:name="0,000225655" table:display="true" table:show-details="true"/>
                <table:data-pilot-member table:name="0,000225768" table:display="true" table:show-details="true"/>
                <table:data-pilot-member table:name="0,000226027" table:display="true" table:show-details="true"/>
                <table:data-pilot-member table:name="0,000226457" table:display="true" table:show-details="true"/>
                <table:data-pilot-member table:name="0,000228534" table:display="true" table:show-details="true"/>
                <table:data-pilot-member table:name="0,000228954" table:display="true" table:show-details="true"/>
                <table:data-pilot-member table:name="0,000231928" table:display="true" table:show-details="true"/>
                <table:data-pilot-member table:name="0,000232291" table:display="true" table:show-details="true"/>
                <table:data-pilot-member table:name="0,000233149" table:display="true" table:show-details="true"/>
                <table:data-pilot-member table:name="0,000233392" table:display="true" table:show-details="true"/>
                <table:data-pilot-member table:name="0,000235326" table:display="true" table:show-details="true"/>
                <table:data-pilot-member table:name="0,000235621" table:display="true" table:show-details="true"/>
                <table:data-pilot-member table:name="0,000235856" table:display="true" table:show-details="true"/>
                <table:data-pilot-member table:name="0,000236334" table:display="true" table:show-details="true"/>
                <table:data-pilot-member table:name="0,000236503" table:display="true" table:show-details="true"/>
                <table:data-pilot-member table:name="0,00023768" table:display="true" table:show-details="true"/>
                <table:data-pilot-member table:name="0,00023786" table:display="true" table:show-details="true"/>
                <table:data-pilot-member table:name="0,00023801" table:display="true" table:show-details="true"/>
                <table:data-pilot-member table:name="0,000238023" table:display="true" table:show-details="true"/>
                <table:data-pilot-member table:name="0,000238121" table:display="true" table:show-details="true"/>
                <table:data-pilot-member table:name="0,000238999" table:display="true" table:show-details="true"/>
                <table:data-pilot-member table:name="0,000239965" table:display="true" table:show-details="true"/>
                <table:data-pilot-member table:name="0,000240031" table:display="true" table:show-details="true"/>
                <table:data-pilot-member table:name="0,00024004" table:display="true" table:show-details="true"/>
                <table:data-pilot-member table:name="0,000240749" table:display="true" table:show-details="true"/>
                <table:data-pilot-member table:name="0,000241048" table:display="true" table:show-details="true"/>
                <table:data-pilot-member table:name="0,000241155" table:display="true" table:show-details="true"/>
                <table:data-pilot-member table:name="0,000241987" table:display="true" table:show-details="true"/>
                <table:data-pilot-member table:name="0,000242349" table:display="true" table:show-details="true"/>
                <table:data-pilot-member table:name="0,000242469" table:display="true" table:show-details="true"/>
                <table:data-pilot-member table:name="0,000242674" table:display="true" table:show-details="true"/>
                <table:data-pilot-member table:name="0,000243259" table:display="true" table:show-details="true"/>
                <table:data-pilot-member table:name="0,000243523" table:display="true" table:show-details="true"/>
                <table:data-pilot-member table:name="0,000244267" table:display="true" table:show-details="true"/>
                <table:data-pilot-member table:name="0,000244547" table:display="true" table:show-details="true"/>
                <table:data-pilot-member table:name="0,000244914" table:display="true" table:show-details="true"/>
                <table:data-pilot-member table:name="0,000245227" table:display="true" table:show-details="true"/>
                <table:data-pilot-member table:name="0,000245591" table:display="true" table:show-details="true"/>
                <table:data-pilot-member table:name="0,000245859" table:display="true" table:show-details="true"/>
                <table:data-pilot-member table:name="0,000246706" table:display="true" table:show-details="true"/>
                <table:data-pilot-member table:name="0,00024709" table:display="true" table:show-details="true"/>
                <table:data-pilot-member table:name="0,000247443" table:display="true" table:show-details="true"/>
                <table:data-pilot-member table:name="0,000247809" table:display="true" table:show-details="true"/>
                <table:data-pilot-member table:name="0,00024848" table:display="true" table:show-details="true"/>
                <table:data-pilot-member table:name="0,000248679" table:display="true" table:show-details="true"/>
                <table:data-pilot-member table:name="0,000248877" table:display="true" table:show-details="true"/>
                <table:data-pilot-member table:name="0,00024944" table:display="true" table:show-details="true"/>
                <table:data-pilot-member table:name="0,000250818" table:display="true" table:show-details="true"/>
                <table:data-pilot-member table:name="0,000252455" table:display="true" table:show-details="true"/>
                <table:data-pilot-member table:name="0,00025341" table:display="true" table:show-details="true"/>
                <table:data-pilot-member table:name="0,000253421" table:display="true" table:show-details="true"/>
                <table:data-pilot-member table:name="0,000254027" table:display="true" table:show-details="true"/>
                <table:data-pilot-member table:name="0,000254183" table:display="true" table:show-details="true"/>
                <table:data-pilot-member table:name="0,000254426" table:display="true" table:show-details="true"/>
                <table:data-pilot-member table:name="0,000254578" table:display="true" table:show-details="true"/>
                <table:data-pilot-member table:name="0,000254595" table:display="true" table:show-details="true"/>
                <table:data-pilot-member table:name="0,000254617" table:display="true" table:show-details="true"/>
                <table:data-pilot-member table:name="0,000254849" table:display="true" table:show-details="true"/>
                <table:data-pilot-member table:name="0,000254917" table:display="true" table:show-details="true"/>
                <table:data-pilot-member table:name="0,000255128" table:display="true" table:show-details="true"/>
                <table:data-pilot-member table:name="0,000255162" table:display="true" table:show-details="true"/>
                <table:data-pilot-member table:name="0,000255268" table:display="true" table:show-details="true"/>
                <table:data-pilot-member table:name="0,000255433" table:display="true" table:show-details="true"/>
                <table:data-pilot-member table:name="0,000255628" table:display="true" table:show-details="true"/>
                <table:data-pilot-member table:name="0,000255839" table:display="true" table:show-details="true"/>
                <table:data-pilot-member table:name="0,000256267" table:display="true" table:show-details="true"/>
                <table:data-pilot-member table:name="0,000256397" table:display="true" table:show-details="true"/>
                <table:data-pilot-member table:name="0,00025649" table:display="true" table:show-details="true"/>
                <table:data-pilot-member table:name="0,000257476" table:display="true" table:show-details="true"/>
                <table:data-pilot-member table:name="0,000257754" table:display="true" table:show-details="true"/>
                <table:data-pilot-member table:name="0,000257818" table:display="true" table:show-details="true"/>
                <table:data-pilot-member table:name="0,000257887" table:display="true" table:show-details="true"/>
                <table:data-pilot-member table:name="0,000258059" table:display="true" table:show-details="true"/>
                <table:data-pilot-member table:name="0,000258063" table:display="true" table:show-details="true"/>
                <table:data-pilot-member table:name="0,000258296" table:display="true" table:show-details="true"/>
                <table:data-pilot-member table:name="0,00025928" table:display="true" table:show-details="true"/>
                <table:data-pilot-member table:name="0,00025933" table:display="true" table:show-details="true"/>
                <table:data-pilot-member table:name="0,000259558" table:display="true" table:show-details="true"/>
                <table:data-pilot-member table:name="0,00025956" table:display="true" table:show-details="true"/>
                <table:data-pilot-member table:name="0,000260074" table:display="true" table:show-details="true"/>
                <table:data-pilot-member table:name="0,000260419" table:display="true" table:show-details="true"/>
                <table:data-pilot-member table:name="0,000260569" table:display="true" table:show-details="true"/>
                <table:data-pilot-member table:name="0,00026118" table:display="true" table:show-details="true"/>
                <table:data-pilot-member table:name="0,000261304" table:display="true" table:show-details="true"/>
                <table:data-pilot-member table:name="0,000261914" table:display="true" table:show-details="true"/>
                <table:data-pilot-member table:name="0,000262046" table:display="true" table:show-details="true"/>
                <table:data-pilot-member table:name="0,000262804" table:display="true" table:show-details="true"/>
                <table:data-pilot-member table:name="0,000263917" table:display="true" table:show-details="true"/>
                <table:data-pilot-member table:name="0,000263919" table:display="true" table:show-details="true"/>
                <table:data-pilot-member table:name="0,000264055" table:display="true" table:show-details="true"/>
                <table:data-pilot-member table:name="0,000264378" table:display="true" table:show-details="true"/>
                <table:data-pilot-member table:name="0,000265043" table:display="true" table:show-details="true"/>
                <table:data-pilot-member table:name="0,000265758" table:display="true" table:show-details="true"/>
                <table:data-pilot-member table:name="0,00026589" table:display="true" table:show-details="true"/>
                <table:data-pilot-member table:name="0,000266458" table:display="true" table:show-details="true"/>
                <table:data-pilot-member table:name="0,000266556" table:display="true" table:show-details="true"/>
                <table:data-pilot-member table:name="0,000266746" table:display="true" table:show-details="true"/>
                <table:data-pilot-member table:name="0,000266938" table:display="true" table:show-details="true"/>
                <table:data-pilot-member table:name="0,000267107" table:display="true" table:show-details="true"/>
                <table:data-pilot-member table:name="0,000267145" table:display="true" table:show-details="true"/>
                <table:data-pilot-member table:name="0,000267167" table:display="true" table:show-details="true"/>
                <table:data-pilot-member table:name="0,000267192" table:display="true" table:show-details="true"/>
                <table:data-pilot-member table:name="0,000267265" table:display="true" table:show-details="true"/>
                <table:data-pilot-member table:name="0,00026764" table:display="true" table:show-details="true"/>
                <table:data-pilot-member table:name="0,000268095" table:display="true" table:show-details="true"/>
                <table:data-pilot-member table:name="0,000268287" table:display="true" table:show-details="true"/>
                <table:data-pilot-member table:name="0,000268354" table:display="true" table:show-details="true"/>
                <table:data-pilot-member table:name="0,000268478" table:display="true" table:show-details="true"/>
                <table:data-pilot-member table:name="0,000268755" table:display="true" table:show-details="true"/>
                <table:data-pilot-member table:name="0,000268776" table:display="true" table:show-details="true"/>
                <table:data-pilot-member table:name="0,00026884" table:display="true" table:show-details="true"/>
                <table:data-pilot-member table:name="0,000269172" table:display="true" table:show-details="true"/>
                <table:data-pilot-member table:name="0,000269583" table:display="true" table:show-details="true"/>
                <table:data-pilot-member table:name="0,000269685" table:display="true" table:show-details="true"/>
                <table:data-pilot-member table:name="0,000269689" table:display="true" table:show-details="true"/>
                <table:data-pilot-member table:name="0,000269784" table:display="true" table:show-details="true"/>
                <table:data-pilot-member table:name="0,000269858" table:display="true" table:show-details="true"/>
                <table:data-pilot-member table:name="0,000270125" table:display="true" table:show-details="true"/>
                <table:data-pilot-member table:name="0,000270132" table:display="true" table:show-details="true"/>
                <table:data-pilot-member table:name="0,000270173" table:display="true" table:show-details="true"/>
                <table:data-pilot-member table:name="0,000270212" table:display="true" table:show-details="true"/>
                <table:data-pilot-member table:name="0,000270216" table:display="true" table:show-details="true"/>
                <table:data-pilot-member table:name="0,000270265" table:display="true" table:show-details="true"/>
                <table:data-pilot-member table:name="0,000270634" table:display="true" table:show-details="true"/>
                <table:data-pilot-member table:name="0,000270739" table:display="true" table:show-details="true"/>
                <table:data-pilot-member table:name="0,000270892" table:display="true" table:show-details="true"/>
                <table:data-pilot-member table:name="0,000271" table:display="true" table:show-details="true"/>
                <table:data-pilot-member table:name="0,00027101" table:display="true" table:show-details="true"/>
                <table:data-pilot-member table:name="0,000271408" table:display="true" table:show-details="true"/>
                <table:data-pilot-member table:name="0,000271509" table:display="true" table:show-details="true"/>
                <table:data-pilot-member table:name="0,000271649" table:display="true" table:show-details="true"/>
                <table:data-pilot-member table:name="0,00027206" table:display="true" table:show-details="true"/>
                <table:data-pilot-member table:name="0,000272138" table:display="true" table:show-details="true"/>
                <table:data-pilot-member table:name="0,000272579" table:display="true" table:show-details="true"/>
                <table:data-pilot-member table:name="0,00027296" table:display="true" table:show-details="true"/>
                <table:data-pilot-member table:name="0,000272982" table:display="true" table:show-details="true"/>
                <table:data-pilot-member table:name="0,000273281" table:display="true" table:show-details="true"/>
                <table:data-pilot-member table:name="0,000273515" table:display="true" table:show-details="true"/>
                <table:data-pilot-member table:name="0,00027372" table:display="true" table:show-details="true"/>
                <table:data-pilot-member table:name="0,000273766" table:display="true" table:show-details="true"/>
                <table:data-pilot-member table:name="0,000274301" table:display="true" table:show-details="true"/>
                <table:data-pilot-member table:name="0,000274418" table:display="true" table:show-details="true"/>
                <table:data-pilot-member table:name="0,000274574" table:display="true" table:show-details="true"/>
                <table:data-pilot-member table:name="0,000275012" table:display="true" table:show-details="true"/>
                <table:data-pilot-member table:name="0,000275098" table:display="true" table:show-details="true"/>
                <table:data-pilot-member table:name="0,000275481" table:display="true" table:show-details="true"/>
                <table:data-pilot-member table:name="0,000275629" table:display="true" table:show-details="true"/>
                <table:data-pilot-member table:name="0,0002757" table:display="true" table:show-details="true"/>
                <table:data-pilot-member table:name="0,000276314" table:display="true" table:show-details="true"/>
                <table:data-pilot-member table:name="0,000276356" table:display="true" table:show-details="true"/>
                <table:data-pilot-member table:name="0,000276467" table:display="true" table:show-details="true"/>
                <table:data-pilot-member table:name="0,000276643" table:display="true" table:show-details="true"/>
                <table:data-pilot-member table:name="0,000276687" table:display="true" table:show-details="true"/>
                <table:data-pilot-member table:name="0,000276745" table:display="true" table:show-details="true"/>
                <table:data-pilot-member table:name="0,000276831" table:display="true" table:show-details="true"/>
                <table:data-pilot-member table:name="0,000277039" table:display="true" table:show-details="true"/>
                <table:data-pilot-member table:name="0,000277683" table:display="true" table:show-details="true"/>
                <table:data-pilot-member table:name="0,000277834" table:display="true" table:show-details="true"/>
                <table:data-pilot-member table:name="0,0002779" table:display="true" table:show-details="true"/>
                <table:data-pilot-member table:name="0,00027826" table:display="true" table:show-details="true"/>
                <table:data-pilot-member table:name="0,000278301" table:display="true" table:show-details="true"/>
                <table:data-pilot-member table:name="0,000278417" table:display="true" table:show-details="true"/>
                <table:data-pilot-member table:name="0,000278533" table:display="true" table:show-details="true"/>
                <table:data-pilot-member table:name="0,000278542" table:display="true" table:show-details="true"/>
                <table:data-pilot-member table:name="0,00027867" table:display="true" table:show-details="true"/>
                <table:data-pilot-member table:name="0,000278696" table:display="true" table:show-details="true"/>
                <table:data-pilot-member table:name="0,000278841" table:display="true" table:show-details="true"/>
                <table:data-pilot-member table:name="0,000278907" table:display="true" table:show-details="true"/>
                <table:data-pilot-member table:name="0,000279607" table:display="true" table:show-details="true"/>
                <table:data-pilot-member table:name="0,000279987" table:display="true" table:show-details="true"/>
                <table:data-pilot-member table:name="0,000280046" table:display="true" table:show-details="true"/>
                <table:data-pilot-member table:name="0,000280092" table:display="true" table:show-details="true"/>
                <table:data-pilot-member table:name="0,000280332" table:display="true" table:show-details="true"/>
                <table:data-pilot-member table:name="0,00028051" table:display="true" table:show-details="true"/>
                <table:data-pilot-member table:name="0,00028078" table:display="true" table:show-details="true"/>
                <table:data-pilot-member table:name="0,000280926" table:display="true" table:show-details="true"/>
                <table:data-pilot-member table:name="0,000281346" table:display="true" table:show-details="true"/>
                <table:data-pilot-member table:name="0,000281481" table:display="true" table:show-details="true"/>
                <table:data-pilot-member table:name="0,000281719" table:display="true" table:show-details="true"/>
                <table:data-pilot-member table:name="0,000282119" table:display="true" table:show-details="true"/>
                <table:data-pilot-member table:name="0,00028276" table:display="true" table:show-details="true"/>
                <table:data-pilot-member table:name="0,000282968" table:display="true" table:show-details="true"/>
                <table:data-pilot-member table:name="0,000283979" table:display="true" table:show-details="true"/>
                <table:data-pilot-member table:name="0,000284053" table:display="true" table:show-details="true"/>
                <table:data-pilot-member table:name="0,00028411" table:display="true" table:show-details="true"/>
                <table:data-pilot-member table:name="0,000284291" table:display="true" table:show-details="true"/>
                <table:data-pilot-member table:name="0,000284555" table:display="true" table:show-details="true"/>
                <table:data-pilot-member table:name="0,000285274" table:display="true" table:show-details="true"/>
                <table:data-pilot-member table:name="0,000285303" table:display="true" table:show-details="true"/>
                <table:data-pilot-member table:name="0,000285705" table:display="true" table:show-details="true"/>
                <table:data-pilot-member table:name="0,000285825" table:display="true" table:show-details="true"/>
                <table:data-pilot-member table:name="0,000285833" table:display="true" table:show-details="true"/>
                <table:data-pilot-member table:name="0,000286006" table:display="true" table:show-details="true"/>
                <table:data-pilot-member table:name="0,000286038" table:display="true" table:show-details="true"/>
                <table:data-pilot-member table:name="0,000286299" table:display="true" table:show-details="true"/>
                <table:data-pilot-member table:name="0,000286563" table:display="true" table:show-details="true"/>
                <table:data-pilot-member table:name="0,000286783" table:display="true" table:show-details="true"/>
                <table:data-pilot-member table:name="0,000286864" table:display="true" table:show-details="true"/>
                <table:data-pilot-member table:name="0,000286963" table:display="true" table:show-details="true"/>
                <table:data-pilot-member table:name="0,000287891" table:display="true" table:show-details="true"/>
                <table:data-pilot-member table:name="0,000288419" table:display="true" table:show-details="true"/>
                <table:data-pilot-member table:name="0,0002894" table:display="true" table:show-details="true"/>
                <table:data-pilot-member table:name="0,000289682" table:display="true" table:show-details="true"/>
                <table:data-pilot-member table:name="0,000291015" table:display="true" table:show-details="true"/>
                <table:data-pilot-member table:name="0,000291221" table:display="true" table:show-details="true"/>
                <table:data-pilot-member table:name="0,000291851" table:display="true" table:show-details="true"/>
                <table:data-pilot-member table:name="0,000292025" table:display="true" table:show-details="true"/>
                <table:data-pilot-member table:name="0,000292535" table:display="true" table:show-details="true"/>
                <table:data-pilot-member table:name="0,000292552" table:display="true" table:show-details="true"/>
                <table:data-pilot-member table:name="0,000292667" table:display="true" table:show-details="true"/>
                <table:data-pilot-member table:name="0,000292811" table:display="true" table:show-details="true"/>
                <table:data-pilot-member table:name="0,000293969" table:display="true" table:show-details="true"/>
                <table:data-pilot-member table:name="0,000294035" table:display="true" table:show-details="true"/>
                <table:data-pilot-member table:name="0,000295289" table:display="true" table:show-details="true"/>
                <table:data-pilot-member table:name="0,000295444" table:display="true" table:show-details="true"/>
                <table:data-pilot-member table:name="0,000295497" table:display="true" table:show-details="true"/>
                <table:data-pilot-member table:name="0,000295688" table:display="true" table:show-details="true"/>
                <table:data-pilot-member table:name="0,000296589" table:display="true" table:show-details="true"/>
                <table:data-pilot-member table:name="0,000296903" table:display="true" table:show-details="true"/>
                <table:data-pilot-member table:name="0,000297874" table:display="true" table:show-details="true"/>
                <table:data-pilot-member table:name="0,00029847" table:display="true" table:show-details="true"/>
                <table:data-pilot-member table:name="0,000298476" table:display="true" table:show-details="true"/>
                <table:data-pilot-member table:name="0,000298564" table:display="true" table:show-details="true"/>
                <table:data-pilot-member table:name="0,000298745" table:display="true" table:show-details="true"/>
                <table:data-pilot-member table:name="0,000298813" table:display="true" table:show-details="true"/>
                <table:data-pilot-member table:name="0,00029894" table:display="true" table:show-details="true"/>
                <table:data-pilot-member table:name="0,000299812" table:display="true" table:show-details="true"/>
                <table:data-pilot-member table:name="0,000299835" table:display="true" table:show-details="true"/>
                <table:data-pilot-member table:name="0,000299877" table:display="true" table:show-details="true"/>
                <table:data-pilot-member table:name="0,000299961" table:display="true" table:show-details="true"/>
                <table:data-pilot-member table:name="0,000300364" table:display="true" table:show-details="true"/>
                <table:data-pilot-member table:name="0,000300827" table:display="true" table:show-details="true"/>
                <table:data-pilot-member table:name="0,000301234" table:display="true" table:show-details="true"/>
                <table:data-pilot-member table:name="0,000301543" table:display="true" table:show-details="true"/>
                <table:data-pilot-member table:name="0,000301668" table:display="true" table:show-details="true"/>
                <table:data-pilot-member table:name="0,000301676" table:display="true" table:show-details="true"/>
                <table:data-pilot-member table:name="0,000301793" table:display="true" table:show-details="true"/>
                <table:data-pilot-member table:name="0,000301799" table:display="true" table:show-details="true"/>
                <table:data-pilot-member table:name="0,000301804" table:display="true" table:show-details="true"/>
                <table:data-pilot-member table:name="0,000302094" table:display="true" table:show-details="true"/>
                <table:data-pilot-member table:name="0,00030236" table:display="true" table:show-details="true"/>
                <table:data-pilot-member table:name="0,000302741" table:display="true" table:show-details="true"/>
                <table:data-pilot-member table:name="0,000302797" table:display="true" table:show-details="true"/>
                <table:data-pilot-member table:name="0,000302863" table:display="true" table:show-details="true"/>
                <table:data-pilot-member table:name="0,000304015" table:display="true" table:show-details="true"/>
                <table:data-pilot-member table:name="0,000304108" table:display="true" table:show-details="true"/>
                <table:data-pilot-member table:name="0,000304237" table:display="true" table:show-details="true"/>
                <table:data-pilot-member table:name="0,000304451" table:display="true" table:show-details="true"/>
                <table:data-pilot-member table:name="0,00030492" table:display="true" table:show-details="true"/>
                <table:data-pilot-member table:name="0,000305011" table:display="true" table:show-details="true"/>
                <table:data-pilot-member table:name="0,000305242" table:display="true" table:show-details="true"/>
                <table:data-pilot-member table:name="0,000305455" table:display="true" table:show-details="true"/>
                <table:data-pilot-member table:name="0,000305729" table:display="true" table:show-details="true"/>
                <table:data-pilot-member table:name="0,000305735" table:display="true" table:show-details="true"/>
                <table:data-pilot-member table:name="0,000306288" table:display="true" table:show-details="true"/>
                <table:data-pilot-member table:name="0,000306377" table:display="true" table:show-details="true"/>
                <table:data-pilot-member table:name="0,000306712" table:display="true" table:show-details="true"/>
                <table:data-pilot-member table:name="0,00030712" table:display="true" table:show-details="true"/>
                <table:data-pilot-member table:name="0,000307355" table:display="true" table:show-details="true"/>
                <table:data-pilot-member table:name="0,000307777" table:display="true" table:show-details="true"/>
                <table:data-pilot-member table:name="0,000307824" table:display="true" table:show-details="true"/>
                <table:data-pilot-member table:name="0,00030786" table:display="true" table:show-details="true"/>
                <table:data-pilot-member table:name="0,000308009" table:display="true" table:show-details="true"/>
                <table:data-pilot-member table:name="0,000308341" table:display="true" table:show-details="true"/>
                <table:data-pilot-member table:name="0,000308739" table:display="true" table:show-details="true"/>
                <table:data-pilot-member table:name="0,00030907" table:display="true" table:show-details="true"/>
                <table:data-pilot-member table:name="0,000309279" table:display="true" table:show-details="true"/>
                <table:data-pilot-member table:name="0,000309517" table:display="true" table:show-details="true"/>
                <table:data-pilot-member table:name="0,000310081" table:display="true" table:show-details="true"/>
                <table:data-pilot-member table:name="0,000310143" table:display="true" table:show-details="true"/>
                <table:data-pilot-member table:name="0,000310823" table:display="true" table:show-details="true"/>
                <table:data-pilot-member table:name="0,000311214" table:display="true" table:show-details="true"/>
                <table:data-pilot-member table:name="0,000311245" table:display="true" table:show-details="true"/>
                <table:data-pilot-member table:name="0,000311449" table:display="true" table:show-details="true"/>
                <table:data-pilot-member table:name="0,000311906" table:display="true" table:show-details="true"/>
                <table:data-pilot-member table:name="0,00031216" table:display="true" table:show-details="true"/>
                <table:data-pilot-member table:name="0,00031272" table:display="true" table:show-details="true"/>
                <table:data-pilot-member table:name="0,00031302" table:display="true" table:show-details="true"/>
                <table:data-pilot-member table:name="0,00031343" table:display="true" table:show-details="true"/>
                <table:data-pilot-member table:name="0,000313525" table:display="true" table:show-details="true"/>
                <table:data-pilot-member table:name="0,000313811" table:display="true" table:show-details="true"/>
                <table:data-pilot-member table:name="0,000313943" table:display="true" table:show-details="true"/>
                <table:data-pilot-member table:name="0,000314046" table:display="true" table:show-details="true"/>
                <table:data-pilot-member table:name="0,00031441" table:display="true" table:show-details="true"/>
                <table:data-pilot-member table:name="0,000314425" table:display="true" table:show-details="true"/>
                <table:data-pilot-member table:name="0,000314456" table:display="true" table:show-details="true"/>
                <table:data-pilot-member table:name="0,00031514" table:display="true" table:show-details="true"/>
                <table:data-pilot-member table:name="0,000315568" table:display="true" table:show-details="true"/>
                <table:data-pilot-member table:name="0,000315749" table:display="true" table:show-details="true"/>
                <table:data-pilot-member table:name="0,000315993" table:display="true" table:show-details="true"/>
                <table:data-pilot-member table:name="0,00031628" table:display="true" table:show-details="true"/>
                <table:data-pilot-member table:name="0,000316537" table:display="true" table:show-details="true"/>
                <table:data-pilot-member table:name="0,000316734" table:display="true" table:show-details="true"/>
                <table:data-pilot-member table:name="0,000317101" table:display="true" table:show-details="true"/>
                <table:data-pilot-member table:name="0,000317938" table:display="true" table:show-details="true"/>
                <table:data-pilot-member table:name="0,000321462" table:display="true" table:show-details="true"/>
                <table:data-pilot-member table:name="0,000321978" table:display="true" table:show-details="true"/>
                <table:data-pilot-member table:name="0,000322301" table:display="true" table:show-details="true"/>
                <table:data-pilot-member table:name="0,000322326" table:display="true" table:show-details="true"/>
                <table:data-pilot-member table:name="0,000322417" table:display="true" table:show-details="true"/>
                <table:data-pilot-member table:name="0,00032356" table:display="true" table:show-details="true"/>
                <table:data-pilot-member table:name="0,000324162" table:display="true" table:show-details="true"/>
                <table:data-pilot-member table:name="0,000324296" table:display="true" table:show-details="true"/>
                <table:data-pilot-member table:name="0,000324351" table:display="true" table:show-details="true"/>
                <table:data-pilot-member table:name="0,000324412" table:display="true" table:show-details="true"/>
                <table:data-pilot-member table:name="0,000325257" table:display="true" table:show-details="true"/>
                <table:data-pilot-member table:name="0,000325629" table:display="true" table:show-details="true"/>
                <table:data-pilot-member table:name="0,000325637" table:display="true" table:show-details="true"/>
                <table:data-pilot-member table:name="0,00032607" table:display="true" table:show-details="true"/>
                <table:data-pilot-member table:name="0,000328073" table:display="true" table:show-details="true"/>
                <table:data-pilot-member table:name="0,000328996" table:display="true" table:show-details="true"/>
                <table:data-pilot-member table:name="0,000329016" table:display="true" table:show-details="true"/>
                <table:data-pilot-member table:name="0,000329174" table:display="true" table:show-details="true"/>
                <table:data-pilot-member table:name="0,000329506" table:display="true" table:show-details="true"/>
                <table:data-pilot-member table:name="0,000329758" table:display="true" table:show-details="true"/>
                <table:data-pilot-member table:name="0,00033028" table:display="true" table:show-details="true"/>
                <table:data-pilot-member table:name="0,000330325" table:display="true" table:show-details="true"/>
                <table:data-pilot-member table:name="0,000330799" table:display="true" table:show-details="true"/>
                <table:data-pilot-member table:name="0,000331006" table:display="true" table:show-details="true"/>
                <table:data-pilot-member table:name="0,000331376" table:display="true" table:show-details="true"/>
                <table:data-pilot-member table:name="0,000332602" table:display="true" table:show-details="true"/>
                <table:data-pilot-member table:name="0,000332957" table:display="true" table:show-details="true"/>
                <table:data-pilot-member table:name="0,000333876" table:display="true" table:show-details="true"/>
                <table:data-pilot-member table:name="0,000333901" table:display="true" table:show-details="true"/>
                <table:data-pilot-member table:name="0,000333998" table:display="true" table:show-details="true"/>
                <table:data-pilot-member table:name="0,000334377" table:display="true" table:show-details="true"/>
                <table:data-pilot-member table:name="0,000334681" table:display="true" table:show-details="true"/>
                <table:data-pilot-member table:name="0,000334839" table:display="true" table:show-details="true"/>
                <table:data-pilot-member table:name="0,000335054" table:display="true" table:show-details="true"/>
                <table:data-pilot-member table:name="0,00033517" table:display="true" table:show-details="true"/>
                <table:data-pilot-member table:name="0,00033555" table:display="true" table:show-details="true"/>
                <table:data-pilot-member table:name="0,000335891" table:display="true" table:show-details="true"/>
                <table:data-pilot-member table:name="0,000336101" table:display="true" table:show-details="true"/>
                <table:data-pilot-member table:name="0,000336468" table:display="true" table:show-details="true"/>
                <table:data-pilot-member table:name="0,000337239" table:display="true" table:show-details="true"/>
                <table:data-pilot-member table:name="0,000338547" table:display="true" table:show-details="true"/>
                <table:data-pilot-member table:name="0,000338687" table:display="true" table:show-details="true"/>
                <table:data-pilot-member table:name="0,0003388" table:display="true" table:show-details="true"/>
                <table:data-pilot-member table:name="0,000340537" table:display="true" table:show-details="true"/>
                <table:data-pilot-member table:name="0,000341106" table:display="true" table:show-details="true"/>
                <table:data-pilot-member table:name="0,000341836" table:display="true" table:show-details="true"/>
                <table:data-pilot-member table:name="0,000342143" table:display="true" table:show-details="true"/>
                <table:data-pilot-member table:name="0,000342611" table:display="true" table:show-details="true"/>
                <table:data-pilot-member table:name="0,000343165" table:display="true" table:show-details="true"/>
                <table:data-pilot-member table:name="0,000343233" table:display="true" table:show-details="true"/>
                <table:data-pilot-member table:name="0,00034325" table:display="true" table:show-details="true"/>
                <table:data-pilot-member table:name="0,000343628" table:display="true" table:show-details="true"/>
                <table:data-pilot-member table:name="0,000343852" table:display="true" table:show-details="true"/>
                <table:data-pilot-member table:name="0,000344274" table:display="true" table:show-details="true"/>
                <table:data-pilot-member table:name="0,000344296" table:display="true" table:show-details="true"/>
                <table:data-pilot-member table:name="0,000345005" table:display="true" table:show-details="true"/>
                <table:data-pilot-member table:name="0,000345231" table:display="true" table:show-details="true"/>
                <table:data-pilot-member table:name="0,000346546" table:display="true" table:show-details="true"/>
                <table:data-pilot-member table:name="0,000346591" table:display="true" table:show-details="true"/>
                <table:data-pilot-member table:name="0,000347" table:display="true" table:show-details="true"/>
                <table:data-pilot-member table:name="0,000347173" table:display="true" table:show-details="true"/>
                <table:data-pilot-member table:name="0,000347415" table:display="true" table:show-details="true"/>
                <table:data-pilot-member table:name="0,000348244" table:display="true" table:show-details="true"/>
                <table:data-pilot-member table:name="0,000348296" table:display="true" table:show-details="true"/>
                <table:data-pilot-member table:name="0,000348659" table:display="true" table:show-details="true"/>
                <table:data-pilot-member table:name="0,000348909" table:display="true" table:show-details="true"/>
                <table:data-pilot-member table:name="0,000348998" table:display="true" table:show-details="true"/>
                <table:data-pilot-member table:name="0,000349465" table:display="true" table:show-details="true"/>
                <table:data-pilot-member table:name="0,000349621" table:display="true" table:show-details="true"/>
                <table:data-pilot-member table:name="0,000349825" table:display="true" table:show-details="true"/>
                <table:data-pilot-member table:name="0,000349979" table:display="true" table:show-details="true"/>
                <table:data-pilot-member table:name="0,000350018" table:display="true" table:show-details="true"/>
                <table:data-pilot-member table:name="0,000350154" table:display="true" table:show-details="true"/>
                <table:data-pilot-member table:name="0,00035073" table:display="true" table:show-details="true"/>
                <table:data-pilot-member table:name="0,000350875" table:display="true" table:show-details="true"/>
                <table:data-pilot-member table:name="0,000351166" table:display="true" table:show-details="true"/>
                <table:data-pilot-member table:name="0,000351746" table:display="true" table:show-details="true"/>
                <table:data-pilot-member table:name="0,000352003" table:display="true" table:show-details="true"/>
                <table:data-pilot-member table:name="0,000352567" table:display="true" table:show-details="true"/>
                <table:data-pilot-member table:name="0,000352577" table:display="true" table:show-details="true"/>
                <table:data-pilot-member table:name="0,000352613" table:display="true" table:show-details="true"/>
                <table:data-pilot-member table:name="0,000352902" table:display="true" table:show-details="true"/>
                <table:data-pilot-member table:name="0,000353161" table:display="true" table:show-details="true"/>
                <table:data-pilot-member table:name="0,000353456" table:display="true" table:show-details="true"/>
                <table:data-pilot-member table:name="0,000353631" table:display="true" table:show-details="true"/>
                <table:data-pilot-member table:name="0,000354227" table:display="true" table:show-details="true"/>
                <table:data-pilot-member table:name="0,00035425" table:display="true" table:show-details="true"/>
                <table:data-pilot-member table:name="0,000354354" table:display="true" table:show-details="true"/>
                <table:data-pilot-member table:name="0,000356041" table:display="true" table:show-details="true"/>
                <table:data-pilot-member table:name="0,000356122" table:display="true" table:show-details="true"/>
                <table:data-pilot-member table:name="0,000356721" table:display="true" table:show-details="true"/>
                <table:data-pilot-member table:name="0,000357286" table:display="true" table:show-details="true"/>
                <table:data-pilot-member table:name="0,000357881" table:display="true" table:show-details="true"/>
                <table:data-pilot-member table:name="0,000358044" table:display="true" table:show-details="true"/>
                <table:data-pilot-member table:name="0,000358222" table:display="true" table:show-details="true"/>
                <table:data-pilot-member table:name="0,000358538" table:display="true" table:show-details="true"/>
                <table:data-pilot-member table:name="0,000358762" table:display="true" table:show-details="true"/>
                <table:data-pilot-member table:name="0,000358851" table:display="true" table:show-details="true"/>
                <table:data-pilot-member table:name="0,000359045" table:display="true" table:show-details="true"/>
                <table:data-pilot-member table:name="0,000359411" table:display="true" table:show-details="true"/>
                <table:data-pilot-member table:name="0,000359428" table:display="true" table:show-details="true"/>
                <table:data-pilot-member table:name="0,000359711" table:display="true" table:show-details="true"/>
                <table:data-pilot-member table:name="0,000360462" table:display="true" table:show-details="true"/>
                <table:data-pilot-member table:name="0,000361125" table:display="true" table:show-details="true"/>
                <table:data-pilot-member table:name="0,00036139" table:display="true" table:show-details="true"/>
                <table:data-pilot-member table:name="0,000361731" table:display="true" table:show-details="true"/>
                <table:data-pilot-member table:name="0,000361901" table:display="true" table:show-details="true"/>
                <table:data-pilot-member table:name="0,000362026" table:display="true" table:show-details="true"/>
                <table:data-pilot-member table:name="0,00036225" table:display="true" table:show-details="true"/>
                <table:data-pilot-member table:name="0,000362682" table:display="true" table:show-details="true"/>
                <table:data-pilot-member table:name="0,000363301" table:display="true" table:show-details="true"/>
                <table:data-pilot-member table:name="0,000363446" table:display="true" table:show-details="true"/>
                <table:data-pilot-member table:name="0,000363616" table:display="true" table:show-details="true"/>
                <table:data-pilot-member table:name="0,000363778" table:display="true" table:show-details="true"/>
                <table:data-pilot-member table:name="0,00036428" table:display="true" table:show-details="true"/>
                <table:data-pilot-member table:name="0,000364294" table:display="true" table:show-details="true"/>
                <table:data-pilot-member table:name="0,000364301" table:display="true" table:show-details="true"/>
                <table:data-pilot-member table:name="0,000364454" table:display="true" table:show-details="true"/>
                <table:data-pilot-member table:name="0,000364743" table:display="true" table:show-details="true"/>
                <table:data-pilot-member table:name="0,000364955" table:display="true" table:show-details="true"/>
                <table:data-pilot-member table:name="0,000365826" table:display="true" table:show-details="true"/>
                <table:data-pilot-member table:name="0,000365968" table:display="true" table:show-details="true"/>
                <table:data-pilot-member table:name="0,000366055" table:display="true" table:show-details="true"/>
                <table:data-pilot-member table:name="0,000366238" table:display="true" table:show-details="true"/>
                <table:data-pilot-member table:name="0,000366296" table:display="true" table:show-details="true"/>
                <table:data-pilot-member table:name="0,000366583" table:display="true" table:show-details="true"/>
                <table:data-pilot-member table:name="0,000366618" table:display="true" table:show-details="true"/>
                <table:data-pilot-member table:name="0,000367512" table:display="true" table:show-details="true"/>
                <table:data-pilot-member table:name="0,000368292" table:display="true" table:show-details="true"/>
                <table:data-pilot-member table:name="0,000368585" table:display="true" table:show-details="true"/>
                <table:data-pilot-member table:name="0,000369797" table:display="true" table:show-details="true"/>
                <table:data-pilot-member table:name="0,000369902" table:display="true" table:show-details="true"/>
                <table:data-pilot-member table:name="0,000370067" table:display="true" table:show-details="true"/>
                <table:data-pilot-member table:name="0,000370337" table:display="true" table:show-details="true"/>
                <table:data-pilot-member table:name="0,000370532" table:display="true" table:show-details="true"/>
                <table:data-pilot-member table:name="0,000370648" table:display="true" table:show-details="true"/>
                <table:data-pilot-member table:name="0,000370857" table:display="true" table:show-details="true"/>
                <table:data-pilot-member table:name="0,000371148" table:display="true" table:show-details="true"/>
                <table:data-pilot-member table:name="0,000371306" table:display="true" table:show-details="true"/>
                <table:data-pilot-member table:name="0,000371547" table:display="true" table:show-details="true"/>
                <table:data-pilot-member table:name="0,000372572" table:display="true" table:show-details="true"/>
                <table:data-pilot-member table:name="0,000373001" table:display="true" table:show-details="true"/>
                <table:data-pilot-member table:name="0,000373436" table:display="true" table:show-details="true"/>
                <table:data-pilot-member table:name="0,00037401" table:display="true" table:show-details="true"/>
                <table:data-pilot-member table:name="0,000374654" table:display="true" table:show-details="true"/>
                <table:data-pilot-member table:name="0,000374882" table:display="true" table:show-details="true"/>
                <table:data-pilot-member table:name="0,000374975" table:display="true" table:show-details="true"/>
                <table:data-pilot-member table:name="0,000376338" table:display="true" table:show-details="true"/>
                <table:data-pilot-member table:name="0,000376469" table:display="true" table:show-details="true"/>
                <table:data-pilot-member table:name="0,000376481" table:display="true" table:show-details="true"/>
                <table:data-pilot-member table:name="0,000379696" table:display="true" table:show-details="true"/>
                <table:data-pilot-member table:name="0,000380074" table:display="true" table:show-details="true"/>
                <table:data-pilot-member table:name="0,000380475" table:display="true" table:show-details="true"/>
                <table:data-pilot-member table:name="0,000381908" table:display="true" table:show-details="true"/>
                <table:data-pilot-member table:name="0,000382733" table:display="true" table:show-details="true"/>
                <table:data-pilot-member table:name="0,000382882" table:display="true" table:show-details="true"/>
                <table:data-pilot-member table:name="0,000383041" table:display="true" table:show-details="true"/>
                <table:data-pilot-member table:name="0,000384493" table:display="true" table:show-details="true"/>
                <table:data-pilot-member table:name="0,000384685" table:display="true" table:show-details="true"/>
                <table:data-pilot-member table:name="0,000385382" table:display="true" table:show-details="true"/>
                <table:data-pilot-member table:name="0,000386273" table:display="true" table:show-details="true"/>
                <table:data-pilot-member table:name="0,00038733" table:display="true" table:show-details="true"/>
                <table:data-pilot-member table:name="0,000387506" table:display="true" table:show-details="true"/>
                <table:data-pilot-member table:name="0,000387779" table:display="true" table:show-details="true"/>
                <table:data-pilot-member table:name="0,000388002" table:display="true" table:show-details="true"/>
                <table:data-pilot-member table:name="0,00038899" table:display="true" table:show-details="true"/>
                <table:data-pilot-member table:name="0,000389973" table:display="true" table:show-details="true"/>
                <table:data-pilot-member table:name="0,000390062" table:display="true" table:show-details="true"/>
                <table:data-pilot-member table:name="0,000390148" table:display="true" table:show-details="true"/>
                <table:data-pilot-member table:name="0,000390532" table:display="true" table:show-details="true"/>
                <table:data-pilot-member table:name="0,000390642" table:display="true" table:show-details="true"/>
                <table:data-pilot-member table:name="0,000391092" table:display="true" table:show-details="true"/>
                <table:data-pilot-member table:name="0,00039134" table:display="true" table:show-details="true"/>
                <table:data-pilot-member table:name="0,000391648" table:display="true" table:show-details="true"/>
                <table:data-pilot-member table:name="0,000391674" table:display="true" table:show-details="true"/>
                <table:data-pilot-member table:name="0,000393592" table:display="true" table:show-details="true"/>
                <table:data-pilot-member table:name="0,000393864" table:display="true" table:show-details="true"/>
                <table:data-pilot-member table:name="0,000394628" table:display="true" table:show-details="true"/>
                <table:data-pilot-member table:name="0,00039553" table:display="true" table:show-details="true"/>
                <table:data-pilot-member table:name="0,000396046" table:display="true" table:show-details="true"/>
                <table:data-pilot-member table:name="0,000396376" table:display="true" table:show-details="true"/>
                <table:data-pilot-member table:name="0,000396391" table:display="true" table:show-details="true"/>
                <table:data-pilot-member table:name="0,000396422" table:display="true" table:show-details="true"/>
                <table:data-pilot-member table:name="0,000397139" table:display="true" table:show-details="true"/>
                <table:data-pilot-member table:name="0,000398249" table:display="true" table:show-details="true"/>
                <table:data-pilot-member table:name="0,000398855" table:display="true" table:show-details="true"/>
                <table:data-pilot-member table:name="0,000400834" table:display="true" table:show-details="true"/>
                <table:data-pilot-member table:name="0,000401832" table:display="true" table:show-details="true"/>
                <table:data-pilot-member table:name="0,000403286" table:display="true" table:show-details="true"/>
                <table:data-pilot-member table:name="0,000406133" table:display="true" table:show-details="true"/>
                <table:data-pilot-member table:name="0,000406814" table:display="true" table:show-details="true"/>
                <table:data-pilot-member table:name="0,000407237" table:display="true" table:show-details="true"/>
                <table:data-pilot-member table:name="0,000409142" table:display="true" table:show-details="true"/>
                <table:data-pilot-member table:name="0,000409216" table:display="true" table:show-details="true"/>
                <table:data-pilot-member table:name="0,000409413" table:display="true" table:show-details="true"/>
                <table:data-pilot-member table:name="0,000409937" table:display="true" table:show-details="true"/>
                <table:data-pilot-member table:name="0,000409982" table:display="true" table:show-details="true"/>
                <table:data-pilot-member table:name="0,000410157" table:display="true" table:show-details="true"/>
                <table:data-pilot-member table:name="0,000413631" table:display="true" table:show-details="true"/>
                <table:data-pilot-member table:name="0,000414987" table:display="true" table:show-details="true"/>
                <table:data-pilot-member table:name="0,000415013" table:display="true" table:show-details="true"/>
                <table:data-pilot-member table:name="0,000416197" table:display="true" table:show-details="true"/>
                <table:data-pilot-member table:name="0,000416382" table:display="true" table:show-details="true"/>
                <table:data-pilot-member table:name="0,000416473" table:display="true" table:show-details="true"/>
                <table:data-pilot-member table:name="0,000417296" table:display="true" table:show-details="true"/>
                <table:data-pilot-member table:name="0,000419147" table:display="true" table:show-details="true"/>
                <table:data-pilot-member table:name="0,000420285" table:display="true" table:show-details="true"/>
                <table:data-pilot-member table:name="0,00042461" table:display="true" table:show-details="true"/>
                <table:data-pilot-member table:name="0,000425675" table:display="true" table:show-details="true"/>
                <table:data-pilot-member table:name="0,000426462" table:display="true" table:show-details="true"/>
                <table:data-pilot-member table:name="0,000428037" table:display="true" table:show-details="true"/>
                <table:data-pilot-member table:name="0,000429915" table:display="true" table:show-details="true"/>
                <table:data-pilot-member table:name="0,000430597" table:display="true" table:show-details="true"/>
                <table:data-pilot-member table:name="0,000432749" table:display="true" table:show-details="true"/>
                <table:data-pilot-member table:name="0,000433827" table:display="true" table:show-details="true"/>
                <table:data-pilot-member table:name="0,000435104" table:display="true" table:show-details="true"/>
                <table:data-pilot-member table:name="0,000435388" table:display="true" table:show-details="true"/>
                <table:data-pilot-member table:name="0,000437335" table:display="true" table:show-details="true"/>
                <table:data-pilot-member table:name="0,000437704" table:display="true" table:show-details="true"/>
                <table:data-pilot-member table:name="0,000439208" table:display="true" table:show-details="true"/>
                <table:data-pilot-member table:name="0,000441966" table:display="true" table:show-details="true"/>
                <table:data-pilot-member table:name="0,000442616" table:display="true" table:show-details="true"/>
                <table:data-pilot-member table:name="0,000444527" table:display="true" table:show-details="true"/>
                <table:data-pilot-member table:name="0,000448053" table:display="true" table:show-details="true"/>
                <table:data-pilot-member table:name="0,000448715" table:display="true" table:show-details="true"/>
                <table:data-pilot-member table:name="0,000448985" table:display="true" table:show-details="true"/>
                <table:data-pilot-member table:name="0,000452818" table:display="true" table:show-details="true"/>
                <table:data-pilot-member table:name="0,000452975" table:display="true" table:show-details="true"/>
                <table:data-pilot-member table:name="0,000455774" table:display="true" table:show-details="true"/>
                <table:data-pilot-member table:name="0,000457719" table:display="true" table:show-details="true"/>
                <table:data-pilot-member table:name="0,000458464" table:display="true" table:show-details="true"/>
                <table:data-pilot-member table:name="0,000459897" table:display="true" table:show-details="true"/>
                <table:data-pilot-member table:name="0,00046109" table:display="true" table:show-details="true"/>
                <table:data-pilot-member table:name="0,000462866" table:display="true" table:show-details="true"/>
                <table:data-pilot-member table:name="0,000464347" table:display="true" table:show-details="true"/>
                <table:data-pilot-member table:name="0,000464419" table:display="true" table:show-details="true"/>
                <table:data-pilot-member table:name="0,000464638" table:display="true" table:show-details="true"/>
                <table:data-pilot-member table:name="0,000467234" table:display="true" table:show-details="true"/>
                <table:data-pilot-member table:name="0,000469242" table:display="true" table:show-details="true"/>
                <table:data-pilot-member table:name="0,000470777" table:display="true" table:show-details="true"/>
                <table:data-pilot-member table:name="0,000474314" table:display="true" table:show-details="true"/>
                <table:data-pilot-member table:name="0,00047573" table:display="true" table:show-details="true"/>
                <table:data-pilot-member table:name="0,000478768" table:display="true" table:show-details="true"/>
                <table:data-pilot-member table:name="0,000479829" table:display="true" table:show-details="true"/>
                <table:data-pilot-member table:name="0,000480667" table:display="true" table:show-details="true"/>
                <table:data-pilot-member table:name="0,000481766" table:display="true" table:show-details="true"/>
                <table:data-pilot-member table:name="0,000482074" table:display="true" table:show-details="true"/>
                <table:data-pilot-member table:name="0,000483101" table:display="true" table:show-details="true"/>
                <table:data-pilot-member table:name="0,000483109" table:display="true" table:show-details="true"/>
                <table:data-pilot-member table:name="0,000484423" table:display="true" table:show-details="true"/>
                <table:data-pilot-member table:name="0,000484459" table:display="true" table:show-details="true"/>
                <table:data-pilot-member table:name="0,000484511" table:display="true" table:show-details="true"/>
                <table:data-pilot-member table:name="0,000490992" table:display="true" table:show-details="true"/>
                <table:data-pilot-member table:name="0,000492737" table:display="true" table:show-details="true"/>
                <table:data-pilot-member table:name="0,000494827" table:display="true" table:show-details="true"/>
                <table:data-pilot-member table:name="0,000495397" table:display="true" table:show-details="true"/>
                <table:data-pilot-member table:name="0,000496314" table:display="true" table:show-details="true"/>
                <table:data-pilot-member table:name="0,000496356" table:display="true" table:show-details="true"/>
                <table:data-pilot-member table:name="0,000497808" table:display="true" table:show-details="true"/>
                <table:data-pilot-member table:name="0,000498708" table:display="true" table:show-details="true"/>
                <table:data-pilot-member table:name="0,000499155" table:display="true" table:show-details="true"/>
                <table:data-pilot-member table:name="0,00050046" table:display="true" table:show-details="true"/>
                <table:data-pilot-member table:name="0,000500499" table:display="true" table:show-details="true"/>
                <table:data-pilot-member table:name="0,000500778" table:display="true" table:show-details="true"/>
                <table:data-pilot-member table:name="0,00050088" table:display="true" table:show-details="true"/>
                <table:data-pilot-member table:name="0,00050089" table:display="true" table:show-details="true"/>
                <table:data-pilot-member table:name="0,000500972" table:display="true" table:show-details="true"/>
                <table:data-pilot-member table:name="0,000501159" table:display="true" table:show-details="true"/>
                <table:data-pilot-member table:name="0,000501299" table:display="true" table:show-details="true"/>
                <table:data-pilot-member table:name="0,000501609" table:display="true" table:show-details="true"/>
                <table:data-pilot-member table:name="0,000501697" table:display="true" table:show-details="true"/>
                <table:data-pilot-member table:name="0,000501835" table:display="true" table:show-details="true"/>
                <table:data-pilot-member table:name="0,000502983" table:display="true" table:show-details="true"/>
                <table:data-pilot-member table:name="0,000503228" table:display="true" table:show-details="true"/>
                <table:data-pilot-member table:name="0,000503839" table:display="true" table:show-details="true"/>
                <table:data-pilot-member table:name="0,000503936" table:display="true" table:show-details="true"/>
                <table:data-pilot-member table:name="0,00050412" table:display="true" table:show-details="true"/>
                <table:data-pilot-member table:name="0,000504831" table:display="true" table:show-details="true"/>
                <table:data-pilot-member table:name="0,000505524" table:display="true" table:show-details="true"/>
                <table:data-pilot-member table:name="0,00050554" table:display="true" table:show-details="true"/>
                <table:data-pilot-member table:name="0,000505983" table:display="true" table:show-details="true"/>
                <table:data-pilot-member table:name="0,000506411" table:display="true" table:show-details="true"/>
                <table:data-pilot-member table:name="0,000507271" table:display="true" table:show-details="true"/>
                <table:data-pilot-member table:name="0,000507305" table:display="true" table:show-details="true"/>
                <table:data-pilot-member table:name="0,000507487" table:display="true" table:show-details="true"/>
                <table:data-pilot-member table:name="0,000507759" table:display="true" table:show-details="true"/>
                <table:data-pilot-member table:name="0,000510355" table:display="true" table:show-details="true"/>
                <table:data-pilot-member table:name="0,000510809" table:display="true" table:show-details="true"/>
                <table:data-pilot-member table:name="0,000511507" table:display="true" table:show-details="true"/>
                <table:data-pilot-member table:name="0,00051165" table:display="true" table:show-details="true"/>
                <table:data-pilot-member table:name="0,000511666" table:display="true" table:show-details="true"/>
                <table:data-pilot-member table:name="0,000512352" table:display="true" table:show-details="true"/>
                <table:data-pilot-member table:name="0,000513062" table:display="true" table:show-details="true"/>
                <table:data-pilot-member table:name="0,000513587" table:display="true" table:show-details="true"/>
                <table:data-pilot-member table:name="0,000513764" table:display="true" table:show-details="true"/>
                <table:data-pilot-member table:name="0,000514088" table:display="true" table:show-details="true"/>
                <table:data-pilot-member table:name="0,000514264" table:display="true" table:show-details="true"/>
                <table:data-pilot-member table:name="0,000514366" table:display="true" table:show-details="true"/>
                <table:data-pilot-member table:name="0,000514903" table:display="true" table:show-details="true"/>
                <table:data-pilot-member table:name="0,000515183" table:display="true" table:show-details="true"/>
                <table:data-pilot-member table:name="0,000516442" table:display="true" table:show-details="true"/>
                <table:data-pilot-member table:name="0,000516469" table:display="true" table:show-details="true"/>
                <table:data-pilot-member table:name="0,000516755" table:display="true" table:show-details="true"/>
                <table:data-pilot-member table:name="0,000517133" table:display="true" table:show-details="true"/>
                <table:data-pilot-member table:name="0,000517405" table:display="true" table:show-details="true"/>
                <table:data-pilot-member table:name="0,000517873" table:display="true" table:show-details="true"/>
                <table:data-pilot-member table:name="0,000518489" table:display="true" table:show-details="true"/>
                <table:data-pilot-member table:name="0,000518842" table:display="true" table:show-details="true"/>
                <table:data-pilot-member table:name="0,000518864" table:display="true" table:show-details="true"/>
                <table:data-pilot-member table:name="0,000518918" table:display="true" table:show-details="true"/>
                <table:data-pilot-member table:name="0,000518954" table:display="true" table:show-details="true"/>
                <table:data-pilot-member table:name="0,000519786" table:display="true" table:show-details="true"/>
                <table:data-pilot-member table:name="0,000519814" table:display="true" table:show-details="true"/>
                <table:data-pilot-member table:name="0,000520502" table:display="true" table:show-details="true"/>
                <table:data-pilot-member table:name="0,000520702" table:display="true" table:show-details="true"/>
                <table:data-pilot-member table:name="0,00052149" table:display="true" table:show-details="true"/>
                <table:data-pilot-member table:name="0,000522027" table:display="true" table:show-details="true"/>
                <table:data-pilot-member table:name="0,000522041" table:display="true" table:show-details="true"/>
                <table:data-pilot-member table:name="0,000522346" table:display="true" table:show-details="true"/>
                <table:data-pilot-member table:name="0,000522908" table:display="true" table:show-details="true"/>
                <table:data-pilot-member table:name="0,000523163" table:display="true" table:show-details="true"/>
                <table:data-pilot-member table:name="0,000523242" table:display="true" table:show-details="true"/>
                <table:data-pilot-member table:name="0,000523517" table:display="true" table:show-details="true"/>
                <table:data-pilot-member table:name="0,000525078" table:display="true" table:show-details="true"/>
                <table:data-pilot-member table:name="0,000525396" table:display="true" table:show-details="true"/>
                <table:data-pilot-member table:name="0,000526439" table:display="true" table:show-details="true"/>
                <table:data-pilot-member table:name="0,000526703" table:display="true" table:show-details="true"/>
                <table:data-pilot-member table:name="0,000526996" table:display="true" table:show-details="true"/>
                <table:data-pilot-member table:name="0,000527196" table:display="true" table:show-details="true"/>
                <table:data-pilot-member table:name="0,000527447" table:display="true" table:show-details="true"/>
                <table:data-pilot-member table:name="0,000527595" table:display="true" table:show-details="true"/>
                <table:data-pilot-member table:name="0,000528142" table:display="true" table:show-details="true"/>
                <table:data-pilot-member table:name="0,000528166" table:display="true" table:show-details="true"/>
                <table:data-pilot-member table:name="0,00052901" table:display="true" table:show-details="true"/>
                <table:data-pilot-member table:name="0,000529043" table:display="true" table:show-details="true"/>
                <table:data-pilot-member table:name="0,000529109" table:display="true" table:show-details="true"/>
                <table:data-pilot-member table:name="0,000529184" table:display="true" table:show-details="true"/>
                <table:data-pilot-member table:name="0,000529396" table:display="true" table:show-details="true"/>
                <table:data-pilot-member table:name="0,000529414" table:display="true" table:show-details="true"/>
                <table:data-pilot-member table:name="0,000529584" table:display="true" table:show-details="true"/>
                <table:data-pilot-member table:name="0,000529603" table:display="true" table:show-details="true"/>
                <table:data-pilot-member table:name="0,000530867" table:display="true" table:show-details="true"/>
                <table:data-pilot-member table:name="0,0005309" table:display="true" table:show-details="true"/>
                <table:data-pilot-member table:name="0,000531308" table:display="true" table:show-details="true"/>
                <table:data-pilot-member table:name="0,000531341" table:display="true" table:show-details="true"/>
                <table:data-pilot-member table:name="0,000531437" table:display="true" table:show-details="true"/>
                <table:data-pilot-member table:name="0,00053151" table:display="true" table:show-details="true"/>
                <table:data-pilot-member table:name="0,000532279" table:display="true" table:show-details="true"/>
                <table:data-pilot-member table:name="0,000532331" table:display="true" table:show-details="true"/>
                <table:data-pilot-member table:name="0,000532764" table:display="true" table:show-details="true"/>
                <table:data-pilot-member table:name="0,000532802" table:display="true" table:show-details="true"/>
                <table:data-pilot-member table:name="0,000532897" table:display="true" table:show-details="true"/>
                <table:data-pilot-member table:name="0,000534251" table:display="true" table:show-details="true"/>
                <table:data-pilot-member table:name="0,00053427" table:display="true" table:show-details="true"/>
                <table:data-pilot-member table:name="0,000535042" table:display="true" table:show-details="true"/>
                <table:data-pilot-member table:name="0,000535122" table:display="true" table:show-details="true"/>
                <table:data-pilot-member table:name="0,000535294" table:display="true" table:show-details="true"/>
                <table:data-pilot-member table:name="0,000535315" table:display="true" table:show-details="true"/>
                <table:data-pilot-member table:name="0,00053541" table:display="true" table:show-details="true"/>
                <table:data-pilot-member table:name="0,000535455" table:display="true" table:show-details="true"/>
                <table:data-pilot-member table:name="0,000535486" table:display="true" table:show-details="true"/>
                <table:data-pilot-member table:name="0,000536004" table:display="true" table:show-details="true"/>
                <table:data-pilot-member table:name="0,000536318" table:display="true" table:show-details="true"/>
                <table:data-pilot-member table:name="0,000536795" table:display="true" table:show-details="true"/>
                <table:data-pilot-member table:name="0,000537701" table:display="true" table:show-details="true"/>
                <table:data-pilot-member table:name="0,000537721" table:display="true" table:show-details="true"/>
                <table:data-pilot-member table:name="0,000538011" table:display="true" table:show-details="true"/>
                <table:data-pilot-member table:name="0,000538389" table:display="true" table:show-details="true"/>
                <table:data-pilot-member table:name="0,000538501" table:display="true" table:show-details="true"/>
                <table:data-pilot-member table:name="0,000538648" table:display="true" table:show-details="true"/>
                <table:data-pilot-member table:name="0,000539417" table:display="true" table:show-details="true"/>
                <table:data-pilot-member table:name="0,000539472" table:display="true" table:show-details="true"/>
                <table:data-pilot-member table:name="0,000540126" table:display="true" table:show-details="true"/>
                <table:data-pilot-member table:name="0,000540141" table:display="true" table:show-details="true"/>
                <table:data-pilot-member table:name="0,00054068" table:display="true" table:show-details="true"/>
                <table:data-pilot-member table:name="0,000541069" table:display="true" table:show-details="true"/>
                <table:data-pilot-member table:name="0,00054132" table:display="true" table:show-details="true"/>
                <table:data-pilot-member table:name="0,000541661" table:display="true" table:show-details="true"/>
                <table:data-pilot-member table:name="0,000542027" table:display="true" table:show-details="true"/>
                <table:data-pilot-member table:name="0,000542032" table:display="true" table:show-details="true"/>
                <table:data-pilot-member table:name="0,000542173" table:display="true" table:show-details="true"/>
                <table:data-pilot-member table:name="0,000542471" table:display="true" table:show-details="true"/>
                <table:data-pilot-member table:name="0,000543159" table:display="true" table:show-details="true"/>
                <table:data-pilot-member table:name="0,000543464" table:display="true" table:show-details="true"/>
                <table:data-pilot-member table:name="0,000543516" table:display="true" table:show-details="true"/>
                <table:data-pilot-member table:name="0,000543576" table:display="true" table:show-details="true"/>
                <table:data-pilot-member table:name="0,000544044" table:display="true" table:show-details="true"/>
                <table:data-pilot-member table:name="0,00054407" table:display="true" table:show-details="true"/>
                <table:data-pilot-member table:name="0,00054437" table:display="true" table:show-details="true"/>
                <table:data-pilot-member table:name="0,000544963" table:display="true" table:show-details="true"/>
                <table:data-pilot-member table:name="0,000544977" table:display="true" table:show-details="true"/>
                <table:data-pilot-member table:name="0,000545257" table:display="true" table:show-details="true"/>
                <table:data-pilot-member table:name="0,000545343" table:display="true" table:show-details="true"/>
                <table:data-pilot-member table:name="0,000545482" table:display="true" table:show-details="true"/>
                <table:data-pilot-member table:name="0,000545599" table:display="true" table:show-details="true"/>
                <table:data-pilot-member table:name="0,000546077" table:display="true" table:show-details="true"/>
                <table:data-pilot-member table:name="0,000546627" table:display="true" table:show-details="true"/>
                <table:data-pilot-member table:name="0,000546743" table:display="true" table:show-details="true"/>
                <table:data-pilot-member table:name="0,000547079" table:display="true" table:show-details="true"/>
                <table:data-pilot-member table:name="0,000547346" table:display="true" table:show-details="true"/>
                <table:data-pilot-member table:name="0,000548633" table:display="true" table:show-details="true"/>
                <table:data-pilot-member table:name="0,000548649" table:display="true" table:show-details="true"/>
                <table:data-pilot-member table:name="0,000549098" table:display="true" table:show-details="true"/>
                <table:data-pilot-member table:name="0,000549207" table:display="true" table:show-details="true"/>
                <table:data-pilot-member table:name="0,000549267" table:display="true" table:show-details="true"/>
                <table:data-pilot-member table:name="0,000550354" table:display="true" table:show-details="true"/>
                <table:data-pilot-member table:name="0,000550449" table:display="true" table:show-details="true"/>
                <table:data-pilot-member table:name="0,000550505" table:display="true" table:show-details="true"/>
                <table:data-pilot-member table:name="0,000550682" table:display="true" table:show-details="true"/>
                <table:data-pilot-member table:name="0,000550997" table:display="true" table:show-details="true"/>
                <table:data-pilot-member table:name="0,000552974" table:display="true" table:show-details="true"/>
                <table:data-pilot-member table:name="0,000554431" table:display="true" table:show-details="true"/>
                <table:data-pilot-member table:name="0,000554433" table:display="true" table:show-details="true"/>
                <table:data-pilot-member table:name="0,000554694" table:display="true" table:show-details="true"/>
                <table:data-pilot-member table:name="0,000554941" table:display="true" table:show-details="true"/>
                <table:data-pilot-member table:name="0,000555308" table:display="true" table:show-details="true"/>
                <table:data-pilot-member table:name="0,000555685" table:display="true" table:show-details="true"/>
                <table:data-pilot-member table:name="0,000557344" table:display="true" table:show-details="true"/>
                <table:data-pilot-member table:name="0,000557398" table:display="true" table:show-details="true"/>
                <table:data-pilot-member table:name="0,000557563" table:display="true" table:show-details="true"/>
                <table:data-pilot-member table:name="0,000557898" table:display="true" table:show-details="true"/>
                <table:data-pilot-member table:name="0,000557907" table:display="true" table:show-details="true"/>
                <table:data-pilot-member table:name="0,000558852" table:display="true" table:show-details="true"/>
                <table:data-pilot-member table:name="0,000558875" table:display="true" table:show-details="true"/>
                <table:data-pilot-member table:name="0,000559458" table:display="true" table:show-details="true"/>
                <table:data-pilot-member table:name="0,000559518" table:display="true" table:show-details="true"/>
                <table:data-pilot-member table:name="0,000559906" table:display="true" table:show-details="true"/>
                <table:data-pilot-member table:name="0,000560043" table:display="true" table:show-details="true"/>
                <table:data-pilot-member table:name="0,000560413" table:display="true" table:show-details="true"/>
                <table:data-pilot-member table:name="0,000561263" table:display="true" table:show-details="true"/>
                <table:data-pilot-member table:name="0,000562149" table:display="true" table:show-details="true"/>
                <table:data-pilot-member table:name="0,000563623" table:display="true" table:show-details="true"/>
                <table:data-pilot-member table:name="0,000564584" table:display="true" table:show-details="true"/>
                <table:data-pilot-member table:name="0,000564907" table:display="true" table:show-details="true"/>
                <table:data-pilot-member table:name="0,000564983" table:display="true" table:show-details="true"/>
                <table:data-pilot-member table:name="0,000566393" table:display="true" table:show-details="true"/>
                <table:data-pilot-member table:name="0,000568756" table:display="true" table:show-details="true"/>
                <table:data-pilot-member table:name="0,000568799" table:display="true" table:show-details="true"/>
                <table:data-pilot-member table:name="0,000570534" table:display="true" table:show-details="true"/>
                <table:data-pilot-member table:name="0,000570554" table:display="true" table:show-details="true"/>
                <table:data-pilot-member table:name="0,000570563" table:display="true" table:show-details="true"/>
                <table:data-pilot-member table:name="0,000571296" table:display="true" table:show-details="true"/>
                <table:data-pilot-member table:name="0,000572364" table:display="true" table:show-details="true"/>
                <table:data-pilot-member table:name="0,000573255" table:display="true" table:show-details="true"/>
                <table:data-pilot-member table:name="0,000573646" table:display="true" table:show-details="true"/>
                <table:data-pilot-member table:name="0,000574386" table:display="true" table:show-details="true"/>
                <table:data-pilot-member table:name="0,000574516" table:display="true" table:show-details="true"/>
                <table:data-pilot-member table:name="0,00057502" table:display="true" table:show-details="true"/>
                <table:data-pilot-member table:name="0,000575087" table:display="true" table:show-details="true"/>
                <table:data-pilot-member table:name="0,000575903" table:display="true" table:show-details="true"/>
                <table:data-pilot-member table:name="0,000576923" table:display="true" table:show-details="true"/>
                <table:data-pilot-member table:name="0,00057736" table:display="true" table:show-details="true"/>
                <table:data-pilot-member table:name="0,00057778" table:display="true" table:show-details="true"/>
                <table:data-pilot-member table:name="0,000577886" table:display="true" table:show-details="true"/>
                <table:data-pilot-member table:name="0,000578711" table:display="true" table:show-details="true"/>
                <table:data-pilot-member table:name="0,000578751" table:display="true" table:show-details="true"/>
                <table:data-pilot-member table:name="0,000579775" table:display="true" table:show-details="true"/>
                <table:data-pilot-member table:name="0,000580284" table:display="true" table:show-details="true"/>
                <table:data-pilot-member table:name="0,000580478" table:display="true" table:show-details="true"/>
                <table:data-pilot-member table:name="0,000581857" table:display="true" table:show-details="true"/>
                <table:data-pilot-member table:name="0,000581972" table:display="true" table:show-details="true"/>
                <table:data-pilot-member table:name="0,000582971" table:display="true" table:show-details="true"/>
                <table:data-pilot-member table:name="0,000583055" table:display="true" table:show-details="true"/>
                <table:data-pilot-member table:name="0,000583126" table:display="true" table:show-details="true"/>
                <table:data-pilot-member table:name="0,000583469" table:display="true" table:show-details="true"/>
                <table:data-pilot-member table:name="0,000583767" table:display="true" table:show-details="true"/>
                <table:data-pilot-member table:name="0,000584123" table:display="true" table:show-details="true"/>
                <table:data-pilot-member table:name="0,000585328" table:display="true" table:show-details="true"/>
                <table:data-pilot-member table:name="0,000585699" table:display="true" table:show-details="true"/>
                <table:data-pilot-member table:name="0,000585893" table:display="true" table:show-details="true"/>
                <table:data-pilot-member table:name="0,000586219" table:display="true" table:show-details="true"/>
                <table:data-pilot-member table:name="0,000586229" table:display="true" table:show-details="true"/>
                <table:data-pilot-member table:name="0,000586452" table:display="true" table:show-details="true"/>
                <table:data-pilot-member table:name="0,000586593" table:display="true" table:show-details="true"/>
                <table:data-pilot-member table:name="0,000587323" table:display="true" table:show-details="true"/>
                <table:data-pilot-member table:name="0,000587564" table:display="true" table:show-details="true"/>
                <table:data-pilot-member table:name="0,000587675" table:display="true" table:show-details="true"/>
                <table:data-pilot-member table:name="0,000588103" table:display="true" table:show-details="true"/>
                <table:data-pilot-member table:name="0,000588923" table:display="true" table:show-details="true"/>
                <table:data-pilot-member table:name="0,000589205" table:display="true" table:show-details="true"/>
                <table:data-pilot-member table:name="0,000590147" table:display="true" table:show-details="true"/>
                <table:data-pilot-member table:name="0,000590979" table:display="true" table:show-details="true"/>
                <table:data-pilot-member table:name="0,000591051" table:display="true" table:show-details="true"/>
                <table:data-pilot-member table:name="0,000592043" table:display="true" table:show-details="true"/>
                <table:data-pilot-member table:name="0,000594281" table:display="true" table:show-details="true"/>
                <table:data-pilot-member table:name="0,000596178" table:display="true" table:show-details="true"/>
                <table:data-pilot-member table:name="0,000596414" table:display="true" table:show-details="true"/>
                <table:data-pilot-member table:name="0,000598642" table:display="true" table:show-details="true"/>
                <table:data-pilot-member table:name="0,000599359" table:display="true" table:show-details="true"/>
                <table:data-pilot-member table:name="0,000600663" table:display="true" table:show-details="true"/>
                <table:data-pilot-member table:name="0,000601722" table:display="true" table:show-details="true"/>
                <table:data-pilot-member table:name="0,000601799" table:display="true" table:show-details="true"/>
                <table:data-pilot-member table:name="0,000603289" table:display="true" table:show-details="true"/>
                <table:data-pilot-member table:name="0,000603578" table:display="true" table:show-details="true"/>
                <table:data-pilot-member table:name="0,000605311" table:display="true" table:show-details="true"/>
                <table:data-pilot-member table:name="0,000607656" table:display="true" table:show-details="true"/>
                <table:data-pilot-member table:name="0,000607893" table:display="true" table:show-details="true"/>
                <table:data-pilot-member table:name="0,000608058" table:display="true" table:show-details="true"/>
                <table:data-pilot-member table:name="0,000608523" table:display="true" table:show-details="true"/>
                <table:data-pilot-member table:name="0,000608858" table:display="true" table:show-details="true"/>
                <table:data-pilot-member table:name="0,000611107" table:display="true" table:show-details="true"/>
                <table:data-pilot-member table:name="0,000611251" table:display="true" table:show-details="true"/>
                <table:data-pilot-member table:name="0,000611401" table:display="true" table:show-details="true"/>
                <table:data-pilot-member table:name="0,000611414" table:display="true" table:show-details="true"/>
                <table:data-pilot-member table:name="0,000613808" table:display="true" table:show-details="true"/>
                <table:data-pilot-member table:name="0,000613916" table:display="true" table:show-details="true"/>
                <table:data-pilot-member table:name="0,000614053" table:display="true" table:show-details="true"/>
                <table:data-pilot-member table:name="0,000614782" table:display="true" table:show-details="true"/>
                <table:data-pilot-member table:name="0,000615676" table:display="true" table:show-details="true"/>
                <table:data-pilot-member table:name="0,000616163" table:display="true" table:show-details="true"/>
                <table:data-pilot-member table:name="0,000616925" table:display="true" table:show-details="true"/>
                <table:data-pilot-member table:name="0,000617203" table:display="true" table:show-details="true"/>
                <table:data-pilot-member table:name="0,000617277" table:display="true" table:show-details="true"/>
                <table:data-pilot-member table:name="0,000617296" table:display="true" table:show-details="true"/>
                <table:data-pilot-member table:name="0,000619056" table:display="true" table:show-details="true"/>
                <table:data-pilot-member table:name="0,00061941" table:display="true" table:show-details="true"/>
                <table:data-pilot-member table:name="0,000619567" table:display="true" table:show-details="true"/>
                <table:data-pilot-member table:name="0,000619745" table:display="true" table:show-details="true"/>
                <table:data-pilot-member table:name="0,000620293" table:display="true" table:show-details="true"/>
                <table:data-pilot-member table:name="0,000621249" table:display="true" table:show-details="true"/>
                <table:data-pilot-member table:name="0,000621546" table:display="true" table:show-details="true"/>
                <table:data-pilot-member table:name="0,000621725" table:display="true" table:show-details="true"/>
                <table:data-pilot-member table:name="0,000623448" table:display="true" table:show-details="true"/>
                <table:data-pilot-member table:name="0,000623511" table:display="true" table:show-details="true"/>
                <table:data-pilot-member table:name="0,000623777" table:display="true" table:show-details="true"/>
                <table:data-pilot-member table:name="0,000624017" table:display="true" table:show-details="true"/>
                <table:data-pilot-member table:name="0,000624998" table:display="true" table:show-details="true"/>
                <table:data-pilot-member table:name="0,000626056" table:display="true" table:show-details="true"/>
                <table:data-pilot-member table:name="0,000627389" table:display="true" table:show-details="true"/>
                <table:data-pilot-member table:name="0,000627522" table:display="true" table:show-details="true"/>
                <table:data-pilot-member table:name="0,00062779" table:display="true" table:show-details="true"/>
                <table:data-pilot-member table:name="0,000628574" table:display="true" table:show-details="true"/>
                <table:data-pilot-member table:name="0,000629803" table:display="true" table:show-details="true"/>
                <table:data-pilot-member table:name="0,000629952" table:display="true" table:show-details="true"/>
                <table:data-pilot-member table:name="0,000630434" table:display="true" table:show-details="true"/>
                <table:data-pilot-member table:name="0,000631471" table:display="true" table:show-details="true"/>
                <table:data-pilot-member table:name="0,000631897" table:display="true" table:show-details="true"/>
                <table:data-pilot-member table:name="0,000632011" table:display="true" table:show-details="true"/>
                <table:data-pilot-member table:name="0,000632266" table:display="true" table:show-details="true"/>
                <table:data-pilot-member table:name="0,000633763" table:display="true" table:show-details="true"/>
                <table:data-pilot-member table:name="0,00063401" table:display="true" table:show-details="true"/>
                <table:data-pilot-member table:name="0,000634755" table:display="true" table:show-details="true"/>
                <table:data-pilot-member table:name="0,000635488" table:display="true" table:show-details="true"/>
                <table:data-pilot-member table:name="0,000635563" table:display="true" table:show-details="true"/>
                <table:data-pilot-member table:name="0,000635765" table:display="true" table:show-details="true"/>
                <table:data-pilot-member table:name="0,000635887" table:display="true" table:show-details="true"/>
                <table:data-pilot-member table:name="0,000637139" table:display="true" table:show-details="true"/>
                <table:data-pilot-member table:name="0,000637801" table:display="true" table:show-details="true"/>
                <table:data-pilot-member table:name="0,00063899" table:display="true" table:show-details="true"/>
                <table:data-pilot-member table:name="0,000639456" table:display="true" table:show-details="true"/>
                <table:data-pilot-member table:name="0,000639479" table:display="true" table:show-details="true"/>
                <table:data-pilot-member table:name="0,000640416" table:display="true" table:show-details="true"/>
                <table:data-pilot-member table:name="0,000641366" table:display="true" table:show-details="true"/>
                <table:data-pilot-member table:name="0,000641645" table:display="true" table:show-details="true"/>
                <table:data-pilot-member table:name="0,000642016" table:display="true" table:show-details="true"/>
                <table:data-pilot-member table:name="0,000642024" table:display="true" table:show-details="true"/>
                <table:data-pilot-member table:name="0,000642113" table:display="true" table:show-details="true"/>
                <table:data-pilot-member table:name="0,000642142" table:display="true" table:show-details="true"/>
                <table:data-pilot-member table:name="0,000643507" table:display="true" table:show-details="true"/>
                <table:data-pilot-member table:name="0,000643702" table:display="true" table:show-details="true"/>
                <table:data-pilot-member table:name="0,000643766" table:display="true" table:show-details="true"/>
                <table:data-pilot-member table:name="0,000644251" table:display="true" table:show-details="true"/>
                <table:data-pilot-member table:name="0,000645035" table:display="true" table:show-details="true"/>
                <table:data-pilot-member table:name="0,000645197" table:display="true" table:show-details="true"/>
                <table:data-pilot-member table:name="0,000645208" table:display="true" table:show-details="true"/>
                <table:data-pilot-member table:name="0,000645766" table:display="true" table:show-details="true"/>
                <table:data-pilot-member table:name="0,000645777" table:display="true" table:show-details="true"/>
                <table:data-pilot-member table:name="0,000645841" table:display="true" table:show-details="true"/>
                <table:data-pilot-member table:name="0,000646537" table:display="true" table:show-details="true"/>
                <table:data-pilot-member table:name="0,000646585" table:display="true" table:show-details="true"/>
                <table:data-pilot-member table:name="0,000647631" table:display="true" table:show-details="true"/>
                <table:data-pilot-member table:name="0,000647633" table:display="true" table:show-details="true"/>
                <table:data-pilot-member table:name="0,000647782" table:display="true" table:show-details="true"/>
                <table:data-pilot-member table:name="0,00064842" table:display="true" table:show-details="true"/>
                <table:data-pilot-member table:name="0,000648561" table:display="true" table:show-details="true"/>
                <table:data-pilot-member table:name="0,00064917" table:display="true" table:show-details="true"/>
                <table:data-pilot-member table:name="0,00064999" table:display="true" table:show-details="true"/>
                <table:data-pilot-member table:name="0,000650148" table:display="true" table:show-details="true"/>
                <table:data-pilot-member table:name="0,000650157" table:display="true" table:show-details="true"/>
                <table:data-pilot-member table:name="0,000650807" table:display="true" table:show-details="true"/>
                <table:data-pilot-member table:name="0,000651005" table:display="true" table:show-details="true"/>
                <table:data-pilot-member table:name="0,000651012" table:display="true" table:show-details="true"/>
                <table:data-pilot-member table:name="0,000651265" table:display="true" table:show-details="true"/>
                <table:data-pilot-member table:name="0,000651655" table:display="true" table:show-details="true"/>
                <table:data-pilot-member table:name="0,000651661" table:display="true" table:show-details="true"/>
                <table:data-pilot-member table:name="0,000651746" table:display="true" table:show-details="true"/>
                <table:data-pilot-member table:name="0,000652142" table:display="true" table:show-details="true"/>
                <table:data-pilot-member table:name="0,000652258" table:display="true" table:show-details="true"/>
                <table:data-pilot-member table:name="0,000652843" table:display="true" table:show-details="true"/>
                <table:data-pilot-member table:name="0,000652913" table:display="true" table:show-details="true"/>
                <table:data-pilot-member table:name="0,000653615" table:display="true" table:show-details="true"/>
                <table:data-pilot-member table:name="0,000656089" table:display="true" table:show-details="true"/>
                <table:data-pilot-member table:name="0,000656821" table:display="true" table:show-details="true"/>
                <table:data-pilot-member table:name="0,0006572" table:display="true" table:show-details="true"/>
                <table:data-pilot-member table:name="0,000657805" table:display="true" table:show-details="true"/>
                <table:data-pilot-member table:name="0,000658563" table:display="true" table:show-details="true"/>
                <table:data-pilot-member table:name="0,000658575" table:display="true" table:show-details="true"/>
                <table:data-pilot-member table:name="0,000658985" table:display="true" table:show-details="true"/>
                <table:data-pilot-member table:name="0,000659226" table:display="true" table:show-details="true"/>
                <table:data-pilot-member table:name="0,00065932" table:display="true" table:show-details="true"/>
                <table:data-pilot-member table:name="0,000659644" table:display="true" table:show-details="true"/>
                <table:data-pilot-member table:name="0,000659656" table:display="true" table:show-details="true"/>
                <table:data-pilot-member table:name="0,000659723" table:display="true" table:show-details="true"/>
                <table:data-pilot-member table:name="0,000660439" table:display="true" table:show-details="true"/>
                <table:data-pilot-member table:name="0,000661028" table:display="true" table:show-details="true"/>
                <table:data-pilot-member table:name="0,000662409" table:display="true" table:show-details="true"/>
                <table:data-pilot-member table:name="0,000663604" table:display="true" table:show-details="true"/>
                <table:data-pilot-member table:name="0,000663716" table:display="true" table:show-details="true"/>
                <table:data-pilot-member table:name="0,000663848" table:display="true" table:show-details="true"/>
                <table:data-pilot-member table:name="0,000664444" table:display="true" table:show-details="true"/>
                <table:data-pilot-member table:name="0,000665759" table:display="true" table:show-details="true"/>
                <table:data-pilot-member table:name="0,000665771" table:display="true" table:show-details="true"/>
                <table:data-pilot-member table:name="0,000666936" table:display="true" table:show-details="true"/>
                <table:data-pilot-member table:name="0,000667688" table:display="true" table:show-details="true"/>
                <table:data-pilot-member table:name="0,000668035" table:display="true" table:show-details="true"/>
                <table:data-pilot-member table:name="0,000668062" table:display="true" table:show-details="true"/>
                <table:data-pilot-member table:name="0,000668138" table:display="true" table:show-details="true"/>
                <table:data-pilot-member table:name="0,000669373" table:display="true" table:show-details="true"/>
                <table:data-pilot-member table:name="0,000669874" table:display="true" table:show-details="true"/>
                <table:data-pilot-member table:name="0,000670031" table:display="true" table:show-details="true"/>
                <table:data-pilot-member table:name="0,000670874" table:display="true" table:show-details="true"/>
                <table:data-pilot-member table:name="0,00067126" table:display="true" table:show-details="true"/>
                <table:data-pilot-member table:name="0,000671861" table:display="true" table:show-details="true"/>
                <table:data-pilot-member table:name="0,000671975" table:display="true" table:show-details="true"/>
                <table:data-pilot-member table:name="0,000672771" table:display="true" table:show-details="true"/>
                <table:data-pilot-member table:name="0,000673839" table:display="true" table:show-details="true"/>
                <table:data-pilot-member table:name="0,000673915" table:display="true" table:show-details="true"/>
                <table:data-pilot-member table:name="0,000674022" table:display="true" table:show-details="true"/>
                <table:data-pilot-member table:name="0,000674328" table:display="true" table:show-details="true"/>
                <table:data-pilot-member table:name="0,000674638" table:display="true" table:show-details="true"/>
                <table:data-pilot-member table:name="0,000674657" table:display="true" table:show-details="true"/>
                <table:data-pilot-member table:name="0,000674677" table:display="true" table:show-details="true"/>
                <table:data-pilot-member table:name="0,000674841" table:display="true" table:show-details="true"/>
                <table:data-pilot-member table:name="0,000674883" table:display="true" table:show-details="true"/>
                <table:data-pilot-member table:name="0,000675495" table:display="true" table:show-details="true"/>
                <table:data-pilot-member table:name="0,00067556" table:display="true" table:show-details="true"/>
                <table:data-pilot-member table:name="0,000676061" table:display="true" table:show-details="true"/>
                <table:data-pilot-member table:name="0,00067616" table:display="true" table:show-details="true"/>
                <table:data-pilot-member table:name="0,000676322" table:display="true" table:show-details="true"/>
                <table:data-pilot-member table:name="0,000677177" table:display="true" table:show-details="true"/>
                <table:data-pilot-member table:name="0,000677265" table:display="true" table:show-details="true"/>
                <table:data-pilot-member table:name="0,000677266" table:display="true" table:show-details="true"/>
                <table:data-pilot-member table:name="0,000677573" table:display="true" table:show-details="true"/>
                <table:data-pilot-member table:name="0,000677943" table:display="true" table:show-details="true"/>
                <table:data-pilot-member table:name="0,000678511" table:display="true" table:show-details="true"/>
                <table:data-pilot-member table:name="0,000679171" table:display="true" table:show-details="true"/>
                <table:data-pilot-member table:name="0,000679647" table:display="true" table:show-details="true"/>
                <table:data-pilot-member table:name="0,000679657" table:display="true" table:show-details="true"/>
                <table:data-pilot-member table:name="0,000681464" table:display="true" table:show-details="true"/>
                <table:data-pilot-member table:name="0,00068269" table:display="true" table:show-details="true"/>
                <table:data-pilot-member table:name="0,000682871" table:display="true" table:show-details="true"/>
                <table:data-pilot-member table:name="0,000683728" table:display="true" table:show-details="true"/>
                <table:data-pilot-member table:name="0,000683933" table:display="true" table:show-details="true"/>
                <table:data-pilot-member table:name="0,000684825" table:display="true" table:show-details="true"/>
                <table:data-pilot-member table:name="0,000685277" table:display="true" table:show-details="true"/>
                <table:data-pilot-member table:name="0,000685613" table:display="true" table:show-details="true"/>
                <table:data-pilot-member table:name="0,000686103" table:display="true" table:show-details="true"/>
                <table:data-pilot-member table:name="0,000686445" table:display="true" table:show-details="true"/>
                <table:data-pilot-member table:name="0,000687413" table:display="true" table:show-details="true"/>
                <table:data-pilot-member table:name="0,000688346" table:display="true" table:show-details="true"/>
                <table:data-pilot-member table:name="0,000689128" table:display="true" table:show-details="true"/>
                <table:data-pilot-member table:name="0,000690475" table:display="true" table:show-details="true"/>
                <table:data-pilot-member table:name="0,000692169" table:display="true" table:show-details="true"/>
                <table:data-pilot-member table:name="0,000693339" table:display="true" table:show-details="true"/>
                <table:data-pilot-member table:name="0,000693393" table:display="true" table:show-details="true"/>
                <table:data-pilot-member table:name="0,00069368" table:display="true" table:show-details="true"/>
                <table:data-pilot-member table:name="0,000694518" table:display="true" table:show-details="true"/>
                <table:data-pilot-member table:name="0,000695565" table:display="true" table:show-details="true"/>
                <table:data-pilot-member table:name="0,000695679" table:display="true" table:show-details="true"/>
                <table:data-pilot-member table:name="0,000696299" table:display="true" table:show-details="true"/>
                <table:data-pilot-member table:name="0,000698179" table:display="true" table:show-details="true"/>
                <table:data-pilot-member table:name="0,000698401" table:display="true" table:show-details="true"/>
                <table:data-pilot-member table:name="0,000698533" table:display="true" table:show-details="true"/>
                <table:data-pilot-member table:name="0,000700898" table:display="true" table:show-details="true"/>
                <table:data-pilot-member table:name="0,000701567" table:display="true" table:show-details="true"/>
                <table:data-pilot-member table:name="0,000701705" table:display="true" table:show-details="true"/>
                <table:data-pilot-member table:name="0,000702308" table:display="true" table:show-details="true"/>
                <table:data-pilot-member table:name="0,000702653" table:display="true" table:show-details="true"/>
                <table:data-pilot-member table:name="0,000702881" table:display="true" table:show-details="true"/>
                <table:data-pilot-member table:name="0,000703439" table:display="true" table:show-details="true"/>
                <table:data-pilot-member table:name="0,00070667" table:display="true" table:show-details="true"/>
                <table:data-pilot-member table:name="0,000707041" table:display="true" table:show-details="true"/>
                <table:data-pilot-member table:name="0,000707557" table:display="true" table:show-details="true"/>
                <table:data-pilot-member table:name="0,000708225" table:display="true" table:show-details="true"/>
                <table:data-pilot-member table:name="0,000708262" table:display="true" table:show-details="true"/>
                <table:data-pilot-member table:name="0,000709358" table:display="true" table:show-details="true"/>
                <table:data-pilot-member table:name="0,000709701" table:display="true" table:show-details="true"/>
                <table:data-pilot-member table:name="0,000710606" table:display="true" table:show-details="true"/>
                <table:data-pilot-member table:name="0,000711077" table:display="true" table:show-details="true"/>
                <table:data-pilot-member table:name="0,000711885" table:display="true" table:show-details="true"/>
                <table:data-pilot-member table:name="0,000715336" table:display="true" table:show-details="true"/>
                <table:data-pilot-member table:name="0,000718168" table:display="true" table:show-details="true"/>
                <table:data-pilot-member table:name="0,000720266" table:display="true" table:show-details="true"/>
                <table:data-pilot-member table:name="0,000720654" table:display="true" table:show-details="true"/>
                <table:data-pilot-member table:name="0,000720853" table:display="true" table:show-details="true"/>
                <table:data-pilot-member table:name="0,000721334" table:display="true" table:show-details="true"/>
                <table:data-pilot-member table:name="0,000722899" table:display="true" table:show-details="true"/>
                <table:data-pilot-member table:name="0,000723162" table:display="true" table:show-details="true"/>
                <table:data-pilot-member table:name="0,00072542" table:display="true" table:show-details="true"/>
                <table:data-pilot-member table:name="0,000725602" table:display="true" table:show-details="true"/>
                <table:data-pilot-member table:name="0,000726766" table:display="true" table:show-details="true"/>
                <table:data-pilot-member table:name="0,000733523" table:display="true" table:show-details="true"/>
                <table:data-pilot-member table:name="0,000736028" table:display="true" table:show-details="true"/>
                <table:data-pilot-member table:name="0,00073621" table:display="true" table:show-details="true"/>
                <table:data-pilot-member table:name="0,000737291" table:display="true" table:show-details="true"/>
                <table:data-pilot-member table:name="0,000737617" table:display="true" table:show-details="true"/>
                <table:data-pilot-member table:name="0,000738261" table:display="true" table:show-details="true"/>
                <table:data-pilot-member table:name="0,000738594" table:display="true" table:show-details="true"/>
                <table:data-pilot-member table:name="0,000739214" table:display="true" table:show-details="true"/>
                <table:data-pilot-member table:name="0,000739679" table:display="true" table:show-details="true"/>
                <table:data-pilot-member table:name="0,000740999" table:display="true" table:show-details="true"/>
                <table:data-pilot-member table:name="0,000741328" table:display="true" table:show-details="true"/>
                <table:data-pilot-member table:name="0,0007415" table:display="true" table:show-details="true"/>
                <table:data-pilot-member table:name="0,000741575" table:display="true" table:show-details="true"/>
                <table:data-pilot-member table:name="0,000741804" table:display="true" table:show-details="true"/>
                <table:data-pilot-member table:name="0,000742438" table:display="true" table:show-details="true"/>
                <table:data-pilot-member table:name="0,000743296" table:display="true" table:show-details="true"/>
                <table:data-pilot-member table:name="0,000743696" table:display="true" table:show-details="true"/>
                <table:data-pilot-member table:name="0,000744405" table:display="true" table:show-details="true"/>
                <table:data-pilot-member table:name="0,000744725" table:display="true" table:show-details="true"/>
                <table:data-pilot-member table:name="0,000744842" table:display="true" table:show-details="true"/>
                <table:data-pilot-member table:name="0,000746757" table:display="true" table:show-details="true"/>
                <table:data-pilot-member table:name="0,000752119" table:display="true" table:show-details="true"/>
                <table:data-pilot-member table:name="0,000752558" table:display="true" table:show-details="true"/>
                <table:data-pilot-member table:name="0,00075259" table:display="true" table:show-details="true"/>
                <table:data-pilot-member table:name="0,000753744" table:display="true" table:show-details="true"/>
                <table:data-pilot-member table:name="0,000754941" table:display="true" table:show-details="true"/>
                <table:data-pilot-member table:name="0,000755448" table:display="true" table:show-details="true"/>
                <table:data-pilot-member table:name="0,000755622" table:display="true" table:show-details="true"/>
                <table:data-pilot-member table:name="0,000756577" table:display="true" table:show-details="true"/>
                <table:data-pilot-member table:name="0,000756894" table:display="true" table:show-details="true"/>
                <table:data-pilot-member table:name="0,000757334" table:display="true" table:show-details="true"/>
                <table:data-pilot-member table:name="0,000759466" table:display="true" table:show-details="true"/>
                <table:data-pilot-member table:name="0,000759623" table:display="true" table:show-details="true"/>
                <table:data-pilot-member table:name="0,000759681" table:display="true" table:show-details="true"/>
                <table:data-pilot-member table:name="0,000759782" table:display="true" table:show-details="true"/>
                <table:data-pilot-member table:name="0,000760021" table:display="true" table:show-details="true"/>
                <table:data-pilot-member table:name="0,000760145" table:display="true" table:show-details="true"/>
                <table:data-pilot-member table:name="0,000760455" table:display="true" table:show-details="true"/>
                <table:data-pilot-member table:name="0,000760769" table:display="true" table:show-details="true"/>
                <table:data-pilot-member table:name="0,000761046" table:display="true" table:show-details="true"/>
                <table:data-pilot-member table:name="0,000761515" table:display="true" table:show-details="true"/>
                <table:data-pilot-member table:name="0,000762631" table:display="true" table:show-details="true"/>
                <table:data-pilot-member table:name="0,000763068" table:display="true" table:show-details="true"/>
                <table:data-pilot-member table:name="0,000763279" table:display="true" table:show-details="true"/>
                <table:data-pilot-member table:name="0,000763484" table:display="true" table:show-details="true"/>
                <table:data-pilot-member table:name="0,000763605" table:display="true" table:show-details="true"/>
                <table:data-pilot-member table:name="0,000763818" table:display="true" table:show-details="true"/>
                <table:data-pilot-member table:name="0,00076449" table:display="true" table:show-details="true"/>
                <table:data-pilot-member table:name="0,000766617" table:display="true" table:show-details="true"/>
                <table:data-pilot-member table:name="0,000767053" table:display="true" table:show-details="true"/>
                <table:data-pilot-member table:name="0,000767369" table:display="true" table:show-details="true"/>
                <table:data-pilot-member table:name="0,000767555" table:display="true" table:show-details="true"/>
                <table:data-pilot-member table:name="0,00076756" table:display="true" table:show-details="true"/>
                <table:data-pilot-member table:name="0,000767619" table:display="true" table:show-details="true"/>
                <table:data-pilot-member table:name="0,000767638" table:display="true" table:show-details="true"/>
                <table:data-pilot-member table:name="0,000767806" table:display="true" table:show-details="true"/>
                <table:data-pilot-member table:name="0,000769408" table:display="true" table:show-details="true"/>
                <table:data-pilot-member table:name="0,000769533" table:display="true" table:show-details="true"/>
                <table:data-pilot-member table:name="0,00076967" table:display="true" table:show-details="true"/>
                <table:data-pilot-member table:name="0,00077254" table:display="true" table:show-details="true"/>
                <table:data-pilot-member table:name="0,000773096" table:display="true" table:show-details="true"/>
                <table:data-pilot-member table:name="0,000773193" table:display="true" table:show-details="true"/>
                <table:data-pilot-member table:name="0,00077342" table:display="true" table:show-details="true"/>
                <table:data-pilot-member table:name="0,000773779" table:display="true" table:show-details="true"/>
                <table:data-pilot-member table:name="0,000774573" table:display="true" table:show-details="true"/>
                <table:data-pilot-member table:name="0,000775747" table:display="true" table:show-details="true"/>
                <table:data-pilot-member table:name="0,00077679" table:display="true" table:show-details="true"/>
                <table:data-pilot-member table:name="0,000777012" table:display="true" table:show-details="true"/>
                <table:data-pilot-member table:name="0,000777062" table:display="true" table:show-details="true"/>
                <table:data-pilot-member table:name="0,000777742" table:display="true" table:show-details="true"/>
                <table:data-pilot-member table:name="0,000778563" table:display="true" table:show-details="true"/>
                <table:data-pilot-member table:name="0,000779446" table:display="true" table:show-details="true"/>
                <table:data-pilot-member table:name="0,000780883" table:display="true" table:show-details="true"/>
                <table:data-pilot-member table:name="0,000780988" table:display="true" table:show-details="true"/>
                <table:data-pilot-member table:name="0,000781673" table:display="true" table:show-details="true"/>
                <table:data-pilot-member table:name="0,000781949" table:display="true" table:show-details="true"/>
                <table:data-pilot-member table:name="0,000782872" table:display="true" table:show-details="true"/>
                <table:data-pilot-member table:name="0,00078299" table:display="true" table:show-details="true"/>
                <table:data-pilot-member table:name="0,000783234" table:display="true" table:show-details="true"/>
                <table:data-pilot-member table:name="0,000783299" table:display="true" table:show-details="true"/>
                <table:data-pilot-member table:name="0,00078342" table:display="true" table:show-details="true"/>
                <table:data-pilot-member table:name="0,000783451" table:display="true" table:show-details="true"/>
                <table:data-pilot-member table:name="0,000783487" table:display="true" table:show-details="true"/>
                <table:data-pilot-member table:name="0,000784765" table:display="true" table:show-details="true"/>
                <table:data-pilot-member table:name="0,000785852" table:display="true" table:show-details="true"/>
                <table:data-pilot-member table:name="0,000786216" table:display="true" table:show-details="true"/>
                <table:data-pilot-member table:name="0,000786262" table:display="true" table:show-details="true"/>
                <table:data-pilot-member table:name="0,000786663" table:display="true" table:show-details="true"/>
                <table:data-pilot-member table:name="0,000787294" table:display="true" table:show-details="true"/>
                <table:data-pilot-member table:name="0,000788288" table:display="true" table:show-details="true"/>
                <table:data-pilot-member table:name="0,000788936" table:display="true" table:show-details="true"/>
                <table:data-pilot-member table:name="0,000789354" table:display="true" table:show-details="true"/>
                <table:data-pilot-member table:name="0,000789885" table:display="true" table:show-details="true"/>
                <table:data-pilot-member table:name="0,00079017" table:display="true" table:show-details="true"/>
                <table:data-pilot-member table:name="0,000790174" table:display="true" table:show-details="true"/>
                <table:data-pilot-member table:name="0,000790824" table:display="true" table:show-details="true"/>
                <table:data-pilot-member table:name="0,000791382" table:display="true" table:show-details="true"/>
                <table:data-pilot-member table:name="0,000793567" table:display="true" table:show-details="true"/>
                <table:data-pilot-member table:name="0,000793609" table:display="true" table:show-details="true"/>
                <table:data-pilot-member table:name="0,000793671" table:display="true" table:show-details="true"/>
                <table:data-pilot-member table:name="0,000794582" table:display="true" table:show-details="true"/>
                <table:data-pilot-member table:name="0,000794954" table:display="true" table:show-details="true"/>
                <table:data-pilot-member table:name="0,000795388" table:display="true" table:show-details="true"/>
                <table:data-pilot-member table:name="0,000795645" table:display="true" table:show-details="true"/>
                <table:data-pilot-member table:name="0,000796521" table:display="true" table:show-details="true"/>
                <table:data-pilot-member table:name="0,000796543" table:display="true" table:show-details="true"/>
                <table:data-pilot-member table:name="0,000796597" table:display="true" table:show-details="true"/>
                <table:data-pilot-member table:name="0,000796963" table:display="true" table:show-details="true"/>
                <table:data-pilot-member table:name="0,00079768" table:display="true" table:show-details="true"/>
                <table:data-pilot-member table:name="0,000798228" table:display="true" table:show-details="true"/>
                <table:data-pilot-member table:name="0,000798542" table:display="true" table:show-details="true"/>
                <table:data-pilot-member table:name="0,000798561" table:display="true" table:show-details="true"/>
                <table:data-pilot-member table:name="0,000798927" table:display="true" table:show-details="true"/>
                <table:data-pilot-member table:name="0,00080042" table:display="true" table:show-details="true"/>
                <table:data-pilot-member table:name="0,000801253" table:display="true" table:show-details="true"/>
                <table:data-pilot-member table:name="0,00080258" table:display="true" table:show-details="true"/>
                <table:data-pilot-member table:name="0,000802824" table:display="true" table:show-details="true"/>
                <table:data-pilot-member table:name="0,000804527" table:display="true" table:show-details="true"/>
                <table:data-pilot-member table:name="0,00080718" table:display="true" table:show-details="true"/>
                <table:data-pilot-member table:name="0,000809891" table:display="true" table:show-details="true"/>
                <table:data-pilot-member table:name="0,000811006" table:display="true" table:show-details="true"/>
                <table:data-pilot-member table:name="0,000812114" table:display="true" table:show-details="true"/>
                <table:data-pilot-member table:name="0,000812225" table:display="true" table:show-details="true"/>
                <table:data-pilot-member table:name="0,000812337" table:display="true" table:show-details="true"/>
                <table:data-pilot-member table:name="0,000812899" table:display="true" table:show-details="true"/>
                <table:data-pilot-member table:name="0,000813234" table:display="true" table:show-details="true"/>
                <table:data-pilot-member table:name="0,000815244" table:display="true" table:show-details="true"/>
                <table:data-pilot-member table:name="0,000815856" table:display="true" table:show-details="true"/>
                <table:data-pilot-member table:name="0,000816085" table:display="true" table:show-details="true"/>
                <table:data-pilot-member table:name="0,00081704" table:display="true" table:show-details="true"/>
                <table:data-pilot-member table:name="0,000817855" table:display="true" table:show-details="true"/>
                <table:data-pilot-member table:name="0,000819207" table:display="true" table:show-details="true"/>
                <table:data-pilot-member table:name="0,000820206" table:display="true" table:show-details="true"/>
                <table:data-pilot-member table:name="0,000820834" table:display="true" table:show-details="true"/>
                <table:data-pilot-member table:name="0,000821322" table:display="true" table:show-details="true"/>
                <table:data-pilot-member table:name="0,000821935" table:display="true" table:show-details="true"/>
                <table:data-pilot-member table:name="0,000823838" table:display="true" table:show-details="true"/>
                <table:data-pilot-member table:name="0,000825092" table:display="true" table:show-details="true"/>
                <table:data-pilot-member table:name="0,000826378" table:display="true" table:show-details="true"/>
                <table:data-pilot-member table:name="0,000828483" table:display="true" table:show-details="true"/>
                <table:data-pilot-member table:name="0,000831056" table:display="true" table:show-details="true"/>
                <table:data-pilot-member table:name="0,000831733" table:display="true" table:show-details="true"/>
                <table:data-pilot-member table:name="0,000832817" table:display="true" table:show-details="true"/>
                <table:data-pilot-member table:name="0,000833873" table:display="true" table:show-details="true"/>
                <table:data-pilot-member table:name="0,000834459" table:display="true" table:show-details="true"/>
                <table:data-pilot-member table:name="0,000835925" table:display="true" table:show-details="true"/>
                <table:data-pilot-member table:name="0,000837212" table:display="true" table:show-details="true"/>
                <table:data-pilot-member table:name="0,000841254" table:display="true" table:show-details="true"/>
                <table:data-pilot-member table:name="0,000841977" table:display="true" table:show-details="true"/>
                <table:data-pilot-member table:name="0,000842482" table:display="true" table:show-details="true"/>
                <table:data-pilot-member table:name="0,000842787" table:display="true" table:show-details="true"/>
                <table:data-pilot-member table:name="0,000842963" table:display="true" table:show-details="true"/>
                <table:data-pilot-member table:name="0,000843036" table:display="true" table:show-details="true"/>
                <table:data-pilot-member table:name="0,000843596" table:display="true" table:show-details="true"/>
                <table:data-pilot-member table:name="0,000844348" table:display="true" table:show-details="true"/>
                <table:data-pilot-member table:name="0,000844801" table:display="true" table:show-details="true"/>
                <table:data-pilot-member table:name="0,000846954" table:display="true" table:show-details="true"/>
                <table:data-pilot-member table:name="0,000846988" table:display="true" table:show-details="true"/>
                <table:data-pilot-member table:name="0,000847644" table:display="true" table:show-details="true"/>
                <table:data-pilot-member table:name="0,000849992" table:display="true" table:show-details="true"/>
                <table:data-pilot-member table:name="0,000850951" table:display="true" table:show-details="true"/>
                <table:data-pilot-member table:name="0,000858414" table:display="true" table:show-details="true"/>
                <table:data-pilot-member table:name="0,000862386" table:display="true" table:show-details="true"/>
                <table:data-pilot-member table:name="0,000864077" table:display="true" table:show-details="true"/>
                <table:data-pilot-member table:name="0,000864996" table:display="true" table:show-details="true"/>
                <table:data-pilot-member table:name="0,000865317" table:display="true" table:show-details="true"/>
                <table:data-pilot-member table:name="0,000865682" table:display="true" table:show-details="true"/>
                <table:data-pilot-member table:name="0,000869425" table:display="true" table:show-details="true"/>
                <table:data-pilot-member table:name="0,000871567" table:display="true" table:show-details="true"/>
                <table:data-pilot-member table:name="0,000872163" table:display="true" table:show-details="true"/>
                <table:data-pilot-member table:name="0,000875844" table:display="true" table:show-details="true"/>
                <table:data-pilot-member table:name="0,000877437" table:display="true" table:show-details="true"/>
                <table:data-pilot-member table:name="0,000879843" table:display="true" table:show-details="true"/>
                <table:data-pilot-member table:name="0,000881299" table:display="true" table:show-details="true"/>
                <table:data-pilot-member table:name="0,000881842" table:display="true" table:show-details="true"/>
                <table:data-pilot-member table:name="0,000883118" table:display="true" table:show-details="true"/>
                <table:data-pilot-member table:name="0,000884185" table:display="true" table:show-details="true"/>
                <table:data-pilot-member table:name="0,000885078" table:display="true" table:show-details="true"/>
                <table:data-pilot-member table:name="0,000886901" table:display="true" table:show-details="true"/>
                <table:data-pilot-member table:name="0,000887848" table:display="true" table:show-details="true"/>
                <table:data-pilot-member table:name="0,00088876" table:display="true" table:show-details="true"/>
                <table:data-pilot-member table:name="0,000889164" table:display="true" table:show-details="true"/>
                <table:data-pilot-member table:name="0,00089035" table:display="true" table:show-details="true"/>
                <table:data-pilot-member table:name="0,000890655" table:display="true" table:show-details="true"/>
                <table:data-pilot-member table:name="0,000891469" table:display="true" table:show-details="true"/>
                <table:data-pilot-member table:name="0,000891503" table:display="true" table:show-details="true"/>
                <table:data-pilot-member table:name="0,000894222" table:display="true" table:show-details="true"/>
                <table:data-pilot-member table:name="0,000894435" table:display="true" table:show-details="true"/>
                <table:data-pilot-member table:name="0,000894438" table:display="true" table:show-details="true"/>
                <table:data-pilot-member table:name="0,000896618" table:display="true" table:show-details="true"/>
                <table:data-pilot-member table:name="0,000897038" table:display="true" table:show-details="true"/>
                <table:data-pilot-member table:name="0,000898769" table:display="true" table:show-details="true"/>
                <table:data-pilot-member table:name="0,00090211" table:display="true" table:show-details="true"/>
                <table:data-pilot-member table:name="0,000902595" table:display="true" table:show-details="true"/>
                <table:data-pilot-member table:name="0,00090343" table:display="true" table:show-details="true"/>
                <table:data-pilot-member table:name="0,000903502" table:display="true" table:show-details="true"/>
                <table:data-pilot-member table:name="0,000904709" table:display="true" table:show-details="true"/>
                <table:data-pilot-member table:name="0,000906731" table:display="true" table:show-details="true"/>
                <table:data-pilot-member table:name="0,000909129" table:display="true" table:show-details="true"/>
                <table:data-pilot-member table:name="0,000910042" table:display="true" table:show-details="true"/>
                <table:data-pilot-member table:name="0,000910236" table:display="true" table:show-details="true"/>
                <table:data-pilot-member table:name="0,000911015" table:display="true" table:show-details="true"/>
                <table:data-pilot-member table:name="0,000912254" table:display="true" table:show-details="true"/>
                <table:data-pilot-member table:name="0,000912415" table:display="true" table:show-details="true"/>
                <table:data-pilot-member table:name="0,000912723" table:display="true" table:show-details="true"/>
                <table:data-pilot-member table:name="0,000913222" table:display="true" table:show-details="true"/>
                <table:data-pilot-member table:name="0,000913724" table:display="true" table:show-details="true"/>
                <table:data-pilot-member table:name="0,000913775" table:display="true" table:show-details="true"/>
                <table:data-pilot-member table:name="0,000913967" table:display="true" table:show-details="true"/>
                <table:data-pilot-member table:name="0,000914907" table:display="true" table:show-details="true"/>
                <table:data-pilot-member table:name="0,000915587" table:display="true" table:show-details="true"/>
                <table:data-pilot-member table:name="0,000915743" table:display="true" table:show-details="true"/>
                <table:data-pilot-member table:name="0,000916478" table:display="true" table:show-details="true"/>
                <table:data-pilot-member table:name="0,000917192" table:display="true" table:show-details="true"/>
                <table:data-pilot-member table:name="0,00091777" table:display="true" table:show-details="true"/>
                <table:data-pilot-member table:name="0,000919546" table:display="true" table:show-details="true"/>
                <table:data-pilot-member table:name="0,000920964" table:display="true" table:show-details="true"/>
                <table:data-pilot-member table:name="0,000923427" table:display="true" table:show-details="true"/>
                <table:data-pilot-member table:name="0,000926473" table:display="true" table:show-details="true"/>
                <table:data-pilot-member table:name="0,000927419" table:display="true" table:show-details="true"/>
                <table:data-pilot-member table:name="0,000930054" table:display="true" table:show-details="true"/>
                <table:data-pilot-member table:name="0,000930587" table:display="true" table:show-details="true"/>
                <table:data-pilot-member table:name="0,000931316" table:display="true" table:show-details="true"/>
                <table:data-pilot-member table:name="0,000934746" table:display="true" table:show-details="true"/>
                <table:data-pilot-member table:name="0,000934822" table:display="true" table:show-details="true"/>
                <table:data-pilot-member table:name="0,000936531" table:display="true" table:show-details="true"/>
                <table:data-pilot-member table:name="0,00093741" table:display="true" table:show-details="true"/>
                <table:data-pilot-member table:name="0,000940287" table:display="true" table:show-details="true"/>
                <table:data-pilot-member table:name="0,000940492" table:display="true" table:show-details="true"/>
                <table:data-pilot-member table:name="0,000941314" table:display="true" table:show-details="true"/>
                <table:data-pilot-member table:name="0,000942346" table:display="true" table:show-details="true"/>
                <table:data-pilot-member table:name="0,00094257" table:display="true" table:show-details="true"/>
                <table:data-pilot-member table:name="0,000943004" table:display="true" table:show-details="true"/>
                <table:data-pilot-member table:name="0,000943342" table:display="true" table:show-details="true"/>
                <table:data-pilot-member table:name="0,000946389" table:display="true" table:show-details="true"/>
                <table:data-pilot-member table:name="0,000948181" table:display="true" table:show-details="true"/>
                <table:data-pilot-member table:name="0,000949923" table:display="true" table:show-details="true"/>
                <table:data-pilot-member table:name="0,000950148" table:display="true" table:show-details="true"/>
                <table:data-pilot-member table:name="0,000951077" table:display="true" table:show-details="true"/>
                <table:data-pilot-member table:name="0,00095134" table:display="true" table:show-details="true"/>
                <table:data-pilot-member table:name="0,000951393" table:display="true" table:show-details="true"/>
                <table:data-pilot-member table:name="0,000952816" table:display="true" table:show-details="true"/>
                <table:data-pilot-member table:name="0,000953126" table:display="true" table:show-details="true"/>
                <table:data-pilot-member table:name="0,00095386" table:display="true" table:show-details="true"/>
                <table:data-pilot-member table:name="0,00095689" table:display="true" table:show-details="true"/>
                <table:data-pilot-member table:name="0,000957761" table:display="true" table:show-details="true"/>
                <table:data-pilot-member table:name="0,000958221" table:display="true" table:show-details="true"/>
                <table:data-pilot-member table:name="0,000959785" table:display="true" table:show-details="true"/>
                <table:data-pilot-member table:name="0,000962107" table:display="true" table:show-details="true"/>
                <table:data-pilot-member table:name="0,000969501" table:display="true" table:show-details="true"/>
                <table:data-pilot-member table:name="0,000971187" table:display="true" table:show-details="true"/>
                <table:data-pilot-member table:name="0,000972147" table:display="true" table:show-details="true"/>
                <table:data-pilot-member table:name="0,000974434" table:display="true" table:show-details="true"/>
                <table:data-pilot-member table:name="0,000974722" table:display="true" table:show-details="true"/>
                <table:data-pilot-member table:name="0,000975127" table:display="true" table:show-details="true"/>
                <table:data-pilot-member table:name="0,000975488" table:display="true" table:show-details="true"/>
                <table:data-pilot-member table:name="0,00097566" table:display="true" table:show-details="true"/>
                <table:data-pilot-member table:name="0,000977138" table:display="true" table:show-details="true"/>
                <table:data-pilot-member table:name="0,000977572" table:display="true" table:show-details="true"/>
                <table:data-pilot-member table:name="0,000977734" table:display="true" table:show-details="true"/>
                <table:data-pilot-member table:name="0,000980259" table:display="true" table:show-details="true"/>
                <table:data-pilot-member table:name="0,00098122" table:display="true" table:show-details="true"/>
                <table:data-pilot-member table:name="0,000982513" table:display="true" table:show-details="true"/>
                <table:data-pilot-member table:name="0,000983113" table:display="true" table:show-details="true"/>
                <table:data-pilot-member table:name="0,000987386" table:display="true" table:show-details="true"/>
                <table:data-pilot-member table:name="0,000988448" table:display="true" table:show-details="true"/>
                <table:data-pilot-member table:name="0,000989139" table:display="true" table:show-details="true"/>
                <table:data-pilot-member table:name="0,00098984" table:display="true" table:show-details="true"/>
                <table:data-pilot-member table:name="0,000995849" table:display="true" table:show-details="true"/>
                <table:data-pilot-member table:name="0,000996054" table:display="true" table:show-details="true"/>
                <table:data-pilot-member table:name="0,000998259" table:display="true" table:show-details="true"/>
                <table:data-pilot-member table:name="0,000998878" table:display="true" table:show-details="true"/>
                <table:data-pilot-member table:name="0,00099912" table:display="true" table:show-details="true"/>
                <table:data-pilot-member table:name="0,00099917" table:display="true" table:show-details="true"/>
                <table:data-pilot-member table:name="0,00099954" table:display="true" table:show-details="true"/>
                <table:data-pilot-member table:name="0,00100014" table:display="true" table:show-details="true"/>
                <table:data-pilot-member table:name="0,0010018" table:display="true" table:show-details="true"/>
                <table:data-pilot-member table:name="0,00100193" table:display="true" table:show-details="true"/>
                <table:data-pilot-member table:name="0,00100209" table:display="true" table:show-details="true"/>
                <table:data-pilot-member table:name="0,00100453" table:display="true" table:show-details="true"/>
                <table:data-pilot-member table:name="0,00100464" table:display="true" table:show-details="true"/>
                <table:data-pilot-member table:name="0,00100501" table:display="true" table:show-details="true"/>
                <table:data-pilot-member table:name="0,00100514" table:display="true" table:show-details="true"/>
                <table:data-pilot-member table:name="0,00100522" table:display="true" table:show-details="true"/>
                <table:data-pilot-member table:name="0,00100717" table:display="true" table:show-details="true"/>
                <table:data-pilot-member table:name="0,00100765" table:display="true" table:show-details="true"/>
                <table:data-pilot-member table:name="0,0010077" table:display="true" table:show-details="true"/>
                <table:data-pilot-member table:name="0,00100792" table:display="true" table:show-details="true"/>
                <table:data-pilot-member table:name="0,00100835" table:display="true" table:show-details="true"/>
                <table:data-pilot-member table:name="0,00100844" table:display="true" table:show-details="true"/>
                <table:data-pilot-member table:name="0,00100868" table:display="true" table:show-details="true"/>
                <table:data-pilot-member table:name="0,00100909" table:display="true" table:show-details="true"/>
                <table:data-pilot-member table:name="0,00100986" table:display="true" table:show-details="true"/>
                <table:data-pilot-member table:name="0,00101085" table:display="true" table:show-details="true"/>
                <table:data-pilot-member table:name="0,00101145" table:display="true" table:show-details="true"/>
                <table:data-pilot-member table:name="0,00101174" table:display="true" table:show-details="true"/>
                <table:data-pilot-member table:name="0,00101186" table:display="true" table:show-details="true"/>
                <table:data-pilot-member table:name="0,00101309" table:display="true" table:show-details="true"/>
                <table:data-pilot-member table:name="0,00101332" table:display="true" table:show-details="true"/>
                <table:data-pilot-member table:name="0,00101362" table:display="true" table:show-details="true"/>
                <table:data-pilot-member table:name="0,00101371" table:display="true" table:show-details="true"/>
                <table:data-pilot-member table:name="0,00101447" table:display="true" table:show-details="true"/>
                <table:data-pilot-member table:name="0,00101556" table:display="true" table:show-details="true"/>
                <table:data-pilot-member table:name="0,00101639" table:display="true" table:show-details="true"/>
                <table:data-pilot-member table:name="0,00101727" table:display="true" table:show-details="true"/>
                <table:data-pilot-member table:name="0,00101811" table:display="true" table:show-details="true"/>
                <table:data-pilot-member table:name="0,00101985" table:display="true" table:show-details="true"/>
                <table:data-pilot-member table:name="0,00102069" table:display="true" table:show-details="true"/>
                <table:data-pilot-member table:name="0,00102225" table:display="true" table:show-details="true"/>
                <table:data-pilot-member table:name="0,00102286" table:display="true" table:show-details="true"/>
                <table:data-pilot-member table:name="0,00102369" table:display="true" table:show-details="true"/>
                <table:data-pilot-member table:name="0,00102377" table:display="true" table:show-details="true"/>
                <table:data-pilot-member table:name="0,0010265" table:display="true" table:show-details="true"/>
                <table:data-pilot-member table:name="0,00102683" table:display="true" table:show-details="true"/>
                <table:data-pilot-member table:name="0,00102892" table:display="true" table:show-details="true"/>
                <table:data-pilot-member table:name="0,00102948" table:display="true" table:show-details="true"/>
                <table:data-pilot-member table:name="0,00103004" table:display="true" table:show-details="true"/>
                <table:data-pilot-member table:name="0,00103082" table:display="true" table:show-details="true"/>
                <table:data-pilot-member table:name="0,00103195" table:display="true" table:show-details="true"/>
                <table:data-pilot-member table:name="0,00103334" table:display="true" table:show-details="true"/>
                <table:data-pilot-member table:name="0,001034" table:display="true" table:show-details="true"/>
                <table:data-pilot-member table:name="0,00103608" table:display="true" table:show-details="true"/>
                <table:data-pilot-member table:name="0,00103774" table:display="true" table:show-details="true"/>
                <table:data-pilot-member table:name="0,00103856" table:display="true" table:show-details="true"/>
                <table:data-pilot-member table:name="0,00103858" table:display="true" table:show-details="true"/>
                <table:data-pilot-member table:name="0,00103867" table:display="true" table:show-details="true"/>
                <table:data-pilot-member table:name="0,00103902" table:display="true" table:show-details="true"/>
                <table:data-pilot-member table:name="0,00103955" table:display="true" table:show-details="true"/>
                <table:data-pilot-member table:name="0,00104013" table:display="true" table:show-details="true"/>
                <table:data-pilot-member table:name="0,00104053" table:display="true" table:show-details="true"/>
                <table:data-pilot-member table:name="0,00104064" table:display="true" table:show-details="true"/>
                <table:data-pilot-member table:name="0,00104082" table:display="true" table:show-details="true"/>
                <table:data-pilot-member table:name="0,001041" table:display="true" table:show-details="true"/>
                <table:data-pilot-member table:name="0,00104165" table:display="true" table:show-details="true"/>
                <table:data-pilot-member table:name="0,00104413" table:display="true" table:show-details="true"/>
                <table:data-pilot-member table:name="0,00104457" table:display="true" table:show-details="true"/>
                <table:data-pilot-member table:name="0,00104469" table:display="true" table:show-details="true"/>
                <table:data-pilot-member table:name="0,00104611" table:display="true" table:show-details="true"/>
                <table:data-pilot-member table:name="0,00104654" table:display="true" table:show-details="true"/>
                <table:data-pilot-member table:name="0,00104818" table:display="true" table:show-details="true"/>
                <table:data-pilot-member table:name="0,00104971" table:display="true" table:show-details="true"/>
                <table:data-pilot-member table:name="0,00105128" table:display="true" table:show-details="true"/>
                <table:data-pilot-member table:name="0,00105274" table:display="true" table:show-details="true"/>
                <table:data-pilot-member table:name="0,00105437" table:display="true" table:show-details="true"/>
                <table:data-pilot-member table:name="0,00105441" table:display="true" table:show-details="true"/>
                <table:data-pilot-member table:name="0,00105474" table:display="true" table:show-details="true"/>
                <table:data-pilot-member table:name="0,00105503" table:display="true" table:show-details="true"/>
                <table:data-pilot-member table:name="0,00105531" table:display="true" table:show-details="true"/>
                <table:data-pilot-member table:name="0,00105581" table:display="true" table:show-details="true"/>
                <table:data-pilot-member table:name="0,001056" table:display="true" table:show-details="true"/>
                <table:data-pilot-member table:name="0,00105651" table:display="true" table:show-details="true"/>
                <table:data-pilot-member table:name="0,00105874" table:display="true" table:show-details="true"/>
                <table:data-pilot-member table:name="0,00105907" table:display="true" table:show-details="true"/>
                <table:data-pilot-member table:name="0,00106079" table:display="true" table:show-details="true"/>
                <table:data-pilot-member table:name="0,00106134" table:display="true" table:show-details="true"/>
                <table:data-pilot-member table:name="0,00106165" table:display="true" table:show-details="true"/>
                <table:data-pilot-member table:name="0,00106379" table:display="true" table:show-details="true"/>
                <table:data-pilot-member table:name="0,00106463" table:display="true" table:show-details="true"/>
                <table:data-pilot-member table:name="0,00106646" table:display="true" table:show-details="true"/>
                <table:data-pilot-member table:name="0,0010674" table:display="true" table:show-details="true"/>
                <table:data-pilot-member table:name="0,00106999" table:display="true" table:show-details="true"/>
                <table:data-pilot-member table:name="0,00107175" table:display="true" table:show-details="true"/>
                <table:data-pilot-member table:name="0,00107283" table:display="true" table:show-details="true"/>
                <table:data-pilot-member table:name="0,0010752" table:display="true" table:show-details="true"/>
                <table:data-pilot-member table:name="0,00107526" table:display="true" table:show-details="true"/>
                <table:data-pilot-member table:name="0,00107587" table:display="true" table:show-details="true"/>
                <table:data-pilot-member table:name="0,0010785" table:display="true" table:show-details="true"/>
                <table:data-pilot-member table:name="0,00107857" table:display="true" table:show-details="true"/>
                <table:data-pilot-member table:name="0,00107861" table:display="true" table:show-details="true"/>
                <table:data-pilot-member table:name="0,00107863" table:display="true" table:show-details="true"/>
                <table:data-pilot-member table:name="0,00107911" table:display="true" table:show-details="true"/>
                <table:data-pilot-member table:name="0,00107946" table:display="true" table:show-details="true"/>
                <table:data-pilot-member table:name="0,00108186" table:display="true" table:show-details="true"/>
                <table:data-pilot-member table:name="0,00108196" table:display="true" table:show-details="true"/>
                <table:data-pilot-member table:name="0,00108238" table:display="true" table:show-details="true"/>
                <table:data-pilot-member table:name="0,00108584" table:display="true" table:show-details="true"/>
                <table:data-pilot-member table:name="0,00108788" table:display="true" table:show-details="true"/>
                <table:data-pilot-member table:name="0,00108817" table:display="true" table:show-details="true"/>
                <table:data-pilot-member table:name="0,0010887" table:display="true" table:show-details="true"/>
                <table:data-pilot-member table:name="0,00108873" table:display="true" table:show-details="true"/>
                <table:data-pilot-member table:name="0,00108938" table:display="true" table:show-details="true"/>
                <table:data-pilot-member table:name="0,00109009" table:display="true" table:show-details="true"/>
                <table:data-pilot-member table:name="0,00109183" table:display="true" table:show-details="true"/>
                <table:data-pilot-member table:name="0,00109228" table:display="true" table:show-details="true"/>
                <table:data-pilot-member table:name="0,00109233" table:display="true" table:show-details="true"/>
                <table:data-pilot-member table:name="0,0010927" table:display="true" table:show-details="true"/>
                <table:data-pilot-member table:name="0,00109285" table:display="true" table:show-details="true"/>
                <table:data-pilot-member table:name="0,00109349" table:display="true" table:show-details="true"/>
                <table:data-pilot-member table:name="0,00109433" table:display="true" table:show-details="true"/>
                <table:data-pilot-member table:name="0,00109482" table:display="true" table:show-details="true"/>
                <table:data-pilot-member table:name="0,00109537" table:display="true" table:show-details="true"/>
                <table:data-pilot-member table:name="0,001096" table:display="true" table:show-details="true"/>
                <table:data-pilot-member table:name="0,00109687" table:display="true" table:show-details="true"/>
                <table:data-pilot-member table:name="0,00109724" table:display="true" table:show-details="true"/>
                <table:data-pilot-member table:name="0,00109883" table:display="true" table:show-details="true"/>
                <table:data-pilot-member table:name="0,00109962" table:display="true" table:show-details="true"/>
                <table:data-pilot-member table:name="0,00110017" table:display="true" table:show-details="true"/>
                <table:data-pilot-member table:name="0,00110148" table:display="true" table:show-details="true"/>
                <table:data-pilot-member table:name="0,0011016" table:display="true" table:show-details="true"/>
                <table:data-pilot-member table:name="0,00110258" table:display="true" table:show-details="true"/>
                <table:data-pilot-member table:name="0,00110281" table:display="true" table:show-details="true"/>
                <table:data-pilot-member table:name="0,00110351" table:display="true" table:show-details="true"/>
                <table:data-pilot-member table:name="0,00110446" table:display="true" table:show-details="true"/>
                <table:data-pilot-member table:name="0,00110468" table:display="true" table:show-details="true"/>
                <table:data-pilot-member table:name="0,00110618" table:display="true" table:show-details="true"/>
                <table:data-pilot-member table:name="0,00110702" table:display="true" table:show-details="true"/>
                <table:data-pilot-member table:name="0,00110726" table:display="true" table:show-details="true"/>
                <table:data-pilot-member table:name="0,00110733" table:display="true" table:show-details="true"/>
                <table:data-pilot-member table:name="0,00110786" table:display="true" table:show-details="true"/>
                <table:data-pilot-member table:name="0,00110825" table:display="true" table:show-details="true"/>
                <table:data-pilot-member table:name="0,00110859" table:display="true" table:show-details="true"/>
                <table:data-pilot-member table:name="0,00110862" table:display="true" table:show-details="true"/>
                <table:data-pilot-member table:name="0,00110922" table:display="true" table:show-details="true"/>
                <table:data-pilot-member table:name="0,0011095" table:display="true" table:show-details="true"/>
                <table:data-pilot-member table:name="0,00110979" table:display="true" table:show-details="true"/>
                <table:data-pilot-member table:name="0,00110983" table:display="true" table:show-details="true"/>
                <table:data-pilot-member table:name="0,00111032" table:display="true" table:show-details="true"/>
                <table:data-pilot-member table:name="0,00111277" table:display="true" table:show-details="true"/>
                <table:data-pilot-member table:name="0,00111332" table:display="true" table:show-details="true"/>
                <table:data-pilot-member table:name="0,00111472" table:display="true" table:show-details="true"/>
                <table:data-pilot-member table:name="0,00111507" table:display="true" table:show-details="true"/>
                <table:data-pilot-member table:name="0,00111565" table:display="true" table:show-details="true"/>
                <table:data-pilot-member table:name="0,00111649" table:display="true" table:show-details="true"/>
                <table:data-pilot-member table:name="0,00111712" table:display="true" table:show-details="true"/>
                <table:data-pilot-member table:name="0,00111872" table:display="true" table:show-details="true"/>
                <table:data-pilot-member table:name="0,00111947" table:display="true" table:show-details="true"/>
                <table:data-pilot-member table:name="0,00111949" table:display="true" table:show-details="true"/>
                <table:data-pilot-member table:name="0,00112054" table:display="true" table:show-details="true"/>
                <table:data-pilot-member table:name="0,00112072" table:display="true" table:show-details="true"/>
                <table:data-pilot-member table:name="0,00112501" table:display="true" table:show-details="true"/>
                <table:data-pilot-member table:name="0,00112547" table:display="true" table:show-details="true"/>
                <table:data-pilot-member table:name="0,00112565" table:display="true" table:show-details="true"/>
                <table:data-pilot-member table:name="0,00112659" table:display="true" table:show-details="true"/>
                <table:data-pilot-member table:name="0,00112721" table:display="true" table:show-details="true"/>
                <table:data-pilot-member table:name="0,0011275" table:display="true" table:show-details="true"/>
                <table:data-pilot-member table:name="0,00112768" table:display="true" table:show-details="true"/>
                <table:data-pilot-member table:name="0,00112786" table:display="true" table:show-details="true"/>
                <table:data-pilot-member table:name="0,00112819" table:display="true" table:show-details="true"/>
                <table:data-pilot-member table:name="0,00113141" table:display="true" table:show-details="true"/>
                <table:data-pilot-member table:name="0,00113316" table:display="true" table:show-details="true"/>
                <table:data-pilot-member table:name="0,00113366" table:display="true" table:show-details="true"/>
                <table:data-pilot-member table:name="0,00113437" table:display="true" table:show-details="true"/>
                <table:data-pilot-member table:name="0,00113475" table:display="true" table:show-details="true"/>
                <table:data-pilot-member table:name="0,0011357" table:display="true" table:show-details="true"/>
                <table:data-pilot-member table:name="0,00113606" table:display="true" table:show-details="true"/>
                <table:data-pilot-member table:name="0,00113612" table:display="true" table:show-details="true"/>
                <table:data-pilot-member table:name="0,00113978" table:display="true" table:show-details="true"/>
                <table:data-pilot-member table:name="0,00114061" table:display="true" table:show-details="true"/>
                <table:data-pilot-member table:name="0,00114136" table:display="true" table:show-details="true"/>
                <table:data-pilot-member table:name="0,00114248" table:display="true" table:show-details="true"/>
                <table:data-pilot-member table:name="0,00114266" table:display="true" table:show-details="true"/>
                <table:data-pilot-member table:name="0,00114458" table:display="true" table:show-details="true"/>
                <table:data-pilot-member table:name="0,00114482" table:display="true" table:show-details="true"/>
                <table:data-pilot-member table:name="0,00114659" table:display="true" table:show-details="true"/>
                <table:data-pilot-member table:name="0,00114711" table:display="true" table:show-details="true"/>
                <table:data-pilot-member table:name="0,00114753" table:display="true" table:show-details="true"/>
                <table:data-pilot-member table:name="0,00114775" table:display="true" table:show-details="true"/>
                <table:data-pilot-member table:name="0,00114799" table:display="true" table:show-details="true"/>
                <table:data-pilot-member table:name="0,00114843" table:display="true" table:show-details="true"/>
                <table:data-pilot-member table:name="0,0011495" table:display="true" table:show-details="true"/>
                <table:data-pilot-member table:name="0,00115081" table:display="true" table:show-details="true"/>
                <table:data-pilot-member table:name="0,00115121" table:display="true" table:show-details="true"/>
                <table:data-pilot-member table:name="0,00115132" table:display="true" table:show-details="true"/>
                <table:data-pilot-member table:name="0,00115189" table:display="true" table:show-details="true"/>
                <table:data-pilot-member table:name="0,00115317" table:display="true" table:show-details="true"/>
                <table:data-pilot-member table:name="0,00115325" table:display="true" table:show-details="true"/>
                <table:data-pilot-member table:name="0,00115326" table:display="true" table:show-details="true"/>
                <table:data-pilot-member table:name="0,00115379" table:display="true" table:show-details="true"/>
                <table:data-pilot-member table:name="0,00115387" table:display="true" table:show-details="true"/>
                <table:data-pilot-member table:name="0,00115522" table:display="true" table:show-details="true"/>
                <table:data-pilot-member table:name="0,00115615" table:display="true" table:show-details="true"/>
                <table:data-pilot-member table:name="0,00115619" table:display="true" table:show-details="true"/>
                <table:data-pilot-member table:name="0,0011572" table:display="true" table:show-details="true"/>
                <table:data-pilot-member table:name="0,0011573" table:display="true" table:show-details="true"/>
                <table:data-pilot-member table:name="0,00115862" table:display="true" table:show-details="true"/>
                <table:data-pilot-member table:name="0,00115943" table:display="true" table:show-details="true"/>
                <table:data-pilot-member table:name="0,00116064" table:display="true" table:show-details="true"/>
                <table:data-pilot-member table:name="0,00116089" table:display="true" table:show-details="true"/>
                <table:data-pilot-member table:name="0,00116136" table:display="true" table:show-details="true"/>
                <table:data-pilot-member table:name="0,00116155" table:display="true" table:show-details="true"/>
                <table:data-pilot-member table:name="0,00116164" table:display="true" table:show-details="true"/>
                <table:data-pilot-member table:name="0,00116196" table:display="true" table:show-details="true"/>
                <table:data-pilot-member table:name="0,001162" table:display="true" table:show-details="true"/>
                <table:data-pilot-member table:name="0,00116231" table:display="true" table:show-details="true"/>
                <table:data-pilot-member table:name="0,00116263" table:display="true" table:show-details="true"/>
                <table:data-pilot-member table:name="0,00116414" table:display="true" table:show-details="true"/>
                <table:data-pilot-member table:name="0,00116471" table:display="true" table:show-details="true"/>
                <table:data-pilot-member table:name="0,00116473" table:display="true" table:show-details="true"/>
                <table:data-pilot-member table:name="0,00116496" table:display="true" table:show-details="true"/>
                <table:data-pilot-member table:name="0,00116571" table:display="true" table:show-details="true"/>
                <table:data-pilot-member table:name="0,00116585" table:display="true" table:show-details="true"/>
                <table:data-pilot-member table:name="0,00116625" table:display="true" table:show-details="true"/>
                <table:data-pilot-member table:name="0,0011664" table:display="true" table:show-details="true"/>
                <table:data-pilot-member table:name="0,00116707" table:display="true" table:show-details="true"/>
                <table:data-pilot-member table:name="0,00116757" table:display="true" table:show-details="true"/>
                <table:data-pilot-member table:name="0,00116769" table:display="true" table:show-details="true"/>
                <table:data-pilot-member table:name="0,00116785" table:display="true" table:show-details="true"/>
                <table:data-pilot-member table:name="0,00116798" table:display="true" table:show-details="true"/>
                <table:data-pilot-member table:name="0,00116952" table:display="true" table:show-details="true"/>
                <table:data-pilot-member table:name="0,0011703" table:display="true" table:show-details="true"/>
                <table:data-pilot-member table:name="0,0011708" table:display="true" table:show-details="true"/>
                <table:data-pilot-member table:name="0,0011725" table:display="true" table:show-details="true"/>
                <table:data-pilot-member table:name="0,00117298" table:display="true" table:show-details="true"/>
                <table:data-pilot-member table:name="0,00117319" table:display="true" table:show-details="true"/>
                <table:data-pilot-member table:name="0,00117349" table:display="true" table:show-details="true"/>
                <table:data-pilot-member table:name="0,00117393" table:display="true" table:show-details="true"/>
                <table:data-pilot-member table:name="0,00117417" table:display="true" table:show-details="true"/>
                <table:data-pilot-member table:name="0,00117464" table:display="true" table:show-details="true"/>
                <table:data-pilot-member table:name="0,00117536" table:display="true" table:show-details="true"/>
                <table:data-pilot-member table:name="0,0011756" table:display="true" table:show-details="true"/>
                <table:data-pilot-member table:name="0,00117755" table:display="true" table:show-details="true"/>
                <table:data-pilot-member table:name="0,00117758" table:display="true" table:show-details="true"/>
                <table:data-pilot-member table:name="0,0011779" table:display="true" table:show-details="true"/>
                <table:data-pilot-member table:name="0,00117829" table:display="true" table:show-details="true"/>
                <table:data-pilot-member table:name="0,00117868" table:display="true" table:show-details="true"/>
                <table:data-pilot-member table:name="0,00117873" table:display="true" table:show-details="true"/>
                <table:data-pilot-member table:name="0,00118072" table:display="true" table:show-details="true"/>
                <table:data-pilot-member table:name="0,00118099" table:display="true" table:show-details="true"/>
                <table:data-pilot-member table:name="0,0011819" table:display="true" table:show-details="true"/>
                <table:data-pilot-member table:name="0,00118203" table:display="true" table:show-details="true"/>
                <table:data-pilot-member table:name="0,00118274" table:display="true" table:show-details="true"/>
                <table:data-pilot-member table:name="0,00118312" table:display="true" table:show-details="true"/>
                <table:data-pilot-member table:name="0,00118316" table:display="true" table:show-details="true"/>
                <table:data-pilot-member table:name="0,00118348" table:display="true" table:show-details="true"/>
                <table:data-pilot-member table:name="0,00118363" table:display="true" table:show-details="true"/>
                <table:data-pilot-member table:name="0,00118648" table:display="true" table:show-details="true"/>
                <table:data-pilot-member table:name="0,0011865" table:display="true" table:show-details="true"/>
                <table:data-pilot-member table:name="0,00118689" table:display="true" table:show-details="true"/>
                <table:data-pilot-member table:name="0,00118872" table:display="true" table:show-details="true"/>
                <table:data-pilot-member table:name="0,00118902" table:display="true" table:show-details="true"/>
                <table:data-pilot-member table:name="0,00119227" table:display="true" table:show-details="true"/>
                <table:data-pilot-member table:name="0,00119411" table:display="true" table:show-details="true"/>
                <table:data-pilot-member table:name="0,00119676" table:display="true" table:show-details="true"/>
                <table:data-pilot-member table:name="0,00119714" table:display="true" table:show-details="true"/>
                <table:data-pilot-member table:name="0,00119744" table:display="true" table:show-details="true"/>
                <table:data-pilot-member table:name="0,00119765" table:display="true" table:show-details="true"/>
                <table:data-pilot-member table:name="0,00119787" table:display="true" table:show-details="true"/>
                <table:data-pilot-member table:name="0,00119928" table:display="true" table:show-details="true"/>
                <table:data-pilot-member table:name="0,00119947" table:display="true" table:show-details="true"/>
                <table:data-pilot-member table:name="0,00120049" table:display="true" table:show-details="true"/>
                <table:data-pilot-member table:name="0,00120112" table:display="true" table:show-details="true"/>
                <table:data-pilot-member table:name="0,00120116" table:display="true" table:show-details="true"/>
                <table:data-pilot-member table:name="0,00120131" table:display="true" table:show-details="true"/>
                <table:data-pilot-member table:name="0,00120206" table:display="true" table:show-details="true"/>
                <table:data-pilot-member table:name="0,00120245" table:display="true" table:show-details="true"/>
                <table:data-pilot-member table:name="0,00120348" table:display="true" table:show-details="true"/>
                <table:data-pilot-member table:name="0,00120446" table:display="true" table:show-details="true"/>
                <table:data-pilot-member table:name="0,00120462" table:display="true" table:show-details="true"/>
                <table:data-pilot-member table:name="0,00120465" table:display="true" table:show-details="true"/>
                <table:data-pilot-member table:name="0,00120506" table:display="true" table:show-details="true"/>
                <table:data-pilot-member table:name="0,00120526" table:display="true" table:show-details="true"/>
                <table:data-pilot-member table:name="0,00120651" table:display="true" table:show-details="true"/>
                <table:data-pilot-member table:name="0,00120667" table:display="true" table:show-details="true"/>
                <table:data-pilot-member table:name="0,00120743" table:display="true" table:show-details="true"/>
                <table:data-pilot-member table:name="0,00120784" table:display="true" table:show-details="true"/>
                <table:data-pilot-member table:name="0,00120798" table:display="true" table:show-details="true"/>
                <table:data-pilot-member table:name="0,00120814" table:display="true" table:show-details="true"/>
                <table:data-pilot-member table:name="0,00120856" table:display="true" table:show-details="true"/>
                <table:data-pilot-member table:name="0,00121033" table:display="true" table:show-details="true"/>
                <table:data-pilot-member table:name="0,00121093" table:display="true" table:show-details="true"/>
                <table:data-pilot-member table:name="0,00121104" table:display="true" table:show-details="true"/>
                <table:data-pilot-member table:name="0,00121109" table:display="true" table:show-details="true"/>
                <table:data-pilot-member table:name="0,00121212" table:display="true" table:show-details="true"/>
                <table:data-pilot-member table:name="0,00121218" table:display="true" table:show-details="true"/>
                <table:data-pilot-member table:name="0,00121229" table:display="true" table:show-details="true"/>
                <table:data-pilot-member table:name="0,00121312" table:display="true" table:show-details="true"/>
                <table:data-pilot-member table:name="0,00121332" table:display="true" table:show-details="true"/>
                <table:data-pilot-member table:name="0,00121433" table:display="true" table:show-details="true"/>
                <table:data-pilot-member table:name="0,00121494" table:display="true" table:show-details="true"/>
                <table:data-pilot-member table:name="0,0012162" table:display="true" table:show-details="true"/>
                <table:data-pilot-member table:name="0,00121629" table:display="true" table:show-details="true"/>
                <table:data-pilot-member table:name="0,00121764" table:display="true" table:show-details="true"/>
                <table:data-pilot-member table:name="0,00121775" table:display="true" table:show-details="true"/>
                <table:data-pilot-member table:name="0,001218" table:display="true" table:show-details="true"/>
                <table:data-pilot-member table:name="0,00121801" table:display="true" table:show-details="true"/>
                <table:data-pilot-member table:name="0,00121833" table:display="true" table:show-details="true"/>
                <table:data-pilot-member table:name="0,00121879" table:display="true" table:show-details="true"/>
                <table:data-pilot-member table:name="0,00121922" table:display="true" table:show-details="true"/>
                <table:data-pilot-member table:name="0,00122002" table:display="true" table:show-details="true"/>
                <table:data-pilot-member table:name="0,00122033" table:display="true" table:show-details="true"/>
                <table:data-pilot-member table:name="0,00122156" table:display="true" table:show-details="true"/>
                <table:data-pilot-member table:name="0,00122225" table:display="true" table:show-details="true"/>
                <table:data-pilot-member table:name="0,0012223" table:display="true" table:show-details="true"/>
                <table:data-pilot-member table:name="0,00122248" table:display="true" table:show-details="true"/>
                <table:data-pilot-member table:name="0,00122332" table:display="true" table:show-details="true"/>
                <table:data-pilot-member table:name="0,00122345" table:display="true" table:show-details="true"/>
                <table:data-pilot-member table:name="0,00122405" table:display="true" table:show-details="true"/>
                <table:data-pilot-member table:name="0,00122408" table:display="true" table:show-details="true"/>
                <table:data-pilot-member table:name="0,00122477" table:display="true" table:show-details="true"/>
                <table:data-pilot-member table:name="0,0012253" table:display="true" table:show-details="true"/>
                <table:data-pilot-member table:name="0,00122569" table:display="true" table:show-details="true"/>
                <table:data-pilot-member table:name="0,00122592" table:display="true" table:show-details="true"/>
                <table:data-pilot-member table:name="0,00122664" table:display="true" table:show-details="true"/>
                <table:data-pilot-member table:name="0,00122701" table:display="true" table:show-details="true"/>
                <table:data-pilot-member table:name="0,00122929" table:display="true" table:show-details="true"/>
                <table:data-pilot-member table:name="0,00123127" table:display="true" table:show-details="true"/>
                <table:data-pilot-member table:name="0,00123199" table:display="true" table:show-details="true"/>
                <table:data-pilot-member table:name="0,00123228" table:display="true" table:show-details="true"/>
                <table:data-pilot-member table:name="0,00123243" table:display="true" table:show-details="true"/>
                <table:data-pilot-member table:name="0,00123245" table:display="true" table:show-details="true"/>
                <table:data-pilot-member table:name="0,00123296" table:display="true" table:show-details="true"/>
                <table:data-pilot-member table:name="0,00123415" table:display="true" table:show-details="true"/>
                <table:data-pilot-member table:name="0,00123417" table:display="true" table:show-details="true"/>
                <table:data-pilot-member table:name="0,00123599" table:display="true" table:show-details="true"/>
                <table:data-pilot-member table:name="0,00123761" table:display="true" table:show-details="true"/>
                <table:data-pilot-member table:name="0,00123947" table:display="true" table:show-details="true"/>
                <table:data-pilot-member table:name="0,00123963" table:display="true" table:show-details="true"/>
                <table:data-pilot-member table:name="0,00124245" table:display="true" table:show-details="true"/>
                <table:data-pilot-member table:name="0,00124249" table:display="true" table:show-details="true"/>
                <table:data-pilot-member table:name="0,00124622" table:display="true" table:show-details="true"/>
                <table:data-pilot-member table:name="0,00124663" table:display="true" table:show-details="true"/>
                <table:data-pilot-member table:name="0,00124918" table:display="true" table:show-details="true"/>
                <table:data-pilot-member table:name="0,00124983" table:display="true" table:show-details="true"/>
                <table:data-pilot-member table:name="0,00125173" table:display="true" table:show-details="true"/>
                <table:data-pilot-member table:name="0,00125179" table:display="true" table:show-details="true"/>
                <table:data-pilot-member table:name="0,00125226" table:display="true" table:show-details="true"/>
                <table:data-pilot-member table:name="0,00125288" table:display="true" table:show-details="true"/>
                <table:data-pilot-member table:name="0,00125447" table:display="true" table:show-details="true"/>
                <table:data-pilot-member table:name="0,00125476" table:display="true" table:show-details="true"/>
                <table:data-pilot-member table:name="0,00125521" table:display="true" table:show-details="true"/>
                <table:data-pilot-member table:name="0,00125525" table:display="true" table:show-details="true"/>
                <table:data-pilot-member table:name="0,00125665" table:display="true" table:show-details="true"/>
                <table:data-pilot-member table:name="0,00125789" table:display="true" table:show-details="true"/>
                <table:data-pilot-member table:name="0,00125838" table:display="true" table:show-details="true"/>
                <table:data-pilot-member table:name="0,00125994" table:display="true" table:show-details="true"/>
                <table:data-pilot-member table:name="0,00126101" table:display="true" table:show-details="true"/>
                <table:data-pilot-member table:name="0,00126238" table:display="true" table:show-details="true"/>
                <table:data-pilot-member table:name="0,00126266" table:display="true" table:show-details="true"/>
                <table:data-pilot-member table:name="0,00126273" table:display="true" table:show-details="true"/>
                <table:data-pilot-member table:name="0,00126317" table:display="true" table:show-details="true"/>
                <table:data-pilot-member table:name="0,00126563" table:display="true" table:show-details="true"/>
                <table:data-pilot-member table:name="0,00127025" table:display="true" table:show-details="true"/>
                <table:data-pilot-member table:name="0,00127174" table:display="true" table:show-details="true"/>
                <table:data-pilot-member table:name="0,00127314" table:display="true" table:show-details="true"/>
                <table:data-pilot-member table:name="0,00127321" table:display="true" table:show-details="true"/>
                <table:data-pilot-member table:name="0,00127684" table:display="true" table:show-details="true"/>
                <table:data-pilot-member table:name="0,00127874" table:display="true" table:show-details="true"/>
                <table:data-pilot-member table:name="0,00127942" table:display="true" table:show-details="true"/>
                <table:data-pilot-member table:name="0,0012797" table:display="true" table:show-details="true"/>
                <table:data-pilot-member table:name="0,00128126" table:display="true" table:show-details="true"/>
                <table:data-pilot-member table:name="0,00128159" table:display="true" table:show-details="true"/>
                <table:data-pilot-member table:name="0,00128633" table:display="true" table:show-details="true"/>
                <table:data-pilot-member table:name="0,00128713" table:display="true" table:show-details="true"/>
                <table:data-pilot-member table:name="0,00128738" table:display="true" table:show-details="true"/>
                <table:data-pilot-member table:name="0,00128976" table:display="true" table:show-details="true"/>
                <table:data-pilot-member table:name="0,00129025" table:display="true" table:show-details="true"/>
                <table:data-pilot-member table:name="0,00129045" table:display="true" table:show-details="true"/>
                <table:data-pilot-member table:name="0,0012911" table:display="true" table:show-details="true"/>
                <table:data-pilot-member table:name="0,00129135" table:display="true" table:show-details="true"/>
                <table:data-pilot-member table:name="0,00129171" table:display="true" table:show-details="true"/>
                <table:data-pilot-member table:name="0,00129371" table:display="true" table:show-details="true"/>
                <table:data-pilot-member table:name="0,00129422" table:display="true" table:show-details="true"/>
                <table:data-pilot-member table:name="0,00129446" table:display="true" table:show-details="true"/>
                <table:data-pilot-member table:name="0,00129471" table:display="true" table:show-details="true"/>
                <table:data-pilot-member table:name="0,00129535" table:display="true" table:show-details="true"/>
                <table:data-pilot-member table:name="0,00129548" table:display="true" table:show-details="true"/>
                <table:data-pilot-member table:name="0,00129806" table:display="true" table:show-details="true"/>
                <table:data-pilot-member table:name="0,00129858" table:display="true" table:show-details="true"/>
                <table:data-pilot-member table:name="0,00129894" table:display="true" table:show-details="true"/>
                <table:data-pilot-member table:name="0,00129941" table:display="true" table:show-details="true"/>
                <table:data-pilot-member table:name="0,0013004" table:display="true" table:show-details="true"/>
                <table:data-pilot-member table:name="0,00130061" table:display="true" table:show-details="true"/>
                <table:data-pilot-member table:name="0,00130127" table:display="true" table:show-details="true"/>
                <table:data-pilot-member table:name="0,00130164" table:display="true" table:show-details="true"/>
                <table:data-pilot-member table:name="0,00130205" table:display="true" table:show-details="true"/>
                <table:data-pilot-member table:name="0,0013038" table:display="true" table:show-details="true"/>
                <table:data-pilot-member table:name="0,00130394" table:display="true" table:show-details="true"/>
                <table:data-pilot-member table:name="0,00130482" table:display="true" table:show-details="true"/>
                <table:data-pilot-member table:name="0,00130511" table:display="true" table:show-details="true"/>
                <table:data-pilot-member table:name="0,00130552" table:display="true" table:show-details="true"/>
                <table:data-pilot-member table:name="0,00130692" table:display="true" table:show-details="true"/>
                <table:data-pilot-member table:name="0,00130762" table:display="true" table:show-details="true"/>
                <table:data-pilot-member table:name="0,0013079" table:display="true" table:show-details="true"/>
                <table:data-pilot-member table:name="0,00130864" table:display="true" table:show-details="true"/>
                <table:data-pilot-member table:name="0,00130907" table:display="true" table:show-details="true"/>
                <table:data-pilot-member table:name="0,00131011" table:display="true" table:show-details="true"/>
                <table:data-pilot-member table:name="0,0013107" table:display="true" table:show-details="true"/>
                <table:data-pilot-member table:name="0,00131097" table:display="true" table:show-details="true"/>
                <table:data-pilot-member table:name="0,00131246" table:display="true" table:show-details="true"/>
                <table:data-pilot-member table:name="0,00131289" table:display="true" table:show-details="true"/>
                <table:data-pilot-member table:name="0,00131321" table:display="true" table:show-details="true"/>
                <table:data-pilot-member table:name="0,0013138" table:display="true" table:show-details="true"/>
                <table:data-pilot-member table:name="0,00131384" table:display="true" table:show-details="true"/>
                <table:data-pilot-member table:name="0,00131511" table:display="true" table:show-details="true"/>
                <table:data-pilot-member table:name="0,00131565" table:display="true" table:show-details="true"/>
                <table:data-pilot-member table:name="0,00131646" table:display="true" table:show-details="true"/>
                <table:data-pilot-member table:name="0,00131647" table:display="true" table:show-details="true"/>
                <table:data-pilot-member table:name="0,00131648" table:display="true" table:show-details="true"/>
                <table:data-pilot-member table:name="0,00131685" table:display="true" table:show-details="true"/>
                <table:data-pilot-member table:name="0,00131906" table:display="true" table:show-details="true"/>
                <table:data-pilot-member table:name="0,0013198" table:display="true" table:show-details="true"/>
                <table:data-pilot-member table:name="0,00132053" table:display="true" table:show-details="true"/>
                <table:data-pilot-member table:name="0,00132161" table:display="true" table:show-details="true"/>
                <table:data-pilot-member table:name="0,00132463" table:display="true" table:show-details="true"/>
                <table:data-pilot-member table:name="0,00132543" table:display="true" table:show-details="true"/>
                <table:data-pilot-member table:name="0,00132564" table:display="true" table:show-details="true"/>
                <table:data-pilot-member table:name="0,00132969" table:display="true" table:show-details="true"/>
                <table:data-pilot-member table:name="0,00133015" table:display="true" table:show-details="true"/>
                <table:data-pilot-member table:name="0,00133099" table:display="true" table:show-details="true"/>
                <table:data-pilot-member table:name="0,00133459" table:display="true" table:show-details="true"/>
                <table:data-pilot-member table:name="0,0013349" table:display="true" table:show-details="true"/>
                <table:data-pilot-member table:name="0,00133506" table:display="true" table:show-details="true"/>
                <table:data-pilot-member table:name="0,001336" table:display="true" table:show-details="true"/>
                <table:data-pilot-member table:name="0,00133684" table:display="true" table:show-details="true"/>
                <table:data-pilot-member table:name="0,00133723" table:display="true" table:show-details="true"/>
                <table:data-pilot-member table:name="0,00133798" table:display="true" table:show-details="true"/>
                <table:data-pilot-member table:name="0,00133813" table:display="true" table:show-details="true"/>
                <table:data-pilot-member table:name="0,00133814" table:display="true" table:show-details="true"/>
                <table:data-pilot-member table:name="0,00133875" table:display="true" table:show-details="true"/>
                <table:data-pilot-member table:name="0,00133961" table:display="true" table:show-details="true"/>
                <table:data-pilot-member table:name="0,00134134" table:display="true" table:show-details="true"/>
                <table:data-pilot-member table:name="0,00134188" table:display="true" table:show-details="true"/>
                <table:data-pilot-member table:name="0,00134314" table:display="true" table:show-details="true"/>
                <table:data-pilot-member table:name="0,001344" table:display="true" table:show-details="true"/>
                <table:data-pilot-member table:name="0,0013472" table:display="true" table:show-details="true"/>
                <table:data-pilot-member table:name="0,00134771" table:display="true" table:show-details="true"/>
                <table:data-pilot-member table:name="0,00134781" table:display="true" table:show-details="true"/>
                <table:data-pilot-member table:name="0,00134843" table:display="true" table:show-details="true"/>
                <table:data-pilot-member table:name="0,00134931" table:display="true" table:show-details="true"/>
                <table:data-pilot-member table:name="0,00134966" table:display="true" table:show-details="true"/>
                <table:data-pilot-member table:name="0,00135003" table:display="true" table:show-details="true"/>
                <table:data-pilot-member table:name="0,00135081" table:display="true" table:show-details="true"/>
                <table:data-pilot-member table:name="0,0013513" table:display="true" table:show-details="true"/>
                <table:data-pilot-member table:name="0,00135197" table:display="true" table:show-details="true"/>
                <table:data-pilot-member table:name="0,0013523" table:display="true" table:show-details="true"/>
                <table:data-pilot-member table:name="0,00135321" table:display="true" table:show-details="true"/>
                <table:data-pilot-member table:name="0,00135437" table:display="true" table:show-details="true"/>
                <table:data-pilot-member table:name="0,00135438" table:display="true" table:show-details="true"/>
                <table:data-pilot-member table:name="0,0013569" table:display="true" table:show-details="true"/>
                <table:data-pilot-member table:name="0,00135752" table:display="true" table:show-details="true"/>
                <table:data-pilot-member table:name="0,00135865" table:display="true" table:show-details="true"/>
                <table:data-pilot-member table:name="0,00136017" table:display="true" table:show-details="true"/>
                <table:data-pilot-member table:name="0,00136142" table:display="true" table:show-details="true"/>
                <table:data-pilot-member table:name="0,00136155" table:display="true" table:show-details="true"/>
                <table:data-pilot-member table:name="0,00136193" table:display="true" table:show-details="true"/>
                <table:data-pilot-member table:name="0,0013633" table:display="true" table:show-details="true"/>
                <table:data-pilot-member table:name="0,00136352" table:display="true" table:show-details="true"/>
                <table:data-pilot-member table:name="0,00136355" table:display="true" table:show-details="true"/>
                <table:data-pilot-member table:name="0,00136366" table:display="true" table:show-details="true"/>
                <table:data-pilot-member table:name="0,00136412" table:display="true" table:show-details="true"/>
                <table:data-pilot-member table:name="0,00136519" table:display="true" table:show-details="true"/>
                <table:data-pilot-member table:name="0,00136726" table:display="true" table:show-details="true"/>
                <table:data-pilot-member table:name="0,00136845" table:display="true" table:show-details="true"/>
                <table:data-pilot-member table:name="0,00136871" table:display="true" table:show-details="true"/>
                <table:data-pilot-member table:name="0,00136965" table:display="true" table:show-details="true"/>
                <table:data-pilot-member table:name="0,00137006" table:display="true" table:show-details="true"/>
                <table:data-pilot-member table:name="0,00137095" table:display="true" table:show-details="true"/>
                <table:data-pilot-member table:name="0,00137192" table:display="true" table:show-details="true"/>
                <table:data-pilot-member table:name="0,00137282" table:display="true" table:show-details="true"/>
                <table:data-pilot-member table:name="0,00137361" table:display="true" table:show-details="true"/>
                <table:data-pilot-member table:name="0,00137374" table:display="true" table:show-details="true"/>
                <table:data-pilot-member table:name="0,00137524" table:display="true" table:show-details="true"/>
                <table:data-pilot-member table:name="0,00137539" table:display="true" table:show-details="true"/>
                <table:data-pilot-member table:name="0,00137562" table:display="true" table:show-details="true"/>
                <table:data-pilot-member table:name="0,00137642" table:display="true" table:show-details="true"/>
                <table:data-pilot-member table:name="0,00137801" table:display="true" table:show-details="true"/>
                <table:data-pilot-member table:name="0,00137883" table:display="true" table:show-details="true"/>
                <table:data-pilot-member table:name="0,00137966" table:display="true" table:show-details="true"/>
                <table:data-pilot-member table:name="0,00137981" table:display="true" table:show-details="true"/>
                <table:data-pilot-member table:name="0,00137986" table:display="true" table:show-details="true"/>
                <table:data-pilot-member table:name="0,00138025" table:display="true" table:show-details="true"/>
                <table:data-pilot-member table:name="0,00138097" table:display="true" table:show-details="true"/>
                <table:data-pilot-member table:name="0,00138295" table:display="true" table:show-details="true"/>
                <table:data-pilot-member table:name="0,00138325" table:display="true" table:show-details="true"/>
                <table:data-pilot-member table:name="0,0013843" table:display="true" table:show-details="true"/>
                <table:data-pilot-member table:name="0,00138432" table:display="true" table:show-details="true"/>
                <table:data-pilot-member table:name="0,00138498" table:display="true" table:show-details="true"/>
                <table:data-pilot-member table:name="0,00138542" table:display="true" table:show-details="true"/>
                <table:data-pilot-member table:name="0,00138587" table:display="true" table:show-details="true"/>
                <table:data-pilot-member table:name="0,00138665" table:display="true" table:show-details="true"/>
                <table:data-pilot-member table:name="0,00138744" table:display="true" table:show-details="true"/>
                <table:data-pilot-member table:name="0,00138755" table:display="true" table:show-details="true"/>
                <table:data-pilot-member table:name="0,00138809" table:display="true" table:show-details="true"/>
                <table:data-pilot-member table:name="0,00138826" table:display="true" table:show-details="true"/>
                <table:data-pilot-member table:name="0,00138841" table:display="true" table:show-details="true"/>
                <table:data-pilot-member table:name="0,00138972" table:display="true" table:show-details="true"/>
                <table:data-pilot-member table:name="0,00138989" table:display="true" table:show-details="true"/>
                <table:data-pilot-member table:name="0,0013905" table:display="true" table:show-details="true"/>
                <table:data-pilot-member table:name="0,0013918" table:display="true" table:show-details="true"/>
                <table:data-pilot-member table:name="0,001392" table:display="true" table:show-details="true"/>
                <table:data-pilot-member table:name="0,00139227" table:display="true" table:show-details="true"/>
                <table:data-pilot-member table:name="0,00139235" table:display="true" table:show-details="true"/>
                <table:data-pilot-member table:name="0,00139248" table:display="true" table:show-details="true"/>
                <table:data-pilot-member table:name="0,00139309" table:display="true" table:show-details="true"/>
                <table:data-pilot-member table:name="0,00139321" table:display="true" table:show-details="true"/>
                <table:data-pilot-member table:name="0,0013934" table:display="true" table:show-details="true"/>
                <table:data-pilot-member table:name="0,00139354" table:display="true" table:show-details="true"/>
                <table:data-pilot-member table:name="0,00139412" table:display="true" table:show-details="true"/>
                <table:data-pilot-member table:name="0,00139456" table:display="true" table:show-details="true"/>
                <table:data-pilot-member table:name="0,00139462" table:display="true" table:show-details="true"/>
                <table:data-pilot-member table:name="0,00139535" table:display="true" table:show-details="true"/>
                <table:data-pilot-member table:name="0,001396" table:display="true" table:show-details="true"/>
                <table:data-pilot-member table:name="0,00139879" table:display="true" table:show-details="true"/>
                <table:data-pilot-member table:name="0,00139892" table:display="true" table:show-details="true"/>
                <table:data-pilot-member table:name="0,00139976" table:display="true" table:show-details="true"/>
                <table:data-pilot-member table:name="0,00140028" table:display="true" table:show-details="true"/>
                <table:data-pilot-member table:name="0,00140058" table:display="true" table:show-details="true"/>
                <table:data-pilot-member table:name="0,00140071" table:display="true" table:show-details="true"/>
                <table:data-pilot-member table:name="0,00140116" table:display="true" table:show-details="true"/>
                <table:data-pilot-member table:name="0,00140139" table:display="true" table:show-details="true"/>
                <table:data-pilot-member table:name="0,00140141" table:display="true" table:show-details="true"/>
                <table:data-pilot-member table:name="0,00140174" table:display="true" table:show-details="true"/>
                <table:data-pilot-member table:name="0,00140241" table:display="true" table:show-details="true"/>
                <table:data-pilot-member table:name="0,00140264" table:display="true" table:show-details="true"/>
                <table:data-pilot-member table:name="0,00140269" table:display="true" table:show-details="true"/>
                <table:data-pilot-member table:name="0,00140283" table:display="true" table:show-details="true"/>
                <table:data-pilot-member table:name="0,00140294" table:display="true" table:show-details="true"/>
                <table:data-pilot-member table:name="0,00140395" table:display="true" table:show-details="true"/>
                <table:data-pilot-member table:name="0,00140455" table:display="true" table:show-details="true"/>
                <table:data-pilot-member table:name="0,00140494" table:display="true" table:show-details="true"/>
                <table:data-pilot-member table:name="0,00140513" table:display="true" table:show-details="true"/>
                <table:data-pilot-member table:name="0,0014057" table:display="true" table:show-details="true"/>
                <table:data-pilot-member table:name="0,00140579" table:display="true" table:show-details="true"/>
                <table:data-pilot-member table:name="0,00140581" table:display="true" table:show-details="true"/>
                <table:data-pilot-member table:name="0,00140612" table:display="true" table:show-details="true"/>
                <table:data-pilot-member table:name="0,00140617" table:display="true" table:show-details="true"/>
                <table:data-pilot-member table:name="0,00140629" table:display="true" table:show-details="true"/>
                <table:data-pilot-member table:name="0,00140672" table:display="true" table:show-details="true"/>
                <table:data-pilot-member table:name="0,00140737" table:display="true" table:show-details="true"/>
                <table:data-pilot-member table:name="0,00140808" table:display="true" table:show-details="true"/>
                <table:data-pilot-member table:name="0,00140998" table:display="true" table:show-details="true"/>
                <table:data-pilot-member table:name="0,00141009" table:display="true" table:show-details="true"/>
                <table:data-pilot-member table:name="0,00141173" table:display="true" table:show-details="true"/>
                <table:data-pilot-member table:name="0,00141324" table:display="true" table:show-details="true"/>
                <table:data-pilot-member table:name="0,0014133" table:display="true" table:show-details="true"/>
                <table:data-pilot-member table:name="0,0014143" table:display="true" table:show-details="true"/>
                <table:data-pilot-member table:name="0,00141431" table:display="true" table:show-details="true"/>
                <table:data-pilot-member table:name="0,00141442" table:display="true" table:show-details="true"/>
                <table:data-pilot-member table:name="0,00141487" table:display="true" table:show-details="true"/>
                <table:data-pilot-member table:name="0,00141522" table:display="true" table:show-details="true"/>
                <table:data-pilot-member table:name="0,00141751" table:display="true" table:show-details="true"/>
                <table:data-pilot-member table:name="0,00141797" table:display="true" table:show-details="true"/>
                <table:data-pilot-member table:name="0,00141874" table:display="true" table:show-details="true"/>
                <table:data-pilot-member table:name="0,00141878" table:display="true" table:show-details="true"/>
                <table:data-pilot-member table:name="0,00141969" table:display="true" table:show-details="true"/>
                <table:data-pilot-member table:name="0,00142227" table:display="true" table:show-details="true"/>
                <table:data-pilot-member table:name="0,00142305" table:display="true" table:show-details="true"/>
                <table:data-pilot-member table:name="0,0014239" table:display="true" table:show-details="true"/>
                <table:data-pilot-member table:name="0,00142399" table:display="true" table:show-details="true"/>
                <table:data-pilot-member table:name="0,00142484" table:display="true" table:show-details="true"/>
                <table:data-pilot-member table:name="0,00142731" table:display="true" table:show-details="true"/>
                <table:data-pilot-member table:name="0,00142732" table:display="true" table:show-details="true"/>
                <table:data-pilot-member table:name="0,00142951" table:display="true" table:show-details="true"/>
                <table:data-pilot-member table:name="0,00143219" table:display="true" table:show-details="true"/>
                <table:data-pilot-member table:name="0,00143251" table:display="true" table:show-details="true"/>
                <table:data-pilot-member table:name="0,00143335" table:display="true" table:show-details="true"/>
                <table:data-pilot-member table:name="0,00143432" table:display="true" table:show-details="true"/>
                <table:data-pilot-member table:name="0,00143464" table:display="true" table:show-details="true"/>
                <table:data-pilot-member table:name="0,00143539" table:display="true" table:show-details="true"/>
                <table:data-pilot-member table:name="0,00143633" table:display="true" table:show-details="true"/>
                <table:data-pilot-member table:name="0,00143636" table:display="true" table:show-details="true"/>
                <table:data-pilot-member table:name="0,00143764" table:display="true" table:show-details="true"/>
                <table:data-pilot-member table:name="0,00143883" table:display="true" table:show-details="true"/>
                <table:data-pilot-member table:name="0,00143893" table:display="true" table:show-details="true"/>
                <table:data-pilot-member table:name="0,00143921" table:display="true" table:show-details="true"/>
                <table:data-pilot-member table:name="0,00143969" table:display="true" table:show-details="true"/>
                <table:data-pilot-member table:name="0,00143992" table:display="true" table:show-details="true"/>
                <table:data-pilot-member table:name="0,00144045" table:display="true" table:show-details="true"/>
                <table:data-pilot-member table:name="0,00144248" table:display="true" table:show-details="true"/>
                <table:data-pilot-member table:name="0,00144381" table:display="true" table:show-details="true"/>
                <table:data-pilot-member table:name="0,00144461" table:display="true" table:show-details="true"/>
                <table:data-pilot-member table:name="0,00144489" table:display="true" table:show-details="true"/>
                <table:data-pilot-member table:name="0,00144568" table:display="true" table:show-details="true"/>
                <table:data-pilot-member table:name="0,00144627" table:display="true" table:show-details="true"/>
                <table:data-pilot-member table:name="0,00144644" table:display="true" table:show-details="true"/>
                <table:data-pilot-member table:name="0,00144683" table:display="true" table:show-details="true"/>
                <table:data-pilot-member table:name="0,00144685" table:display="true" table:show-details="true"/>
                <table:data-pilot-member table:name="0,00144687" table:display="true" table:show-details="true"/>
                <table:data-pilot-member table:name="0,00144692" table:display="true" table:show-details="true"/>
                <table:data-pilot-member table:name="0,00144721" table:display="true" table:show-details="true"/>
                <table:data-pilot-member table:name="0,00144812" table:display="true" table:show-details="true"/>
                <table:data-pilot-member table:name="0,00144852" table:display="true" table:show-details="true"/>
                <table:data-pilot-member table:name="0,00145089" table:display="true" table:show-details="true"/>
                <table:data-pilot-member table:name="0,00145098" table:display="true" table:show-details="true"/>
                <table:data-pilot-member table:name="0,00145159" table:display="true" table:show-details="true"/>
                <table:data-pilot-member table:name="0,00145167" table:display="true" table:show-details="true"/>
                <table:data-pilot-member table:name="0,00145182" table:display="true" table:show-details="true"/>
                <table:data-pilot-member table:name="0,0014519" table:display="true" table:show-details="true"/>
                <table:data-pilot-member table:name="0,00145251" table:display="true" table:show-details="true"/>
                <table:data-pilot-member table:name="0,00145281" table:display="true" table:show-details="true"/>
                <table:data-pilot-member table:name="0,00145292" table:display="true" table:show-details="true"/>
                <table:data-pilot-member table:name="0,00145428" table:display="true" table:show-details="true"/>
                <table:data-pilot-member table:name="0,00145503" table:display="true" table:show-details="true"/>
                <table:data-pilot-member table:name="0,00145615" table:display="true" table:show-details="true"/>
                <table:data-pilot-member table:name="0,00145638" table:display="true" table:show-details="true"/>
                <table:data-pilot-member table:name="0,00145803" table:display="true" table:show-details="true"/>
                <table:data-pilot-member table:name="0,00145817" table:display="true" table:show-details="true"/>
                <table:data-pilot-member table:name="0,00145859" table:display="true" table:show-details="true"/>
                <table:data-pilot-member table:name="0,00145861" table:display="true" table:show-details="true"/>
                <table:data-pilot-member table:name="0,00145907" table:display="true" table:show-details="true"/>
                <table:data-pilot-member table:name="0,00146024" table:display="true" table:show-details="true"/>
                <table:data-pilot-member table:name="0,00146032" table:display="true" table:show-details="true"/>
                <table:data-pilot-member table:name="0,00146094" table:display="true" table:show-details="true"/>
                <table:data-pilot-member table:name="0,00146154" table:display="true" table:show-details="true"/>
                <table:data-pilot-member table:name="0,00146197" table:display="true" table:show-details="true"/>
                <table:data-pilot-member table:name="0,00146241" table:display="true" table:show-details="true"/>
                <table:data-pilot-member table:name="0,00146366" table:display="true" table:show-details="true"/>
                <table:data-pilot-member table:name="0,00146462" table:display="true" table:show-details="true"/>
                <table:data-pilot-member table:name="0,00146468" table:display="true" table:show-details="true"/>
                <table:data-pilot-member table:name="0,00146516" table:display="true" table:show-details="true"/>
                <table:data-pilot-member table:name="0,00146521" table:display="true" table:show-details="true"/>
                <table:data-pilot-member table:name="0,00146577" table:display="true" table:show-details="true"/>
                <table:data-pilot-member table:name="0,00146832" table:display="true" table:show-details="true"/>
                <table:data-pilot-member table:name="0,00147192" table:display="true" table:show-details="true"/>
                <table:data-pilot-member table:name="0,00147477" table:display="true" table:show-details="true"/>
                <table:data-pilot-member table:name="0,00147496" table:display="true" table:show-details="true"/>
                <table:data-pilot-member table:name="0,00147564" table:display="true" table:show-details="true"/>
                <table:data-pilot-member table:name="0,00147576" table:display="true" table:show-details="true"/>
                <table:data-pilot-member table:name="0,00147669" table:display="true" table:show-details="true"/>
                <table:data-pilot-member table:name="0,00147974" table:display="true" table:show-details="true"/>
                <table:data-pilot-member table:name="0,00148588" table:display="true" table:show-details="true"/>
                <table:data-pilot-member table:name="0,00148682" table:display="true" table:show-details="true"/>
                <table:data-pilot-member table:name="0,00148791" table:display="true" table:show-details="true"/>
                <table:data-pilot-member table:name="0,00148822" table:display="true" table:show-details="true"/>
                <table:data-pilot-member table:name="0,00148825" table:display="true" table:show-details="true"/>
                <table:data-pilot-member table:name="0,00148829" table:display="true" table:show-details="true"/>
                <table:data-pilot-member table:name="0,00149048" table:display="true" table:show-details="true"/>
                <table:data-pilot-member table:name="0,00149175" table:display="true" table:show-details="true"/>
                <table:data-pilot-member table:name="0,00149207" table:display="true" table:show-details="true"/>
                <table:data-pilot-member table:name="0,00149233" table:display="true" table:show-details="true"/>
                <table:data-pilot-member table:name="0,00149311" table:display="true" table:show-details="true"/>
                <table:data-pilot-member table:name="0,00149345" table:display="true" table:show-details="true"/>
                <table:data-pilot-member table:name="0,00149413" table:display="true" table:show-details="true"/>
                <table:data-pilot-member table:name="0,00149872" table:display="true" table:show-details="true"/>
                <table:data-pilot-member table:name="0,00149929" table:display="true" table:show-details="true"/>
                <table:data-pilot-member table:name="0,00150057" table:display="true" table:show-details="true"/>
                <table:data-pilot-member table:name="0,00150306" table:display="true" table:show-details="true"/>
                <table:data-pilot-member table:name="0,00150355" table:display="true" table:show-details="true"/>
                <table:data-pilot-member table:name="0,00150717" table:display="true" table:show-details="true"/>
                <table:data-pilot-member table:name="0,00150794" table:display="true" table:show-details="true"/>
                <table:data-pilot-member table:name="0,00150853" table:display="true" table:show-details="true"/>
                <table:data-pilot-member table:name="0,00150876" table:display="true" table:show-details="true"/>
                <table:data-pilot-member table:name="0,00151032" table:display="true" table:show-details="true"/>
                <table:data-pilot-member table:name="0,00151085" table:display="true" table:show-details="true"/>
                <table:data-pilot-member table:name="0,00151257" table:display="true" table:show-details="true"/>
                <table:data-pilot-member table:name="0,00151258" table:display="true" table:show-details="true"/>
                <table:data-pilot-member table:name="0,00151316" table:display="true" table:show-details="true"/>
                <table:data-pilot-member table:name="0,00151381" table:display="true" table:show-details="true"/>
                <table:data-pilot-member table:name="0,00151494" table:display="true" table:show-details="true"/>
                <table:data-pilot-member table:name="0,00151657" table:display="true" table:show-details="true"/>
                <table:data-pilot-member table:name="0,00151903" table:display="true" table:show-details="true"/>
                <table:data-pilot-member table:name="0,00152041" table:display="true" table:show-details="true"/>
                <table:data-pilot-member table:name="0,00152053" table:display="true" table:show-details="true"/>
                <table:data-pilot-member table:name="0,00152131" table:display="true" table:show-details="true"/>
                <table:data-pilot-member table:name="0,0015228" table:display="true" table:show-details="true"/>
                <table:data-pilot-member table:name="0,00152386" table:display="true" table:show-details="true"/>
                <table:data-pilot-member table:name="0,00152621" table:display="true" table:show-details="true"/>
                <table:data-pilot-member table:name="0,00152687" table:display="true" table:show-details="true"/>
                <table:data-pilot-member table:name="0,00152829" table:display="true" table:show-details="true"/>
                <table:data-pilot-member table:name="0,00152875" table:display="true" table:show-details="true"/>
                <table:data-pilot-member table:name="0,00152881" table:display="true" table:show-details="true"/>
                <table:data-pilot-member table:name="0,00153074" table:display="true" table:show-details="true"/>
                <table:data-pilot-member table:name="0,00153452" table:display="true" table:show-details="true"/>
                <table:data-pilot-member table:name="0,00153468" table:display="true" table:show-details="true"/>
                <table:data-pilot-member table:name="0,00153618" table:display="true" table:show-details="true"/>
                <table:data-pilot-member table:name="0,00154005" table:display="true" table:show-details="true"/>
                <table:data-pilot-member table:name="0,00154039" table:display="true" table:show-details="true"/>
                <table:data-pilot-member table:name="0,00154075" table:display="true" table:show-details="true"/>
                <table:data-pilot-member table:name="0,00154127" table:display="true" table:show-details="true"/>
                <table:data-pilot-member table:name="0,0015427" table:display="true" table:show-details="true"/>
                <table:data-pilot-member table:name="0,00154611" table:display="true" table:show-details="true"/>
                <table:data-pilot-member table:name="0,00155102" table:display="true" table:show-details="true"/>
                <table:data-pilot-member table:name="0,00155257" table:display="true" table:show-details="true"/>
                <table:data-pilot-member table:name="0,00155459" table:display="true" table:show-details="true"/>
                <table:data-pilot-member table:name="0,00155777" table:display="true" table:show-details="true"/>
                <table:data-pilot-member table:name="0,00155821" table:display="true" table:show-details="true"/>
                <table:data-pilot-member table:name="0,00155977" table:display="true" table:show-details="true"/>
                <table:data-pilot-member table:name="0,00156143" table:display="true" table:show-details="true"/>
                <table:data-pilot-member table:name="0,00156218" table:display="true" table:show-details="true"/>
                <table:data-pilot-member table:name="0,00156278" table:display="true" table:show-details="true"/>
                <table:data-pilot-member table:name="0,00156314" table:display="true" table:show-details="true"/>
                <table:data-pilot-member table:name="0,00156352" table:display="true" table:show-details="true"/>
                <table:data-pilot-member table:name="0,00156774" table:display="true" table:show-details="true"/>
                <table:data-pilot-member table:name="0,00156791" table:display="true" table:show-details="true"/>
                <table:data-pilot-member table:name="0,00156839" table:display="true" table:show-details="true"/>
                <table:data-pilot-member table:name="0,0015689" table:display="true" table:show-details="true"/>
                <table:data-pilot-member table:name="0,00156953" table:display="true" table:show-details="true"/>
                <table:data-pilot-member table:name="0,00157082" table:display="true" table:show-details="true"/>
                <table:data-pilot-member table:name="0,0015736" table:display="true" table:show-details="true"/>
                <table:data-pilot-member table:name="0,00157476" table:display="true" table:show-details="true"/>
                <table:data-pilot-member table:name="0,00157498" table:display="true" table:show-details="true"/>
                <table:data-pilot-member table:name="0,00157674" table:display="true" table:show-details="true"/>
                <table:data-pilot-member table:name="0,00158255" table:display="true" table:show-details="true"/>
                <table:data-pilot-member table:name="0,00158314" table:display="true" table:show-details="true"/>
                <table:data-pilot-member table:name="0,00158334" table:display="true" table:show-details="true"/>
                <table:data-pilot-member table:name="0,00158622" table:display="true" table:show-details="true"/>
                <table:data-pilot-member table:name="0,00158848" table:display="true" table:show-details="true"/>
                <table:data-pilot-member table:name="0,00158881" table:display="true" table:show-details="true"/>
                <table:data-pilot-member table:name="0,00158983" table:display="true" table:show-details="true"/>
                <table:data-pilot-member table:name="0,0015912" table:display="true" table:show-details="true"/>
                <table:data-pilot-member table:name="0,00159193" table:display="true" table:show-details="true"/>
                <table:data-pilot-member table:name="0,001593" table:display="true" table:show-details="true"/>
                <table:data-pilot-member table:name="0,00159402" table:display="true" table:show-details="true"/>
                <table:data-pilot-member table:name="0,00159486" table:display="true" table:show-details="true"/>
                <table:data-pilot-member table:name="0,00159591" table:display="true" table:show-details="true"/>
                <table:data-pilot-member table:name="0,00159618" table:display="true" table:show-details="true"/>
                <table:data-pilot-member table:name="0,00159659" table:display="true" table:show-details="true"/>
                <table:data-pilot-member table:name="0,0015987" table:display="true" table:show-details="true"/>
                <table:data-pilot-member table:name="0,00160024" table:display="true" table:show-details="true"/>
                <table:data-pilot-member table:name="0,00160082" table:display="true" table:show-details="true"/>
                <table:data-pilot-member table:name="0,00160611" table:display="true" table:show-details="true"/>
                <table:data-pilot-member table:name="0,00160878" table:display="true" table:show-details="true"/>
                <table:data-pilot-member table:name="0,00161077" table:display="true" table:show-details="true"/>
                <table:data-pilot-member table:name="0,00161287" table:display="true" table:show-details="true"/>
                <table:data-pilot-member table:name="0,00161324" table:display="true" table:show-details="true"/>
                <table:data-pilot-member table:name="0,00161327" table:display="true" table:show-details="true"/>
                <table:data-pilot-member table:name="0,00161476" table:display="true" table:show-details="true"/>
                <table:data-pilot-member table:name="0,00161621" table:display="true" table:show-details="true"/>
                <table:data-pilot-member table:name="0,00162348" table:display="true" table:show-details="true"/>
                <table:data-pilot-member table:name="0,00163287" table:display="true" table:show-details="true"/>
                <table:data-pilot-member table:name="0,0016335" table:display="true" table:show-details="true"/>
                <table:data-pilot-member table:name="0,00163375" table:display="true" table:show-details="true"/>
                <table:data-pilot-member table:name="0,00163611" table:display="true" table:show-details="true"/>
                <table:data-pilot-member table:name="0,00163646" table:display="true" table:show-details="true"/>
                <table:data-pilot-member table:name="0,00163763" table:display="true" table:show-details="true"/>
                <table:data-pilot-member table:name="0,00163859" table:display="true" table:show-details="true"/>
                <table:data-pilot-member table:name="0,00163963" table:display="true" table:show-details="true"/>
                <table:data-pilot-member table:name="0,00164231" table:display="true" table:show-details="true"/>
                <table:data-pilot-member table:name="0,00164237" table:display="true" table:show-details="true"/>
                <table:data-pilot-member table:name="0,00164535" table:display="true" table:show-details="true"/>
                <table:data-pilot-member table:name="0,00164599" table:display="true" table:show-details="true"/>
                <table:data-pilot-member table:name="0,00164602" table:display="true" table:show-details="true"/>
                <table:data-pilot-member table:name="0,00164772" table:display="true" table:show-details="true"/>
                <table:data-pilot-member table:name="0,00164832" table:display="true" table:show-details="true"/>
                <table:data-pilot-member table:name="0,00164953" table:display="true" table:show-details="true"/>
                <table:data-pilot-member table:name="0,00164996" table:display="true" table:show-details="true"/>
                <table:data-pilot-member table:name="0,00165026" table:display="true" table:show-details="true"/>
                <table:data-pilot-member table:name="0,0016515" table:display="true" table:show-details="true"/>
                <table:data-pilot-member table:name="0,00165169" table:display="true" table:show-details="true"/>
                <table:data-pilot-member table:name="0,00165172" table:display="true" table:show-details="true"/>
                <table:data-pilot-member table:name="0,00165182" table:display="true" table:show-details="true"/>
                <table:data-pilot-member table:name="0,00165244" table:display="true" table:show-details="true"/>
                <table:data-pilot-member table:name="0,00165399" table:display="true" table:show-details="true"/>
                <table:data-pilot-member table:name="0,00165447" table:display="true" table:show-details="true"/>
                <table:data-pilot-member table:name="0,00165646" table:display="true" table:show-details="true"/>
                <table:data-pilot-member table:name="0,00165757" table:display="true" table:show-details="true"/>
                <table:data-pilot-member table:name="0,00165783" table:display="true" table:show-details="true"/>
                <table:data-pilot-member table:name="0,00165816" table:display="true" table:show-details="true"/>
                <table:data-pilot-member table:name="0,00165818" table:display="true" table:show-details="true"/>
                <table:data-pilot-member table:name="0,00165908" table:display="true" table:show-details="true"/>
                <table:data-pilot-member table:name="0,00165915" table:display="true" table:show-details="true"/>
                <table:data-pilot-member table:name="0,00166048" table:display="true" table:show-details="true"/>
                <table:data-pilot-member table:name="0,00166118" table:display="true" table:show-details="true"/>
                <table:data-pilot-member table:name="0,00166205" table:display="true" table:show-details="true"/>
                <table:data-pilot-member table:name="0,00166292" table:display="true" table:show-details="true"/>
                <table:data-pilot-member table:name="0,00166537" table:display="true" table:show-details="true"/>
                <table:data-pilot-member table:name="0,00166714" table:display="true" table:show-details="true"/>
                <table:data-pilot-member table:name="0,00166851" table:display="true" table:show-details="true"/>
                <table:data-pilot-member table:name="0,00167033" table:display="true" table:show-details="true"/>
                <table:data-pilot-member table:name="0,00167102" table:display="true" table:show-details="true"/>
                <table:data-pilot-member table:name="0,00167113" table:display="true" table:show-details="true"/>
                <table:data-pilot-member table:name="0,00167146" table:display="true" table:show-details="true"/>
                <table:data-pilot-member table:name="0,00167205" table:display="true" table:show-details="true"/>
                <table:data-pilot-member table:name="0,00167215" table:display="true" table:show-details="true"/>
                <table:data-pilot-member table:name="0,0016724" table:display="true" table:show-details="true"/>
                <table:data-pilot-member table:name="0,00167252" table:display="true" table:show-details="true"/>
                <table:data-pilot-member table:name="0,0016726" table:display="true" table:show-details="true"/>
                <table:data-pilot-member table:name="0,00167316" table:display="true" table:show-details="true"/>
                <table:data-pilot-member table:name="0,00167341" table:display="true" table:show-details="true"/>
                <table:data-pilot-member table:name="0,00167361" table:display="true" table:show-details="true"/>
                <table:data-pilot-member table:name="0,00167465" table:display="true" table:show-details="true"/>
                <table:data-pilot-member table:name="0,00167577" table:display="true" table:show-details="true"/>
                <table:data-pilot-member table:name="0,00167713" table:display="true" table:show-details="true"/>
                <table:data-pilot-member table:name="0,0016772" table:display="true" table:show-details="true"/>
                <table:data-pilot-member table:name="0,00167764" table:display="true" table:show-details="true"/>
                <table:data-pilot-member table:name="0,00167882" table:display="true" table:show-details="true"/>
                <table:data-pilot-member table:name="0,00168043" table:display="true" table:show-details="true"/>
                <table:data-pilot-member table:name="0,00168069" table:display="true" table:show-details="true"/>
                <table:data-pilot-member table:name="0,00168085" table:display="true" table:show-details="true"/>
                <table:data-pilot-member table:name="0,00168108" table:display="true" table:show-details="true"/>
                <table:data-pilot-member table:name="0,00168158" table:display="true" table:show-details="true"/>
                <table:data-pilot-member table:name="0,00168159" table:display="true" table:show-details="true"/>
                <table:data-pilot-member table:name="0,00168262" table:display="true" table:show-details="true"/>
                <table:data-pilot-member table:name="0,00168365" table:display="true" table:show-details="true"/>
                <table:data-pilot-member table:name="0,00168421" table:display="true" table:show-details="true"/>
                <table:data-pilot-member table:name="0,00168472" table:display="true" table:show-details="true"/>
                <table:data-pilot-member table:name="0,00168503" table:display="true" table:show-details="true"/>
                <table:data-pilot-member table:name="0,00168511" table:display="true" table:show-details="true"/>
                <table:data-pilot-member table:name="0,00168519" table:display="true" table:show-details="true"/>
                <table:data-pilot-member table:name="0,00168573" table:display="true" table:show-details="true"/>
                <table:data-pilot-member table:name="0,0016859" table:display="true" table:show-details="true"/>
                <table:data-pilot-member table:name="0,00168602" table:display="true" table:show-details="true"/>
                <table:data-pilot-member table:name="0,00168628" table:display="true" table:show-details="true"/>
                <table:data-pilot-member table:name="0,0016864" table:display="true" table:show-details="true"/>
                <table:data-pilot-member table:name="0,00168722" table:display="true" table:show-details="true"/>
                <table:data-pilot-member table:name="0,00168784" table:display="true" table:show-details="true"/>
                <table:data-pilot-member table:name="0,00168785" table:display="true" table:show-details="true"/>
                <table:data-pilot-member table:name="0,00168805" table:display="true" table:show-details="true"/>
                <table:data-pilot-member table:name="0,00168843" table:display="true" table:show-details="true"/>
                <table:data-pilot-member table:name="0,00168851" table:display="true" table:show-details="true"/>
                <table:data-pilot-member table:name="0,00168871" table:display="true" table:show-details="true"/>
                <table:data-pilot-member table:name="0,00168946" table:display="true" table:show-details="true"/>
                <table:data-pilot-member table:name="0,00169018" table:display="true" table:show-details="true"/>
                <table:data-pilot-member table:name="0,0016902" table:display="true" table:show-details="true"/>
                <table:data-pilot-member table:name="0,00169065" table:display="true" table:show-details="true"/>
                <table:data-pilot-member table:name="0,00169138" table:display="true" table:show-details="true"/>
                <table:data-pilot-member table:name="0,00169172" table:display="true" table:show-details="true"/>
                <table:data-pilot-member table:name="0,00169185" table:display="true" table:show-details="true"/>
                <table:data-pilot-member table:name="0,00169193" table:display="true" table:show-details="true"/>
                <table:data-pilot-member table:name="0,0016923" table:display="true" table:show-details="true"/>
                <table:data-pilot-member table:name="0,00169306" table:display="true" table:show-details="true"/>
                <table:data-pilot-member table:name="0,0016931" table:display="true" table:show-details="true"/>
                <table:data-pilot-member table:name="0,00169312" table:display="true" table:show-details="true"/>
                <table:data-pilot-member table:name="0,0016932" table:display="true" table:show-details="true"/>
                <table:data-pilot-member table:name="0,0016935" table:display="true" table:show-details="true"/>
                <table:data-pilot-member table:name="0,00169355" table:display="true" table:show-details="true"/>
                <table:data-pilot-member table:name="0,00169378" table:display="true" table:show-details="true"/>
                <table:data-pilot-member table:name="0,001694" table:display="true" table:show-details="true"/>
                <table:data-pilot-member table:name="0,00169447" table:display="true" table:show-details="true"/>
                <table:data-pilot-member table:name="0,0016949" table:display="true" table:show-details="true"/>
                <table:data-pilot-member table:name="0,00169524" table:display="true" table:show-details="true"/>
                <table:data-pilot-member table:name="0,00169536" table:display="true" table:show-details="true"/>
                <table:data-pilot-member table:name="0,00169563" table:display="true" table:show-details="true"/>
                <table:data-pilot-member table:name="0,00169584" table:display="true" table:show-details="true"/>
                <table:data-pilot-member table:name="0,00169628" table:display="true" table:show-details="true"/>
                <table:data-pilot-member table:name="0,00169646" table:display="true" table:show-details="true"/>
                <table:data-pilot-member table:name="0,00169659" table:display="true" table:show-details="true"/>
                <table:data-pilot-member table:name="0,00169675" table:display="true" table:show-details="true"/>
                <table:data-pilot-member table:name="0,00169703" table:display="true" table:show-details="true"/>
                <table:data-pilot-member table:name="0,0016974" table:display="true" table:show-details="true"/>
                <table:data-pilot-member table:name="0,00169816" table:display="true" table:show-details="true"/>
                <table:data-pilot-member table:name="0,00169844" table:display="true" table:show-details="true"/>
                <table:data-pilot-member table:name="0,00169874" table:display="true" table:show-details="true"/>
                <table:data-pilot-member table:name="0,00169908" table:display="true" table:show-details="true"/>
                <table:data-pilot-member table:name="0,00169911" table:display="true" table:show-details="true"/>
                <table:data-pilot-member table:name="0,0016992" table:display="true" table:show-details="true"/>
                <table:data-pilot-member table:name="0,00169959" table:display="true" table:show-details="true"/>
                <table:data-pilot-member table:name="0,00169967" table:display="true" table:show-details="true"/>
                <table:data-pilot-member table:name="0,00170024" table:display="true" table:show-details="true"/>
                <table:data-pilot-member table:name="0,0017004" table:display="true" table:show-details="true"/>
                <table:data-pilot-member table:name="0,00170126" table:display="true" table:show-details="true"/>
                <table:data-pilot-member table:name="0,00170132" table:display="true" table:show-details="true"/>
                <table:data-pilot-member table:name="0,00170166" table:display="true" table:show-details="true"/>
                <table:data-pilot-member table:name="0,0017017" table:display="true" table:show-details="true"/>
                <table:data-pilot-member table:name="0,0017026" table:display="true" table:show-details="true"/>
                <table:data-pilot-member table:name="0,00170314" table:display="true" table:show-details="true"/>
                <table:data-pilot-member table:name="0,00170362" table:display="true" table:show-details="true"/>
                <table:data-pilot-member table:name="0,00170381" table:display="true" table:show-details="true"/>
                <table:data-pilot-member table:name="0,00170458" table:display="true" table:show-details="true"/>
                <table:data-pilot-member table:name="0,00170482" table:display="true" table:show-details="true"/>
                <table:data-pilot-member table:name="0,00170508" table:display="true" table:show-details="true"/>
                <table:data-pilot-member table:name="0,0017051" table:display="true" table:show-details="true"/>
                <table:data-pilot-member table:name="0,00170572" table:display="true" table:show-details="true"/>
                <table:data-pilot-member table:name="0,00170608" table:display="true" table:show-details="true"/>
                <table:data-pilot-member table:name="0,00170656" table:display="true" table:show-details="true"/>
                <table:data-pilot-member table:name="0,00170674" table:display="true" table:show-details="true"/>
                <table:data-pilot-member table:name="0,00170697" table:display="true" table:show-details="true"/>
                <table:data-pilot-member table:name="0,00170709" table:display="true" table:show-details="true"/>
                <table:data-pilot-member table:name="0,00170745" table:display="true" table:show-details="true"/>
                <table:data-pilot-member table:name="0,00170765" table:display="true" table:show-details="true"/>
                <table:data-pilot-member table:name="0,00170812" table:display="true" table:show-details="true"/>
                <table:data-pilot-member table:name="0,00170845" table:display="true" table:show-details="true"/>
                <table:data-pilot-member table:name="0,00170894" table:display="true" table:show-details="true"/>
                <table:data-pilot-member table:name="0,00170914" table:display="true" table:show-details="true"/>
                <table:data-pilot-member table:name="0,00170915" table:display="true" table:show-details="true"/>
                <table:data-pilot-member table:name="0,00170939" table:display="true" table:show-details="true"/>
                <table:data-pilot-member table:name="0,00171001" table:display="true" table:show-details="true"/>
                <table:data-pilot-member table:name="0,00171004" table:display="true" table:show-details="true"/>
                <table:data-pilot-member table:name="0,00171014" table:display="true" table:show-details="true"/>
                <table:data-pilot-member table:name="0,00171018" table:display="true" table:show-details="true"/>
                <table:data-pilot-member table:name="0,00171028" table:display="true" table:show-details="true"/>
                <table:data-pilot-member table:name="0,00171135" table:display="true" table:show-details="true"/>
                <table:data-pilot-member table:name="0,00171234" table:display="true" table:show-details="true"/>
                <table:data-pilot-member table:name="0,00171282" table:display="true" table:show-details="true"/>
                <table:data-pilot-member table:name="0,00171314" table:display="true" table:show-details="true"/>
                <table:data-pilot-member table:name="0,00171342" table:display="true" table:show-details="true"/>
                <table:data-pilot-member table:name="0,00171383" table:display="true" table:show-details="true"/>
                <table:data-pilot-member table:name="0,00171416" table:display="true" table:show-details="true"/>
                <table:data-pilot-member table:name="0,00171435" table:display="true" table:show-details="true"/>
                <table:data-pilot-member table:name="0,0017147" table:display="true" table:show-details="true"/>
                <table:data-pilot-member table:name="0,00171522" table:display="true" table:show-details="true"/>
                <table:data-pilot-member table:name="0,0017153" table:display="true" table:show-details="true"/>
                <table:data-pilot-member table:name="0,00171554" table:display="true" table:show-details="true"/>
                <table:data-pilot-member table:name="0,00171577" table:display="true" table:show-details="true"/>
                <table:data-pilot-member table:name="0,00171641" table:display="true" table:show-details="true"/>
                <table:data-pilot-member table:name="0,00171663" table:display="true" table:show-details="true"/>
                <table:data-pilot-member table:name="0,00171675" table:display="true" table:show-details="true"/>
                <table:data-pilot-member table:name="0,00171716" table:display="true" table:show-details="true"/>
                <table:data-pilot-member table:name="0,00171806" table:display="true" table:show-details="true"/>
                <table:data-pilot-member table:name="0,00171825" table:display="true" table:show-details="true"/>
                <table:data-pilot-member table:name="0,00171865" table:display="true" table:show-details="true"/>
                <table:data-pilot-member table:name="0,0017187" table:display="true" table:show-details="true"/>
                <table:data-pilot-member table:name="0,00171887" table:display="true" table:show-details="true"/>
                <table:data-pilot-member table:name="0,00171888" table:display="true" table:show-details="true"/>
                <table:data-pilot-member table:name="0,00171922" table:display="true" table:show-details="true"/>
                <table:data-pilot-member table:name="0,00172018" table:display="true" table:show-details="true"/>
                <table:data-pilot-member table:name="0,00172024" table:display="true" table:show-details="true"/>
                <table:data-pilot-member table:name="0,00172122" table:display="true" table:show-details="true"/>
                <table:data-pilot-member table:name="0,00172139" table:display="true" table:show-details="true"/>
                <table:data-pilot-member table:name="0,00172223" table:display="true" table:show-details="true"/>
                <table:data-pilot-member table:name="0,00172317" table:display="true" table:show-details="true"/>
                <table:data-pilot-member table:name="0,00172412" table:display="true" table:show-details="true"/>
                <table:data-pilot-member table:name="0,00172426" table:display="true" table:show-details="true"/>
                <table:data-pilot-member table:name="0,00172531" table:display="true" table:show-details="true"/>
                <table:data-pilot-member table:name="0,0017264" table:display="true" table:show-details="true"/>
                <table:data-pilot-member table:name="0,00172665" table:display="true" table:show-details="true"/>
                <table:data-pilot-member table:name="0,001727" table:display="true" table:show-details="true"/>
                <table:data-pilot-member table:name="0,00172701" table:display="true" table:show-details="true"/>
                <table:data-pilot-member table:name="0,00172746" table:display="true" table:show-details="true"/>
                <table:data-pilot-member table:name="0,00172772" table:display="true" table:show-details="true"/>
                <table:data-pilot-member table:name="0,00172936" table:display="true" table:show-details="true"/>
                <table:data-pilot-member table:name="0,00173186" table:display="true" table:show-details="true"/>
                <table:data-pilot-member table:name="0,00173384" table:display="true" table:show-details="true"/>
                <table:data-pilot-member table:name="0,00173469" table:display="true" table:show-details="true"/>
                <table:data-pilot-member table:name="0,00173541" table:display="true" table:show-details="true"/>
                <table:data-pilot-member table:name="0,00173562" table:display="true" table:show-details="true"/>
                <table:data-pilot-member table:name="0,00173596" table:display="true" table:show-details="true"/>
                <table:data-pilot-member table:name="0,0017372" table:display="true" table:show-details="true"/>
                <table:data-pilot-member table:name="0,00173869" table:display="true" table:show-details="true"/>
                <table:data-pilot-member table:name="0,00173949" table:display="true" table:show-details="true"/>
                <table:data-pilot-member table:name="0,00174071" table:display="true" table:show-details="true"/>
                <table:data-pilot-member table:name="0,00174128" table:display="true" table:show-details="true"/>
                <table:data-pilot-member table:name="0,00174163" table:display="true" table:show-details="true"/>
                <table:data-pilot-member table:name="0,00174243" table:display="true" table:show-details="true"/>
                <table:data-pilot-member table:name="0,00174324" table:display="true" table:show-details="true"/>
                <table:data-pilot-member table:name="0,00174345" table:display="true" table:show-details="true"/>
                <table:data-pilot-member table:name="0,0017435" table:display="true" table:show-details="true"/>
                <table:data-pilot-member table:name="0,00174385" table:display="true" table:show-details="true"/>
                <table:data-pilot-member table:name="0,0017441" table:display="true" table:show-details="true"/>
                <table:data-pilot-member table:name="0,00174465" table:display="true" table:show-details="true"/>
                <table:data-pilot-member table:name="0,00174491" table:display="true" table:show-details="true"/>
                <table:data-pilot-member table:name="0,00174493" table:display="true" table:show-details="true"/>
                <table:data-pilot-member table:name="0,00174496" table:display="true" table:show-details="true"/>
                <table:data-pilot-member table:name="0,0017456" table:display="true" table:show-details="true"/>
                <table:data-pilot-member table:name="0,00174569" table:display="true" table:show-details="true"/>
                <table:data-pilot-member table:name="0,00174575" table:display="true" table:show-details="true"/>
                <table:data-pilot-member table:name="0,00174748" table:display="true" table:show-details="true"/>
                <table:data-pilot-member table:name="0,00174832" table:display="true" table:show-details="true"/>
                <table:data-pilot-member table:name="0,00174943" table:display="true" table:show-details="true"/>
                <table:data-pilot-member table:name="0,00174963" table:display="true" table:show-details="true"/>
                <table:data-pilot-member table:name="0,00175004" table:display="true" table:show-details="true"/>
                <table:data-pilot-member table:name="0,00175083" table:display="true" table:show-details="true"/>
                <table:data-pilot-member table:name="0,00175097" table:display="true" table:show-details="true"/>
                <table:data-pilot-member table:name="0,00175154" table:display="true" table:show-details="true"/>
                <table:data-pilot-member table:name="0,00175319" table:display="true" table:show-details="true"/>
                <table:data-pilot-member table:name="0,00175329" table:display="true" table:show-details="true"/>
                <table:data-pilot-member table:name="0,0017553" table:display="true" table:show-details="true"/>
                <table:data-pilot-member table:name="0,00175785" table:display="true" table:show-details="true"/>
                <table:data-pilot-member table:name="0,0017582" table:display="true" table:show-details="true"/>
                <table:data-pilot-member table:name="0,00175862" table:display="true" table:show-details="true"/>
                <table:data-pilot-member table:name="0,00176253" table:display="true" table:show-details="true"/>
                <table:data-pilot-member table:name="0,00176337" table:display="true" table:show-details="true"/>
                <table:data-pilot-member table:name="0,00176464" table:display="true" table:show-details="true"/>
                <table:data-pilot-member table:name="0,00176492" table:display="true" table:show-details="true"/>
                <table:data-pilot-member table:name="0,00176587" table:display="true" table:show-details="true"/>
                <table:data-pilot-member table:name="0,0017673" table:display="true" table:show-details="true"/>
                <table:data-pilot-member table:name="0,00176757" table:display="true" table:show-details="true"/>
                <table:data-pilot-member table:name="0,00176888" table:display="true" table:show-details="true"/>
                <table:data-pilot-member table:name="0,00176958" table:display="true" table:show-details="true"/>
                <table:data-pilot-member table:name="0,00177313" table:display="true" table:show-details="true"/>
                <table:data-pilot-member table:name="0,00177425" table:display="true" table:show-details="true"/>
                <table:data-pilot-member table:name="0,00177485" table:display="true" table:show-details="true"/>
                <table:data-pilot-member table:name="0,00177551" table:display="true" table:show-details="true"/>
                <table:data-pilot-member table:name="0,00177575" table:display="true" table:show-details="true"/>
                <table:data-pilot-member table:name="0,00177757" table:display="true" table:show-details="true"/>
                <table:data-pilot-member table:name="0,00177804" table:display="true" table:show-details="true"/>
                <table:data-pilot-member table:name="0,0017812" table:display="true" table:show-details="true"/>
                <table:data-pilot-member table:name="0,00178198" table:display="true" table:show-details="true"/>
                <table:data-pilot-member table:name="0,00178233" table:display="true" table:show-details="true"/>
                <table:data-pilot-member table:name="0,00178255" table:display="true" table:show-details="true"/>
                <table:data-pilot-member table:name="0,00178286" table:display="true" table:show-details="true"/>
                <table:data-pilot-member table:name="0,00178435" table:display="true" table:show-details="true"/>
                <table:data-pilot-member table:name="0,0017844" table:display="true" table:show-details="true"/>
                <table:data-pilot-member table:name="0,0017845" table:display="true" table:show-details="true"/>
                <table:data-pilot-member table:name="0,00178501" table:display="true" table:show-details="true"/>
                <table:data-pilot-member table:name="0,00178577" table:display="true" table:show-details="true"/>
                <table:data-pilot-member table:name="0,00178677" table:display="true" table:show-details="true"/>
                <table:data-pilot-member table:name="0,0017877" table:display="true" table:show-details="true"/>
                <table:data-pilot-member table:name="0,00178894" table:display="true" table:show-details="true"/>
                <table:data-pilot-member table:name="0,00178899" table:display="true" table:show-details="true"/>
                <table:data-pilot-member table:name="0,00178912" table:display="true" table:show-details="true"/>
                <table:data-pilot-member table:name="0,00179402" table:display="true" table:show-details="true"/>
                <table:data-pilot-member table:name="0,00179663" table:display="true" table:show-details="true"/>
                <table:data-pilot-member table:name="0,00179806" table:display="true" table:show-details="true"/>
                <table:data-pilot-member table:name="0,00180253" table:display="true" table:show-details="true"/>
                <table:data-pilot-member table:name="0,00180569" table:display="true" table:show-details="true"/>
                <table:data-pilot-member table:name="0,0018058" table:display="true" table:show-details="true"/>
                <table:data-pilot-member table:name="0,00180622" table:display="true" table:show-details="true"/>
                <table:data-pilot-member table:name="0,00180784" table:display="true" table:show-details="true"/>
                <table:data-pilot-member table:name="0,00180797" table:display="true" table:show-details="true"/>
                <table:data-pilot-member table:name="0,00181083" table:display="true" table:show-details="true"/>
                <table:data-pilot-member table:name="0,00181179" table:display="true" table:show-details="true"/>
                <table:data-pilot-member table:name="0,00181296" table:display="true" table:show-details="true"/>
                <table:data-pilot-member table:name="0,0018139" table:display="true" table:show-details="true"/>
                <table:data-pilot-member table:name="0,00181489" table:display="true" table:show-details="true"/>
                <table:data-pilot-member table:name="0,00181747" table:display="true" table:show-details="true"/>
                <table:data-pilot-member table:name="0,00182173" table:display="true" table:show-details="true"/>
                <table:data-pilot-member table:name="0,00182209" table:display="true" table:show-details="true"/>
                <table:data-pilot-member table:name="0,00182378" table:display="true" table:show-details="true"/>
                <table:data-pilot-member table:name="0,0018258" table:display="true" table:show-details="true"/>
                <table:data-pilot-member table:name="0,00182669" table:display="true" table:show-details="true"/>
                <table:data-pilot-member table:name="0,00182811" table:display="true" table:show-details="true"/>
                <table:data-pilot-member table:name="0,00182961" table:display="true" table:show-details="true"/>
                <table:data-pilot-member table:name="0,00183046" table:display="true" table:show-details="true"/>
                <table:data-pilot-member table:name="0,00183054" table:display="true" table:show-details="true"/>
                <table:data-pilot-member table:name="0,0018317" table:display="true" table:show-details="true"/>
                <table:data-pilot-member table:name="0,00183223" table:display="true" table:show-details="true"/>
                <table:data-pilot-member table:name="0,00183236" table:display="true" table:show-details="true"/>
                <table:data-pilot-member table:name="0,00183264" table:display="true" table:show-details="true"/>
                <table:data-pilot-member table:name="0,00183267" table:display="true" table:show-details="true"/>
                <table:data-pilot-member table:name="0,00183297" table:display="true" table:show-details="true"/>
                <table:data-pilot-member table:name="0,00183363" table:display="true" table:show-details="true"/>
                <table:data-pilot-member table:name="0,00183392" table:display="true" table:show-details="true"/>
                <table:data-pilot-member table:name="0,00183451" table:display="true" table:show-details="true"/>
                <table:data-pilot-member table:name="0,00183462" table:display="true" table:show-details="true"/>
                <table:data-pilot-member table:name="0,00183604" table:display="true" table:show-details="true"/>
                <table:data-pilot-member table:name="0,00183615" table:display="true" table:show-details="true"/>
                <table:data-pilot-member table:name="0,00183833" table:display="true" table:show-details="true"/>
                <table:data-pilot-member table:name="0,00184018" table:display="true" table:show-details="true"/>
                <table:data-pilot-member table:name="0,00184077" table:display="true" table:show-details="true"/>
                <table:data-pilot-member table:name="0,00184123" table:display="true" table:show-details="true"/>
                <table:data-pilot-member table:name="0,00184187" table:display="true" table:show-details="true"/>
                <table:data-pilot-member table:name="0,00184209" table:display="true" table:show-details="true"/>
                <table:data-pilot-member table:name="0,00184332" table:display="true" table:show-details="true"/>
                <table:data-pilot-member table:name="0,00184354" table:display="true" table:show-details="true"/>
                <table:data-pilot-member table:name="0,00184382" table:display="true" table:show-details="true"/>
                <table:data-pilot-member table:name="0,00184437" table:display="true" table:show-details="true"/>
                <table:data-pilot-member table:name="0,00184514" table:display="true" table:show-details="true"/>
                <table:data-pilot-member table:name="0,00184538" table:display="true" table:show-details="true"/>
                <table:data-pilot-member table:name="0,00184646" table:display="true" table:show-details="true"/>
                <table:data-pilot-member table:name="0,00184664" table:display="true" table:show-details="true"/>
                <table:data-pilot-member table:name="0,0018488" table:display="true" table:show-details="true"/>
                <table:data-pilot-member table:name="0,00184895" table:display="true" table:show-details="true"/>
                <table:data-pilot-member table:name="0,00185078" table:display="true" table:show-details="true"/>
                <table:data-pilot-member table:name="0,0018508" table:display="true" table:show-details="true"/>
                <table:data-pilot-member table:name="0,00185088" table:display="true" table:show-details="true"/>
                <table:data-pilot-member table:name="0,00185377" table:display="true" table:show-details="true"/>
                <table:data-pilot-member table:name="0,00185458" table:display="true" table:show-details="true"/>
                <table:data-pilot-member table:name="0,00185487" table:display="true" table:show-details="true"/>
                <table:data-pilot-member table:name="0,001855" table:display="true" table:show-details="true"/>
                <table:data-pilot-member table:name="0,00185567" table:display="true" table:show-details="true"/>
                <table:data-pilot-member table:name="0,00185614" table:display="true" table:show-details="true"/>
                <table:data-pilot-member table:name="0,00185742" table:display="true" table:show-details="true"/>
                <table:data-pilot-member table:name="0,001858" table:display="true" table:show-details="true"/>
                <table:data-pilot-member table:name="0,00185801" table:display="true" table:show-details="true"/>
                <table:data-pilot-member table:name="0,00186085" table:display="true" table:show-details="true"/>
                <table:data-pilot-member table:name="0,00186145" table:display="true" table:show-details="true"/>
                <table:data-pilot-member table:name="0,00186334" table:display="true" table:show-details="true"/>
                <table:data-pilot-member table:name="0,00186396" table:display="true" table:show-details="true"/>
                <table:data-pilot-member table:name="0,00186399" table:display="true" table:show-details="true"/>
                <table:data-pilot-member table:name="0,00186487" table:display="true" table:show-details="true"/>
                <table:data-pilot-member table:name="0,00186501" table:display="true" table:show-details="true"/>
                <table:data-pilot-member table:name="0,0018655" table:display="true" table:show-details="true"/>
                <table:data-pilot-member table:name="0,00186619" table:display="true" table:show-details="true"/>
                <table:data-pilot-member table:name="0,0018663" table:display="true" table:show-details="true"/>
                <table:data-pilot-member table:name="0,00186633" table:display="true" table:show-details="true"/>
                <table:data-pilot-member table:name="0,00186835" table:display="true" table:show-details="true"/>
                <table:data-pilot-member table:name="0,00186917" table:display="true" table:show-details="true"/>
                <table:data-pilot-member table:name="0,00186997" table:display="true" table:show-details="true"/>
                <table:data-pilot-member table:name="0,0018704" table:display="true" table:show-details="true"/>
                <table:data-pilot-member table:name="0,00187152" table:display="true" table:show-details="true"/>
                <table:data-pilot-member table:name="0,00187158" table:display="true" table:show-details="true"/>
                <table:data-pilot-member table:name="0,00187195" table:display="true" table:show-details="true"/>
                <table:data-pilot-member table:name="0,00187426" table:display="true" table:show-details="true"/>
                <table:data-pilot-member table:name="0,00187712" table:display="true" table:show-details="true"/>
                <table:data-pilot-member table:name="0,00187764" table:display="true" table:show-details="true"/>
                <table:data-pilot-member table:name="0,00187854" table:display="true" table:show-details="true"/>
                <table:data-pilot-member table:name="0,00187888" table:display="true" table:show-details="true"/>
                <table:data-pilot-member table:name="0,001879" table:display="true" table:show-details="true"/>
                <table:data-pilot-member table:name="0,00187977" table:display="true" table:show-details="true"/>
                <table:data-pilot-member table:name="0,00187989" table:display="true" table:show-details="true"/>
                <table:data-pilot-member table:name="0,0018803" table:display="true" table:show-details="true"/>
                <table:data-pilot-member table:name="0,00188041" table:display="true" table:show-details="true"/>
                <table:data-pilot-member table:name="0,00188108" table:display="true" table:show-details="true"/>
                <table:data-pilot-member table:name="0,00188301" table:display="true" table:show-details="true"/>
                <table:data-pilot-member table:name="0,00188317" table:display="true" table:show-details="true"/>
                <table:data-pilot-member table:name="0,00188397" table:display="true" table:show-details="true"/>
                <table:data-pilot-member table:name="0,00188402" table:display="true" table:show-details="true"/>
                <table:data-pilot-member table:name="0,00188449" table:display="true" table:show-details="true"/>
                <table:data-pilot-member table:name="0,00188466" table:display="true" table:show-details="true"/>
                <table:data-pilot-member table:name="0,00188564" table:display="true" table:show-details="true"/>
                <table:data-pilot-member table:name="0,00188597" table:display="true" table:show-details="true"/>
                <table:data-pilot-member table:name="0,00188856" table:display="true" table:show-details="true"/>
                <table:data-pilot-member table:name="0,00188975" table:display="true" table:show-details="true"/>
                <table:data-pilot-member table:name="0,00189251" table:display="true" table:show-details="true"/>
                <table:data-pilot-member table:name="0,00189261" table:display="true" table:show-details="true"/>
                <table:data-pilot-member table:name="0,00189433" table:display="true" table:show-details="true"/>
                <table:data-pilot-member table:name="0,00189609" table:display="true" table:show-details="true"/>
                <table:data-pilot-member table:name="0,00189613" table:display="true" table:show-details="true"/>
                <table:data-pilot-member table:name="0,00189739" table:display="true" table:show-details="true"/>
                <table:data-pilot-member table:name="0,00189766" table:display="true" table:show-details="true"/>
                <table:data-pilot-member table:name="0,00189839" table:display="true" table:show-details="true"/>
                <table:data-pilot-member table:name="0,00190303" table:display="true" table:show-details="true"/>
                <table:data-pilot-member table:name="0,00190396" table:display="true" table:show-details="true"/>
                <table:data-pilot-member table:name="0,00190453" table:display="true" table:show-details="true"/>
                <table:data-pilot-member table:name="0,00190455" table:display="true" table:show-details="true"/>
                <table:data-pilot-member table:name="0,00190492" table:display="true" table:show-details="true"/>
                <table:data-pilot-member table:name="0,00190776" table:display="true" table:show-details="true"/>
                <table:data-pilot-member table:name="0,00190794" table:display="true" table:show-details="true"/>
                <table:data-pilot-member table:name="0,00190883" table:display="true" table:show-details="true"/>
                <table:data-pilot-member table:name="0,00190908" table:display="true" table:show-details="true"/>
                <table:data-pilot-member table:name="0,00190929" table:display="true" table:show-details="true"/>
                <table:data-pilot-member table:name="0,00190995" table:display="true" table:show-details="true"/>
                <table:data-pilot-member table:name="0,0019106" table:display="true" table:show-details="true"/>
                <table:data-pilot-member table:name="0,00191219" table:display="true" table:show-details="true"/>
                <table:data-pilot-member table:name="0,00191249" table:display="true" table:show-details="true"/>
                <table:data-pilot-member table:name="0,00191279" table:display="true" table:show-details="true"/>
                <table:data-pilot-member table:name="0,00191285" table:display="true" table:show-details="true"/>
                <table:data-pilot-member table:name="0,00191645" table:display="true" table:show-details="true"/>
                <table:data-pilot-member table:name="0,00191771" table:display="true" table:show-details="true"/>
                <table:data-pilot-member table:name="0,00191903" table:display="true" table:show-details="true"/>
                <table:data-pilot-member table:name="0,00191955" table:display="true" table:show-details="true"/>
                <table:data-pilot-member table:name="0,00191958" table:display="true" table:show-details="true"/>
                <table:data-pilot-member table:name="0,00192053" table:display="true" table:show-details="true"/>
                <table:data-pilot-member table:name="0,00192361" table:display="true" table:show-details="true"/>
                <table:data-pilot-member table:name="0,00192445" table:display="true" table:show-details="true"/>
                <table:data-pilot-member table:name="0,0019251" table:display="true" table:show-details="true"/>
                <table:data-pilot-member table:name="0,00192903" table:display="true" table:show-details="true"/>
                <table:data-pilot-member table:name="0,0019292" table:display="true" table:show-details="true"/>
                <table:data-pilot-member table:name="0,00193344" table:display="true" table:show-details="true"/>
                <table:data-pilot-member table:name="0,00193416" table:display="true" table:show-details="true"/>
                <table:data-pilot-member table:name="0,00194526" table:display="true" table:show-details="true"/>
                <table:data-pilot-member table:name="0,00194531" table:display="true" table:show-details="true"/>
                <table:data-pilot-member table:name="0,00194806" table:display="true" table:show-details="true"/>
                <table:data-pilot-member table:name="0,00194951" table:display="true" table:show-details="true"/>
                <table:data-pilot-member table:name="0,00194998" table:display="true" table:show-details="true"/>
                <table:data-pilot-member table:name="0,00195166" table:display="true" table:show-details="true"/>
                <table:data-pilot-member table:name="0,00195391" table:display="true" table:show-details="true"/>
                <table:data-pilot-member table:name="0,00195418" table:display="true" table:show-details="true"/>
                <table:data-pilot-member table:name="0,00195435" table:display="true" table:show-details="true"/>
                <table:data-pilot-member table:name="0,00195624" table:display="true" table:show-details="true"/>
                <table:data-pilot-member table:name="0,0019583" table:display="true" table:show-details="true"/>
                <table:data-pilot-member table:name="0,00195889" table:display="true" table:show-details="true"/>
                <table:data-pilot-member table:name="0,00196164" table:display="true" table:show-details="true"/>
                <table:data-pilot-member table:name="0,00196413" table:display="true" table:show-details="true"/>
                <table:data-pilot-member table:name="0,00196477" table:display="true" table:show-details="true"/>
                <table:data-pilot-member table:name="0,00196869" table:display="true" table:show-details="true"/>
                <table:data-pilot-member table:name="0,00196926" table:display="true" table:show-details="true"/>
                <table:data-pilot-member table:name="0,00197097" table:display="true" table:show-details="true"/>
                <table:data-pilot-member table:name="0,00197277" table:display="true" table:show-details="true"/>
                <table:data-pilot-member table:name="0,00197305" table:display="true" table:show-details="true"/>
                <table:data-pilot-member table:name="0,00197396" table:display="true" table:show-details="true"/>
                <table:data-pilot-member table:name="0,00197665" table:display="true" table:show-details="true"/>
                <table:data-pilot-member table:name="0,00197685" table:display="true" table:show-details="true"/>
                <table:data-pilot-member table:name="0,00197687" table:display="true" table:show-details="true"/>
                <table:data-pilot-member table:name="0,00197738" table:display="true" table:show-details="true"/>
                <table:data-pilot-member table:name="0,0019805" table:display="true" table:show-details="true"/>
                <table:data-pilot-member table:name="0,00198057" table:display="true" table:show-details="true"/>
                <table:data-pilot-member table:name="0,00198092" table:display="true" table:show-details="true"/>
                <table:data-pilot-member table:name="0,00198102" table:display="true" table:show-details="true"/>
                <table:data-pilot-member table:name="0,00198227" table:display="true" table:show-details="true"/>
                <table:data-pilot-member table:name="0,00198237" table:display="true" table:show-details="true"/>
                <table:data-pilot-member table:name="0,00198577" table:display="true" table:show-details="true"/>
                <table:data-pilot-member table:name="0,00198678" table:display="true" table:show-details="true"/>
                <table:data-pilot-member table:name="0,00198927" table:display="true" table:show-details="true"/>
                <table:data-pilot-member table:name="0,00199332" table:display="true" table:show-details="true"/>
                <table:data-pilot-member table:name="0,00199391" table:display="true" table:show-details="true"/>
                <table:data-pilot-member table:name="0,00199429" table:display="true" table:show-details="true"/>
                <table:data-pilot-member table:name="0,00199942" table:display="true" table:show-details="true"/>
                <table:data-pilot-member table:name="0,00200158" table:display="true" table:show-details="true"/>
                <table:data-pilot-member table:name="0,00200365" table:display="true" table:show-details="true"/>
                <table:data-pilot-member table:name="0,00200509" table:display="true" table:show-details="true"/>
                <table:data-pilot-member table:name="0,00201142" table:display="true" table:show-details="true"/>
                <table:data-pilot-member table:name="0,00201678" table:display="true" table:show-details="true"/>
                <table:data-pilot-member table:name="0,00201745" table:display="true" table:show-details="true"/>
                <table:data-pilot-member table:name="0,00202094" table:display="true" table:show-details="true"/>
                <table:data-pilot-member table:name="0,00202213" table:display="true" table:show-details="true"/>
                <table:data-pilot-member table:name="0,0020232" table:display="true" table:show-details="true"/>
                <table:data-pilot-member table:name="0,00202612" table:display="true" table:show-details="true"/>
                <table:data-pilot-member table:name="0,00203107" table:display="true" table:show-details="true"/>
                <table:data-pilot-member table:name="0,00203174" table:display="true" table:show-details="true"/>
                <table:data-pilot-member table:name="0,00203387" table:display="true" table:show-details="true"/>
                <table:data-pilot-member table:name="0,00203423" table:display="true" table:show-details="true"/>
                <table:data-pilot-member table:name="0,00203518" table:display="true" table:show-details="true"/>
                <table:data-pilot-member table:name="0,00203639" table:display="true" table:show-details="true"/>
                <table:data-pilot-member table:name="0,00203679" table:display="true" table:show-details="true"/>
                <table:data-pilot-member table:name="0,00203717" table:display="true" table:show-details="true"/>
                <table:data-pilot-member table:name="0,00203761" table:display="true" table:show-details="true"/>
                <table:data-pilot-member table:name="0,00203769" table:display="true" table:show-details="true"/>
                <table:data-pilot-member table:name="0,00203854" table:display="true" table:show-details="true"/>
                <table:data-pilot-member table:name="0,00203907" table:display="true" table:show-details="true"/>
                <table:data-pilot-member table:name="0,00204122" table:display="true" table:show-details="true"/>
                <table:data-pilot-member table:name="0,00204282" table:display="true" table:show-details="true"/>
                <table:data-pilot-member table:name="0,00204349" table:display="true" table:show-details="true"/>
                <table:data-pilot-member table:name="0,00204611" table:display="true" table:show-details="true"/>
                <table:data-pilot-member table:name="0,00204719" table:display="true" table:show-details="true"/>
                <table:data-pilot-member table:name="0,00205011" table:display="true" table:show-details="true"/>
                <table:data-pilot-member table:name="0,0020516" table:display="true" table:show-details="true"/>
                <table:data-pilot-member table:name="0,00205168" table:display="true" table:show-details="true"/>
                <table:data-pilot-member table:name="0,00205258" table:display="true" table:show-details="true"/>
                <table:data-pilot-member table:name="0,00205302" table:display="true" table:show-details="true"/>
                <table:data-pilot-member table:name="0,00205603" table:display="true" table:show-details="true"/>
                <table:data-pilot-member table:name="0,00205604" table:display="true" table:show-details="true"/>
                <table:data-pilot-member table:name="0,00205647" table:display="true" table:show-details="true"/>
                <table:data-pilot-member table:name="0,00205669" table:display="true" table:show-details="true"/>
                <table:data-pilot-member table:name="0,00205909" table:display="true" table:show-details="true"/>
                <table:data-pilot-member table:name="0,0020604" table:display="true" table:show-details="true"/>
                <table:data-pilot-member table:name="0,00206073" table:display="true" table:show-details="true"/>
                <table:data-pilot-member table:name="0,002064" table:display="true" table:show-details="true"/>
                <table:data-pilot-member table:name="0,00206439" table:display="true" table:show-details="true"/>
                <table:data-pilot-member table:name="0,00206447" table:display="true" table:show-details="true"/>
                <table:data-pilot-member table:name="0,00206615" table:display="true" table:show-details="true"/>
                <table:data-pilot-member table:name="0,00206617" table:display="true" table:show-details="true"/>
                <table:data-pilot-member table:name="0,00206628" table:display="true" table:show-details="true"/>
                <table:data-pilot-member table:name="0,00206695" table:display="true" table:show-details="true"/>
                <table:data-pilot-member table:name="0,00206741" table:display="true" table:show-details="true"/>
                <table:data-pilot-member table:name="0,00206798" table:display="true" table:show-details="true"/>
                <table:data-pilot-member table:name="0,00206909" table:display="true" table:show-details="true"/>
                <table:data-pilot-member table:name="0,00207064" table:display="true" table:show-details="true"/>
                <table:data-pilot-member table:name="0,00207083" table:display="true" table:show-details="true"/>
                <table:data-pilot-member table:name="0,00207133" table:display="true" table:show-details="true"/>
                <table:data-pilot-member table:name="0,00207142" table:display="true" table:show-details="true"/>
                <table:data-pilot-member table:name="0,00207155" table:display="true" table:show-details="true"/>
                <table:data-pilot-member table:name="0,00207235" table:display="true" table:show-details="true"/>
                <table:data-pilot-member table:name="0,00207423" table:display="true" table:show-details="true"/>
                <table:data-pilot-member table:name="0,0020752" table:display="true" table:show-details="true"/>
                <table:data-pilot-member table:name="0,00207547" table:display="true" table:show-details="true"/>
                <table:data-pilot-member table:name="0,00207711" table:display="true" table:show-details="true"/>
                <table:data-pilot-member table:name="0,00207776" table:display="true" table:show-details="true"/>
                <table:data-pilot-member table:name="0,00207823" table:display="true" table:show-details="true"/>
                <table:data-pilot-member table:name="0,00208012" table:display="true" table:show-details="true"/>
                <table:data-pilot-member table:name="0,002081" table:display="true" table:show-details="true"/>
                <table:data-pilot-member table:name="0,00208128" table:display="true" table:show-details="true"/>
                <table:data-pilot-member table:name="0,00208423" table:display="true" table:show-details="true"/>
                <table:data-pilot-member table:name="0,00208482" table:display="true" table:show-details="true"/>
                <table:data-pilot-member table:name="0,00208614" table:display="true" table:show-details="true"/>
                <table:data-pilot-member table:name="0,00208691" table:display="true" table:show-details="true"/>
                <table:data-pilot-member table:name="0,0020871" table:display="true" table:show-details="true"/>
                <table:data-pilot-member table:name="0,00208879" table:display="true" table:show-details="true"/>
                <table:data-pilot-member table:name="0,00208898" table:display="true" table:show-details="true"/>
                <table:data-pilot-member table:name="0,00209106" table:display="true" table:show-details="true"/>
                <table:data-pilot-member table:name="0,00209153" table:display="true" table:show-details="true"/>
                <table:data-pilot-member table:name="0,00209339" table:display="true" table:show-details="true"/>
                <table:data-pilot-member table:name="0,00209411" table:display="true" table:show-details="true"/>
                <table:data-pilot-member table:name="0,00209417" table:display="true" table:show-details="true"/>
                <table:data-pilot-member table:name="0,00209479" table:display="true" table:show-details="true"/>
                <table:data-pilot-member table:name="0,00209508" table:display="true" table:show-details="true"/>
                <table:data-pilot-member table:name="0,00209592" table:display="true" table:show-details="true"/>
                <table:data-pilot-member table:name="0,00209596" table:display="true" table:show-details="true"/>
                <table:data-pilot-member table:name="0,00209647" table:display="true" table:show-details="true"/>
                <table:data-pilot-member table:name="0,00209648" table:display="true" table:show-details="true"/>
                <table:data-pilot-member table:name="0,00209761" table:display="true" table:show-details="true"/>
                <table:data-pilot-member table:name="0,00209862" table:display="true" table:show-details="true"/>
                <table:data-pilot-member table:name="0,00210103" table:display="true" table:show-details="true"/>
                <table:data-pilot-member table:name="0,00210159" table:display="true" table:show-details="true"/>
                <table:data-pilot-member table:name="0,00210209" table:display="true" table:show-details="true"/>
                <table:data-pilot-member table:name="0,00210281" table:display="true" table:show-details="true"/>
                <table:data-pilot-member table:name="0,00210366" table:display="true" table:show-details="true"/>
                <table:data-pilot-member table:name="0,00210844" table:display="true" table:show-details="true"/>
                <table:data-pilot-member table:name="0,00210856" table:display="true" table:show-details="true"/>
                <table:data-pilot-member table:name="0,00210931" table:display="true" table:show-details="true"/>
                <table:data-pilot-member table:name="0,00211047" table:display="true" table:show-details="true"/>
                <table:data-pilot-member table:name="0,00211071" table:display="true" table:show-details="true"/>
                <table:data-pilot-member table:name="0,00211434" table:display="true" table:show-details="true"/>
                <table:data-pilot-member table:name="0,00211451" table:display="true" table:show-details="true"/>
                <table:data-pilot-member table:name="0,00211574" table:display="true" table:show-details="true"/>
                <table:data-pilot-member table:name="0,00211767" table:display="true" table:show-details="true"/>
                <table:data-pilot-member table:name="0,00211779" table:display="true" table:show-details="true"/>
                <table:data-pilot-member table:name="0,00212088" table:display="true" table:show-details="true"/>
                <table:data-pilot-member table:name="0,00212192" table:display="true" table:show-details="true"/>
                <table:data-pilot-member table:name="0,00212206" table:display="true" table:show-details="true"/>
                <table:data-pilot-member table:name="0,00212343" table:display="true" table:show-details="true"/>
                <table:data-pilot-member table:name="0,00212484" table:display="true" table:show-details="true"/>
                <table:data-pilot-member table:name="0,00212496" table:display="true" table:show-details="true"/>
                <table:data-pilot-member table:name="0,00212573" table:display="true" table:show-details="true"/>
                <table:data-pilot-member table:name="0,00212652" table:display="true" table:show-details="true"/>
                <table:data-pilot-member table:name="0,00212657" table:display="true" table:show-details="true"/>
                <table:data-pilot-member table:name="0,00212846" table:display="true" table:show-details="true"/>
                <table:data-pilot-member table:name="0,0021288" table:display="true" table:show-details="true"/>
                <table:data-pilot-member table:name="0,00212956" table:display="true" table:show-details="true"/>
                <table:data-pilot-member table:name="0,00213146" table:display="true" table:show-details="true"/>
                <table:data-pilot-member table:name="0,00213229" table:display="true" table:show-details="true"/>
                <table:data-pilot-member table:name="0,00213276" table:display="true" table:show-details="true"/>
                <table:data-pilot-member table:name="0,00213364" table:display="true" table:show-details="true"/>
                <table:data-pilot-member table:name="0,00213405" table:display="true" table:show-details="true"/>
                <table:data-pilot-member table:name="0,00213437" table:display="true" table:show-details="true"/>
                <table:data-pilot-member table:name="0,00213446" table:display="true" table:show-details="true"/>
                <table:data-pilot-member table:name="0,00213496" table:display="true" table:show-details="true"/>
                <table:data-pilot-member table:name="0,0021356" table:display="true" table:show-details="true"/>
                <table:data-pilot-member table:name="0,00213566" table:display="true" table:show-details="true"/>
                <table:data-pilot-member table:name="0,00213577" table:display="true" table:show-details="true"/>
                <table:data-pilot-member table:name="0,00213588" table:display="true" table:show-details="true"/>
                <table:data-pilot-member table:name="0,00213641" table:display="true" table:show-details="true"/>
                <table:data-pilot-member table:name="0,00213672" table:display="true" table:show-details="true"/>
                <table:data-pilot-member table:name="0,00213782" table:display="true" table:show-details="true"/>
                <table:data-pilot-member table:name="0,00213998" table:display="true" table:show-details="true"/>
                <table:data-pilot-member table:name="0,00214375" table:display="true" table:show-details="true"/>
                <table:data-pilot-member table:name="0,00214444" table:display="true" table:show-details="true"/>
                <table:data-pilot-member table:name="0,00214533" table:display="true" table:show-details="true"/>
                <table:data-pilot-member table:name="0,00214534" table:display="true" table:show-details="true"/>
                <table:data-pilot-member table:name="0,00214652" table:display="true" table:show-details="true"/>
                <table:data-pilot-member table:name="0,00214908" table:display="true" table:show-details="true"/>
                <table:data-pilot-member table:name="0,00214917" table:display="true" table:show-details="true"/>
                <table:data-pilot-member table:name="0,00215017" table:display="true" table:show-details="true"/>
                <table:data-pilot-member table:name="0,00215024" table:display="true" table:show-details="true"/>
                <table:data-pilot-member table:name="0,00215087" table:display="true" table:show-details="true"/>
                <table:data-pilot-member table:name="0,00215274" table:display="true" table:show-details="true"/>
                <table:data-pilot-member table:name="0,00215341" table:display="true" table:show-details="true"/>
                <table:data-pilot-member table:name="0,00215553" table:display="true" table:show-details="true"/>
                <table:data-pilot-member table:name="0,00215716" table:display="true" table:show-details="true"/>
                <table:data-pilot-member table:name="0,002158" table:display="true" table:show-details="true"/>
                <table:data-pilot-member table:name="0,00215833" table:display="true" table:show-details="true"/>
                <table:data-pilot-member table:name="0,00215872" table:display="true" table:show-details="true"/>
                <table:data-pilot-member table:name="0,00216031" table:display="true" table:show-details="true"/>
                <table:data-pilot-member table:name="0,00216141" table:display="true" table:show-details="true"/>
                <table:data-pilot-member table:name="0,00216204" table:display="true" table:show-details="true"/>
                <table:data-pilot-member table:name="0,00216389" table:display="true" table:show-details="true"/>
                <table:data-pilot-member table:name="0,00216452" table:display="true" table:show-details="true"/>
                <table:data-pilot-member table:name="0,00216585" table:display="true" table:show-details="true"/>
                <table:data-pilot-member table:name="0,00216603" table:display="true" table:show-details="true"/>
                <table:data-pilot-member table:name="0,00216631" table:display="true" table:show-details="true"/>
                <table:data-pilot-member table:name="0,00216771" table:display="true" table:show-details="true"/>
                <table:data-pilot-member table:name="0,00216796" table:display="true" table:show-details="true"/>
                <table:data-pilot-member table:name="0,00216859" table:display="true" table:show-details="true"/>
                <table:data-pilot-member table:name="0,00217065" table:display="true" table:show-details="true"/>
                <table:data-pilot-member table:name="0,00217324" table:display="true" table:show-details="true"/>
                <table:data-pilot-member table:name="0,00217549" table:display="true" table:show-details="true"/>
                <table:data-pilot-member table:name="0,00217709" table:display="true" table:show-details="true"/>
                <table:data-pilot-member table:name="0,00217828" table:display="true" table:show-details="true"/>
                <table:data-pilot-member table:name="0,00217837" table:display="true" table:show-details="true"/>
                <table:data-pilot-member table:name="0,00218114" table:display="true" table:show-details="true"/>
                <table:data-pilot-member table:name="0,00218127" table:display="true" table:show-details="true"/>
                <table:data-pilot-member table:name="0,00218233" table:display="true" table:show-details="true"/>
                <table:data-pilot-member table:name="0,00218237" table:display="true" table:show-details="true"/>
                <table:data-pilot-member table:name="0,00218339" table:display="true" table:show-details="true"/>
                <table:data-pilot-member table:name="0,00218428" table:display="true" table:show-details="true"/>
                <table:data-pilot-member table:name="0,00218493" table:display="true" table:show-details="true"/>
                <table:data-pilot-member table:name="0,0021861" table:display="true" table:show-details="true"/>
                <table:data-pilot-member table:name="0,00218614" table:display="true" table:show-details="true"/>
                <table:data-pilot-member table:name="0,00218642" table:display="true" table:show-details="true"/>
                <table:data-pilot-member table:name="0,00218678" table:display="true" table:show-details="true"/>
                <table:data-pilot-member table:name="0,00218809" table:display="true" table:show-details="true"/>
                <table:data-pilot-member table:name="0,00218843" table:display="true" table:show-details="true"/>
                <table:data-pilot-member table:name="0,00218873" table:display="true" table:show-details="true"/>
                <table:data-pilot-member table:name="0,00219298" table:display="true" table:show-details="true"/>
                <table:data-pilot-member table:name="0,00219446" table:display="true" table:show-details="true"/>
                <table:data-pilot-member table:name="0,00219462" table:display="true" table:show-details="true"/>
                <table:data-pilot-member table:name="0,0021956" table:display="true" table:show-details="true"/>
                <table:data-pilot-member table:name="0,00220067" table:display="true" table:show-details="true"/>
                <table:data-pilot-member table:name="0,00220383" table:display="true" table:show-details="true"/>
                <table:data-pilot-member table:name="0,00220481" table:display="true" table:show-details="true"/>
                <table:data-pilot-member table:name="0,00220694" table:display="true" table:show-details="true"/>
                <table:data-pilot-member table:name="0,00220722" table:display="true" table:show-details="true"/>
                <table:data-pilot-member table:name="0,00220767" table:display="true" table:show-details="true"/>
                <table:data-pilot-member table:name="0,00220854" table:display="true" table:show-details="true"/>
                <table:data-pilot-member table:name="0,00220906" table:display="true" table:show-details="true"/>
                <table:data-pilot-member table:name="0,0022105" table:display="true" table:show-details="true"/>
                <table:data-pilot-member table:name="0,00221226" table:display="true" table:show-details="true"/>
                <table:data-pilot-member table:name="0,00221263" table:display="true" table:show-details="true"/>
                <table:data-pilot-member table:name="0,00221265" table:display="true" table:show-details="true"/>
                <table:data-pilot-member table:name="0,00221334" table:display="true" table:show-details="true"/>
                <table:data-pilot-member table:name="0,00221358" table:display="true" table:show-details="true"/>
                <table:data-pilot-member table:name="0,00221368" table:display="true" table:show-details="true"/>
                <table:data-pilot-member table:name="0,0022138" table:display="true" table:show-details="true"/>
                <table:data-pilot-member table:name="0,00221498" table:display="true" table:show-details="true"/>
                <table:data-pilot-member table:name="0,00221538" table:display="true" table:show-details="true"/>
                <table:data-pilot-member table:name="0,00221628" table:display="true" table:show-details="true"/>
                <table:data-pilot-member table:name="0,00221633" table:display="true" table:show-details="true"/>
                <table:data-pilot-member table:name="0,00221792" table:display="true" table:show-details="true"/>
                <table:data-pilot-member table:name="0,0022184" table:display="true" table:show-details="true"/>
                <table:data-pilot-member table:name="0,0022185" table:display="true" table:show-details="true"/>
                <table:data-pilot-member table:name="0,00221857" table:display="true" table:show-details="true"/>
                <table:data-pilot-member table:name="0,00221931" table:display="true" table:show-details="true"/>
                <table:data-pilot-member table:name="0,00222541" table:display="true" table:show-details="true"/>
                <table:data-pilot-member table:name="0,00222645" table:display="true" table:show-details="true"/>
                <table:data-pilot-member table:name="0,00222715" table:display="true" table:show-details="true"/>
                <table:data-pilot-member table:name="0,00222761" table:display="true" table:show-details="true"/>
                <table:data-pilot-member table:name="0,00222799" table:display="true" table:show-details="true"/>
                <table:data-pilot-member table:name="0,00222864" table:display="true" table:show-details="true"/>
                <table:data-pilot-member table:name="0,00222887" table:display="true" table:show-details="true"/>
                <table:data-pilot-member table:name="0,00222909" table:display="true" table:show-details="true"/>
                <table:data-pilot-member table:name="0,00223242" table:display="true" table:show-details="true"/>
                <table:data-pilot-member table:name="0,00223518" table:display="true" table:show-details="true"/>
                <table:data-pilot-member table:name="0,00223559" table:display="true" table:show-details="true"/>
                <table:data-pilot-member table:name="0,00223685" table:display="true" table:show-details="true"/>
                <table:data-pilot-member table:name="0,00223899" table:display="true" table:show-details="true"/>
                <table:data-pilot-member table:name="0,00224044" table:display="true" table:show-details="true"/>
                <table:data-pilot-member table:name="0,00224174" table:display="true" table:show-details="true"/>
                <table:data-pilot-member table:name="0,00224178" table:display="true" table:show-details="true"/>
                <table:data-pilot-member table:name="0,00224222" table:display="true" table:show-details="true"/>
                <table:data-pilot-member table:name="0,00224241" table:display="true" table:show-details="true"/>
                <table:data-pilot-member table:name="0,00224611" table:display="true" table:show-details="true"/>
                <table:data-pilot-member table:name="0,00224814" table:display="true" table:show-details="true"/>
                <table:data-pilot-member table:name="0,00224836" table:display="true" table:show-details="true"/>
                <table:data-pilot-member table:name="0,00224837" table:display="true" table:show-details="true"/>
                <table:data-pilot-member table:name="0,002249" table:display="true" table:show-details="true"/>
                <table:data-pilot-member table:name="0,00225021" table:display="true" table:show-details="true"/>
                <table:data-pilot-member table:name="0,00225144" table:display="true" table:show-details="true"/>
                <table:data-pilot-member table:name="0,0022517" table:display="true" table:show-details="true"/>
                <table:data-pilot-member table:name="0,00225188" table:display="true" table:show-details="true"/>
                <table:data-pilot-member table:name="0,00225206" table:display="true" table:show-details="true"/>
                <table:data-pilot-member table:name="0,00225257" table:display="true" table:show-details="true"/>
                <table:data-pilot-member table:name="0,00225476" table:display="true" table:show-details="true"/>
                <table:data-pilot-member table:name="0,00225772" table:display="true" table:show-details="true"/>
                <table:data-pilot-member table:name="0,00225837" table:display="true" table:show-details="true"/>
                <table:data-pilot-member table:name="0,00226303" table:display="true" table:show-details="true"/>
                <table:data-pilot-member table:name="0,00226339" table:display="true" table:show-details="true"/>
                <table:data-pilot-member table:name="0,00226401" table:display="true" table:show-details="true"/>
                <table:data-pilot-member table:name="0,00226541" table:display="true" table:show-details="true"/>
                <table:data-pilot-member table:name="0,00226946" table:display="true" table:show-details="true"/>
                <table:data-pilot-member table:name="0,00226969" table:display="true" table:show-details="true"/>
                <table:data-pilot-member table:name="0,00227098" table:display="true" table:show-details="true"/>
                <table:data-pilot-member table:name="0,00227115" table:display="true" table:show-details="true"/>
                <table:data-pilot-member table:name="0,0022725" table:display="true" table:show-details="true"/>
                <table:data-pilot-member table:name="0,0022733" table:display="true" table:show-details="true"/>
                <table:data-pilot-member table:name="0,00227359" table:display="true" table:show-details="true"/>
                <table:data-pilot-member table:name="0,0022746" table:display="true" table:show-details="true"/>
                <table:data-pilot-member table:name="0,00227479" table:display="true" table:show-details="true"/>
                <table:data-pilot-member table:name="0,00227734" table:display="true" table:show-details="true"/>
                <table:data-pilot-member table:name="0,00227862" table:display="true" table:show-details="true"/>
                <table:data-pilot-member table:name="0,00227932" table:display="true" table:show-details="true"/>
                <table:data-pilot-member table:name="0,0022801" table:display="true" table:show-details="true"/>
                <table:data-pilot-member table:name="0,00228068" table:display="true" table:show-details="true"/>
                <table:data-pilot-member table:name="0,00228185" table:display="true" table:show-details="true"/>
                <table:data-pilot-member table:name="0,00228437" table:display="true" table:show-details="true"/>
                <table:data-pilot-member table:name="0,00228447" table:display="true" table:show-details="true"/>
                <table:data-pilot-member table:name="0,00228498" table:display="true" table:show-details="true"/>
                <table:data-pilot-member table:name="0,00228539" table:display="true" table:show-details="true"/>
                <table:data-pilot-member table:name="0,0022868" table:display="true" table:show-details="true"/>
                <table:data-pilot-member table:name="0,00228784" table:display="true" table:show-details="true"/>
                <table:data-pilot-member table:name="0,00229028" table:display="true" table:show-details="true"/>
                <table:data-pilot-member table:name="0,00229119" table:display="true" table:show-details="true"/>
                <table:data-pilot-member table:name="0,00229224" table:display="true" table:show-details="true"/>
                <table:data-pilot-member table:name="0,002294" table:display="true" table:show-details="true"/>
                <table:data-pilot-member table:name="0,00229453" table:display="true" table:show-details="true"/>
                <table:data-pilot-member table:name="0,00229516" table:display="true" table:show-details="true"/>
                <table:data-pilot-member table:name="0,00229569" table:display="true" table:show-details="true"/>
                <table:data-pilot-member table:name="0,00229669" table:display="true" table:show-details="true"/>
                <table:data-pilot-member table:name="0,00230085" table:display="true" table:show-details="true"/>
                <table:data-pilot-member table:name="0,0023058" table:display="true" table:show-details="true"/>
                <table:data-pilot-member table:name="0,00230593" table:display="true" table:show-details="true"/>
                <table:data-pilot-member table:name="0,00230596" table:display="true" table:show-details="true"/>
                <table:data-pilot-member table:name="0,00230794" table:display="true" table:show-details="true"/>
                <table:data-pilot-member table:name="0,00230869" table:display="true" table:show-details="true"/>
                <table:data-pilot-member table:name="0,00230882" table:display="true" table:show-details="true"/>
                <table:data-pilot-member table:name="0,00230959" table:display="true" table:show-details="true"/>
                <table:data-pilot-member table:name="0,00230997" table:display="true" table:show-details="true"/>
                <table:data-pilot-member table:name="0,00231315" table:display="true" table:show-details="true"/>
                <table:data-pilot-member table:name="0,00231445" table:display="true" table:show-details="true"/>
                <table:data-pilot-member table:name="0,00231546" table:display="true" table:show-details="true"/>
                <table:data-pilot-member table:name="0,00231628" table:display="true" table:show-details="true"/>
                <table:data-pilot-member table:name="0,00231665" table:display="true" table:show-details="true"/>
                <table:data-pilot-member table:name="0,00231781" table:display="true" table:show-details="true"/>
                <table:data-pilot-member table:name="0,00231901" table:display="true" table:show-details="true"/>
                <table:data-pilot-member table:name="0,00232114" table:display="true" table:show-details="true"/>
                <table:data-pilot-member table:name="0,00232292" table:display="true" table:show-details="true"/>
                <table:data-pilot-member table:name="0,00232406" table:display="true" table:show-details="true"/>
                <table:data-pilot-member table:name="0,00232527" table:display="true" table:show-details="true"/>
                <table:data-pilot-member table:name="0,00232798" table:display="true" table:show-details="true"/>
                <table:data-pilot-member table:name="0,0023289" table:display="true" table:show-details="true"/>
                <table:data-pilot-member table:name="0,00232912" table:display="true" table:show-details="true"/>
                <table:data-pilot-member table:name="0,00233029" table:display="true" table:show-details="true"/>
                <table:data-pilot-member table:name="0,00233579" table:display="true" table:show-details="true"/>
                <table:data-pilot-member table:name="0,00233611" table:display="true" table:show-details="true"/>
                <table:data-pilot-member table:name="0,00233646" table:display="true" table:show-details="true"/>
                <table:data-pilot-member table:name="0,00233692" table:display="true" table:show-details="true"/>
                <table:data-pilot-member table:name="0,00234222" table:display="true" table:show-details="true"/>
                <table:data-pilot-member table:name="0,00234236" table:display="true" table:show-details="true"/>
                <table:data-pilot-member table:name="0,00234562" table:display="true" table:show-details="true"/>
                <table:data-pilot-member table:name="0,00234739" table:display="true" table:show-details="true"/>
                <table:data-pilot-member table:name="0,00234848" table:display="true" table:show-details="true"/>
                <table:data-pilot-member table:name="0,00234882" table:display="true" table:show-details="true"/>
                <table:data-pilot-member table:name="0,00234902" table:display="true" table:show-details="true"/>
                <table:data-pilot-member table:name="0,00235144" table:display="true" table:show-details="true"/>
                <table:data-pilot-member table:name="0,00235264" table:display="true" table:show-details="true"/>
                <table:data-pilot-member table:name="0,00235524" table:display="true" table:show-details="true"/>
                <table:data-pilot-member table:name="0,00236106" table:display="true" table:show-details="true"/>
                <table:data-pilot-member table:name="0,00236357" table:display="true" table:show-details="true"/>
                <table:data-pilot-member table:name="0,00236409" table:display="true" table:show-details="true"/>
                <table:data-pilot-member table:name="0,00236493" table:display="true" table:show-details="true"/>
                <table:data-pilot-member table:name="0,00236538" table:display="true" table:show-details="true"/>
                <table:data-pilot-member table:name="0,00236554" table:display="true" table:show-details="true"/>
                <table:data-pilot-member table:name="0,00236747" table:display="true" table:show-details="true"/>
                <table:data-pilot-member table:name="0,002368" table:display="true" table:show-details="true"/>
                <table:data-pilot-member table:name="0,00237005" table:display="true" table:show-details="true"/>
                <table:data-pilot-member table:name="0,00237058" table:display="true" table:show-details="true"/>
                <table:data-pilot-member table:name="0,00237066" table:display="true" table:show-details="true"/>
                <table:data-pilot-member table:name="0,00237572" table:display="true" table:show-details="true"/>
                <table:data-pilot-member table:name="0,00237615" table:display="true" table:show-details="true"/>
                <table:data-pilot-member table:name="0,00237644" table:display="true" table:show-details="true"/>
                <table:data-pilot-member table:name="0,0023776" table:display="true" table:show-details="true"/>
                <table:data-pilot-member table:name="0,00237839" table:display="true" table:show-details="true"/>
                <table:data-pilot-member table:name="0,00237857" table:display="true" table:show-details="true"/>
                <table:data-pilot-member table:name="0,00238443" table:display="true" table:show-details="true"/>
                <table:data-pilot-member table:name="0,0023847" table:display="true" table:show-details="true"/>
                <table:data-pilot-member table:name="0,00238495" table:display="true" table:show-details="true"/>
                <table:data-pilot-member table:name="0,00238609" table:display="true" table:show-details="true"/>
                <table:data-pilot-member table:name="0,00238613" table:display="true" table:show-details="true"/>
                <table:data-pilot-member table:name="0,00238633" table:display="true" table:show-details="true"/>
                <table:data-pilot-member table:name="0,00238634" table:display="true" table:show-details="true"/>
                <table:data-pilot-member table:name="0,00238637" table:display="true" table:show-details="true"/>
                <table:data-pilot-member table:name="0,00238762" table:display="true" table:show-details="true"/>
                <table:data-pilot-member table:name="0,00238917" table:display="true" table:show-details="true"/>
                <table:data-pilot-member table:name="0,00239252" table:display="true" table:show-details="true"/>
                <table:data-pilot-member table:name="0,00239382" table:display="true" table:show-details="true"/>
                <table:data-pilot-member table:name="0,00239469" table:display="true" table:show-details="true"/>
                <table:data-pilot-member table:name="0,00239536" table:display="true" table:show-details="true"/>
                <table:data-pilot-member table:name="0,00239798" table:display="true" table:show-details="true"/>
                <table:data-pilot-member table:name="0,00239966" table:display="true" table:show-details="true"/>
                <table:data-pilot-member table:name="0,00239995" table:display="true" table:show-details="true"/>
                <table:data-pilot-member table:name="0,00240017" table:display="true" table:show-details="true"/>
                <table:data-pilot-member table:name="0,00240205" table:display="true" table:show-details="true"/>
                <table:data-pilot-member table:name="0,00240568" table:display="true" table:show-details="true"/>
                <table:data-pilot-member table:name="0,00240582" table:display="true" table:show-details="true"/>
                <table:data-pilot-member table:name="0,00240658" table:display="true" table:show-details="true"/>
                <table:data-pilot-member table:name="0,00240665" table:display="true" table:show-details="true"/>
                <table:data-pilot-member table:name="0,00240829" table:display="true" table:show-details="true"/>
                <table:data-pilot-member table:name="0,00240836" table:display="true" table:show-details="true"/>
                <table:data-pilot-member table:name="0,00240841" table:display="true" table:show-details="true"/>
                <table:data-pilot-member table:name="0,00240953" table:display="true" table:show-details="true"/>
                <table:data-pilot-member table:name="0,00241011" table:display="true" table:show-details="true"/>
                <table:data-pilot-member table:name="0,00241087" table:display="true" table:show-details="true"/>
                <table:data-pilot-member table:name="0,00241143" table:display="true" table:show-details="true"/>
                <table:data-pilot-member table:name="0,00241173" table:display="true" table:show-details="true"/>
                <table:data-pilot-member table:name="0,00241245" table:display="true" table:show-details="true"/>
                <table:data-pilot-member table:name="0,00241251" table:display="true" table:show-details="true"/>
                <table:data-pilot-member table:name="0,00241263" table:display="true" table:show-details="true"/>
                <table:data-pilot-member table:name="0,00241349" table:display="true" table:show-details="true"/>
                <table:data-pilot-member table:name="0,0024135" table:display="true" table:show-details="true"/>
                <table:data-pilot-member table:name="0,00241393" table:display="true" table:show-details="true"/>
                <table:data-pilot-member table:name="0,00241398" table:display="true" table:show-details="true"/>
                <table:data-pilot-member table:name="0,00241461" table:display="true" table:show-details="true"/>
                <table:data-pilot-member table:name="0,00241462" table:display="true" table:show-details="true"/>
                <table:data-pilot-member table:name="0,00241471" table:display="true" table:show-details="true"/>
                <table:data-pilot-member table:name="0,00241498" table:display="true" table:show-details="true"/>
                <table:data-pilot-member table:name="0,00241531" table:display="true" table:show-details="true"/>
                <table:data-pilot-member table:name="0,00241692" table:display="true" table:show-details="true"/>
                <table:data-pilot-member table:name="0,0024171" table:display="true" table:show-details="true"/>
                <table:data-pilot-member table:name="0,00241724" table:display="true" table:show-details="true"/>
                <table:data-pilot-member table:name="0,00241757" table:display="true" table:show-details="true"/>
                <table:data-pilot-member table:name="0,00241772" table:display="true" table:show-details="true"/>
                <table:data-pilot-member table:name="0,00241823" table:display="true" table:show-details="true"/>
                <table:data-pilot-member table:name="0,00241902" table:display="true" table:show-details="true"/>
                <table:data-pilot-member table:name="0,00241936" table:display="true" table:show-details="true"/>
                <table:data-pilot-member table:name="0,00241955" table:display="true" table:show-details="true"/>
                <table:data-pilot-member table:name="0,00241969" table:display="true" table:show-details="true"/>
                <table:data-pilot-member table:name="0,00242091" table:display="true" table:show-details="true"/>
                <table:data-pilot-member table:name="0,00242095" table:display="true" table:show-details="true"/>
                <table:data-pilot-member table:name="0,00242109" table:display="true" table:show-details="true"/>
                <table:data-pilot-member table:name="0,00242182" table:display="true" table:show-details="true"/>
                <table:data-pilot-member table:name="0,002422" table:display="true" table:show-details="true"/>
                <table:data-pilot-member table:name="0,00242303" table:display="true" table:show-details="true"/>
                <table:data-pilot-member table:name="0,00242316" table:display="true" table:show-details="true"/>
                <table:data-pilot-member table:name="0,00242393" table:display="true" table:show-details="true"/>
                <table:data-pilot-member table:name="0,00242404" table:display="true" table:show-details="true"/>
                <table:data-pilot-member table:name="0,00242418" table:display="true" table:show-details="true"/>
                <table:data-pilot-member table:name="0,00242435" table:display="true" table:show-details="true"/>
                <table:data-pilot-member table:name="0,00242479" table:display="true" table:show-details="true"/>
                <table:data-pilot-member table:name="0,00242555" table:display="true" table:show-details="true"/>
                <table:data-pilot-member table:name="0,00242658" table:display="true" table:show-details="true"/>
                <table:data-pilot-member table:name="0,00242673" table:display="true" table:show-details="true"/>
                <table:data-pilot-member table:name="0,00242732" table:display="true" table:show-details="true"/>
                <table:data-pilot-member table:name="0,00242787" table:display="true" table:show-details="true"/>
                <table:data-pilot-member table:name="0,0024285" table:display="true" table:show-details="true"/>
                <table:data-pilot-member table:name="0,00242859" table:display="true" table:show-details="true"/>
                <table:data-pilot-member table:name="0,0024288" table:display="true" table:show-details="true"/>
                <table:data-pilot-member table:name="0,00242974" table:display="true" table:show-details="true"/>
                <table:data-pilot-member table:name="0,00243005" table:display="true" table:show-details="true"/>
                <table:data-pilot-member table:name="0,00243041" table:display="true" table:show-details="true"/>
                <table:data-pilot-member table:name="0,00243117" table:display="true" table:show-details="true"/>
                <table:data-pilot-member table:name="0,00243127" table:display="true" table:show-details="true"/>
                <table:data-pilot-member table:name="0,00243136" table:display="true" table:show-details="true"/>
                <table:data-pilot-member table:name="0,00243214" table:display="true" table:show-details="true"/>
                <table:data-pilot-member table:name="0,00243267" table:display="true" table:show-details="true"/>
                <table:data-pilot-member table:name="0,00243392" table:display="true" table:show-details="true"/>
                <table:data-pilot-member table:name="0,00243692" table:display="true" table:show-details="true"/>
                <table:data-pilot-member table:name="0,00243776" table:display="true" table:show-details="true"/>
                <table:data-pilot-member table:name="0,00243822" table:display="true" table:show-details="true"/>
                <table:data-pilot-member table:name="0,0024389" table:display="true" table:show-details="true"/>
                <table:data-pilot-member table:name="0,00243957" table:display="true" table:show-details="true"/>
                <table:data-pilot-member table:name="0,00244101" table:display="true" table:show-details="true"/>
                <table:data-pilot-member table:name="0,0024419" table:display="true" table:show-details="true"/>
                <table:data-pilot-member table:name="0,00244318" table:display="true" table:show-details="true"/>
                <table:data-pilot-member table:name="0,00244445" table:display="true" table:show-details="true"/>
                <table:data-pilot-member table:name="0,00244459" table:display="true" table:show-details="true"/>
                <table:data-pilot-member table:name="0,00244485" table:display="true" table:show-details="true"/>
                <table:data-pilot-member table:name="0,002447" table:display="true" table:show-details="true"/>
                <table:data-pilot-member table:name="0,00244721" table:display="true" table:show-details="true"/>
                <table:data-pilot-member table:name="0,00244787" table:display="true" table:show-details="true"/>
                <table:data-pilot-member table:name="0,00244855" table:display="true" table:show-details="true"/>
                <table:data-pilot-member table:name="0,00244857" table:display="true" table:show-details="true"/>
                <table:data-pilot-member table:name="0,00244972" table:display="true" table:show-details="true"/>
                <table:data-pilot-member table:name="0,00245079" table:display="true" table:show-details="true"/>
                <table:data-pilot-member table:name="0,00245239" table:display="true" table:show-details="true"/>
                <table:data-pilot-member table:name="0,00245278" table:display="true" table:show-details="true"/>
                <table:data-pilot-member table:name="0,00245295" table:display="true" table:show-details="true"/>
                <table:data-pilot-member table:name="0,00245469" table:display="true" table:show-details="true"/>
                <table:data-pilot-member table:name="0,00245548" table:display="true" table:show-details="true"/>
                <table:data-pilot-member table:name="0,00245655" table:display="true" table:show-details="true"/>
                <table:data-pilot-member table:name="0,00245666" table:display="true" table:show-details="true"/>
                <table:data-pilot-member table:name="0,00245674" table:display="true" table:show-details="true"/>
                <table:data-pilot-member table:name="0,00245698" table:display="true" table:show-details="true"/>
                <table:data-pilot-member table:name="0,00245778" table:display="true" table:show-details="true"/>
                <table:data-pilot-member table:name="0,00245787" table:display="true" table:show-details="true"/>
                <table:data-pilot-member table:name="0,00245898" table:display="true" table:show-details="true"/>
                <table:data-pilot-member table:name="0,00246171" table:display="true" table:show-details="true"/>
                <table:data-pilot-member table:name="0,00246268" table:display="true" table:show-details="true"/>
                <table:data-pilot-member table:name="0,00246351" table:display="true" table:show-details="true"/>
                <table:data-pilot-member table:name="0,00246368" table:display="true" table:show-details="true"/>
                <table:data-pilot-member table:name="0,00246421" table:display="true" table:show-details="true"/>
                <table:data-pilot-member table:name="0,00246439" table:display="true" table:show-details="true"/>
                <table:data-pilot-member table:name="0,00246459" table:display="true" table:show-details="true"/>
                <table:data-pilot-member table:name="0,00246532" table:display="true" table:show-details="true"/>
                <table:data-pilot-member table:name="0,00246691" table:display="true" table:show-details="true"/>
                <table:data-pilot-member table:name="0,00246715" table:display="true" table:show-details="true"/>
                <table:data-pilot-member table:name="0,00246749" table:display="true" table:show-details="true"/>
                <table:data-pilot-member table:name="0,00246866" table:display="true" table:show-details="true"/>
                <table:data-pilot-member table:name="0,00246918" table:display="true" table:show-details="true"/>
                <table:data-pilot-member table:name="0,00246922" table:display="true" table:show-details="true"/>
                <table:data-pilot-member table:name="0,00247034" table:display="true" table:show-details="true"/>
                <table:data-pilot-member table:name="0,0024707" table:display="true" table:show-details="true"/>
                <table:data-pilot-member table:name="0,00247279" table:display="true" table:show-details="true"/>
                <table:data-pilot-member table:name="0,00247295" table:display="true" table:show-details="true"/>
                <table:data-pilot-member table:name="0,00247334" table:display="true" table:show-details="true"/>
                <table:data-pilot-member table:name="0,00247482" table:display="true" table:show-details="true"/>
                <table:data-pilot-member table:name="0,00247492" table:display="true" table:show-details="true"/>
                <table:data-pilot-member table:name="0,00247541" table:display="true" table:show-details="true"/>
                <table:data-pilot-member table:name="0,00247622" table:display="true" table:show-details="true"/>
                <table:data-pilot-member table:name="0,00247701" table:display="true" table:show-details="true"/>
                <table:data-pilot-member table:name="0,00247718" table:display="true" table:show-details="true"/>
                <table:data-pilot-member table:name="0,0024772" table:display="true" table:show-details="true"/>
                <table:data-pilot-member table:name="0,00247819" table:display="true" table:show-details="true"/>
                <table:data-pilot-member table:name="0,0024782" table:display="true" table:show-details="true"/>
                <table:data-pilot-member table:name="0,00247941" table:display="true" table:show-details="true"/>
                <table:data-pilot-member table:name="0,00247948" table:display="true" table:show-details="true"/>
                <table:data-pilot-member table:name="0,00247964" table:display="true" table:show-details="true"/>
                <table:data-pilot-member table:name="0,00247998" table:display="true" table:show-details="true"/>
                <table:data-pilot-member table:name="0,00248032" table:display="true" table:show-details="true"/>
                <table:data-pilot-member table:name="0,00248078" table:display="true" table:show-details="true"/>
                <table:data-pilot-member table:name="0,00248164" table:display="true" table:show-details="true"/>
                <table:data-pilot-member table:name="0,00248277" table:display="true" table:show-details="true"/>
                <table:data-pilot-member table:name="0,00248327" table:display="true" table:show-details="true"/>
                <table:data-pilot-member table:name="0,0024836" table:display="true" table:show-details="true"/>
                <table:data-pilot-member table:name="0,00248373" table:display="true" table:show-details="true"/>
                <table:data-pilot-member table:name="0,00248375" table:display="true" table:show-details="true"/>
                <table:data-pilot-member table:name="0,00248511" table:display="true" table:show-details="true"/>
                <table:data-pilot-member table:name="0,00248521" table:display="true" table:show-details="true"/>
                <table:data-pilot-member table:name="0,00248524" table:display="true" table:show-details="true"/>
                <table:data-pilot-member table:name="0,00248619" table:display="true" table:show-details="true"/>
                <table:data-pilot-member table:name="0,00248658" table:display="true" table:show-details="true"/>
                <table:data-pilot-member table:name="0,00248757" table:display="true" table:show-details="true"/>
                <table:data-pilot-member table:name="0,00248799" table:display="true" table:show-details="true"/>
                <table:data-pilot-member table:name="0,00248927" table:display="true" table:show-details="true"/>
                <table:data-pilot-member table:name="0,00249188" table:display="true" table:show-details="true"/>
                <table:data-pilot-member table:name="0,00249221" table:display="true" table:show-details="true"/>
                <table:data-pilot-member table:name="0,00249266" table:display="true" table:show-details="true"/>
                <table:data-pilot-member table:name="0,00249274" table:display="true" table:show-details="true"/>
                <table:data-pilot-member table:name="0,00249305" table:display="true" table:show-details="true"/>
                <table:data-pilot-member table:name="0,00249342" table:display="true" table:show-details="true"/>
                <table:data-pilot-member table:name="0,00249428" table:display="true" table:show-details="true"/>
                <table:data-pilot-member table:name="0,0024955" table:display="true" table:show-details="true"/>
                <table:data-pilot-member table:name="0,00249555" table:display="true" table:show-details="true"/>
                <table:data-pilot-member table:name="0,00249565" table:display="true" table:show-details="true"/>
                <table:data-pilot-member table:name="0,00249587" table:display="true" table:show-details="true"/>
                <table:data-pilot-member table:name="0,00249913" table:display="true" table:show-details="true"/>
                <table:data-pilot-member table:name="0,00250062" table:display="true" table:show-details="true"/>
                <table:data-pilot-member table:name="0,00250102" table:display="true" table:show-details="true"/>
                <table:data-pilot-member table:name="0,00250147" table:display="true" table:show-details="true"/>
                <table:data-pilot-member table:name="0,0025016" table:display="true" table:show-details="true"/>
                <table:data-pilot-member table:name="0,00250178" table:display="true" table:show-details="true"/>
                <table:data-pilot-member table:name="0,00250278" table:display="true" table:show-details="true"/>
                <table:data-pilot-member table:name="0,00250394" table:display="true" table:show-details="true"/>
                <table:data-pilot-member table:name="0,00250397" table:display="true" table:show-details="true"/>
                <table:data-pilot-member table:name="0,00250462" table:display="true" table:show-details="true"/>
                <table:data-pilot-member table:name="0,00250551" table:display="true" table:show-details="true"/>
                <table:data-pilot-member table:name="0,0025061" table:display="true" table:show-details="true"/>
                <table:data-pilot-member table:name="0,00250704" table:display="true" table:show-details="true"/>
                <table:data-pilot-member table:name="0,00250741" table:display="true" table:show-details="true"/>
                <table:data-pilot-member table:name="0,00250746" table:display="true" table:show-details="true"/>
                <table:data-pilot-member table:name="0,002508" table:display="true" table:show-details="true"/>
                <table:data-pilot-member table:name="0,00250858" table:display="true" table:show-details="true"/>
                <table:data-pilot-member table:name="0,00250898" table:display="true" table:show-details="true"/>
                <table:data-pilot-member table:name="0,00250907" table:display="true" table:show-details="true"/>
                <table:data-pilot-member table:name="0,00250915" table:display="true" table:show-details="true"/>
                <table:data-pilot-member table:name="0,00251012" table:display="true" table:show-details="true"/>
                <table:data-pilot-member table:name="0,00251016" table:display="true" table:show-details="true"/>
                <table:data-pilot-member table:name="0,00251028" table:display="true" table:show-details="true"/>
                <table:data-pilot-member table:name="0,00251113" table:display="true" table:show-details="true"/>
                <table:data-pilot-member table:name="0,0025113" table:display="true" table:show-details="true"/>
                <table:data-pilot-member table:name="0,00251195" table:display="true" table:show-details="true"/>
                <table:data-pilot-member table:name="0,0025121" table:display="true" table:show-details="true"/>
                <table:data-pilot-member table:name="0,00251251" table:display="true" table:show-details="true"/>
                <table:data-pilot-member table:name="0,00251263" table:display="true" table:show-details="true"/>
                <table:data-pilot-member table:name="0,00251289" table:display="true" table:show-details="true"/>
                <table:data-pilot-member table:name="0,00251413" table:display="true" table:show-details="true"/>
                <table:data-pilot-member table:name="0,00251585" table:display="true" table:show-details="true"/>
                <table:data-pilot-member table:name="0,00251628" table:display="true" table:show-details="true"/>
                <table:data-pilot-member table:name="0,00251712" table:display="true" table:show-details="true"/>
                <table:data-pilot-member table:name="0,00251807" table:display="true" table:show-details="true"/>
                <table:data-pilot-member table:name="0,00251963" table:display="true" table:show-details="true"/>
                <table:data-pilot-member table:name="0,00252083" table:display="true" table:show-details="true"/>
                <table:data-pilot-member table:name="0,00252136" table:display="true" table:show-details="true"/>
                <table:data-pilot-member table:name="0,00252179" table:display="true" table:show-details="true"/>
                <table:data-pilot-member table:name="0,00252209" table:display="true" table:show-details="true"/>
                <table:data-pilot-member table:name="0,0025232" table:display="true" table:show-details="true"/>
                <table:data-pilot-member table:name="0,00252347" table:display="true" table:show-details="true"/>
                <table:data-pilot-member table:name="0,00252506" table:display="true" table:show-details="true"/>
                <table:data-pilot-member table:name="0,00252556" table:display="true" table:show-details="true"/>
                <table:data-pilot-member table:name="0,00252606" table:display="true" table:show-details="true"/>
                <table:data-pilot-member table:name="0,00252613" table:display="true" table:show-details="true"/>
                <table:data-pilot-member table:name="0,00252743" table:display="true" table:show-details="true"/>
                <table:data-pilot-member table:name="0,00252772" table:display="true" table:show-details="true"/>
                <table:data-pilot-member table:name="0,00252789" table:display="true" table:show-details="true"/>
                <table:data-pilot-member table:name="0,00252834" table:display="true" table:show-details="true"/>
                <table:data-pilot-member table:name="0,00252996" table:display="true" table:show-details="true"/>
                <table:data-pilot-member table:name="0,00253024" table:display="true" table:show-details="true"/>
                <table:data-pilot-member table:name="0,00253082" table:display="true" table:show-details="true"/>
                <table:data-pilot-member table:name="0,00253108" table:display="true" table:show-details="true"/>
                <table:data-pilot-member table:name="0,00253154" table:display="true" table:show-details="true"/>
                <table:data-pilot-member table:name="0,00253309" table:display="true" table:show-details="true"/>
                <table:data-pilot-member table:name="0,00253346" table:display="true" table:show-details="true"/>
                <table:data-pilot-member table:name="0,00253374" table:display="true" table:show-details="true"/>
                <table:data-pilot-member table:name="0,00253621" table:display="true" table:show-details="true"/>
                <table:data-pilot-member table:name="0,002537" table:display="true" table:show-details="true"/>
                <table:data-pilot-member table:name="0,00253806" table:display="true" table:show-details="true"/>
                <table:data-pilot-member table:name="0,00253821" table:display="true" table:show-details="true"/>
                <table:data-pilot-member table:name="0,0025391" table:display="true" table:show-details="true"/>
                <table:data-pilot-member table:name="0,00253914" table:display="true" table:show-details="true"/>
                <table:data-pilot-member table:name="0,00253957" table:display="true" table:show-details="true"/>
                <table:data-pilot-member table:name="0,00254055" table:display="true" table:show-details="true"/>
                <table:data-pilot-member table:name="0,0025408" table:display="true" table:show-details="true"/>
                <table:data-pilot-member table:name="0,00254237" table:display="true" table:show-details="true"/>
                <table:data-pilot-member table:name="0,00254466" table:display="true" table:show-details="true"/>
                <table:data-pilot-member table:name="0,00254737" table:display="true" table:show-details="true"/>
                <table:data-pilot-member table:name="0,00254782" table:display="true" table:show-details="true"/>
                <table:data-pilot-member table:name="0,00254872" table:display="true" table:show-details="true"/>
                <table:data-pilot-member table:name="0,00255097" table:display="true" table:show-details="true"/>
                <table:data-pilot-member table:name="0,00255431" table:display="true" table:show-details="true"/>
                <table:data-pilot-member table:name="0,0025561" table:display="true" table:show-details="true"/>
                <table:data-pilot-member table:name="0,00255641" table:display="true" table:show-details="true"/>
                <table:data-pilot-member table:name="0,00255675" table:display="true" table:show-details="true"/>
                <table:data-pilot-member table:name="0,00255957" table:display="true" table:show-details="true"/>
                <table:data-pilot-member table:name="0,00256038" table:display="true" table:show-details="true"/>
                <table:data-pilot-member table:name="0,00256064" table:display="true" table:show-details="true"/>
                <table:data-pilot-member table:name="0,00256083" table:display="true" table:show-details="true"/>
                <table:data-pilot-member table:name="0,00256133" table:display="true" table:show-details="true"/>
                <table:data-pilot-member table:name="0,00256209" table:display="true" table:show-details="true"/>
                <table:data-pilot-member table:name="0,00256259" table:display="true" table:show-details="true"/>
                <table:data-pilot-member table:name="0,00256377" table:display="true" table:show-details="true"/>
                <table:data-pilot-member table:name="0,00256812" table:display="true" table:show-details="true"/>
                <table:data-pilot-member table:name="0,00256881" table:display="true" table:show-details="true"/>
                <table:data-pilot-member table:name="0,00256887" table:display="true" table:show-details="true"/>
                <table:data-pilot-member table:name="0,00257119" table:display="true" table:show-details="true"/>
                <table:data-pilot-member table:name="0,00257139" table:display="true" table:show-details="true"/>
                <table:data-pilot-member table:name="0,00257441" table:display="true" table:show-details="true"/>
                <table:data-pilot-member table:name="0,00257588" table:display="true" table:show-details="true"/>
                <table:data-pilot-member table:name="0,00257717" table:display="true" table:show-details="true"/>
                <table:data-pilot-member table:name="0,00257731" table:display="true" table:show-details="true"/>
                <table:data-pilot-member table:name="0,00257799" table:display="true" table:show-details="true"/>
                <table:data-pilot-member table:name="0,00257886" table:display="true" table:show-details="true"/>
                <table:data-pilot-member table:name="0,00257916" table:display="true" table:show-details="true"/>
                <table:data-pilot-member table:name="0,0025802" table:display="true" table:show-details="true"/>
                <table:data-pilot-member table:name="0,00258057" table:display="true" table:show-details="true"/>
                <table:data-pilot-member table:name="0,00258089" table:display="true" table:show-details="true"/>
                <table:data-pilot-member table:name="0,00258122" table:display="true" table:show-details="true"/>
                <table:data-pilot-member table:name="0,00258262" table:display="true" table:show-details="true"/>
                <table:data-pilot-member table:name="0,00258445" table:display="true" table:show-details="true"/>
                <table:data-pilot-member table:name="0,00258548" table:display="true" table:show-details="true"/>
                <table:data-pilot-member table:name="0,0025864" table:display="true" table:show-details="true"/>
                <table:data-pilot-member table:name="0,00258677" table:display="true" table:show-details="true"/>
                <table:data-pilot-member table:name="0,00259351" table:display="true" table:show-details="true"/>
                <table:data-pilot-member table:name="0,00259364" table:display="true" table:show-details="true"/>
                <table:data-pilot-member table:name="0,00259423" table:display="true" table:show-details="true"/>
                <table:data-pilot-member table:name="0,00259549" table:display="true" table:show-details="true"/>
                <table:data-pilot-member table:name="0,00260157" table:display="true" table:show-details="true"/>
                <table:data-pilot-member table:name="0,00260172" table:display="true" table:show-details="true"/>
                <table:data-pilot-member table:name="0,00260449" table:display="true" table:show-details="true"/>
                <table:data-pilot-member table:name="0,00260653" table:display="true" table:show-details="true"/>
                <table:data-pilot-member table:name="0,00260716" table:display="true" table:show-details="true"/>
                <table:data-pilot-member table:name="0,00260723" table:display="true" table:show-details="true"/>
                <table:data-pilot-member table:name="0,00260814" table:display="true" table:show-details="true"/>
                <table:data-pilot-member table:name="0,00260977" table:display="true" table:show-details="true"/>
                <table:data-pilot-member table:name="0,00260991" table:display="true" table:show-details="true"/>
                <table:data-pilot-member table:name="0,00261056" table:display="true" table:show-details="true"/>
                <table:data-pilot-member table:name="0,00261124" table:display="true" table:show-details="true"/>
                <table:data-pilot-member table:name="0,0026139" table:display="true" table:show-details="true"/>
                <table:data-pilot-member table:name="0,00261509" table:display="true" table:show-details="true"/>
                <table:data-pilot-member table:name="0,00261754" table:display="true" table:show-details="true"/>
                <table:data-pilot-member table:name="0,0026186" table:display="true" table:show-details="true"/>
                <table:data-pilot-member table:name="0,00262147" table:display="true" table:show-details="true"/>
                <table:data-pilot-member table:name="0,0026241" table:display="true" table:show-details="true"/>
                <table:data-pilot-member table:name="0,00262741" table:display="true" table:show-details="true"/>
                <table:data-pilot-member table:name="0,00262814" table:display="true" table:show-details="true"/>
                <table:data-pilot-member table:name="0,00262855" table:display="true" table:show-details="true"/>
                <table:data-pilot-member table:name="0,00262975" table:display="true" table:show-details="true"/>
                <table:data-pilot-member table:name="0,00262978" table:display="true" table:show-details="true"/>
                <table:data-pilot-member table:name="0,0026329" table:display="true" table:show-details="true"/>
                <table:data-pilot-member table:name="0,00263382" table:display="true" table:show-details="true"/>
                <table:data-pilot-member table:name="0,00263786" table:display="true" table:show-details="true"/>
                <table:data-pilot-member table:name="0,00263891" table:display="true" table:show-details="true"/>
                <table:data-pilot-member table:name="0,00264204" table:display="true" table:show-details="true"/>
                <table:data-pilot-member table:name="0,00264381" table:display="true" table:show-details="true"/>
                <table:data-pilot-member table:name="0,00264455" table:display="true" table:show-details="true"/>
                <table:data-pilot-member table:name="0,00264589" table:display="true" table:show-details="true"/>
                <table:data-pilot-member table:name="0,00265131" table:display="true" table:show-details="true"/>
                <table:data-pilot-member table:name="0,00266614" table:display="true" table:show-details="true"/>
                <table:data-pilot-member table:name="0,00266882" table:display="true" table:show-details="true"/>
                <table:data-pilot-member table:name="0,00266951" table:display="true" table:show-details="true"/>
                <table:data-pilot-member table:name="0,00266961" table:display="true" table:show-details="true"/>
                <table:data-pilot-member table:name="0,00266974" table:display="true" table:show-details="true"/>
                <table:data-pilot-member table:name="0,00267419" table:display="true" table:show-details="true"/>
                <table:data-pilot-member table:name="0,00267884" table:display="true" table:show-details="true"/>
                <table:data-pilot-member table:name="0,00267994" table:display="true" table:show-details="true"/>
                <table:data-pilot-member table:name="0,00268339" table:display="true" table:show-details="true"/>
                <table:data-pilot-member table:name="0,00268545" table:display="true" table:show-details="true"/>
                <table:data-pilot-member table:name="0,00268925" table:display="true" table:show-details="true"/>
                <table:data-pilot-member table:name="0,00269085" table:display="true" table:show-details="true"/>
                <table:data-pilot-member table:name="0,00269166" table:display="true" table:show-details="true"/>
                <table:data-pilot-member table:name="0,00269466" table:display="true" table:show-details="true"/>
                <table:data-pilot-member table:name="0,00269852" table:display="true" table:show-details="true"/>
                <table:data-pilot-member table:name="0,00270049" table:display="true" table:show-details="true"/>
                <table:data-pilot-member table:name="0,00270262" table:display="true" table:show-details="true"/>
                <table:data-pilot-member table:name="0,00270297" table:display="true" table:show-details="true"/>
                <table:data-pilot-member table:name="0,00270374" table:display="true" table:show-details="true"/>
                <table:data-pilot-member table:name="0,00270812" table:display="true" table:show-details="true"/>
                <table:data-pilot-member table:name="0,00271066" table:display="true" table:show-details="true"/>
                <table:data-pilot-member table:name="0,00271426" table:display="true" table:show-details="true"/>
                <table:data-pilot-member table:name="0,00271449" table:display="true" table:show-details="true"/>
                <table:data-pilot-member table:name="0,00271508" table:display="true" table:show-details="true"/>
                <table:data-pilot-member table:name="0,00271681" table:display="true" table:show-details="true"/>
                <table:data-pilot-member table:name="0,00272057" table:display="true" table:show-details="true"/>
                <table:data-pilot-member table:name="0,00272687" table:display="true" table:show-details="true"/>
                <table:data-pilot-member table:name="0,0027271" table:display="true" table:show-details="true"/>
                <table:data-pilot-member table:name="0,00272721" table:display="true" table:show-details="true"/>
                <table:data-pilot-member table:name="0,00272845" table:display="true" table:show-details="true"/>
                <table:data-pilot-member table:name="0,00273043" table:display="true" table:show-details="true"/>
                <table:data-pilot-member table:name="0,00273194" table:display="true" table:show-details="true"/>
                <table:data-pilot-member table:name="0,00273323" table:display="true" table:show-details="true"/>
                <table:data-pilot-member table:name="0,00273436" table:display="true" table:show-details="true"/>
                <table:data-pilot-member table:name="0,00273466" table:display="true" table:show-details="true"/>
                <table:data-pilot-member table:name="0,00273871" table:display="true" table:show-details="true"/>
                <table:data-pilot-member table:name="0,00273923" table:display="true" table:show-details="true"/>
                <table:data-pilot-member table:name="0,00273991" table:display="true" table:show-details="true"/>
                <table:data-pilot-member table:name="0,00274586" table:display="true" table:show-details="true"/>
                <table:data-pilot-member table:name="0,00274809" table:display="true" table:show-details="true"/>
                <table:data-pilot-member table:name="0,00274869" table:display="true" table:show-details="true"/>
                <table:data-pilot-member table:name="0,00274906" table:display="true" table:show-details="true"/>
                <table:data-pilot-member table:name="0,00275031" table:display="true" table:show-details="true"/>
                <table:data-pilot-member table:name="0,00275268" table:display="true" table:show-details="true"/>
                <table:data-pilot-member table:name="0,00275503" table:display="true" table:show-details="true"/>
                <table:data-pilot-member table:name="0,00275678" table:display="true" table:show-details="true"/>
                <table:data-pilot-member table:name="0,00275735" table:display="true" table:show-details="true"/>
                <table:data-pilot-member table:name="0,00275825" table:display="true" table:show-details="true"/>
                <table:data-pilot-member table:name="0,0027586" table:display="true" table:show-details="true"/>
                <table:data-pilot-member table:name="0,00275863" table:display="true" table:show-details="true"/>
                <table:data-pilot-member table:name="0,0027619" table:display="true" table:show-details="true"/>
                <table:data-pilot-member table:name="0,00276304" table:display="true" table:show-details="true"/>
                <table:data-pilot-member table:name="0,002765" table:display="true" table:show-details="true"/>
                <table:data-pilot-member table:name="0,00276624" table:display="true" table:show-details="true"/>
                <table:data-pilot-member table:name="0,0027689" table:display="true" table:show-details="true"/>
                <table:data-pilot-member table:name="0,00277149" table:display="true" table:show-details="true"/>
                <table:data-pilot-member table:name="0,00277377" table:display="true" table:show-details="true"/>
                <table:data-pilot-member table:name="0,00277657" table:display="true" table:show-details="true"/>
                <table:data-pilot-member table:name="0,00278088" table:display="true" table:show-details="true"/>
                <table:data-pilot-member table:name="0,00278571" table:display="true" table:show-details="true"/>
                <table:data-pilot-member table:name="0,00279284" table:display="true" table:show-details="true"/>
                <table:data-pilot-member table:name="0,00279374" table:display="true" table:show-details="true"/>
                <table:data-pilot-member table:name="0,00279834" table:display="true" table:show-details="true"/>
                <table:data-pilot-member table:name="0,00280128" table:display="true" table:show-details="true"/>
                <table:data-pilot-member table:name="0,00280629" table:display="true" table:show-details="true"/>
                <table:data-pilot-member table:name="0,00281622" table:display="true" table:show-details="true"/>
                <table:data-pilot-member table:name="0,00282111" table:display="true" table:show-details="true"/>
                <table:data-pilot-member table:name="0,0028237" table:display="true" table:show-details="true"/>
                <table:data-pilot-member table:name="0,00282473" table:display="true" table:show-details="true"/>
                <table:data-pilot-member table:name="0,00282683" table:display="true" table:show-details="true"/>
                <table:data-pilot-member table:name="0,00283463" table:display="true" table:show-details="true"/>
                <table:data-pilot-member table:name="0,00283572" table:display="true" table:show-details="true"/>
                <table:data-pilot-member table:name="0,00283599" table:display="true" table:show-details="true"/>
                <table:data-pilot-member table:name="0,00283994" table:display="true" table:show-details="true"/>
                <table:data-pilot-member table:name="0,0028424" table:display="true" table:show-details="true"/>
                <table:data-pilot-member table:name="0,00284323" table:display="true" table:show-details="true"/>
                <table:data-pilot-member table:name="0,00284451" table:display="true" table:show-details="true"/>
                <table:data-pilot-member table:name="0,00284554" table:display="true" table:show-details="true"/>
                <table:data-pilot-member table:name="0,00285213" table:display="true" table:show-details="true"/>
                <table:data-pilot-member table:name="0,00285371" table:display="true" table:show-details="true"/>
                <table:data-pilot-member table:name="0,00285961" table:display="true" table:show-details="true"/>
                <table:data-pilot-member table:name="0,00286712" table:display="true" table:show-details="true"/>
                <table:data-pilot-member table:name="0,00287097" table:display="true" table:show-details="true"/>
                <table:data-pilot-member table:name="0,00287334" table:display="true" table:show-details="true"/>
                <table:data-pilot-member table:name="0,00287942" table:display="true" table:show-details="true"/>
                <table:data-pilot-member table:name="0,00287959" table:display="true" table:show-details="true"/>
                <table:data-pilot-member table:name="0,0028798" table:display="true" table:show-details="true"/>
                <table:data-pilot-member table:name="0,00288201" table:display="true" table:show-details="true"/>
                <table:data-pilot-member table:name="0,00288336" table:display="true" table:show-details="true"/>
                <table:data-pilot-member table:name="0,00288487" table:display="true" table:show-details="true"/>
                <table:data-pilot-member table:name="0,00289153" table:display="true" table:show-details="true"/>
                <table:data-pilot-member table:name="0,00289447" table:display="true" table:show-details="true"/>
                <table:data-pilot-member table:name="0,00289669" table:display="true" table:show-details="true"/>
                <table:data-pilot-member table:name="0,00289833" table:display="true" table:show-details="true"/>
                <table:data-pilot-member table:name="0,00289881" table:display="true" table:show-details="true"/>
                <table:data-pilot-member table:name="0,00290349" table:display="true" table:show-details="true"/>
                <table:data-pilot-member table:name="0,00290811" table:display="true" table:show-details="true"/>
                <table:data-pilot-member table:name="0,00290873" table:display="true" table:show-details="true"/>
                <table:data-pilot-member table:name="0,00290899" table:display="true" table:show-details="true"/>
                <table:data-pilot-member table:name="0,00291484" table:display="true" table:show-details="true"/>
                <table:data-pilot-member table:name="0,0029189" table:display="true" table:show-details="true"/>
                <table:data-pilot-member table:name="0,00291975" table:display="true" table:show-details="true"/>
                <table:data-pilot-member table:name="0,00292521" table:display="true" table:show-details="true"/>
                <table:data-pilot-member table:name="0,00292704" table:display="true" table:show-details="true"/>
                <table:data-pilot-member table:name="0,00292951" table:display="true" table:show-details="true"/>
                <table:data-pilot-member table:name="0,00294034" table:display="true" table:show-details="true"/>
                <table:data-pilot-member table:name="0,00294432" table:display="true" table:show-details="true"/>
                <table:data-pilot-member table:name="0,00294639" table:display="true" table:show-details="true"/>
                <table:data-pilot-member table:name="0,0029468" table:display="true" table:show-details="true"/>
                <table:data-pilot-member table:name="0,00295762" table:display="true" table:show-details="true"/>
                <table:data-pilot-member table:name="0,00295884" table:display="true" table:show-details="true"/>
                <table:data-pilot-member table:name="0,00296222" table:display="true" table:show-details="true"/>
                <table:data-pilot-member table:name="0,00296255" table:display="true" table:show-details="true"/>
                <table:data-pilot-member table:name="0,00296267" table:display="true" table:show-details="true"/>
                <table:data-pilot-member table:name="0,00297206" table:display="true" table:show-details="true"/>
                <table:data-pilot-member table:name="0,00297692" table:display="true" table:show-details="true"/>
                <table:data-pilot-member table:name="0,0029799" table:display="true" table:show-details="true"/>
                <table:data-pilot-member table:name="0,0029806" table:display="true" table:show-details="true"/>
                <table:data-pilot-member table:name="0,00298683" table:display="true" table:show-details="true"/>
                <table:data-pilot-member table:name="0,00298808" table:display="true" table:show-details="true"/>
                <table:data-pilot-member table:name="0,0029914" table:display="true" table:show-details="true"/>
                <table:data-pilot-member table:name="0,00299159" table:display="true" table:show-details="true"/>
                <table:data-pilot-member table:name="0,00299345" table:display="true" table:show-details="true"/>
                <table:data-pilot-member table:name="0,00299753" table:display="true" table:show-details="true"/>
                <table:data-pilot-member table:name="0,00300402" table:display="true" table:show-details="true"/>
                <table:data-pilot-member table:name="0,00301224" table:display="true" table:show-details="true"/>
                <table:data-pilot-member table:name="0,00301729" table:display="true" table:show-details="true"/>
                <table:data-pilot-member table:name="0,00302142" table:display="true" table:show-details="true"/>
                <table:data-pilot-member table:name="0,00302317" table:display="true" table:show-details="true"/>
                <table:data-pilot-member table:name="0,00302858" table:display="true" table:show-details="true"/>
                <table:data-pilot-member table:name="0,00302932" table:display="true" table:show-details="true"/>
                <table:data-pilot-member table:name="0,00302949" table:display="true" table:show-details="true"/>
                <table:data-pilot-member table:name="0,00302954" table:display="true" table:show-details="true"/>
                <table:data-pilot-member table:name="0,0030318" table:display="true" table:show-details="true"/>
                <table:data-pilot-member table:name="0,0030328" table:display="true" table:show-details="true"/>
                <table:data-pilot-member table:name="0,00303871" table:display="true" table:show-details="true"/>
                <table:data-pilot-member table:name="0,00304613" table:display="true" table:show-details="true"/>
                <table:data-pilot-member table:name="0,00304896" table:display="true" table:show-details="true"/>
                <table:data-pilot-member table:name="0,00305332" table:display="true" table:show-details="true"/>
                <table:data-pilot-member table:name="0,00305913" table:display="true" table:show-details="true"/>
                <table:data-pilot-member table:name="0,00306027" table:display="true" table:show-details="true"/>
                <table:data-pilot-member table:name="0,00306343" table:display="true" table:show-details="true"/>
                <table:data-pilot-member table:name="0,00306379" table:display="true" table:show-details="true"/>
                <table:data-pilot-member table:name="0,00306499" table:display="true" table:show-details="true"/>
                <table:data-pilot-member table:name="0,00306629" table:display="true" table:show-details="true"/>
                <table:data-pilot-member table:name="0,00308359" table:display="true" table:show-details="true"/>
                <table:data-pilot-member table:name="0,0030838" table:display="true" table:show-details="true"/>
                <table:data-pilot-member table:name="0,0030854" table:display="true" table:show-details="true"/>
                <table:data-pilot-member table:name="0,00308601" table:display="true" table:show-details="true"/>
                <table:data-pilot-member table:name="0,00308839" table:display="true" table:show-details="true"/>
                <table:data-pilot-member table:name="0,00309449" table:display="true" table:show-details="true"/>
                <table:data-pilot-member table:name="0,00309633" table:display="true" table:show-details="true"/>
                <table:data-pilot-member table:name="0,0030992" table:display="true" table:show-details="true"/>
                <table:data-pilot-member table:name="0,00310713" table:display="true" table:show-details="true"/>
                <table:data-pilot-member table:name="0,00311268" table:display="true" table:show-details="true"/>
                <table:data-pilot-member table:name="0,00311327" table:display="true" table:show-details="true"/>
                <table:data-pilot-member table:name="0,00312073" table:display="true" table:show-details="true"/>
                <table:data-pilot-member table:name="0,00312605" table:display="true" table:show-details="true"/>
                <table:data-pilot-member table:name="0,00312805" table:display="true" table:show-details="true"/>
                <table:data-pilot-member table:name="0,00312999" table:display="true" table:show-details="true"/>
                <table:data-pilot-member table:name="0,00313013" table:display="true" table:show-details="true"/>
                <table:data-pilot-member table:name="0,00313336" table:display="true" table:show-details="true"/>
                <table:data-pilot-member table:name="0,00313869" table:display="true" table:show-details="true"/>
                <table:data-pilot-member table:name="0,00313945" table:display="true" table:show-details="true"/>
                <table:data-pilot-member table:name="0,00314482" table:display="true" table:show-details="true"/>
                <table:data-pilot-member table:name="0,00314962" table:display="true" table:show-details="true"/>
                <table:data-pilot-member table:name="0,00315" table:display="true" table:show-details="true"/>
                <table:data-pilot-member table:name="0,00315684" table:display="true" table:show-details="true"/>
                <table:data-pilot-member table:name="0,00315737" table:display="true" table:show-details="true"/>
                <table:data-pilot-member table:name="0,0031611" table:display="true" table:show-details="true"/>
                <table:data-pilot-member table:name="0,00316372" table:display="true" table:show-details="true"/>
                <table:data-pilot-member table:name="0,00316804" table:display="true" table:show-details="true"/>
                <table:data-pilot-member table:name="0,00316901" table:display="true" table:show-details="true"/>
                <table:data-pilot-member table:name="0,00318469" table:display="true" table:show-details="true"/>
                <table:data-pilot-member table:name="0,00318577" table:display="true" table:show-details="true"/>
                <table:data-pilot-member table:name="0,00318638" table:display="true" table:show-details="true"/>
                <table:data-pilot-member table:name="0,00319609" table:display="true" table:show-details="true"/>
                <table:data-pilot-member table:name="0,00319819" table:display="true" table:show-details="true"/>
                <table:data-pilot-member table:name="0,00319983" table:display="true" table:show-details="true"/>
                <table:data-pilot-member table:name="0,00320142" table:display="true" table:show-details="true"/>
                <table:data-pilot-member table:name="0,0032016" table:display="true" table:show-details="true"/>
                <table:data-pilot-member table:name="0,00320289" table:display="true" table:show-details="true"/>
                <table:data-pilot-member table:name="0,0032046" table:display="true" table:show-details="true"/>
                <table:data-pilot-member table:name="0,00320831" table:display="true" table:show-details="true"/>
                <table:data-pilot-member table:name="0,00321153" table:display="true" table:show-details="true"/>
                <table:data-pilot-member table:name="0,00321351" table:display="true" table:show-details="true"/>
                <table:data-pilot-member table:name="0,00321561" table:display="true" table:show-details="true"/>
                <table:data-pilot-member table:name="0,00321691" table:display="true" table:show-details="true"/>
                <table:data-pilot-member table:name="0,00321908" table:display="true" table:show-details="true"/>
                <table:data-pilot-member table:name="0,00321947" table:display="true" table:show-details="true"/>
                <table:data-pilot-member table:name="0,0032198" table:display="true" table:show-details="true"/>
                <table:data-pilot-member table:name="0,00322191" table:display="true" table:show-details="true"/>
                <table:data-pilot-member table:name="0,003222" table:display="true" table:show-details="true"/>
                <table:data-pilot-member table:name="0,00322459" table:display="true" table:show-details="true"/>
                <table:data-pilot-member table:name="0,00322818" table:display="true" table:show-details="true"/>
                <table:data-pilot-member table:name="0,00322823" table:display="true" table:show-details="true"/>
                <table:data-pilot-member table:name="0,00323134" table:display="true" table:show-details="true"/>
                <table:data-pilot-member table:name="0,00323437" table:display="true" table:show-details="true"/>
                <table:data-pilot-member table:name="0,00323755" table:display="true" table:show-details="true"/>
                <table:data-pilot-member table:name="0,00323989" table:display="true" table:show-details="true"/>
                <table:data-pilot-member table:name="0,00324242" table:display="true" table:show-details="true"/>
                <table:data-pilot-member table:name="0,00324696" table:display="true" table:show-details="true"/>
                <table:data-pilot-member table:name="0,0032482" table:display="true" table:show-details="true"/>
                <table:data-pilot-member table:name="0,00325093" table:display="true" table:show-details="true"/>
                <table:data-pilot-member table:name="0,00325273" table:display="true" table:show-details="true"/>
                <table:data-pilot-member table:name="0,00325404" table:display="true" table:show-details="true"/>
                <table:data-pilot-member table:name="0,00326125" table:display="true" table:show-details="true"/>
                <table:data-pilot-member table:name="0,0032617" table:display="true" table:show-details="true"/>
                <table:data-pilot-member table:name="0,00326705" table:display="true" table:show-details="true"/>
                <table:data-pilot-member table:name="0,0032679" table:display="true" table:show-details="true"/>
                <table:data-pilot-member table:name="0,00327318" table:display="true" table:show-details="true"/>
                <table:data-pilot-member table:name="0,00327425" table:display="true" table:show-details="true"/>
                <table:data-pilot-member table:name="0,00327702" table:display="true" table:show-details="true"/>
                <table:data-pilot-member table:name="0,00327718" table:display="true" table:show-details="true"/>
                <table:data-pilot-member table:name="0,00328532" table:display="true" table:show-details="true"/>
                <table:data-pilot-member table:name="0,00329014" table:display="true" table:show-details="true"/>
                <table:data-pilot-member table:name="0,00329037" table:display="true" table:show-details="true"/>
                <table:data-pilot-member table:name="0,00329146" table:display="true" table:show-details="true"/>
                <table:data-pilot-member table:name="0,00329629" table:display="true" table:show-details="true"/>
                <table:data-pilot-member table:name="0,00329695" table:display="true" table:show-details="true"/>
                <table:data-pilot-member table:name="0,00329819" table:display="true" table:show-details="true"/>
                <table:data-pilot-member table:name="0,00330347" table:display="true" table:show-details="true"/>
                <table:data-pilot-member table:name="0,00331218" table:display="true" table:show-details="true"/>
                <table:data-pilot-member table:name="0,00331594" table:display="true" table:show-details="true"/>
                <table:data-pilot-member table:name="0,00332608" table:display="true" table:show-details="true"/>
                <table:data-pilot-member table:name="0,00332623" table:display="true" table:show-details="true"/>
                <table:data-pilot-member table:name="0,00334954" table:display="true" table:show-details="true"/>
                <table:data-pilot-member table:name="0,00336118" table:display="true" table:show-details="true"/>
                <table:data-pilot-member table:name="0,00336201" table:display="true" table:show-details="true"/>
                <table:data-pilot-member table:name="0,00337517" table:display="true" table:show-details="true"/>
                <table:data-pilot-member table:name="0,00337698" table:display="true" table:show-details="true"/>
                <table:data-pilot-member table:name="0,0033856" table:display="true" table:show-details="true"/>
                <table:data-pilot-member table:name="0,00339894" table:display="true" table:show-details="true"/>
                <table:data-pilot-member table:name="0,003409" table:display="true" table:show-details="true"/>
                <table:data-pilot-member table:name="0,00341037" table:display="true" table:show-details="true"/>
                <table:data-pilot-member table:name="0,0034188" table:display="true" table:show-details="true"/>
                <table:data-pilot-member table:name="0,00343166" table:display="true" table:show-details="true"/>
                <table:data-pilot-member table:name="0,00343422" table:display="true" table:show-details="true"/>
                <table:data-pilot-member table:name="0,0034401" table:display="true" table:show-details="true"/>
                <table:data-pilot-member table:name="0,00344182" table:display="true" table:show-details="true"/>
                <table:data-pilot-member table:name="0,00344466" table:display="true" table:show-details="true"/>
                <table:data-pilot-member table:name="0,00346306" table:display="true" table:show-details="true"/>
                <table:data-pilot-member table:name="0,00346873" table:display="true" table:show-details="true"/>
                <table:data-pilot-member table:name="0,00347772" table:display="true" table:show-details="true"/>
                <table:data-pilot-member table:name="0,0034866" table:display="true" table:show-details="true"/>
                <table:data-pilot-member table:name="0,00348881" table:display="true" table:show-details="true"/>
                <table:data-pilot-member table:name="0,00349016" table:display="true" table:show-details="true"/>
                <table:data-pilot-member table:name="0,00349954" table:display="true" table:show-details="true"/>
                <table:data-pilot-member table:name="0,0035052" table:display="true" table:show-details="true"/>
                <table:data-pilot-member table:name="0,00350957" table:display="true" table:show-details="true"/>
                <table:data-pilot-member table:name="0,00351717" table:display="true" table:show-details="true"/>
                <table:data-pilot-member table:name="0,00352108" table:display="true" table:show-details="true"/>
                <table:data-pilot-member table:name="0,00352393" table:display="true" table:show-details="true"/>
                <table:data-pilot-member table:name="0,00352805" table:display="true" table:show-details="true"/>
                <table:data-pilot-member table:name="0,00354309" table:display="true" table:show-details="true"/>
                <table:data-pilot-member table:name="0,00354854" table:display="true" table:show-details="true"/>
                <table:data-pilot-member table:name="0,00356257" table:display="true" table:show-details="true"/>
                <table:data-pilot-member table:name="0,0035703" table:display="true" table:show-details="true"/>
                <table:data-pilot-member table:name="0,0035807" table:display="true" table:show-details="true"/>
                <table:data-pilot-member table:name="0,00359181" table:display="true" table:show-details="true"/>
                <table:data-pilot-member table:name="0,00359542" table:display="true" table:show-details="true"/>
                <table:data-pilot-member table:name="0,00361431" table:display="true" table:show-details="true"/>
                <table:data-pilot-member table:name="0,00361762" table:display="true" table:show-details="true"/>
                <table:data-pilot-member table:name="0,00361909" table:display="true" table:show-details="true"/>
                <table:data-pilot-member table:name="0,00362704" table:display="true" table:show-details="true"/>
                <table:data-pilot-member table:name="0,00364684" table:display="true" table:show-details="true"/>
                <table:data-pilot-member table:name="0,00365011" table:display="true" table:show-details="true"/>
                <table:data-pilot-member table:name="0,00367082" table:display="true" table:show-details="true"/>
                <table:data-pilot-member table:name="0,00367228" table:display="true" table:show-details="true"/>
                <table:data-pilot-member table:name="0,00368298" table:display="true" table:show-details="true"/>
                <table:data-pilot-member table:name="0,00368399" table:display="true" table:show-details="true"/>
                <table:data-pilot-member table:name="0,00368656" table:display="true" table:show-details="true"/>
                <table:data-pilot-member table:name="0,00370039" table:display="true" table:show-details="true"/>
                <table:data-pilot-member table:name="0,00370829" table:display="true" table:show-details="true"/>
                <table:data-pilot-member table:name="0,00373245" table:display="true" table:show-details="true"/>
                <table:data-pilot-member table:name="0,00373754" table:display="true" table:show-details="true"/>
                <table:data-pilot-member table:name="0,00373978" table:display="true" table:show-details="true"/>
                <table:data-pilot-member table:name="0,00374291" table:display="true" table:show-details="true"/>
                <table:data-pilot-member table:name="0,00374557" table:display="true" table:show-details="true"/>
                <table:data-pilot-member table:name="0,003751" table:display="true" table:show-details="true"/>
                <table:data-pilot-member table:name="0,0037686" table:display="true" table:show-details="true"/>
                <table:data-pilot-member table:name="0,0037733" table:display="true" table:show-details="true"/>
                <table:data-pilot-member table:name="0,00377532" table:display="true" table:show-details="true"/>
                <table:data-pilot-member table:name="0,00378868" table:display="true" table:show-details="true"/>
                <table:data-pilot-member table:name="0,00381772" table:display="true" table:show-details="true"/>
                <table:data-pilot-member table:name="0,00382079" table:display="true" table:show-details="true"/>
                <table:data-pilot-member table:name="0,0038356" table:display="true" table:show-details="true"/>
                <table:data-pilot-member table:name="0,00384426" table:display="true" table:show-details="true"/>
                <table:data-pilot-member table:name="0,00385196" table:display="true" table:show-details="true"/>
                <table:data-pilot-member table:name="0,00386932" table:display="true" table:show-details="true"/>
                <table:data-pilot-member table:name="0,0038749" table:display="true" table:show-details="true"/>
                <table:data-pilot-member table:name="0,00388017" table:display="true" table:show-details="true"/>
                <table:data-pilot-member table:name="0,00388047" table:display="true" table:show-details="true"/>
                <table:data-pilot-member table:name="0,00390464" table:display="true" table:show-details="true"/>
                <table:data-pilot-member table:name="0,00391441" table:display="true" table:show-details="true"/>
                <table:data-pilot-member table:name="0,00392302" table:display="true" table:show-details="true"/>
                <table:data-pilot-member table:name="0,00392392" table:display="true" table:show-details="true"/>
                <table:data-pilot-member table:name="0,00393259" table:display="true" table:show-details="true"/>
                <table:data-pilot-member table:name="0,00394186" table:display="true" table:show-details="true"/>
                <table:data-pilot-member table:name="0,00394784" table:display="true" table:show-details="true"/>
                <table:data-pilot-member table:name="0,0039508" table:display="true" table:show-details="true"/>
                <table:data-pilot-member table:name="0,00395281" table:display="true" table:show-details="true"/>
                <table:data-pilot-member table:name="0,00395876" table:display="true" table:show-details="true"/>
                <table:data-pilot-member table:name="0,00396007" table:display="true" table:show-details="true"/>
                <table:data-pilot-member table:name="0,00398213" table:display="true" table:show-details="true"/>
                <table:data-pilot-member table:name="0,0039859" table:display="true" table:show-details="true"/>
                <table:data-pilot-member table:name="0,00399111" table:display="true" table:show-details="true"/>
                <table:data-pilot-member table:name="0,0040311" table:display="true" table:show-details="true"/>
                <table:data-pilot-member table:name="0,00405176" table:display="true" table:show-details="true"/>
                <table:data-pilot-member table:name="0,00405191" table:display="true" table:show-details="true"/>
                <table:data-pilot-member table:name="0,00405746" table:display="true" table:show-details="true"/>
                <table:data-pilot-member table:name="0,00406565" table:display="true" table:show-details="true"/>
                <table:data-pilot-member table:name="0,00407239" table:display="true" table:show-details="true"/>
                <table:data-pilot-member table:name="0,00408898" table:display="true" table:show-details="true"/>
                <table:data-pilot-member table:name="0,00408923" table:display="true" table:show-details="true"/>
                <table:data-pilot-member table:name="0,00410979" table:display="true" table:show-details="true"/>
                <table:data-pilot-member table:name="0,00412324" table:display="true" table:show-details="true"/>
                <table:data-pilot-member table:name="0,00413418" table:display="true" table:show-details="true"/>
                <table:data-pilot-member table:name="0,00416741" table:display="true" table:show-details="true"/>
                <table:data-pilot-member table:name="0,00419056" table:display="true" table:show-details="true"/>
                <table:data-pilot-member table:name="0,00419406" table:display="true" table:show-details="true"/>
                <table:data-pilot-member table:name="0,00420222" table:display="true" table:show-details="true"/>
                <table:data-pilot-member table:name="0,00420615" table:display="true" table:show-details="true"/>
                <table:data-pilot-member table:name="0,00421931" table:display="true" table:show-details="true"/>
                <table:data-pilot-member table:name="0,00422641" table:display="true" table:show-details="true"/>
                <table:data-pilot-member table:name="0,00425897" table:display="true" table:show-details="true"/>
                <table:data-pilot-member table:name="0,00426651" table:display="true" table:show-details="true"/>
                <table:data-pilot-member table:name="0,00429391" table:display="true" table:show-details="true"/>
                <table:data-pilot-member table:name="0,0042997" table:display="true" table:show-details="true"/>
                <table:data-pilot-member table:name="0,00431481" table:display="true" table:show-details="true"/>
                <table:data-pilot-member table:name="0,00433054" table:display="true" table:show-details="true"/>
                <table:data-pilot-member table:name="0,00435343" table:display="true" table:show-details="true"/>
                <table:data-pilot-member table:name="0,00435477" table:display="true" table:show-details="true"/>
                <table:data-pilot-member table:name="0,00435505" table:display="true" table:show-details="true"/>
                <table:data-pilot-member table:name="0,00435811" table:display="true" table:show-details="true"/>
                <table:data-pilot-member table:name="0,00436186" table:display="true" table:show-details="true"/>
                <table:data-pilot-member table:name="0,0043637" table:display="true" table:show-details="true"/>
                <table:data-pilot-member table:name="0,00443815" table:display="true" table:show-details="true"/>
                <table:data-pilot-member table:name="0,0044483" table:display="true" table:show-details="true"/>
                <table:data-pilot-member table:name="0,004461" table:display="true" table:show-details="true"/>
                <table:data-pilot-member table:name="0,00446697" table:display="true" table:show-details="true"/>
                <table:data-pilot-member table:name="0,00453777" table:display="true" table:show-details="true"/>
                <table:data-pilot-member table:name="0,00455161" table:display="true" table:show-details="true"/>
                <table:data-pilot-member table:name="0,00455368" table:display="true" table:show-details="true"/>
                <table:data-pilot-member table:name="0,00458489" table:display="true" table:show-details="true"/>
                <table:data-pilot-member table:name="0,00461899" table:display="true" table:show-details="true"/>
                <table:data-pilot-member table:name="0,00461956" table:display="true" table:show-details="true"/>
                <table:data-pilot-member table:name="0,00462343" table:display="true" table:show-details="true"/>
                <table:data-pilot-member table:name="0,00465261" table:display="true" table:show-details="true"/>
                <table:data-pilot-member table:name="0,00466089" table:display="true" table:show-details="true"/>
                <table:data-pilot-member table:name="0,00468417" table:display="true" table:show-details="true"/>
                <table:data-pilot-member table:name="0,00470592" table:display="true" table:show-details="true"/>
                <table:data-pilot-member table:name="0,00471355" table:display="true" table:show-details="true"/>
                <table:data-pilot-member table:name="0,00471967" table:display="true" table:show-details="true"/>
                <table:data-pilot-member table:name="0,00473344" table:display="true" table:show-details="true"/>
                <table:data-pilot-member table:name="0,004815" table:display="true" table:show-details="true"/>
                <table:data-pilot-member table:name="0,0048174" table:display="true" table:show-details="true"/>
                <table:data-pilot-member table:name="0,00489354" table:display="true" table:show-details="true"/>
                <table:data-pilot-member table:name="0,00490669" table:display="true" table:show-details="true"/>
                <table:data-pilot-member table:name="0,00497458" table:display="true" table:show-details="true"/>
                <table:data-pilot-member table:name="0,00497756" table:display="true" table:show-details="true"/>
                <table:data-pilot-member table:name="0,00498007" table:display="true" table:show-details="true"/>
                <table:data-pilot-member table:name="0,0049914" table:display="true" table:show-details="true"/>
                <table:data-pilot-member table:name="0,00499769" table:display="true" table:show-details="true"/>
                <table:data-pilot-member table:name="0,00507649" table:display="true" table:show-details="true"/>
                <table:data-pilot-member table:name="0,00511593" table:display="true" table:show-details="true"/>
                <table:data-pilot-member table:name="0,00517677" table:display="true" table:show-details="true"/>
                <table:data-pilot-member table:name="0,00540581" table:display="true" table:show-details="true"/>
                <table:data-pilot-member table:name="0,00543276" table:display="true" table:show-details="true"/>
                <table:data-pilot-member table:name="0,00565758" table:display="true" table:show-details="true"/>
                <table:data-pilot-member table:name="0,00571622" table:display="true" table:show-details="true"/>
                <table:data-pilot-member table:name="0,0057224" table:display="true" table:show-details="true"/>
                <table:data-pilot-member table:name="0,00578471" table:display="true" table:show-details="true"/>
                <table:data-pilot-member table:name="0,0061595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3T17:49:47.085338487</dc:date>
    <meta:editing-duration>PT29S</meta:editing-duration>
    <meta:editing-cycles>1</meta:editing-cycles>
    <meta:document-statistic meta:table-count="2" meta:cell-count="12075" meta:object-count="1"/>
    <meta:generator>LibreOffice/24.2.3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1.46cm" svg:y="2.29cm" style:legend-expansion="high" chart:style-name="ch2"/>
        <chart:plot-area chart:style-name="ch3" table:cell-range-address="PivotChart" chart:data-source-has-labels="column" svg:x="0.32cm" svg:y="0.18cm" svg:width="10.82cm" svg:height="7.74cm">
          <chart:coordinate-region svg:x="1.651cm" svg:y="0.383cm" svg:width="8.99cm" svg:height="6.884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T@data 0" chart:label-cell-address="PT@label 0" chart:class="chart:line">
            <chart:data-point chart:repeated="8"/>
          </chart:series>
          <chart:series chart:style-name="ch7" chart:values-cell-range-address="PT@data 1" chart:label-cell-address="PT@label 1" chart:class="chart:line">
            <chart:data-point chart:repeated="8"/>
          </chart:series>
          <chart:series chart:style-name="ch8" chart:values-cell-range-address="PT@data 2" chart:label-cell-address="PT@label 2" chart:class="chart:line">
            <chart:data-point chart:repeated="8"/>
          </chart:series>
          <chart:series chart:style-name="ch9" chart:values-cell-range-address="PT@data 3" chart:label-cell-address="PT@label 3" chart:class="chart:line">
            <chart:data-point chart:repeated="8"/>
          </chart:series>
          <chart:series chart:style-name="ch10" chart:values-cell-range-address="PT@data 4" chart:label-cell-address="PT@label 4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</text:p>
                <draw:g>
                  <svg:desc>PT@label 0</svg:desc>
                </draw:g>
              </table:table-cell>
              <table:table-cell office:value-type="string">
                <text:p>double hashing</text:p>
                <draw:g>
                  <svg:desc>PT@label 1</svg:desc>
                </draw:g>
              </table:table-cell>
              <table:table-cell office:value-type="string">
                <text:p>lineal probing</text:p>
                <draw:g>
                  <svg:desc>PT@label 2</svg:desc>
                </draw:g>
              </table:table-cell>
              <table:table-cell office:value-type="string">
                <text:p>quadratic probing</text:p>
                <draw:g>
                  <svg:desc>PT@label 3</svg:desc>
                </draw:g>
              </table:table-cell>
              <table:table-cell office:value-type="string">
                <text:p>STL unordered map</text:p>
                <draw:g>
                  <svg:desc>PT@label 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0.00013834208">
                <text:p>0.00013834208</text:p>
                <draw:g>
                  <svg:desc>PT@data 0</svg:desc>
                </draw:g>
              </table:table-cell>
              <table:table-cell office:value-type="float" office:value="0.00012822213">
                <text:p>0.00012822213</text:p>
                <draw:g>
                  <svg:desc>PT@data 1</svg:desc>
                </draw:g>
              </table:table-cell>
              <table:table-cell office:value-type="float" office:value="0.00013701097">
                <text:p>0.00013701097</text:p>
                <draw:g>
                  <svg:desc>PT@data 2</svg:desc>
                </draw:g>
              </table:table-cell>
              <table:table-cell office:value-type="float" office:value="0.00012680595">
                <text:p>0.00012680595</text:p>
                <draw:g>
                  <svg:desc>PT@data 3</svg:desc>
                </draw:g>
              </table:table-cell>
              <table:table-cell office:value-type="float" office:value="0.00012544977">
                <text:p>0.00012544977</text:p>
                <draw:g>
                  <svg:desc>PT@data 4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00024690652">
                <text:p>0.00024690652</text:p>
              </table:table-cell>
              <table:table-cell office:value-type="float" office:value="0.00030264353">
                <text:p>0.00030264353</text:p>
              </table:table-cell>
              <table:table-cell office:value-type="float" office:value="0.00031949527">
                <text:p>0.00031949527</text:p>
              </table:table-cell>
              <table:table-cell office:value-type="float" office:value="0.00031270658">
                <text:p>0.00031270658</text:p>
              </table:table-cell>
              <table:table-cell office:value-type="float" office:value="0.00037384541">
                <text:p>0.00037384541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00041336211">
                <text:p>0.00041336211</text:p>
              </table:table-cell>
              <table:table-cell office:value-type="float" office:value="0.00060089465">
                <text:p>0.00060089465</text:p>
              </table:table-cell>
              <table:table-cell office:value-type="float" office:value="0.00063067639">
                <text:p>0.00063067639</text:p>
              </table:table-cell>
              <table:table-cell office:value-type="float" office:value="0.0005981137">
                <text:p>0.0005981137</text:p>
              </table:table-cell>
              <table:table-cell office:value-type="float" office:value="0.00068749548">
                <text:p>0.00068749548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00073173167">
                <text:p>0.00073173167</text:p>
              </table:table-cell>
              <table:table-cell office:value-type="float" office:value="0.0012706887">
                <text:p>0.0012706887</text:p>
              </table:table-cell>
              <table:table-cell office:value-type="float" office:value="0.0012837573">
                <text:p>0.0012837573</text:p>
              </table:table-cell>
              <table:table-cell office:value-type="float" office:value="0.0012824238">
                <text:p>0.0012824238</text:p>
              </table:table-cell>
              <table:table-cell office:value-type="float" office:value="0.0014753032">
                <text:p>0.0014753032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0.00082339585">
                <text:p>0.00082339585</text:p>
              </table:table-cell>
              <table:table-cell office:value-type="float" office:value="0.0016092461">
                <text:p>0.0016092461</text:p>
              </table:table-cell>
              <table:table-cell office:value-type="float" office:value="0.0015720361">
                <text:p>0.0015720361</text:p>
              </table:table-cell>
              <table:table-cell office:value-type="float" office:value="0.0016167748">
                <text:p>0.0016167748</text:p>
              </table:table-cell>
              <table:table-cell office:value-type="float" office:value="0.0019434283">
                <text:p>0.0019434283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00089556052">
                <text:p>0.00089556052</text:p>
              </table:table-cell>
              <table:table-cell office:value-type="float" office:value="0.0019469573">
                <text:p>0.0019469573</text:p>
              </table:table-cell>
              <table:table-cell office:value-type="float" office:value="0.0019316268">
                <text:p>0.0019316268</text:p>
              </table:table-cell>
              <table:table-cell office:value-type="float" office:value="0.0019334701">
                <text:p>0.0019334701</text:p>
              </table:table-cell>
              <table:table-cell office:value-type="float" office:value="0.0021991383">
                <text:p>0.0021991383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0.00109230667">
                <text:p>0.00109230667</text:p>
              </table:table-cell>
              <table:table-cell office:value-type="float" office:value="0.0025566202">
                <text:p>0.0025566202</text:p>
              </table:table-cell>
              <table:table-cell office:value-type="float" office:value="0.0025819091">
                <text:p>0.0025819091</text:p>
              </table:table-cell>
              <table:table-cell office:value-type="float" office:value="0.0024548144">
                <text:p>0.0024548144</text:p>
              </table:table-cell>
              <table:table-cell office:value-type="float" office:value="0.0026460533">
                <text:p>0.0026460533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0.00135434468">
                <text:p>0.00135434468</text:p>
              </table:table-cell>
              <table:table-cell office:value-type="float" office:value="0.0028707476">
                <text:p>0.0028707476</text:p>
              </table:table-cell>
              <table:table-cell office:value-type="float" office:value="0.003004139">
                <text:p>0.003004139</text:p>
              </table:table-cell>
              <table:table-cell office:value-type="float" office:value="0.0031911297">
                <text:p>0.0031911297</text:p>
              </table:table-cell>
              <table:table-cell office:value-type="float" office:value="0.0032016296">
                <text:p>0.0032016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